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" style:parent-style-name="Standard" style:family="paragraph">
      <style:paragraph-properties fo:margin-bottom="0in" style:line-height-at-least="0.1979in" fo:background-color="#FFFFFF"/>
    </style:style>
    <style:style style:name="T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4" style:parent-style-name="Standard" style:family="paragraph">
      <style:paragraph-properties fo:margin-bottom="0in" style:line-height-at-least="0.1979in" fo:background-color="#FFFFFF"/>
    </style:style>
    <style:style style:name="T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" style:parent-style-name="Standard" style:family="paragraph">
      <style:paragraph-properties fo:margin-bottom="0in" style:line-height-at-least="0.1979in" fo:background-color="#FFFFFF"/>
    </style:style>
    <style:style style:name="T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" style:parent-style-name="Standard" style:family="paragraph">
      <style:paragraph-properties fo:margin-bottom="0in" style:line-height-at-least="0.1979in" fo:background-color="#FFFFFF"/>
    </style:style>
    <style:style style:name="T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3" style:parent-style-name="Standard" style:family="paragraph">
      <style:paragraph-properties fo:margin-bottom="0in" style:line-height-at-least="0.1979in" fo:background-color="#FFFFFF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" style:parent-style-name="Standard" style:family="paragraph">
      <style:paragraph-properties fo:margin-bottom="0in" style:line-height-at-least="0.1979in" fo:background-color="#FFFFFF"/>
    </style:style>
    <style:style style:name="T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" style:parent-style-name="Standard" style:family="paragraph">
      <style:paragraph-properties fo:margin-bottom="0in" style:line-height-at-least="0.1979in" fo:background-color="#FFFFFF"/>
    </style:style>
    <style:style style:name="T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4" style:parent-style-name="Standard" style:family="paragraph">
      <style:paragraph-properties fo:margin-bottom="0in" style:line-height-at-least="0.1979in" fo:background-color="#FFFFFF"/>
    </style:style>
    <style:style style:name="T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7" style:parent-style-name="Standard" style:family="paragraph">
      <style:paragraph-properties fo:margin-bottom="0in" style:line-height-at-least="0.1979in" fo:background-color="#FFFFFF"/>
    </style:style>
    <style:style style:name="T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0" style:parent-style-name="Standard" style:family="paragraph">
      <style:paragraph-properties fo:margin-bottom="0in" style:line-height-at-least="0.1979in" fo:background-color="#FFFFFF"/>
    </style:style>
    <style:style style:name="T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3" style:parent-style-name="Standard" style:family="paragraph">
      <style:paragraph-properties fo:margin-bottom="0in" style:line-height-at-least="0.1979in" fo:background-color="#FFFFFF"/>
    </style:style>
    <style:style style:name="T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" style:parent-style-name="Standard" style:family="paragraph">
      <style:paragraph-properties fo:margin-bottom="0in" style:line-height-at-least="0.1979in" fo:background-color="#FFFFFF"/>
    </style:style>
    <style:style style:name="T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78" style:parent-style-name="Standard" style:family="paragraph">
      <style:paragraph-properties fo:margin-bottom="0in" style:line-height-at-least="0.1979in" fo:background-color="#FFFFFF"/>
    </style:style>
    <style:style style:name="T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6" style:parent-style-name="Standard" style:family="paragraph">
      <style:paragraph-properties fo:margin-bottom="0in" style:line-height-at-least="0.1979in" fo:background-color="#FFFFFF"/>
    </style:style>
    <style:style style:name="T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4" style:parent-style-name="Standard" style:family="paragraph">
      <style:paragraph-properties fo:margin-bottom="0in" style:line-height-at-least="0.1979in" fo:background-color="#FFFFFF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9" style:parent-style-name="Standard" style:family="paragraph">
      <style:paragraph-properties fo:margin-bottom="0in" style:line-height-at-least="0.1979in" fo:background-color="#FFFFFF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3" style:parent-style-name="Standard" style:family="paragraph">
      <style:paragraph-properties fo:margin-bottom="0in" style:line-height-at-least="0.1979in" fo:background-color="#FFFFFF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9" style:parent-style-name="Standard" style:family="paragraph">
      <style:paragraph-properties fo:margin-bottom="0in" style:line-height-at-least="0.1979in" fo:background-color="#FFFFFF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5" style:parent-style-name="Standard" style:family="paragraph">
      <style:paragraph-properties fo:margin-bottom="0in" style:line-height-at-least="0.1979in" fo:background-color="#FFFFFF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1" style:parent-style-name="Standard" style:family="paragraph">
      <style:paragraph-properties fo:margin-bottom="0in" style:line-height-at-least="0.1979in" fo:background-color="#FFFFFF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8" style:parent-style-name="Standard" style:family="paragraph">
      <style:paragraph-properties fo:margin-bottom="0in" style:line-height-at-least="0.1979in" fo:background-color="#FFFFFF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1" style:parent-style-name="Standard" style:family="paragraph">
      <style:paragraph-properties fo:margin-bottom="0in" style:line-height-at-least="0.1979in" fo:background-color="#FFFFFF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" style:parent-style-name="Standard" style:family="paragraph">
      <style:paragraph-properties fo:margin-bottom="0in" style:line-height-at-least="0.1979in" fo:background-color="#FFFFFF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" style:parent-style-name="Standard" style:family="paragraph">
      <style:paragraph-properties fo:margin-bottom="0in" style:line-height-at-least="0.1979in" fo:background-color="#FFFFFF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7" style:parent-style-name="Standard" style:family="paragraph">
      <style:paragraph-properties fo:margin-bottom="0in" style:line-height-at-least="0.1979in" fo:background-color="#FFFFFF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2" style:parent-style-name="Standard" style:family="paragraph">
      <style:paragraph-properties fo:margin-bottom="0in" style:line-height-at-least="0.1979in" fo:background-color="#FFFFFF"/>
    </style:style>
    <style:style style:name="T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95" style:parent-style-name="Standard" style:family="paragraph">
      <style:paragraph-properties fo:margin-bottom="0in" style:line-height-at-least="0.1979in" fo:background-color="#FFFFFF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98" style:parent-style-name="Standard" style:family="paragraph">
      <style:paragraph-properties fo:margin-bottom="0in" style:line-height-at-least="0.1979in" fo:background-color="#FFFFFF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01" style:parent-style-name="Standard" style:family="paragraph">
      <style:paragraph-properties fo:margin-bottom="0in" style:line-height-at-least="0.1979in" fo:background-color="#FFFFFF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04" style:parent-style-name="Standard" style:family="paragraph">
      <style:paragraph-properties fo:margin-bottom="0in" style:line-height-at-least="0.1979in" fo:background-color="#FFFFFF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07" style:parent-style-name="Standard" style:family="paragraph">
      <style:paragraph-properties fo:margin-bottom="0in" style:line-height-at-least="0.1979in" fo:background-color="#FFFFFF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12" style:parent-style-name="Standard" style:family="paragraph">
      <style:paragraph-properties fo:margin-bottom="0in" style:line-height-at-least="0.1979in" fo:background-color="#FFFFFF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17" style:parent-style-name="Standard" style:family="paragraph">
      <style:paragraph-properties fo:margin-bottom="0in" style:line-height-at-least="0.1979in" fo:background-color="#FFFFFF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2" style:parent-style-name="Standard" style:family="paragraph">
      <style:paragraph-properties fo:margin-bottom="0in" style:line-height-at-least="0.1979in" fo:background-color="#FFFFFF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0" style:parent-style-name="Standard" style:family="paragraph">
      <style:paragraph-properties fo:margin-bottom="0in" style:line-height-at-least="0.1979in" fo:background-color="#FFFFFF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6" style:parent-style-name="Standard" style:family="paragraph">
      <style:paragraph-properties fo:margin-bottom="0in" style:line-height-at-least="0.1979in" fo:background-color="#FFFFFF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9" style:parent-style-name="Standard" style:family="paragraph">
      <style:paragraph-properties fo:margin-bottom="0in" style:line-height-at-least="0.1979in" fo:background-color="#FFFFFF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2" style:parent-style-name="Standard" style:family="paragraph">
      <style:paragraph-properties fo:margin-bottom="0in" style:line-height-at-least="0.1979in" fo:background-color="#FFFFFF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255" style:parent-style-name="Standard" style:family="paragraph">
      <style:paragraph-properties fo:margin-bottom="0in" style:line-height-at-least="0.1979in" fo:background-color="#FFFFFF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3" style:parent-style-name="Standard" style:family="paragraph">
      <style:paragraph-properties fo:margin-bottom="0in" style:line-height-at-least="0.1979in" fo:background-color="#FFFFFF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" style:parent-style-name="Standard" style:family="paragraph">
      <style:paragraph-properties fo:margin-bottom="0in" style:line-height-at-least="0.1979in" fo:background-color="#FFFFFF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86" style:parent-style-name="Standard" style:family="paragraph">
      <style:paragraph-properties fo:margin-bottom="0in" style:line-height-at-least="0.1979in" fo:background-color="#FFFFFF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90" style:parent-style-name="Standard" style:family="paragraph">
      <style:paragraph-properties fo:margin-bottom="0in" style:line-height-at-least="0.1979in" fo:background-color="#FFFFFF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96" style:parent-style-name="Standard" style:family="paragraph">
      <style:paragraph-properties fo:margin-bottom="0in" style:line-height-at-least="0.1979in" fo:background-color="#FFFFFF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2" style:parent-style-name="Standard" style:family="paragraph">
      <style:paragraph-properties fo:margin-bottom="0in" style:line-height-at-least="0.1979in" fo:background-color="#FFFFFF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8" style:parent-style-name="Standard" style:family="paragraph">
      <style:paragraph-properties fo:margin-bottom="0in" style:line-height-at-least="0.1979in" fo:background-color="#FFFFFF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1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15" style:parent-style-name="Standard" style:family="paragraph">
      <style:paragraph-properties fo:margin-bottom="0in" style:line-height-at-least="0.1979in" fo:background-color="#FFFFFF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18" style:parent-style-name="Standard" style:family="paragraph">
      <style:paragraph-properties fo:margin-bottom="0in" style:line-height-at-least="0.1979in" fo:background-color="#FFFFFF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21" style:parent-style-name="Standard" style:family="paragraph">
      <style:paragraph-properties fo:margin-bottom="0in" style:line-height-at-least="0.1979in" fo:background-color="#FFFFFF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26" style:parent-style-name="Standard" style:family="paragraph">
      <style:paragraph-properties fo:margin-bottom="0in" style:line-height-at-least="0.1979in" fo:background-color="#FFFFFF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3" style:parent-style-name="Standard" style:family="paragraph">
      <style:paragraph-properties fo:margin-bottom="0in" style:line-height-at-least="0.1979in" fo:background-color="#FFFFFF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52" style:parent-style-name="Standard" style:family="paragraph">
      <style:paragraph-properties fo:margin-bottom="0in" style:line-height-at-least="0.1979in" fo:background-color="#FFFFFF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55" style:parent-style-name="Standard" style:family="paragraph">
      <style:paragraph-properties fo:margin-bottom="0in" style:line-height-at-least="0.1979in" fo:background-color="#FFFFFF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58" style:parent-style-name="Standard" style:family="paragraph">
      <style:paragraph-properties fo:margin-bottom="0in" style:line-height-at-least="0.1979in" fo:background-color="#FFFFFF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63" style:parent-style-name="Standard" style:family="paragraph">
      <style:paragraph-properties fo:margin-bottom="0in" style:line-height-at-least="0.1979in" fo:background-color="#FFFFFF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68" style:parent-style-name="Standard" style:family="paragraph">
      <style:paragraph-properties fo:margin-bottom="0in" style:line-height-at-least="0.1979in" fo:background-color="#FFFFFF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6" style:parent-style-name="Standard" style:family="paragraph">
      <style:paragraph-properties fo:margin-bottom="0in" style:line-height-at-least="0.1979in" fo:background-color="#FFFFFF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80" style:parent-style-name="Standard" style:family="paragraph">
      <style:paragraph-properties fo:margin-bottom="0in" style:line-height-at-least="0.1979in" fo:background-color="#FFFFFF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83" style:parent-style-name="Standard" style:family="paragraph">
      <style:paragraph-properties fo:margin-bottom="0in" style:line-height-at-least="0.1979in" fo:background-color="#FFFFFF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86" style:parent-style-name="Standard" style:family="paragraph">
      <style:paragraph-properties fo:margin-bottom="0in" style:line-height-at-least="0.1979in" fo:background-color="#FFFFFF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9" style:parent-style-name="Standard" style:family="paragraph">
      <style:paragraph-properties fo:margin-bottom="0in" style:line-height-at-least="0.1979in" fo:background-color="#FFFFFF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2" style:parent-style-name="Standard" style:family="paragraph">
      <style:paragraph-properties fo:margin-bottom="0in" style:line-height-at-least="0.1979in" fo:background-color="#FFFFFF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97" style:parent-style-name="Standard" style:family="paragraph">
      <style:paragraph-properties fo:margin-bottom="0in" style:line-height-at-least="0.1979in" fo:background-color="#FFFFFF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02" style:parent-style-name="Standard" style:family="paragraph">
      <style:paragraph-properties fo:margin-bottom="0in" style:line-height-at-least="0.1979in" fo:background-color="#FFFFFF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07" style:parent-style-name="Standard" style:family="paragraph">
      <style:paragraph-properties fo:margin-bottom="0in" style:line-height-at-least="0.1979in" fo:background-color="#FFFFFF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5" style:parent-style-name="Standard" style:family="paragraph">
      <style:paragraph-properties fo:margin-bottom="0in" style:line-height-at-least="0.1979in" fo:background-color="#FFFFFF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1" style:parent-style-name="Standard" style:family="paragraph">
      <style:paragraph-properties fo:margin-bottom="0in" style:line-height-at-least="0.1979in" fo:background-color="#FFFFFF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34" style:parent-style-name="Standard" style:family="paragraph">
      <style:paragraph-properties fo:margin-bottom="0in" style:line-height-at-least="0.1979in" fo:background-color="#FFFFFF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37" style:parent-style-name="Standard" style:family="paragraph">
      <style:paragraph-properties fo:margin-bottom="0in" style:line-height-at-least="0.1979in" fo:background-color="#FFFFFF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42" style:parent-style-name="Standard" style:family="paragraph">
      <style:paragraph-properties fo:margin-bottom="0in" style:line-height-at-least="0.1979in" fo:background-color="#FFFFFF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47" style:parent-style-name="Standard" style:family="paragraph">
      <style:paragraph-properties fo:margin-bottom="0in" style:line-height-at-least="0.1979in" fo:background-color="#FFFFFF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52" style:parent-style-name="Standard" style:family="paragraph">
      <style:paragraph-properties fo:margin-bottom="0in" style:line-height-at-least="0.1979in" fo:background-color="#FFFFFF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0" style:parent-style-name="Standard" style:family="paragraph">
      <style:paragraph-properties fo:margin-bottom="0in" style:line-height-at-least="0.1979in" fo:background-color="#FFFFFF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6" style:parent-style-name="Standard" style:family="paragraph">
      <style:paragraph-properties fo:margin-bottom="0in" style:line-height-at-least="0.1979in" fo:background-color="#FFFFFF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9" style:parent-style-name="Standard" style:family="paragraph">
      <style:paragraph-properties fo:margin-bottom="0in" style:line-height-at-least="0.1979in" fo:background-color="#FFFFFF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2" style:parent-style-name="Standard" style:family="paragraph">
      <style:paragraph-properties fo:margin-bottom="0in" style:line-height-at-least="0.1979in" fo:background-color="#FFFFFF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485" style:parent-style-name="Standard" style:family="paragraph">
      <style:paragraph-properties fo:margin-bottom="0in" style:line-height-at-least="0.1979in" fo:background-color="#FFFFFF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93" style:parent-style-name="Standard" style:family="paragraph">
      <style:paragraph-properties fo:margin-bottom="0in" style:line-height-at-least="0.1979in" fo:background-color="#FFFFFF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1" style:parent-style-name="Standard" style:family="paragraph">
      <style:paragraph-properties fo:margin-bottom="0in" style:line-height-at-least="0.1979in" fo:background-color="#FFFFFF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16" style:parent-style-name="Standard" style:family="paragraph">
      <style:paragraph-properties fo:margin-bottom="0in" style:line-height-at-least="0.1979in" fo:background-color="#FFFFFF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0" style:parent-style-name="Standard" style:family="paragraph">
      <style:paragraph-properties fo:margin-bottom="0in" style:line-height-at-least="0.1979in" fo:background-color="#FFFFFF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6" style:parent-style-name="Standard" style:family="paragraph">
      <style:paragraph-properties fo:margin-bottom="0in" style:line-height-at-least="0.1979in" fo:background-color="#FFFFFF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2" style:parent-style-name="Standard" style:family="paragraph">
      <style:paragraph-properties fo:margin-bottom="0in" style:line-height-at-least="0.1979in" fo:background-color="#FFFFFF"/>
    </style:style>
    <style:style style:name="T5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8" style:parent-style-name="Standard" style:family="paragraph">
      <style:paragraph-properties fo:margin-bottom="0in" style:line-height-at-least="0.1979in" fo:background-color="#FFFFFF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5" style:parent-style-name="Standard" style:family="paragraph">
      <style:paragraph-properties fo:margin-bottom="0in" style:line-height-at-least="0.1979in" fo:background-color="#FFFFFF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48" style:parent-style-name="Standard" style:family="paragraph">
      <style:paragraph-properties fo:margin-bottom="0in" style:line-height-at-least="0.1979in" fo:background-color="#FFFFFF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2" style:parent-style-name="Standard" style:family="paragraph">
      <style:paragraph-properties fo:margin-bottom="0in" style:line-height-at-least="0.1979in" fo:background-color="#FFFFFF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8" style:parent-style-name="Standard" style:family="paragraph">
      <style:paragraph-properties fo:margin-bottom="0in" style:line-height-at-least="0.1979in" fo:background-color="#FFFFFF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1" style:parent-style-name="Standard" style:family="paragraph">
      <style:paragraph-properties fo:margin-bottom="0in" style:line-height-at-least="0.1979in" fo:background-color="#FFFFFF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4" style:parent-style-name="Standard" style:family="paragraph">
      <style:paragraph-properties fo:margin-bottom="0in" style:line-height-at-least="0.1979in" fo:background-color="#FFFFFF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89" style:parent-style-name="Standard" style:family="paragraph">
      <style:paragraph-properties fo:margin-bottom="0in" style:line-height-at-least="0.1979in" fo:background-color="#FFFFFF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94" style:parent-style-name="Standard" style:family="paragraph">
      <style:paragraph-properties fo:margin-bottom="0in" style:line-height-at-least="0.1979in" fo:background-color="#FFFFFF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2" style:parent-style-name="Standard" style:family="paragraph">
      <style:paragraph-properties fo:margin-bottom="0in" style:line-height-at-least="0.1979in" fo:background-color="#FFFFFF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0" style:parent-style-name="Standard" style:family="paragraph">
      <style:paragraph-properties fo:margin-bottom="0in" style:line-height-at-least="0.1979in" fo:background-color="#FFFFFF"/>
    </style:style>
    <style:style style:name="T6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1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14" style:parent-style-name="Standard" style:family="paragraph">
      <style:paragraph-properties fo:margin-bottom="0in" style:line-height-at-least="0.1979in" fo:background-color="#FFFFFF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17" style:parent-style-name="Standard" style:family="paragraph">
      <style:paragraph-properties fo:margin-bottom="0in" style:line-height-at-least="0.1979in" fo:background-color="#FFFFFF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20" style:parent-style-name="Standard" style:family="paragraph">
      <style:paragraph-properties fo:margin-bottom="0in" style:line-height-at-least="0.1979in" fo:background-color="#FFFFFF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23" style:parent-style-name="Standard" style:family="paragraph">
      <style:paragraph-properties fo:margin-bottom="0in" style:line-height-at-least="0.1979in" fo:background-color="#FFFFFF"/>
    </style:style>
    <style:style style:name="T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26" style:parent-style-name="Standard" style:family="paragraph">
      <style:paragraph-properties fo:margin-bottom="0in" style:line-height-at-least="0.1979in" fo:background-color="#FFFFFF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631" style:parent-style-name="Standard" style:family="paragraph">
      <style:paragraph-properties fo:margin-bottom="0in" style:line-height-at-least="0.1979in" fo:background-color="#FFFFFF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636" style:parent-style-name="Standard" style:family="paragraph">
      <style:paragraph-properties fo:margin-bottom="0in" style:line-height-at-least="0.1979in" fo:background-color="#FFFFFF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41" style:parent-style-name="Standard" style:family="paragraph">
      <style:paragraph-properties fo:margin-bottom="0in" style:line-height-at-least="0.1979in" fo:background-color="#FFFFFF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9" style:parent-style-name="Standard" style:family="paragraph">
      <style:paragraph-properties fo:margin-bottom="0in" style:line-height-at-least="0.1979in" fo:background-color="#FFFFFF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65" style:parent-style-name="Standard" style:family="paragraph">
      <style:paragraph-properties fo:margin-bottom="0in" style:line-height-at-least="0.1979in" fo:background-color="#FFFFFF"/>
    </style:style>
    <style:style style:name="T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68" style:parent-style-name="Standard" style:family="paragraph">
      <style:paragraph-properties fo:margin-bottom="0in" style:line-height-at-least="0.1979in" fo:background-color="#FFFFFF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71" style:parent-style-name="Standard" style:family="paragraph">
      <style:paragraph-properties fo:margin-bottom="0in" style:line-height-at-least="0.1979in" fo:background-color="#FFFFFF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76" style:parent-style-name="Standard" style:family="paragraph">
      <style:paragraph-properties fo:margin-bottom="0in" style:line-height-at-least="0.1979in" fo:background-color="#FFFFFF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81" style:parent-style-name="Standard" style:family="paragraph">
      <style:paragraph-properties fo:margin-bottom="0in" style:line-height-at-least="0.1979in" fo:background-color="#FFFFFF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686" style:parent-style-name="Standard" style:family="paragraph">
      <style:paragraph-properties fo:margin-bottom="0in" style:line-height-at-least="0.1979in" fo:background-color="#FFFFFF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94" style:parent-style-name="Standard" style:family="paragraph">
      <style:paragraph-properties fo:margin-bottom="0in" style:line-height-at-least="0.1979in" fo:background-color="#FFFFFF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10" style:parent-style-name="Standard" style:family="paragraph">
      <style:paragraph-properties fo:margin-bottom="0in" style:line-height-at-least="0.1979in" fo:background-color="#FFFFFF"/>
    </style:style>
    <style:style style:name="T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13" style:parent-style-name="Standard" style:family="paragraph">
      <style:paragraph-properties fo:margin-bottom="0in" style:line-height-at-least="0.1979in" fo:background-color="#FFFFFF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16" style:parent-style-name="Standard" style:family="paragraph">
      <style:paragraph-properties fo:margin-bottom="0in" style:line-height-at-least="0.1979in" fo:background-color="#FFFFFF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21" style:parent-style-name="Standard" style:family="paragraph">
      <style:paragraph-properties fo:margin-bottom="0in" style:line-height-at-least="0.1979in" fo:background-color="#FFFFFF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26" style:parent-style-name="Standard" style:family="paragraph">
      <style:paragraph-properties fo:margin-bottom="0in" style:line-height-at-least="0.1979in" fo:background-color="#FFFFFF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731" style:parent-style-name="Standard" style:family="paragraph">
      <style:paragraph-properties fo:margin-bottom="0in" style:line-height-at-least="0.1979in" fo:background-color="#FFFFFF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39" style:parent-style-name="Standard" style:family="paragraph">
      <style:paragraph-properties fo:margin-bottom="0in" style:line-height-at-least="0.1979in" fo:background-color="#FFFFFF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55" style:parent-style-name="Standard" style:family="paragraph">
      <style:paragraph-properties fo:margin-bottom="0in" style:line-height-at-least="0.1979in" fo:background-color="#FFFFFF"/>
    </style:style>
    <style:style style:name="T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8" style:parent-style-name="Standard" style:family="paragraph">
      <style:paragraph-properties fo:margin-bottom="0in" style:line-height-at-least="0.1979in" fo:background-color="#FFFFFF"/>
    </style:style>
    <style:style style:name="T7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1" style:parent-style-name="Standard" style:family="paragraph">
      <style:paragraph-properties fo:margin-bottom="0in" style:line-height-at-least="0.1979in" fo:background-color="#FFFFFF"/>
    </style:style>
    <style:style style:name="T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3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764" style:parent-style-name="Standard" style:family="paragraph">
      <style:paragraph-properties fo:margin-bottom="0in" style:line-height-at-least="0.1979in" fo:background-color="#FFFFFF"/>
    </style:style>
    <style:style style:name="T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72" style:parent-style-name="Standard" style:family="paragraph">
      <style:paragraph-properties fo:margin-bottom="0in" style:line-height-at-least="0.1979in" fo:background-color="#FFFFFF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0" style:parent-style-name="Standard" style:family="paragraph">
      <style:paragraph-properties fo:margin-bottom="0in" style:line-height-at-least="0.1979in" fo:background-color="#FFFFFF"/>
    </style:style>
    <style:style style:name="T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95" style:parent-style-name="Standard" style:family="paragraph">
      <style:paragraph-properties fo:margin-bottom="0in" style:line-height-at-least="0.1979in" fo:background-color="#FFFFFF"/>
    </style:style>
    <style:style style:name="T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99" style:parent-style-name="Standard" style:family="paragraph">
      <style:paragraph-properties fo:margin-bottom="0in" style:line-height-at-least="0.1979in" fo:background-color="#FFFFFF"/>
    </style:style>
    <style:style style:name="T8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05" style:parent-style-name="Standard" style:family="paragraph">
      <style:paragraph-properties fo:margin-bottom="0in" style:line-height-at-least="0.1979in" fo:background-color="#FFFFFF"/>
    </style:style>
    <style:style style:name="T8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8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11" style:parent-style-name="Standard" style:family="paragraph">
      <style:paragraph-properties fo:margin-bottom="0in" style:line-height-at-least="0.1979in" fo:background-color="#FFFFFF"/>
    </style:style>
    <style:style style:name="T8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8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17" style:parent-style-name="Standard" style:family="paragraph">
      <style:paragraph-properties fo:margin-bottom="0in" style:line-height-at-least="0.1979in" fo:background-color="#FFFFFF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8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4" style:parent-style-name="Standard" style:family="paragraph">
      <style:paragraph-properties fo:margin-bottom="0in" style:line-height-at-least="0.1979in" fo:background-color="#FFFFFF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27" style:parent-style-name="Standard" style:family="paragraph">
      <style:paragraph-properties fo:margin-bottom="0in" style:line-height-at-least="0.1979in" fo:background-color="#FFFFFF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30" style:parent-style-name="Standard" style:family="paragraph">
      <style:paragraph-properties fo:margin-bottom="0in" style:line-height-at-least="0.1979in" fo:background-color="#FFFFFF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835" style:parent-style-name="Standard" style:family="paragraph">
      <style:paragraph-properties fo:margin-bottom="0in" style:line-height-at-least="0.1979in" fo:background-color="#FFFFFF"/>
    </style:style>
    <style:style style:name="T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51" style:parent-style-name="Standard" style:family="paragraph">
      <style:paragraph-properties fo:margin-bottom="0in" style:line-height-at-least="0.1979in" fo:background-color="#FFFFFF"/>
    </style:style>
    <style:style style:name="T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60" style:parent-style-name="Standard" style:family="paragraph">
      <style:paragraph-properties fo:margin-bottom="0in" style:line-height-at-least="0.1979in" fo:background-color="#FFFFFF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63" style:parent-style-name="Standard" style:family="paragraph">
      <style:paragraph-properties fo:margin-bottom="0in" style:line-height-at-least="0.1979in" fo:background-color="#FFFFFF"/>
    </style:style>
    <style:style style:name="T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2" style:parent-style-name="Standard" style:family="paragraph">
      <style:paragraph-properties fo:margin-bottom="0in" style:line-height-at-least="0.1979in" fo:background-color="#FFFFFF"/>
    </style:style>
    <style:style style:name="T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885" style:parent-style-name="Standard" style:family="paragraph">
      <style:paragraph-properties fo:margin-bottom="0in" style:line-height-at-least="0.1979in" fo:background-color="#FFFFFF"/>
    </style:style>
    <style:style style:name="T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888" style:parent-style-name="Standard" style:family="paragraph">
      <style:paragraph-properties fo:margin-bottom="0in" style:line-height-at-least="0.1979in" fo:background-color="#FFFFFF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891" style:parent-style-name="Standard" style:family="paragraph">
      <style:paragraph-properties fo:margin-bottom="0in" style:line-height-at-least="0.1979in" fo:background-color="#FFFFFF"/>
    </style:style>
    <style:style style:name="T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94" style:parent-style-name="Standard" style:family="paragraph">
      <style:paragraph-properties fo:margin-bottom="0in" style:line-height-at-least="0.1979in" fo:background-color="#FFFFFF"/>
    </style:style>
    <style:style style:name="T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13" style:parent-style-name="Standard" style:family="paragraph">
      <style:paragraph-properties fo:margin-bottom="0in" style:line-height-at-least="0.1979in" fo:background-color="#FFFFFF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1" style:parent-style-name="Standard" style:family="paragraph">
      <style:paragraph-properties fo:margin-bottom="0in" style:line-height-at-least="0.1979in" fo:background-color="#FFFFFF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4" style:parent-style-name="Standard" style:family="paragraph">
      <style:paragraph-properties fo:margin-bottom="0in" style:line-height-at-least="0.1979in" fo:background-color="#FFFFFF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29" style:parent-style-name="Standard" style:family="paragraph">
      <style:paragraph-properties fo:margin-bottom="0in" style:line-height-at-least="0.1979in" fo:background-color="#FFFFFF"/>
    </style:style>
    <style:style style:name="T9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34" style:parent-style-name="Standard" style:family="paragraph">
      <style:paragraph-properties fo:margin-bottom="0in" style:line-height-at-least="0.1979in" fo:background-color="#FFFFFF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42" style:parent-style-name="Standard" style:family="paragraph">
      <style:paragraph-properties fo:margin-bottom="0in" style:line-height-at-least="0.1979in" fo:background-color="#FFFFFF"/>
    </style:style>
    <style:style style:name="T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9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58" style:parent-style-name="Standard" style:family="paragraph">
      <style:paragraph-properties fo:margin-bottom="0in" style:line-height-at-least="0.1979in" fo:background-color="#FFFFFF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61" style:parent-style-name="Standard" style:family="paragraph">
      <style:paragraph-properties fo:margin-bottom="0in" style:line-height-at-least="0.1979in" fo:background-color="#FFFFFF"/>
    </style:style>
    <style:style style:name="T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69" style:parent-style-name="Standard" style:family="paragraph">
      <style:paragraph-properties fo:margin-bottom="0in" style:line-height-at-least="0.1979in" fo:background-color="#FFFFFF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9" style:parent-style-name="Standard" style:family="paragraph">
      <style:paragraph-properties fo:margin-bottom="0in" style:line-height-at-least="0.1979in" fo:background-color="#FFFFFF"/>
    </style:style>
    <style:style style:name="T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9" style:parent-style-name="Standard" style:family="paragraph">
      <style:paragraph-properties fo:margin-bottom="0in" style:line-height-at-least="0.1979in" fo:background-color="#FFFFFF"/>
    </style:style>
    <style:style style:name="T9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99" style:parent-style-name="Standard" style:family="paragraph">
      <style:paragraph-properties fo:margin-bottom="0in" style:line-height-at-least="0.1979in" fo:background-color="#FFFFFF"/>
    </style:style>
    <style:style style:name="T10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06" style:parent-style-name="Standard" style:family="paragraph">
      <style:paragraph-properties fo:margin-bottom="0in" style:line-height-at-least="0.1979in" fo:background-color="#FFFFFF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1" style:parent-style-name="Standard" style:family="paragraph">
      <style:paragraph-properties fo:margin-bottom="0in" style:line-height-at-least="0.1979in" fo:background-color="#FFFFFF"/>
    </style:style>
    <style:style style:name="T1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14" style:parent-style-name="Standard" style:family="paragraph">
      <style:paragraph-properties fo:margin-bottom="0in" style:line-height-at-least="0.1979in" fo:background-color="#FFFFFF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21" style:parent-style-name="Standard" style:family="paragraph">
      <style:paragraph-properties fo:margin-bottom="0in" style:line-height-at-least="0.1979in" fo:background-color="#FFFFFF"/>
    </style:style>
    <style:style style:name="T1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6" style:parent-style-name="Standard" style:family="paragraph">
      <style:paragraph-properties fo:margin-bottom="0in" style:line-height-at-least="0.1979in" fo:background-color="#FFFFFF"/>
    </style:style>
    <style:style style:name="T1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29" style:parent-style-name="Standard" style:family="paragraph">
      <style:paragraph-properties fo:margin-bottom="0in" style:line-height-at-least="0.1979in" fo:background-color="#FFFFFF"/>
    </style:style>
    <style:style style:name="T1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36" style:parent-style-name="Standard" style:family="paragraph">
      <style:paragraph-properties fo:margin-bottom="0in" style:line-height-at-least="0.1979in" fo:background-color="#FFFFFF"/>
    </style:style>
    <style:style style:name="T1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1" style:parent-style-name="Standard" style:family="paragraph">
      <style:paragraph-properties fo:margin-bottom="0in" style:line-height-at-least="0.1979in" fo:background-color="#FFFFFF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4" style:parent-style-name="Standard" style:family="paragraph">
      <style:paragraph-properties fo:margin-bottom="0in" style:line-height-at-least="0.1979in" fo:background-color="#FFFFFF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54" style:parent-style-name="Standard" style:family="paragraph">
      <style:paragraph-properties fo:margin-bottom="0in" style:line-height-at-least="0.1979in" fo:background-color="#FFFFFF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57" style:parent-style-name="Standard" style:family="paragraph">
      <style:paragraph-properties fo:margin-bottom="0in" style:line-height-at-least="0.1979in" fo:background-color="#FFFFFF"/>
    </style:style>
    <style:style style:name="T1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0" style:parent-style-name="Standard" style:family="paragraph">
      <style:paragraph-properties fo:margin-bottom="0in" style:line-height-at-least="0.1979in" fo:background-color="#FFFFFF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8" style:parent-style-name="Standard" style:family="paragraph">
      <style:paragraph-properties fo:margin-bottom="0in" style:line-height-at-least="0.1979in" fo:background-color="#FFFFFF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071" style:parent-style-name="Standard" style:family="paragraph">
      <style:paragraph-properties fo:margin-bottom="0in" style:line-height-at-least="0.1979in" fo:background-color="#FFFFFF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076" style:parent-style-name="Standard" style:family="paragraph">
      <style:paragraph-properties fo:margin-bottom="0in" style:line-height-at-least="0.1979in" fo:background-color="#FFFFFF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081" style:parent-style-name="Standard" style:family="paragraph">
      <style:paragraph-properties fo:margin-bottom="0in" style:line-height-at-least="0.1979in" fo:background-color="#FFFFFF"/>
    </style:style>
    <style:style style:name="T1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086" style:parent-style-name="Standard" style:family="paragraph">
      <style:paragraph-properties fo:margin-bottom="0in" style:line-height-at-least="0.1979in" fo:background-color="#FFFFFF"/>
    </style:style>
    <style:style style:name="T10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91" style:parent-style-name="Standard" style:family="paragraph">
      <style:paragraph-properties fo:margin-bottom="0in" style:line-height-at-least="0.1979in" fo:background-color="#FFFFFF"/>
    </style:style>
    <style:style style:name="T1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96" style:parent-style-name="Standard" style:family="paragraph">
      <style:paragraph-properties fo:margin-bottom="0in" style:line-height-at-least="0.1979in" fo:background-color="#FFFFFF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04" style:parent-style-name="Standard" style:family="paragraph">
      <style:paragraph-properties fo:margin-bottom="0in" style:line-height-at-least="0.1979in" fo:background-color="#FFFFFF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20" style:parent-style-name="Standard" style:family="paragraph">
      <style:paragraph-properties fo:margin-bottom="0in" style:line-height-at-least="0.1979in" fo:background-color="#FFFFFF"/>
    </style:style>
    <style:style style:name="T1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3" style:parent-style-name="Standard" style:family="paragraph">
      <style:paragraph-properties fo:margin-bottom="0in" style:line-height-at-least="0.1979in" fo:background-color="#FFFFFF"/>
    </style:style>
    <style:style style:name="T1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6" style:parent-style-name="Standard" style:family="paragraph">
      <style:paragraph-properties fo:margin-bottom="0in" style:line-height-at-least="0.1979in" fo:background-color="#FFFFFF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9" style:parent-style-name="Standard" style:family="paragraph">
      <style:paragraph-properties fo:margin-bottom="0in" style:line-height-at-least="0.1979in" fo:background-color="#FFFFFF"/>
    </style:style>
    <style:style style:name="T1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2" style:parent-style-name="Standard" style:family="paragraph">
      <style:paragraph-properties fo:margin-bottom="0in" style:line-height-at-least="0.1979in" fo:background-color="#FFFFFF"/>
    </style:style>
    <style:style style:name="T1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4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135" style:parent-style-name="Standard" style:family="paragraph">
      <style:paragraph-properties fo:margin-bottom="0in" style:line-height-at-least="0.1979in" fo:background-color="#FFFFFF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8" style:parent-style-name="Standard" style:family="paragraph">
      <style:paragraph-properties fo:margin-bottom="0in" style:line-height-at-least="0.1979in" fo:background-color="#FFFFFF"/>
    </style:style>
    <style:style style:name="T1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56" style:parent-style-name="Standard" style:family="paragraph">
      <style:paragraph-properties fo:margin-bottom="0in" style:line-height-at-least="0.1979in" fo:background-color="#FFFFFF"/>
    </style:style>
    <style:style style:name="T1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61" style:parent-style-name="Standard" style:family="paragraph">
      <style:paragraph-properties fo:margin-bottom="0in" style:line-height-at-least="0.1979in" fo:background-color="#FFFFFF"/>
    </style:style>
    <style:style style:name="T1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65" style:parent-style-name="Standard" style:family="paragraph">
      <style:paragraph-properties fo:margin-bottom="0in" style:line-height-at-least="0.1979in" fo:background-color="#FFFFFF"/>
    </style:style>
    <style:style style:name="T1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6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71" style:parent-style-name="Standard" style:family="paragraph">
      <style:paragraph-properties fo:margin-bottom="0in" style:line-height-at-least="0.1979in" fo:background-color="#FFFFFF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77" style:parent-style-name="Standard" style:family="paragraph">
      <style:paragraph-properties fo:margin-bottom="0in" style:line-height-at-least="0.1979in" fo:background-color="#FFFFFF"/>
    </style:style>
    <style:style style:name="T1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83" style:parent-style-name="Standard" style:family="paragraph">
      <style:paragraph-properties fo:margin-bottom="0in" style:line-height-at-least="0.1979in" fo:background-color="#FFFFFF"/>
    </style:style>
    <style:style style:name="T1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90" style:parent-style-name="Standard" style:family="paragraph">
      <style:paragraph-properties fo:margin-bottom="0in" style:line-height-at-least="0.1979in" fo:background-color="#FFFFFF"/>
    </style:style>
    <style:style style:name="T1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93" style:parent-style-name="Standard" style:family="paragraph">
      <style:paragraph-properties fo:margin-bottom="0in" style:line-height-at-least="0.1979in" fo:background-color="#FFFFFF"/>
    </style:style>
    <style:style style:name="T1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17" style:parent-style-name="Standard" style:family="paragraph">
      <style:paragraph-properties fo:margin-bottom="0in" style:line-height-at-least="0.1979in" fo:background-color="#FFFFFF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2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23" style:parent-style-name="Standard" style:family="paragraph">
      <style:paragraph-properties fo:margin-bottom="0in" style:line-height-at-least="0.1979in" fo:background-color="#FFFFFF"/>
    </style:style>
    <style:style style:name="T12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26" style:parent-style-name="Standard" style:family="paragraph">
      <style:paragraph-properties fo:margin-bottom="0in" style:line-height-at-least="0.1979in" fo:background-color="#FFFFFF"/>
    </style:style>
    <style:style style:name="T1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5" style:parent-style-name="Standard" style:family="paragraph">
      <style:paragraph-properties fo:margin-bottom="0in" style:line-height-at-least="0.1979in" fo:background-color="#FFFFFF"/>
    </style:style>
    <style:style style:name="T1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48" style:parent-style-name="Standard" style:family="paragraph">
      <style:paragraph-properties fo:margin-bottom="0in" style:line-height-at-least="0.1979in" fo:background-color="#FFFFFF"/>
    </style:style>
    <style:style style:name="T1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251" style:parent-style-name="Standard" style:family="paragraph">
      <style:paragraph-properties fo:margin-bottom="0in" style:line-height-at-least="0.1979in" fo:background-color="#FFFFFF"/>
    </style:style>
    <style:style style:name="T12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254" style:parent-style-name="Standard" style:family="paragraph">
      <style:paragraph-properties fo:margin-bottom="0in" style:line-height-at-least="0.1979in" fo:background-color="#FFFFFF"/>
    </style:style>
    <style:style style:name="T1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57" style:parent-style-name="Standard" style:family="paragraph">
      <style:paragraph-properties fo:margin-bottom="0in" style:line-height-at-least="0.1979in" fo:background-color="#FFFFFF"/>
    </style:style>
    <style:style style:name="T1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6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76" style:parent-style-name="Standard" style:family="paragraph">
      <style:paragraph-properties fo:margin-bottom="0in" style:line-height-at-least="0.1979in" fo:background-color="#FFFFFF"/>
    </style:style>
    <style:style style:name="T1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84" style:parent-style-name="Standard" style:family="paragraph">
      <style:paragraph-properties fo:margin-bottom="0in" style:line-height-at-least="0.1979in" fo:background-color="#FFFFFF"/>
    </style:style>
    <style:style style:name="T1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87" style:parent-style-name="Standard" style:family="paragraph">
      <style:paragraph-properties fo:margin-bottom="0in" style:line-height-at-least="0.1979in" fo:background-color="#FFFFFF"/>
    </style:style>
    <style:style style:name="T12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292" style:parent-style-name="Standard" style:family="paragraph">
      <style:paragraph-properties fo:margin-bottom="0in" style:line-height-at-least="0.1979in" fo:background-color="#FFFFFF"/>
    </style:style>
    <style:style style:name="T1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297" style:parent-style-name="Standard" style:family="paragraph">
      <style:paragraph-properties fo:margin-bottom="0in" style:line-height-at-least="0.1979in" fo:background-color="#FFFFFF"/>
    </style:style>
    <style:style style:name="T1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05" style:parent-style-name="Standard" style:family="paragraph">
      <style:paragraph-properties fo:margin-bottom="0in" style:line-height-at-least="0.1979in" fo:background-color="#FFFFFF"/>
    </style:style>
    <style:style style:name="T13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21" style:parent-style-name="Standard" style:family="paragraph">
      <style:paragraph-properties fo:margin-bottom="0in" style:line-height-at-least="0.1979in" fo:background-color="#FFFFFF"/>
    </style:style>
    <style:style style:name="T1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24" style:parent-style-name="Standard" style:family="paragraph">
      <style:paragraph-properties fo:margin-bottom="0in" style:line-height-at-least="0.1979in" fo:background-color="#FFFFFF"/>
    </style:style>
    <style:style style:name="T1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32" style:parent-style-name="Standard" style:family="paragraph">
      <style:paragraph-properties fo:margin-bottom="0in" style:line-height-at-least="0.1979in" fo:background-color="#FFFFFF"/>
    </style:style>
    <style:style style:name="T1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42" style:parent-style-name="Standard" style:family="paragraph">
      <style:paragraph-properties fo:margin-bottom="0in" style:line-height-at-least="0.1979in" fo:background-color="#FFFFFF"/>
    </style:style>
    <style:style style:name="T1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52" style:parent-style-name="Standard" style:family="paragraph">
      <style:paragraph-properties fo:margin-bottom="0in" style:line-height-at-least="0.1979in" fo:background-color="#FFFFFF"/>
    </style:style>
    <style:style style:name="T1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62" style:parent-style-name="Standard" style:family="paragraph">
      <style:paragraph-properties fo:margin-bottom="0in" style:line-height-at-least="0.1979in" fo:background-color="#FFFFFF"/>
    </style:style>
    <style:style style:name="T1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369" style:parent-style-name="Standard" style:family="paragraph">
      <style:paragraph-properties fo:margin-bottom="0in" style:line-height-at-least="0.1979in" fo:background-color="#FFFFFF"/>
    </style:style>
    <style:style style:name="T1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74" style:parent-style-name="Standard" style:family="paragraph">
      <style:paragraph-properties fo:margin-bottom="0in" style:line-height-at-least="0.1979in" fo:background-color="#FFFFFF"/>
    </style:style>
    <style:style style:name="T1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77" style:parent-style-name="Standard" style:family="paragraph">
      <style:paragraph-properties fo:margin-bottom="0in" style:line-height-at-least="0.1979in" fo:background-color="#FFFFFF"/>
    </style:style>
    <style:style style:name="T13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384" style:parent-style-name="Standard" style:family="paragraph">
      <style:paragraph-properties fo:margin-bottom="0in" style:line-height-at-least="0.1979in" fo:background-color="#FFFFFF"/>
    </style:style>
    <style:style style:name="T1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89" style:parent-style-name="Standard" style:family="paragraph">
      <style:paragraph-properties fo:margin-bottom="0in" style:line-height-at-least="0.1979in" fo:background-color="#FFFFFF"/>
    </style:style>
    <style:style style:name="T1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392" style:parent-style-name="Standard" style:family="paragraph">
      <style:paragraph-properties fo:margin-bottom="0in" style:line-height-at-least="0.1979in" fo:background-color="#FFFFFF"/>
    </style:style>
    <style:style style:name="T1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399" style:parent-style-name="Standard" style:family="paragraph">
      <style:paragraph-properties fo:margin-bottom="0in" style:line-height-at-least="0.1979in" fo:background-color="#FFFFFF"/>
    </style:style>
    <style:style style:name="T14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04" style:parent-style-name="Standard" style:family="paragraph">
      <style:paragraph-properties fo:margin-bottom="0in" style:line-height-at-least="0.1979in" fo:background-color="#FFFFFF"/>
    </style:style>
    <style:style style:name="T1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07" style:parent-style-name="Standard" style:family="paragraph">
      <style:paragraph-properties fo:margin-bottom="0in" style:line-height-at-least="0.1979in" fo:background-color="#FFFFFF"/>
    </style:style>
    <style:style style:name="T1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17" style:parent-style-name="Standard" style:family="paragraph">
      <style:paragraph-properties fo:margin-bottom="0in" style:line-height-at-least="0.1979in" fo:background-color="#FFFFFF"/>
    </style:style>
    <style:style style:name="T1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20" style:parent-style-name="Standard" style:family="paragraph">
      <style:paragraph-properties fo:margin-bottom="0in" style:line-height-at-least="0.1979in" fo:background-color="#FFFFFF"/>
    </style:style>
    <style:style style:name="T1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23" style:parent-style-name="Standard" style:family="paragraph">
      <style:paragraph-properties fo:margin-bottom="0in" style:line-height-at-least="0.1979in" fo:background-color="#FFFFFF"/>
    </style:style>
    <style:style style:name="T1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31" style:parent-style-name="Standard" style:family="paragraph">
      <style:paragraph-properties fo:margin-bottom="0in" style:line-height-at-least="0.1979in" fo:background-color="#FFFFFF"/>
    </style:style>
    <style:style style:name="T1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434" style:parent-style-name="Standard" style:family="paragraph">
      <style:paragraph-properties fo:margin-bottom="0in" style:line-height-at-least="0.1979in" fo:background-color="#FFFFFF"/>
    </style:style>
    <style:style style:name="T1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439" style:parent-style-name="Standard" style:family="paragraph">
      <style:paragraph-properties fo:margin-bottom="0in" style:line-height-at-least="0.1979in" fo:background-color="#FFFFFF"/>
    </style:style>
    <style:style style:name="T14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444" style:parent-style-name="Standard" style:family="paragraph">
      <style:paragraph-properties fo:margin-bottom="0in" style:line-height-at-least="0.1979in" fo:background-color="#FFFFFF"/>
    </style:style>
    <style:style style:name="T1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449" style:parent-style-name="Standard" style:family="paragraph">
      <style:paragraph-properties fo:margin-bottom="0in" style:line-height-at-least="0.1979in" fo:background-color="#FFFFFF"/>
    </style:style>
    <style:style style:name="T14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454" style:parent-style-name="Standard" style:family="paragraph">
      <style:paragraph-properties fo:margin-bottom="0in" style:line-height-at-least="0.1979in" fo:background-color="#FFFFFF"/>
    </style:style>
    <style:style style:name="T1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459" style:parent-style-name="Standard" style:family="paragraph">
      <style:paragraph-properties fo:margin-bottom="0in" style:line-height-at-least="0.1979in" fo:background-color="#FFFFFF"/>
    </style:style>
    <style:style style:name="T14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68" style:parent-style-name="Standard" style:family="paragraph">
      <style:paragraph-properties fo:margin-bottom="0in" style:line-height-at-least="0.1979in" fo:background-color="#FFFFFF"/>
    </style:style>
    <style:style style:name="T1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84" style:parent-style-name="Standard" style:family="paragraph">
      <style:paragraph-properties fo:margin-bottom="0in" style:line-height-at-least="0.1979in" fo:background-color="#FFFFFF"/>
    </style:style>
    <style:style style:name="T1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87" style:parent-style-name="Standard" style:family="paragraph">
      <style:paragraph-properties fo:margin-bottom="0in" style:line-height-at-least="0.1979in" fo:background-color="#FFFFFF"/>
    </style:style>
    <style:style style:name="T14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90" style:parent-style-name="Standard" style:family="paragraph">
      <style:paragraph-properties fo:margin-bottom="0in" style:line-height-at-least="0.1979in" fo:background-color="#FFFFFF"/>
    </style:style>
    <style:style style:name="T1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93" style:parent-style-name="Standard" style:family="paragraph">
      <style:paragraph-properties fo:margin-bottom="0in" style:line-height-at-least="0.1979in" fo:background-color="#FFFFFF"/>
    </style:style>
    <style:style style:name="T1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96" style:parent-style-name="Standard" style:family="paragraph">
      <style:paragraph-properties fo:margin-bottom="0in" style:line-height-at-least="0.1979in" fo:background-color="#FFFFFF"/>
    </style:style>
    <style:style style:name="T1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499" style:parent-style-name="Standard" style:family="paragraph">
      <style:paragraph-properties fo:margin-bottom="0in" style:line-height-at-least="0.1979in" fo:background-color="#FFFFFF"/>
    </style:style>
    <style:style style:name="T1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02" style:parent-style-name="Standard" style:family="paragraph">
      <style:paragraph-properties fo:margin-bottom="0in" style:line-height-at-least="0.1979in" fo:background-color="#FFFFFF"/>
    </style:style>
    <style:style style:name="T1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20" style:parent-style-name="Standard" style:family="paragraph">
      <style:paragraph-properties fo:margin-bottom="0in" style:line-height-at-least="0.1979in" fo:background-color="#FFFFFF"/>
    </style:style>
    <style:style style:name="T1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25" style:parent-style-name="Standard" style:family="paragraph">
      <style:paragraph-properties fo:margin-bottom="0in" style:line-height-at-least="0.1979in" fo:background-color="#FFFFFF"/>
    </style:style>
    <style:style style:name="T1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29" style:parent-style-name="Standard" style:family="paragraph">
      <style:paragraph-properties fo:margin-bottom="0in" style:line-height-at-least="0.1979in" fo:background-color="#FFFFFF"/>
    </style:style>
    <style:style style:name="T1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35" style:parent-style-name="Standard" style:family="paragraph">
      <style:paragraph-properties fo:margin-bottom="0in" style:line-height-at-least="0.1979in" fo:background-color="#FFFFFF"/>
    </style:style>
    <style:style style:name="T1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41" style:parent-style-name="Standard" style:family="paragraph">
      <style:paragraph-properties fo:margin-bottom="0in" style:line-height-at-least="0.1979in" fo:background-color="#FFFFFF"/>
    </style:style>
    <style:style style:name="T1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47" style:parent-style-name="Standard" style:family="paragraph">
      <style:paragraph-properties fo:margin-bottom="0in" style:line-height-at-least="0.1979in" fo:background-color="#FFFFFF"/>
    </style:style>
    <style:style style:name="T1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5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5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54" style:parent-style-name="Standard" style:family="paragraph">
      <style:paragraph-properties fo:margin-bottom="0in" style:line-height-at-least="0.1979in" fo:background-color="#FFFFFF"/>
    </style:style>
    <style:style style:name="T1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57" style:parent-style-name="Standard" style:family="paragraph">
      <style:paragraph-properties fo:margin-bottom="0in" style:line-height-at-least="0.1979in" fo:background-color="#FFFFFF"/>
    </style:style>
    <style:style style:name="T1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60" style:parent-style-name="Standard" style:family="paragraph">
      <style:paragraph-properties fo:margin-bottom="0in" style:line-height-at-least="0.1979in" fo:background-color="#FFFFFF"/>
    </style:style>
    <style:style style:name="T1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565" style:parent-style-name="Standard" style:family="paragraph">
      <style:paragraph-properties fo:margin-bottom="0in" style:line-height-at-least="0.1979in" fo:background-color="#FFFFFF"/>
    </style:style>
    <style:style style:name="T15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81" style:parent-style-name="Standard" style:family="paragraph">
      <style:paragraph-properties fo:margin-bottom="0in" style:line-height-at-least="0.1979in" fo:background-color="#FFFFFF"/>
    </style:style>
    <style:style style:name="T1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90" style:parent-style-name="Standard" style:family="paragraph">
      <style:paragraph-properties fo:margin-bottom="0in" style:line-height-at-least="0.1979in" fo:background-color="#FFFFFF"/>
    </style:style>
    <style:style style:name="T1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593" style:parent-style-name="Standard" style:family="paragraph">
      <style:paragraph-properties fo:margin-bottom="0in" style:line-height-at-least="0.1979in" fo:background-color="#FFFFFF"/>
    </style:style>
    <style:style style:name="T1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12" style:parent-style-name="Standard" style:family="paragraph">
      <style:paragraph-properties fo:margin-bottom="0in" style:line-height-at-least="0.1979in" fo:background-color="#FFFFFF"/>
    </style:style>
    <style:style style:name="T16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615" style:parent-style-name="Standard" style:family="paragraph">
      <style:paragraph-properties fo:margin-bottom="0in" style:line-height-at-least="0.1979in" fo:background-color="#FFFFFF"/>
    </style:style>
    <style:style style:name="T1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18" style:parent-style-name="Standard" style:family="paragraph">
      <style:paragraph-properties fo:margin-bottom="0in" style:line-height-at-least="0.1979in" fo:background-color="#FFFFFF"/>
    </style:style>
    <style:style style:name="T1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21" style:parent-style-name="Standard" style:family="paragraph">
      <style:paragraph-properties fo:margin-bottom="0in" style:line-height-at-least="0.1979in" fo:background-color="#FFFFFF"/>
    </style:style>
    <style:style style:name="T1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24" style:parent-style-name="Standard" style:family="paragraph">
      <style:paragraph-properties fo:margin-bottom="0in" style:line-height-at-least="0.1979in" fo:background-color="#FFFFFF"/>
    </style:style>
    <style:style style:name="T1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43" style:parent-style-name="Standard" style:family="paragraph">
      <style:paragraph-properties fo:margin-bottom="0in" style:line-height-at-least="0.1979in" fo:background-color="#FFFFFF"/>
    </style:style>
    <style:style style:name="T1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646" style:parent-style-name="Standard" style:family="paragraph">
      <style:paragraph-properties fo:margin-bottom="0in" style:line-height-at-least="0.1979in" fo:background-color="#FFFFFF"/>
    </style:style>
    <style:style style:name="T1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651" style:parent-style-name="Standard" style:family="paragraph">
      <style:paragraph-properties fo:margin-bottom="0in" style:line-height-at-least="0.1979in" fo:background-color="#FFFFFF"/>
    </style:style>
    <style:style style:name="T1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6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656" style:parent-style-name="Standard" style:family="paragraph">
      <style:paragraph-properties fo:margin-bottom="0in" style:line-height-at-least="0.1979in" fo:background-color="#FFFFFF"/>
    </style:style>
    <style:style style:name="T1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661" style:parent-style-name="Standard" style:family="paragraph">
      <style:paragraph-properties fo:margin-bottom="0in" style:line-height-at-least="0.1979in" fo:background-color="#FFFFFF"/>
    </style:style>
    <style:style style:name="T1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69" style:parent-style-name="Standard" style:family="paragraph">
      <style:paragraph-properties fo:margin-bottom="0in" style:line-height-at-least="0.1979in" fo:background-color="#FFFFFF"/>
    </style:style>
    <style:style style:name="T1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85" style:parent-style-name="Standard" style:family="paragraph">
      <style:paragraph-properties fo:margin-bottom="0in" style:line-height-at-least="0.1979in" fo:background-color="#FFFFFF"/>
    </style:style>
    <style:style style:name="T1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88" style:parent-style-name="Standard" style:family="paragraph">
      <style:paragraph-properties fo:margin-bottom="0in" style:line-height-at-least="0.1979in" fo:background-color="#FFFFFF"/>
    </style:style>
    <style:style style:name="T1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91" style:parent-style-name="Standard" style:family="paragraph">
      <style:paragraph-properties fo:margin-bottom="0in" style:line-height-at-least="0.1979in" fo:background-color="#FFFFFF"/>
    </style:style>
    <style:style style:name="T1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10" style:parent-style-name="Standard" style:family="paragraph">
      <style:paragraph-properties fo:margin-bottom="0in" style:line-height-at-least="0.1979in" fo:background-color="#FFFFFF"/>
    </style:style>
    <style:style style:name="T1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18" style:parent-style-name="Standard" style:family="paragraph">
      <style:paragraph-properties fo:margin-bottom="0in" style:line-height-at-least="0.1979in" fo:background-color="#FFFFFF"/>
    </style:style>
    <style:style style:name="T1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21" style:parent-style-name="Standard" style:family="paragraph">
      <style:paragraph-properties fo:margin-bottom="0in" style:line-height-at-least="0.1979in" fo:background-color="#FFFFFF"/>
    </style:style>
    <style:style style:name="T17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726" style:parent-style-name="Standard" style:family="paragraph">
      <style:paragraph-properties fo:margin-bottom="0in" style:line-height-at-least="0.1979in" fo:background-color="#FFFFFF"/>
    </style:style>
    <style:style style:name="T1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731" style:parent-style-name="Standard" style:family="paragraph">
      <style:paragraph-properties fo:margin-bottom="0in" style:line-height-at-least="0.1979in" fo:background-color="#FFFFFF"/>
    </style:style>
    <style:style style:name="T1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9" style:parent-style-name="Standard" style:family="paragraph">
      <style:paragraph-properties fo:margin-bottom="0in" style:line-height-at-least="0.1979in" fo:background-color="#FFFFFF"/>
    </style:style>
    <style:style style:name="T1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55" style:parent-style-name="Standard" style:family="paragraph">
      <style:paragraph-properties fo:margin-bottom="0in" style:line-height-at-least="0.1979in" fo:background-color="#FFFFFF"/>
    </style:style>
    <style:style style:name="T1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58" style:parent-style-name="Standard" style:family="paragraph">
      <style:paragraph-properties fo:margin-bottom="0in" style:line-height-at-least="0.1979in" fo:background-color="#FFFFFF"/>
    </style:style>
    <style:style style:name="T17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66" style:parent-style-name="Standard" style:family="paragraph">
      <style:paragraph-properties fo:margin-bottom="0in" style:line-height-at-least="0.1979in" fo:background-color="#FFFFFF"/>
    </style:style>
    <style:style style:name="T1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773" style:parent-style-name="Standard" style:family="paragraph">
      <style:paragraph-properties fo:margin-bottom="0in" style:line-height-at-least="0.1979in" fo:background-color="#FFFFFF"/>
    </style:style>
    <style:style style:name="T17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78" style:parent-style-name="Standard" style:family="paragraph">
      <style:paragraph-properties fo:margin-bottom="0in" style:line-height-at-least="0.1979in" fo:background-color="#FFFFFF"/>
    </style:style>
    <style:style style:name="T1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81" style:parent-style-name="Standard" style:family="paragraph">
      <style:paragraph-properties fo:margin-bottom="0in" style:line-height-at-least="0.1979in" fo:background-color="#FFFFFF"/>
    </style:style>
    <style:style style:name="T1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791" style:parent-style-name="Standard" style:family="paragraph">
      <style:paragraph-properties fo:margin-bottom="0in" style:line-height-at-least="0.1979in" fo:background-color="#FFFFFF"/>
    </style:style>
    <style:style style:name="T1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01" style:parent-style-name="Standard" style:family="paragraph">
      <style:paragraph-properties fo:margin-bottom="0in" style:line-height-at-least="0.1979in" fo:background-color="#FFFFFF"/>
    </style:style>
    <style:style style:name="T18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808" style:parent-style-name="Standard" style:family="paragraph">
      <style:paragraph-properties fo:margin-bottom="0in" style:line-height-at-least="0.1979in" fo:background-color="#FFFFFF"/>
    </style:style>
    <style:style style:name="T1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13" style:parent-style-name="Standard" style:family="paragraph">
      <style:paragraph-properties fo:margin-bottom="0in" style:line-height-at-least="0.1979in" fo:background-color="#FFFFFF"/>
    </style:style>
    <style:style style:name="T1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16" style:parent-style-name="Standard" style:family="paragraph">
      <style:paragraph-properties fo:margin-bottom="0in" style:line-height-at-least="0.1979in" fo:background-color="#FFFFFF"/>
    </style:style>
    <style:style style:name="T1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823" style:parent-style-name="Standard" style:family="paragraph">
      <style:paragraph-properties fo:margin-bottom="0in" style:line-height-at-least="0.1979in" fo:background-color="#FFFFFF"/>
    </style:style>
    <style:style style:name="T18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28" style:parent-style-name="Standard" style:family="paragraph">
      <style:paragraph-properties fo:margin-bottom="0in" style:line-height-at-least="0.1979in" fo:background-color="#FFFFFF"/>
    </style:style>
    <style:style style:name="T1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31" style:parent-style-name="Standard" style:family="paragraph">
      <style:paragraph-properties fo:margin-bottom="0in" style:line-height-at-least="0.1979in" fo:background-color="#FFFFFF"/>
    </style:style>
    <style:style style:name="T18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838" style:parent-style-name="Standard" style:family="paragraph">
      <style:paragraph-properties fo:margin-bottom="0in" style:line-height-at-least="0.1979in" fo:background-color="#FFFFFF"/>
    </style:style>
    <style:style style:name="T1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43" style:parent-style-name="Standard" style:family="paragraph">
      <style:paragraph-properties fo:margin-bottom="0in" style:line-height-at-least="0.1979in" fo:background-color="#FFFFFF"/>
    </style:style>
    <style:style style:name="T1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46" style:parent-style-name="Standard" style:family="paragraph">
      <style:paragraph-properties fo:margin-bottom="0in" style:line-height-at-least="0.1979in" fo:background-color="#FFFFFF"/>
    </style:style>
    <style:style style:name="T1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853" style:parent-style-name="Standard" style:family="paragraph">
      <style:paragraph-properties fo:margin-bottom="0in" style:line-height-at-least="0.1979in" fo:background-color="#FFFFFF"/>
    </style:style>
    <style:style style:name="T1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58" style:parent-style-name="Standard" style:family="paragraph">
      <style:paragraph-properties fo:margin-bottom="0in" style:line-height-at-least="0.1979in" fo:background-color="#FFFFFF"/>
    </style:style>
    <style:style style:name="T1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61" style:parent-style-name="Standard" style:family="paragraph">
      <style:paragraph-properties fo:margin-bottom="0in" style:line-height-at-least="0.1979in" fo:background-color="#FFFFFF"/>
    </style:style>
    <style:style style:name="T1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71" style:parent-style-name="Standard" style:family="paragraph">
      <style:paragraph-properties fo:margin-bottom="0in" style:line-height-at-least="0.1979in" fo:background-color="#FFFFFF"/>
    </style:style>
    <style:style style:name="T1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878" style:parent-style-name="Standard" style:family="paragraph">
      <style:paragraph-properties fo:margin-bottom="0in" style:line-height-at-least="0.1979in" fo:background-color="#FFFFFF"/>
    </style:style>
    <style:style style:name="T18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83" style:parent-style-name="Standard" style:family="paragraph">
      <style:paragraph-properties fo:margin-bottom="0in" style:line-height-at-least="0.1979in" fo:background-color="#FFFFFF"/>
    </style:style>
    <style:style style:name="T1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86" style:parent-style-name="Standard" style:family="paragraph">
      <style:paragraph-properties fo:margin-bottom="0in" style:line-height-at-least="0.1979in" fo:background-color="#FFFFFF"/>
    </style:style>
    <style:style style:name="T1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89" style:parent-style-name="Standard" style:family="paragraph">
      <style:paragraph-properties fo:margin-bottom="0in" style:line-height-at-least="0.1979in" fo:background-color="#FFFFFF"/>
    </style:style>
    <style:style style:name="T1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892" style:parent-style-name="Standard" style:family="paragraph">
      <style:paragraph-properties fo:margin-bottom="0in" style:line-height-at-least="0.1979in" fo:background-color="#FFFFFF"/>
    </style:style>
    <style:style style:name="T1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07" style:parent-style-name="Standard" style:family="paragraph">
      <style:paragraph-properties fo:margin-bottom="0in" style:line-height-at-least="0.1979in" fo:background-color="#FFFFFF"/>
    </style:style>
    <style:style style:name="T19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10" style:parent-style-name="Standard" style:family="paragraph">
      <style:paragraph-properties fo:margin-bottom="0in" style:line-height-at-least="0.1979in" fo:background-color="#FFFFFF"/>
    </style:style>
    <style:style style:name="T1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15" style:parent-style-name="Standard" style:family="paragraph">
      <style:paragraph-properties fo:margin-bottom="0in" style:line-height-at-least="0.1979in" fo:background-color="#FFFFFF"/>
    </style:style>
    <style:style style:name="T1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9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920" style:parent-style-name="Standard" style:family="paragraph">
      <style:paragraph-properties fo:margin-bottom="0in" style:line-height-at-least="0.1979in" fo:background-color="#FFFFFF"/>
    </style:style>
    <style:style style:name="T1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925" style:parent-style-name="Standard" style:family="paragraph">
      <style:paragraph-properties fo:margin-bottom="0in" style:line-height-at-least="0.1979in" fo:background-color="#FFFFFF"/>
    </style:style>
    <style:style style:name="T19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4" style:parent-style-name="Standard" style:family="paragraph">
      <style:paragraph-properties fo:margin-bottom="0in" style:line-height-at-least="0.1979in" fo:background-color="#FFFFFF"/>
    </style:style>
    <style:style style:name="T1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0" style:parent-style-name="Standard" style:family="paragraph">
      <style:paragraph-properties fo:margin-bottom="0in" style:line-height-at-least="0.1979in" fo:background-color="#FFFFFF"/>
    </style:style>
    <style:style style:name="T19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53" style:parent-style-name="Standard" style:family="paragraph">
      <style:paragraph-properties fo:margin-bottom="0in" style:line-height-at-least="0.1979in" fo:background-color="#FFFFFF"/>
    </style:style>
    <style:style style:name="T19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56" style:parent-style-name="Standard" style:family="paragraph">
      <style:paragraph-properties fo:margin-bottom="0in" style:line-height-at-least="0.1979in" fo:background-color="#FFFFFF"/>
    </style:style>
    <style:style style:name="T1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64" style:parent-style-name="Standard" style:family="paragraph">
      <style:paragraph-properties fo:margin-bottom="0in" style:line-height-at-least="0.1979in" fo:background-color="#FFFFFF"/>
    </style:style>
    <style:style style:name="T1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967" style:parent-style-name="Standard" style:family="paragraph">
      <style:paragraph-properties fo:margin-bottom="0in" style:line-height-at-least="0.1979in" fo:background-color="#FFFFFF"/>
    </style:style>
    <style:style style:name="T1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972" style:parent-style-name="Standard" style:family="paragraph">
      <style:paragraph-properties fo:margin-bottom="0in" style:line-height-at-least="0.1979in" fo:background-color="#FFFFFF"/>
    </style:style>
    <style:style style:name="T19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977" style:parent-style-name="Standard" style:family="paragraph">
      <style:paragraph-properties fo:margin-bottom="0in" style:line-height-at-least="0.1979in" fo:background-color="#FFFFFF"/>
    </style:style>
    <style:style style:name="T19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982" style:parent-style-name="Standard" style:family="paragraph">
      <style:paragraph-properties fo:margin-bottom="0in" style:line-height-at-least="0.1979in" fo:background-color="#FFFFFF"/>
    </style:style>
    <style:style style:name="T1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91" style:parent-style-name="Standard" style:family="paragraph">
      <style:paragraph-properties fo:margin-bottom="0in" style:line-height-at-least="0.1979in" fo:background-color="#FFFFFF"/>
    </style:style>
    <style:style style:name="T19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07" style:parent-style-name="Standard" style:family="paragraph">
      <style:paragraph-properties fo:margin-bottom="0in" style:line-height-at-least="0.1979in" fo:background-color="#FFFFFF"/>
    </style:style>
    <style:style style:name="T20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10" style:parent-style-name="Standard" style:family="paragraph">
      <style:paragraph-properties fo:margin-bottom="0in" style:line-height-at-least="0.1979in" fo:background-color="#FFFFFF"/>
    </style:style>
    <style:style style:name="T2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13" style:parent-style-name="Standard" style:family="paragraph">
      <style:paragraph-properties fo:margin-bottom="0in" style:line-height-at-least="0.1979in" fo:background-color="#FFFFFF"/>
    </style:style>
    <style:style style:name="T2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16" style:parent-style-name="Standard" style:family="paragraph">
      <style:paragraph-properties fo:margin-bottom="0in" style:line-height-at-least="0.1979in" fo:background-color="#FFFFFF"/>
    </style:style>
    <style:style style:name="T2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20" style:parent-style-name="Standard" style:family="paragraph">
      <style:paragraph-properties fo:margin-bottom="0in" style:line-height-at-least="0.1979in" fo:background-color="#FFFFFF"/>
    </style:style>
    <style:style style:name="T2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26" style:parent-style-name="Standard" style:family="paragraph">
      <style:paragraph-properties fo:margin-bottom="0in" style:line-height-at-least="0.1979in" fo:background-color="#FFFFFF"/>
    </style:style>
    <style:style style:name="T2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32" style:parent-style-name="Standard" style:family="paragraph">
      <style:paragraph-properties fo:margin-bottom="0in" style:line-height-at-least="0.1979in" fo:background-color="#FFFFFF"/>
    </style:style>
    <style:style style:name="T2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38" style:parent-style-name="Standard" style:family="paragraph">
      <style:paragraph-properties fo:margin-bottom="0in" style:line-height-at-least="0.1979in" fo:background-color="#FFFFFF"/>
    </style:style>
    <style:style style:name="T2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44" style:parent-style-name="Standard" style:family="paragraph">
      <style:paragraph-properties fo:margin-bottom="0in" style:line-height-at-least="0.1979in" fo:background-color="#FFFFFF"/>
    </style:style>
    <style:style style:name="T2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2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50" style:parent-style-name="Standard" style:family="paragraph">
      <style:paragraph-properties fo:margin-bottom="0in" style:line-height-at-least="0.1979in" fo:background-color="#FFFFFF"/>
    </style:style>
    <style:style style:name="T2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5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2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57" style:parent-style-name="Standard" style:family="paragraph">
      <style:paragraph-properties fo:margin-bottom="0in" style:line-height-at-least="0.1979in" fo:background-color="#FFFFFF"/>
    </style:style>
    <style:style style:name="T2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06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61" style:parent-style-name="Standard" style:family="paragraph">
      <style:paragraph-properties fo:margin-bottom="0in" style:line-height-at-least="0.1979in" fo:background-color="#FFFFFF"/>
    </style:style>
    <style:style style:name="T2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64" style:parent-style-name="Standard" style:family="paragraph">
      <style:paragraph-properties fo:margin-bottom="0in" style:line-height-at-least="0.1979in" fo:background-color="#FFFFFF"/>
    </style:style>
    <style:style style:name="T2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79" style:parent-style-name="Standard" style:family="paragraph">
      <style:paragraph-properties fo:margin-bottom="0in" style:line-height-at-least="0.1979in" fo:background-color="#FFFFFF"/>
    </style:style>
    <style:style style:name="T2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82" style:parent-style-name="Standard" style:family="paragraph">
      <style:paragraph-properties fo:margin-bottom="0in" style:line-height-at-least="0.1979in" fo:background-color="#FFFFFF"/>
    </style:style>
    <style:style style:name="T20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0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087" style:parent-style-name="Standard" style:family="paragraph">
      <style:paragraph-properties fo:margin-bottom="0in" style:line-height-at-least="0.1979in" fo:background-color="#FFFFFF"/>
    </style:style>
    <style:style style:name="T2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092" style:parent-style-name="Standard" style:family="paragraph">
      <style:paragraph-properties fo:margin-bottom="0in" style:line-height-at-least="0.1979in" fo:background-color="#FFFFFF"/>
    </style:style>
    <style:style style:name="T20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0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097" style:parent-style-name="Standard" style:family="paragraph">
      <style:paragraph-properties fo:margin-bottom="0in" style:line-height-at-least="0.1979in" fo:background-color="#FFFFFF"/>
    </style:style>
    <style:style style:name="T2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06" style:parent-style-name="Standard" style:family="paragraph">
      <style:paragraph-properties fo:margin-bottom="0in" style:line-height-at-least="0.1979in" fo:background-color="#FFFFFF"/>
    </style:style>
    <style:style style:name="T2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22" style:parent-style-name="Standard" style:family="paragraph">
      <style:paragraph-properties fo:margin-bottom="0in" style:line-height-at-least="0.1979in" fo:background-color="#FFFFFF"/>
    </style:style>
    <style:style style:name="T21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25" style:parent-style-name="Standard" style:family="paragraph">
      <style:paragraph-properties fo:margin-bottom="0in" style:line-height-at-least="0.1979in" fo:background-color="#FFFFFF"/>
    </style:style>
    <style:style style:name="T2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28" style:parent-style-name="Standard" style:family="paragraph">
      <style:paragraph-properties fo:margin-bottom="0in" style:line-height-at-least="0.1979in" fo:background-color="#FFFFFF"/>
    </style:style>
    <style:style style:name="T2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36" style:parent-style-name="Standard" style:family="paragraph">
      <style:paragraph-properties fo:margin-bottom="0in" style:line-height-at-least="0.1979in" fo:background-color="#FFFFFF"/>
    </style:style>
    <style:style style:name="T2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39" style:parent-style-name="Standard" style:family="paragraph">
      <style:paragraph-properties fo:margin-bottom="0in" style:line-height-at-least="0.1979in" fo:background-color="#FFFFFF"/>
    </style:style>
    <style:style style:name="T2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144" style:parent-style-name="Standard" style:family="paragraph">
      <style:paragraph-properties fo:margin-bottom="0in" style:line-height-at-least="0.1979in" fo:background-color="#FFFFFF"/>
    </style:style>
    <style:style style:name="T2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149" style:parent-style-name="Standard" style:family="paragraph">
      <style:paragraph-properties fo:margin-bottom="0in" style:line-height-at-least="0.1979in" fo:background-color="#FFFFFF"/>
    </style:style>
    <style:style style:name="T2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154" style:parent-style-name="Standard" style:family="paragraph">
      <style:paragraph-properties fo:margin-bottom="0in" style:line-height-at-least="0.1979in" fo:background-color="#FFFFFF"/>
    </style:style>
    <style:style style:name="T2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63" style:parent-style-name="Standard" style:family="paragraph">
      <style:paragraph-properties fo:margin-bottom="0in" style:line-height-at-least="0.1979in" fo:background-color="#FFFFFF"/>
    </style:style>
    <style:style style:name="T2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79" style:parent-style-name="Standard" style:family="paragraph">
      <style:paragraph-properties fo:margin-bottom="0in" style:line-height-at-least="0.1979in" fo:background-color="#FFFFFF"/>
    </style:style>
    <style:style style:name="T2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82" style:parent-style-name="Standard" style:family="paragraph">
      <style:paragraph-properties fo:margin-bottom="0in" style:line-height-at-least="0.1979in" fo:background-color="#FFFFFF"/>
    </style:style>
    <style:style style:name="T2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85" style:parent-style-name="Standard" style:family="paragraph">
      <style:paragraph-properties fo:margin-bottom="0in" style:line-height-at-least="0.1979in" fo:background-color="#FFFFFF"/>
    </style:style>
    <style:style style:name="T2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88" style:parent-style-name="Standard" style:family="paragraph">
      <style:paragraph-properties fo:margin-bottom="0in" style:line-height-at-least="0.1979in" fo:background-color="#FFFFFF"/>
    </style:style>
    <style:style style:name="T2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91" style:parent-style-name="Standard" style:family="paragraph">
      <style:paragraph-properties fo:margin-bottom="0in" style:line-height-at-least="0.1979in" fo:background-color="#FFFFFF"/>
    </style:style>
    <style:style style:name="T2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3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2194" style:parent-style-name="Standard" style:family="paragraph">
      <style:paragraph-properties fo:margin-bottom="0in" style:line-height-at-least="0.1979in" fo:background-color="#FFFFFF"/>
    </style:style>
    <style:style style:name="T2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97" style:parent-style-name="Standard" style:family="paragraph">
      <style:paragraph-properties fo:margin-bottom="0in" style:line-height-at-least="0.1979in" fo:background-color="#FFFFFF"/>
    </style:style>
    <style:style style:name="T2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15" style:parent-style-name="Standard" style:family="paragraph">
      <style:paragraph-properties fo:margin-bottom="0in" style:line-height-at-least="0.1979in" fo:background-color="#FFFFFF"/>
    </style:style>
    <style:style style:name="T2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20" style:parent-style-name="Standard" style:family="paragraph">
      <style:paragraph-properties fo:margin-bottom="0in" style:line-height-at-least="0.1979in" fo:background-color="#FFFFFF"/>
    </style:style>
    <style:style style:name="T2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24" style:parent-style-name="Standard" style:family="paragraph">
      <style:paragraph-properties fo:margin-bottom="0in" style:line-height-at-least="0.1979in" fo:background-color="#FFFFFF"/>
    </style:style>
    <style:style style:name="T2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30" style:parent-style-name="Standard" style:family="paragraph">
      <style:paragraph-properties fo:margin-bottom="0in" style:line-height-at-least="0.1979in" fo:background-color="#FFFFFF"/>
    </style:style>
    <style:style style:name="T2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36" style:parent-style-name="Standard" style:family="paragraph">
      <style:paragraph-properties fo:margin-bottom="0in" style:line-height-at-least="0.1979in" fo:background-color="#FFFFFF"/>
    </style:style>
    <style:style style:name="T2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42" style:parent-style-name="Standard" style:family="paragraph">
      <style:paragraph-properties fo:margin-bottom="0in" style:line-height-at-least="0.1979in" fo:background-color="#FFFFFF"/>
    </style:style>
    <style:style style:name="T2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4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49" style:parent-style-name="Standard" style:family="paragraph">
      <style:paragraph-properties fo:margin-bottom="0in" style:line-height-at-least="0.1979in" fo:background-color="#FFFFFF"/>
    </style:style>
    <style:style style:name="T2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52" style:parent-style-name="Standard" style:family="paragraph">
      <style:paragraph-properties fo:margin-bottom="0in" style:line-height-at-least="0.1979in" fo:background-color="#FFFFFF"/>
    </style:style>
    <style:style style:name="T2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55" style:parent-style-name="Standard" style:family="paragraph">
      <style:paragraph-properties fo:margin-bottom="0in" style:line-height-at-least="0.1979in" fo:background-color="#FFFFFF"/>
    </style:style>
    <style:style style:name="T2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60" style:parent-style-name="Standard" style:family="paragraph">
      <style:paragraph-properties fo:margin-bottom="0in" style:line-height-at-least="0.1979in" fo:background-color="#FFFFFF"/>
    </style:style>
    <style:style style:name="T2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76" style:parent-style-name="Standard" style:family="paragraph">
      <style:paragraph-properties fo:margin-bottom="0in" style:line-height-at-least="0.1979in" fo:background-color="#FFFFFF"/>
    </style:style>
    <style:style style:name="T2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85" style:parent-style-name="Standard" style:family="paragraph">
      <style:paragraph-properties fo:margin-bottom="0in" style:line-height-at-least="0.1979in" fo:background-color="#FFFFFF"/>
    </style:style>
    <style:style style:name="T22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288" style:parent-style-name="Standard" style:family="paragraph">
      <style:paragraph-properties fo:margin-bottom="0in" style:line-height-at-least="0.1979in" fo:background-color="#FFFFFF"/>
    </style:style>
    <style:style style:name="T2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307" style:parent-style-name="Standard" style:family="paragraph">
      <style:paragraph-properties fo:margin-bottom="0in" style:line-height-at-least="0.1979in" fo:background-color="#FFFFFF"/>
    </style:style>
    <style:style style:name="T2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310" style:parent-style-name="Standard" style:family="paragraph">
      <style:paragraph-properties fo:margin-bottom="0in" style:line-height-at-least="0.1979in" fo:background-color="#FFFFFF"/>
    </style:style>
    <style:style style:name="T2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13" style:parent-style-name="Standard" style:family="paragraph">
      <style:paragraph-properties fo:margin-bottom="0in" style:line-height-at-least="0.1979in" fo:background-color="#FFFFFF"/>
    </style:style>
    <style:style style:name="T23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16" style:parent-style-name="Standard" style:family="paragraph">
      <style:paragraph-properties fo:margin-bottom="0in" style:line-height-at-least="0.1979in" fo:background-color="#FFFFFF"/>
    </style:style>
    <style:style style:name="T2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319" style:parent-style-name="Standard" style:family="paragraph">
      <style:paragraph-properties fo:margin-bottom="0in" style:line-height-at-least="0.1979in" fo:background-color="#FFFFFF"/>
    </style:style>
    <style:style style:name="T23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3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3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3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338" style:parent-style-name="Standard" style:family="paragraph">
      <style:paragraph-properties fo:margin-bottom="0in" style:line-height-at-least="0.1979in" fo:background-color="#FFFFFF"/>
    </style:style>
    <style:style style:name="T2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341" style:parent-style-name="Standard" style:family="paragraph">
      <style:paragraph-properties fo:margin-bottom="0in" style:line-height-at-least="0.1979in" fo:background-color="#FFFFFF"/>
    </style:style>
    <style:style style:name="T23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3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346" style:parent-style-name="Standard" style:family="paragraph">
      <style:paragraph-properties fo:margin-bottom="0in" style:line-height-at-least="0.1979in" fo:background-color="#FFFFFF"/>
    </style:style>
    <style:style style:name="T2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351" style:parent-style-name="Standard" style:family="paragraph">
      <style:paragraph-properties fo:margin-bottom="0in" style:line-height-at-least="0.1979in" fo:background-color="#FFFFFF"/>
    </style:style>
    <style:style style:name="T2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356" style:parent-style-name="Standard" style:family="paragraph">
      <style:paragraph-properties fo:margin-bottom="0in" style:line-height-at-least="0.1979in" fo:background-color="#FFFFFF"/>
    </style:style>
    <style:style style:name="T2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64" style:parent-style-name="Standard" style:family="paragraph">
      <style:paragraph-properties fo:margin-bottom="0in" style:line-height-at-least="0.1979in" fo:background-color="#FFFFFF"/>
    </style:style>
    <style:style style:name="T2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80" style:parent-style-name="Standard" style:family="paragraph">
      <style:paragraph-properties fo:margin-bottom="0in" style:line-height-at-least="0.1979in" fo:background-color="#FFFFFF"/>
    </style:style>
    <style:style style:name="T2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383" style:parent-style-name="Standard" style:family="paragraph">
      <style:paragraph-properties fo:margin-bottom="0in" style:line-height-at-least="0.1979in" fo:background-color="#FFFFFF"/>
    </style:style>
    <style:style style:name="T2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386" style:parent-style-name="Standard" style:family="paragraph">
      <style:paragraph-properties fo:margin-bottom="0in" style:line-height-at-least="0.1979in" fo:background-color="#FFFFFF"/>
    </style:style>
    <style:style style:name="T2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05" style:parent-style-name="Standard" style:family="paragraph">
      <style:paragraph-properties fo:margin-bottom="0in" style:line-height-at-least="0.1979in" fo:background-color="#FFFFFF"/>
    </style:style>
    <style:style style:name="T24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13" style:parent-style-name="Standard" style:family="paragraph">
      <style:paragraph-properties fo:margin-bottom="0in" style:line-height-at-least="0.1979in" fo:background-color="#FFFFFF"/>
    </style:style>
    <style:style style:name="T2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16" style:parent-style-name="Standard" style:family="paragraph">
      <style:paragraph-properties fo:margin-bottom="0in" style:line-height-at-least="0.1979in" fo:background-color="#FFFFFF"/>
    </style:style>
    <style:style style:name="T2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421" style:parent-style-name="Standard" style:family="paragraph">
      <style:paragraph-properties fo:margin-bottom="0in" style:line-height-at-least="0.1979in" fo:background-color="#FFFFFF"/>
    </style:style>
    <style:style style:name="T2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426" style:parent-style-name="Standard" style:family="paragraph">
      <style:paragraph-properties fo:margin-bottom="0in" style:line-height-at-least="0.1979in" fo:background-color="#FFFFFF"/>
    </style:style>
    <style:style style:name="T2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34" style:parent-style-name="Standard" style:family="paragraph">
      <style:paragraph-properties fo:margin-bottom="0in" style:line-height-at-least="0.1979in" fo:background-color="#FFFFFF"/>
    </style:style>
    <style:style style:name="T2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50" style:parent-style-name="Standard" style:family="paragraph">
      <style:paragraph-properties fo:margin-bottom="0in" style:line-height-at-least="0.1979in" fo:background-color="#FFFFFF"/>
    </style:style>
    <style:style style:name="T2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53" style:parent-style-name="Standard" style:family="paragraph">
      <style:paragraph-properties fo:margin-bottom="0in" style:line-height-at-least="0.1979in" fo:background-color="#FFFFFF"/>
    </style:style>
    <style:style style:name="T24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61" style:parent-style-name="Standard" style:family="paragraph">
      <style:paragraph-properties fo:margin-bottom="0in" style:line-height-at-least="0.1979in" fo:background-color="#FFFFFF"/>
    </style:style>
    <style:style style:name="T24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468" style:parent-style-name="Standard" style:family="paragraph">
      <style:paragraph-properties fo:margin-bottom="0in" style:line-height-at-least="0.1979in" fo:background-color="#FFFFFF"/>
    </style:style>
    <style:style style:name="T2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73" style:parent-style-name="Standard" style:family="paragraph">
      <style:paragraph-properties fo:margin-bottom="0in" style:line-height-at-least="0.1979in" fo:background-color="#FFFFFF"/>
    </style:style>
    <style:style style:name="T24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76" style:parent-style-name="Standard" style:family="paragraph">
      <style:paragraph-properties fo:margin-bottom="0in" style:line-height-at-least="0.1979in" fo:background-color="#FFFFFF"/>
    </style:style>
    <style:style style:name="T2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86" style:parent-style-name="Standard" style:family="paragraph">
      <style:paragraph-properties fo:margin-bottom="0in" style:line-height-at-least="0.1979in" fo:background-color="#FFFFFF"/>
    </style:style>
    <style:style style:name="T2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496" style:parent-style-name="Standard" style:family="paragraph">
      <style:paragraph-properties fo:margin-bottom="0in" style:line-height-at-least="0.1979in" fo:background-color="#FFFFFF"/>
    </style:style>
    <style:style style:name="T2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503" style:parent-style-name="Standard" style:family="paragraph">
      <style:paragraph-properties fo:margin-bottom="0in" style:line-height-at-least="0.1979in" fo:background-color="#FFFFFF"/>
    </style:style>
    <style:style style:name="T2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08" style:parent-style-name="Standard" style:family="paragraph">
      <style:paragraph-properties fo:margin-bottom="0in" style:line-height-at-least="0.1979in" fo:background-color="#FFFFFF"/>
    </style:style>
    <style:style style:name="T2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11" style:parent-style-name="Standard" style:family="paragraph">
      <style:paragraph-properties fo:margin-bottom="0in" style:line-height-at-least="0.1979in" fo:background-color="#FFFFFF"/>
    </style:style>
    <style:style style:name="T2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518" style:parent-style-name="Standard" style:family="paragraph">
      <style:paragraph-properties fo:margin-bottom="0in" style:line-height-at-least="0.1979in" fo:background-color="#FFFFFF"/>
    </style:style>
    <style:style style:name="T2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23" style:parent-style-name="Standard" style:family="paragraph">
      <style:paragraph-properties fo:margin-bottom="0in" style:line-height-at-least="0.1979in" fo:background-color="#FFFFFF"/>
    </style:style>
    <style:style style:name="T2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26" style:parent-style-name="Standard" style:family="paragraph">
      <style:paragraph-properties fo:margin-bottom="0in" style:line-height-at-least="0.1979in" fo:background-color="#FFFFFF"/>
    </style:style>
    <style:style style:name="T2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533" style:parent-style-name="Standard" style:family="paragraph">
      <style:paragraph-properties fo:margin-bottom="0in" style:line-height-at-least="0.1979in" fo:background-color="#FFFFFF"/>
    </style:style>
    <style:style style:name="T2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38" style:parent-style-name="Standard" style:family="paragraph">
      <style:paragraph-properties fo:margin-bottom="0in" style:line-height-at-least="0.1979in" fo:background-color="#FFFFFF"/>
    </style:style>
    <style:style style:name="T2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41" style:parent-style-name="Standard" style:family="paragraph">
      <style:paragraph-properties fo:margin-bottom="0in" style:line-height-at-least="0.1979in" fo:background-color="#FFFFFF"/>
    </style:style>
    <style:style style:name="T2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548" style:parent-style-name="Standard" style:family="paragraph">
      <style:paragraph-properties fo:margin-bottom="0in" style:line-height-at-least="0.1979in" fo:background-color="#FFFFFF"/>
    </style:style>
    <style:style style:name="T2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53" style:parent-style-name="Standard" style:family="paragraph">
      <style:paragraph-properties fo:margin-bottom="0in" style:line-height-at-least="0.1979in" fo:background-color="#FFFFFF"/>
    </style:style>
    <style:style style:name="T25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56" style:parent-style-name="Standard" style:family="paragraph">
      <style:paragraph-properties fo:margin-bottom="0in" style:line-height-at-least="0.1979in" fo:background-color="#FFFFFF"/>
    </style:style>
    <style:style style:name="T2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66" style:parent-style-name="Standard" style:family="paragraph">
      <style:paragraph-properties fo:margin-bottom="0in" style:line-height-at-least="0.1979in" fo:background-color="#FFFFFF"/>
    </style:style>
    <style:style style:name="T2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573" style:parent-style-name="Standard" style:family="paragraph">
      <style:paragraph-properties fo:margin-bottom="0in" style:line-height-at-least="0.1979in" fo:background-color="#FFFFFF"/>
    </style:style>
    <style:style style:name="T2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78" style:parent-style-name="Standard" style:family="paragraph">
      <style:paragraph-properties fo:margin-bottom="0in" style:line-height-at-least="0.1979in" fo:background-color="#FFFFFF"/>
    </style:style>
    <style:style style:name="T2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1" style:parent-style-name="Standard" style:family="paragraph">
      <style:paragraph-properties fo:margin-bottom="0in" style:line-height-at-least="0.1979in" fo:background-color="#FFFFFF"/>
    </style:style>
    <style:style style:name="T2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4" style:parent-style-name="Standard" style:family="paragraph">
      <style:paragraph-properties fo:margin-bottom="0in" style:line-height-at-least="0.1979in" fo:background-color="#FFFFFF"/>
    </style:style>
    <style:style style:name="T2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7" style:parent-style-name="Standard" style:family="paragraph">
      <style:paragraph-properties fo:margin-bottom="0in" style:line-height-at-least="0.1979in" fo:background-color="#FFFFFF"/>
    </style:style>
    <style:style style:name="T2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95" style:parent-style-name="Standard" style:family="paragraph">
      <style:paragraph-properties fo:margin-bottom="0in" style:line-height-at-least="0.1979in" fo:background-color="#FFFFFF"/>
    </style:style>
    <style:style style:name="T2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98" style:parent-style-name="Standard" style:family="paragraph">
      <style:paragraph-properties fo:margin-bottom="0in" style:line-height-at-least="0.1979in" fo:background-color="#FFFFFF"/>
    </style:style>
    <style:style style:name="T25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603" style:parent-style-name="Standard" style:family="paragraph">
      <style:paragraph-properties fo:margin-bottom="0in" style:line-height-at-least="0.1979in" fo:background-color="#FFFFFF"/>
    </style:style>
    <style:style style:name="T2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608" style:parent-style-name="Standard" style:family="paragraph">
      <style:paragraph-properties fo:margin-bottom="0in" style:line-height-at-least="0.1979in" fo:background-color="#FFFFFF"/>
    </style:style>
    <style:style style:name="T2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6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613" style:parent-style-name="Standard" style:family="paragraph">
      <style:paragraph-properties fo:margin-bottom="0in" style:line-height-at-least="0.1979in" fo:background-color="#FFFFFF"/>
    </style:style>
    <style:style style:name="T2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22" style:parent-style-name="Standard" style:family="paragraph">
      <style:paragraph-properties fo:margin-bottom="0in" style:line-height-at-least="0.1979in" fo:background-color="#FFFFFF"/>
    </style:style>
    <style:style style:name="T2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38" style:parent-style-name="Standard" style:family="paragraph">
      <style:paragraph-properties fo:margin-bottom="0in" style:line-height-at-least="0.1979in" fo:background-color="#FFFFFF"/>
    </style:style>
    <style:style style:name="T2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41" style:parent-style-name="Standard" style:family="paragraph">
      <style:paragraph-properties fo:margin-bottom="0in" style:line-height-at-least="0.1979in" fo:background-color="#FFFFFF"/>
    </style:style>
    <style:style style:name="T2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44" style:parent-style-name="Standard" style:family="paragraph">
      <style:paragraph-properties fo:margin-bottom="0in" style:line-height-at-least="0.1979in" fo:background-color="#FFFFFF"/>
    </style:style>
    <style:style style:name="T2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52" style:parent-style-name="Standard" style:family="paragraph">
      <style:paragraph-properties fo:margin-bottom="0in" style:line-height-at-least="0.1979in" fo:background-color="#FFFFFF"/>
    </style:style>
    <style:style style:name="T2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55" style:parent-style-name="Standard" style:family="paragraph">
      <style:paragraph-properties fo:margin-bottom="0in" style:line-height-at-least="0.1979in" fo:background-color="#FFFFFF"/>
    </style:style>
    <style:style style:name="T2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660" style:parent-style-name="Standard" style:family="paragraph">
      <style:paragraph-properties fo:margin-bottom="0in" style:line-height-at-least="0.1979in" fo:background-color="#FFFFFF"/>
    </style:style>
    <style:style style:name="T2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6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665" style:parent-style-name="Standard" style:family="paragraph">
      <style:paragraph-properties fo:margin-bottom="0in" style:line-height-at-least="0.1979in" fo:background-color="#FFFFFF"/>
    </style:style>
    <style:style style:name="T2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670" style:parent-style-name="Standard" style:family="paragraph">
      <style:paragraph-properties fo:margin-bottom="0in" style:line-height-at-least="0.1979in" fo:background-color="#FFFFFF"/>
    </style:style>
    <style:style style:name="T26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79" style:parent-style-name="Standard" style:family="paragraph">
      <style:paragraph-properties fo:margin-bottom="0in" style:line-height-at-least="0.1979in" fo:background-color="#FFFFFF"/>
    </style:style>
    <style:style style:name="T2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95" style:parent-style-name="Standard" style:family="paragraph">
      <style:paragraph-properties fo:margin-bottom="0in" style:line-height-at-least="0.1979in" fo:background-color="#FFFFFF"/>
    </style:style>
    <style:style style:name="T26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698" style:parent-style-name="Standard" style:family="paragraph">
      <style:paragraph-properties fo:margin-bottom="0in" style:line-height-at-least="0.1979in" fo:background-color="#FFFFFF"/>
    </style:style>
    <style:style style:name="T2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01" style:parent-style-name="Standard" style:family="paragraph">
      <style:paragraph-properties fo:margin-bottom="0in" style:line-height-at-least="0.1979in" fo:background-color="#FFFFFF"/>
    </style:style>
    <style:style style:name="T2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04" style:parent-style-name="Standard" style:family="paragraph">
      <style:paragraph-properties fo:margin-bottom="0in" style:line-height-at-least="0.1979in" fo:background-color="#FFFFFF"/>
    </style:style>
    <style:style style:name="T2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08" style:parent-style-name="Standard" style:family="paragraph">
      <style:paragraph-properties fo:margin-bottom="0in" style:line-height-at-least="0.1979in" fo:background-color="#FFFFFF"/>
    </style:style>
    <style:style style:name="T2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14" style:parent-style-name="Standard" style:family="paragraph">
      <style:paragraph-properties fo:margin-bottom="0in" style:line-height-at-least="0.1979in" fo:background-color="#FFFFFF"/>
    </style:style>
    <style:style style:name="T2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20" style:parent-style-name="Standard" style:family="paragraph">
      <style:paragraph-properties fo:margin-bottom="0in" style:line-height-at-least="0.1979in" fo:background-color="#FFFFFF"/>
    </style:style>
    <style:style style:name="T2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26" style:parent-style-name="Standard" style:family="paragraph">
      <style:paragraph-properties fo:margin-bottom="0in" style:line-height-at-least="0.1979in" fo:background-color="#FFFFFF"/>
    </style:style>
    <style:style style:name="T2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32" style:parent-style-name="Standard" style:family="paragraph">
      <style:paragraph-properties fo:margin-bottom="0in" style:line-height-at-least="0.1979in" fo:background-color="#FFFFFF"/>
    </style:style>
    <style:style style:name="T2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3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2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38" style:parent-style-name="Standard" style:family="paragraph">
      <style:paragraph-properties fo:margin-bottom="0in" style:line-height-at-least="0.1979in" fo:background-color="#FFFFFF"/>
    </style:style>
    <style:style style:name="T2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2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5" style:parent-style-name="Standard" style:family="paragraph">
      <style:paragraph-properties fo:margin-bottom="0in" style:line-height-at-least="0.1979in" fo:background-color="#FFFFFF"/>
    </style:style>
    <style:style style:name="T2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74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49" style:parent-style-name="Standard" style:family="paragraph">
      <style:paragraph-properties fo:margin-bottom="0in" style:line-height-at-least="0.1979in" fo:background-color="#FFFFFF"/>
    </style:style>
    <style:style style:name="T2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52" style:parent-style-name="Standard" style:family="paragraph">
      <style:paragraph-properties fo:margin-bottom="0in" style:line-height-at-least="0.1979in" fo:background-color="#FFFFFF"/>
    </style:style>
    <style:style style:name="T2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67" style:parent-style-name="Standard" style:family="paragraph">
      <style:paragraph-properties fo:margin-bottom="0in" style:line-height-at-least="0.1979in" fo:background-color="#FFFFFF"/>
    </style:style>
    <style:style style:name="T27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70" style:parent-style-name="Standard" style:family="paragraph">
      <style:paragraph-properties fo:margin-bottom="0in" style:line-height-at-least="0.1979in" fo:background-color="#FFFFFF"/>
    </style:style>
    <style:style style:name="T2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775" style:parent-style-name="Standard" style:family="paragraph">
      <style:paragraph-properties fo:margin-bottom="0in" style:line-height-at-least="0.1979in" fo:background-color="#FFFFFF"/>
    </style:style>
    <style:style style:name="T27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7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780" style:parent-style-name="Standard" style:family="paragraph">
      <style:paragraph-properties fo:margin-bottom="0in" style:line-height-at-least="0.1979in" fo:background-color="#FFFFFF"/>
    </style:style>
    <style:style style:name="T2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785" style:parent-style-name="Standard" style:family="paragraph">
      <style:paragraph-properties fo:margin-bottom="0in" style:line-height-at-least="0.1979in" fo:background-color="#FFFFFF"/>
    </style:style>
    <style:style style:name="T2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94" style:parent-style-name="Standard" style:family="paragraph">
      <style:paragraph-properties fo:margin-bottom="0in" style:line-height-at-least="0.1979in" fo:background-color="#FFFFFF"/>
    </style:style>
    <style:style style:name="T2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0" style:parent-style-name="Standard" style:family="paragraph">
      <style:paragraph-properties fo:margin-bottom="0in" style:line-height-at-least="0.1979in" fo:background-color="#FFFFFF"/>
    </style:style>
    <style:style style:name="T2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1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13" style:parent-style-name="Standard" style:family="paragraph">
      <style:paragraph-properties fo:margin-bottom="0in" style:line-height-at-least="0.1979in" fo:background-color="#FFFFFF"/>
    </style:style>
    <style:style style:name="T2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16" style:parent-style-name="Standard" style:family="paragraph">
      <style:paragraph-properties fo:margin-bottom="0in" style:line-height-at-least="0.1979in" fo:background-color="#FFFFFF"/>
    </style:style>
    <style:style style:name="T2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24" style:parent-style-name="Standard" style:family="paragraph">
      <style:paragraph-properties fo:margin-bottom="0in" style:line-height-at-least="0.1979in" fo:background-color="#FFFFFF"/>
    </style:style>
    <style:style style:name="T2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27" style:parent-style-name="Standard" style:family="paragraph">
      <style:paragraph-properties fo:margin-bottom="0in" style:line-height-at-least="0.1979in" fo:background-color="#FFFFFF"/>
    </style:style>
    <style:style style:name="T28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32" style:parent-style-name="Standard" style:family="paragraph">
      <style:paragraph-properties fo:margin-bottom="0in" style:line-height-at-least="0.1979in" fo:background-color="#FFFFFF"/>
    </style:style>
    <style:style style:name="T2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837" style:parent-style-name="Standard" style:family="paragraph">
      <style:paragraph-properties fo:margin-bottom="0in" style:line-height-at-least="0.1979in" fo:background-color="#FFFFFF"/>
    </style:style>
    <style:style style:name="T2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3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2842" style:parent-style-name="Standard" style:family="paragraph">
      <style:paragraph-properties fo:margin-bottom="0in" style:line-height-at-least="0.1979in" fo:background-color="#FFFFFF"/>
    </style:style>
    <style:style style:name="T2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51" style:parent-style-name="Standard" style:family="paragraph">
      <style:paragraph-properties fo:margin-bottom="0in" style:line-height-at-least="0.1979in" fo:background-color="#FFFFFF"/>
    </style:style>
    <style:style style:name="T2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67" style:parent-style-name="Standard" style:family="paragraph">
      <style:paragraph-properties fo:margin-bottom="0in" style:line-height-at-least="0.1979in" fo:background-color="#FFFFFF"/>
    </style:style>
    <style:style style:name="T2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70" style:parent-style-name="Standard" style:family="paragraph">
      <style:paragraph-properties fo:margin-bottom="0in" style:line-height-at-least="0.1979in" fo:background-color="#FFFFFF"/>
    </style:style>
    <style:style style:name="T28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73" style:parent-style-name="Standard" style:family="paragraph">
      <style:paragraph-properties fo:margin-bottom="0in" style:line-height-at-least="0.1979in" fo:background-color="#FFFFFF"/>
    </style:style>
    <style:style style:name="T2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76" style:parent-style-name="Standard" style:family="paragraph">
      <style:paragraph-properties fo:margin-bottom="0in" style:line-height-at-least="0.1979in" fo:background-color="#FFFFFF"/>
    </style:style>
    <style:style style:name="T2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79" style:parent-style-name="Standard" style:family="paragraph">
      <style:paragraph-properties fo:margin-bottom="0in" style:line-height-at-least="0.1979in" fo:background-color="#FFFFFF"/>
    </style:style>
    <style:style style:name="T2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1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2882" style:parent-style-name="Standard" style:family="paragraph">
      <style:paragraph-properties fo:margin-bottom="0in" style:line-height-at-least="0.1979in" fo:background-color="#FFFFFF"/>
    </style:style>
    <style:style style:name="T2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85" style:parent-style-name="Standard" style:family="paragraph">
      <style:paragraph-properties fo:margin-bottom="0in" style:line-height-at-least="0.1979in" fo:background-color="#FFFFFF"/>
    </style:style>
    <style:style style:name="T2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8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03" style:parent-style-name="Standard" style:family="paragraph">
      <style:paragraph-properties fo:margin-bottom="0in" style:line-height-at-least="0.1979in" fo:background-color="#FFFFFF"/>
    </style:style>
    <style:style style:name="T29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08" style:parent-style-name="Standard" style:family="paragraph">
      <style:paragraph-properties fo:margin-bottom="0in" style:line-height-at-least="0.1979in" fo:background-color="#FFFFFF"/>
    </style:style>
    <style:style style:name="T2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12" style:parent-style-name="Standard" style:family="paragraph">
      <style:paragraph-properties fo:margin-bottom="0in" style:line-height-at-least="0.1979in" fo:background-color="#FFFFFF"/>
    </style:style>
    <style:style style:name="T2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1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18" style:parent-style-name="Standard" style:family="paragraph">
      <style:paragraph-properties fo:margin-bottom="0in" style:line-height-at-least="0.1979in" fo:background-color="#FFFFFF"/>
    </style:style>
    <style:style style:name="T2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24" style:parent-style-name="Standard" style:family="paragraph">
      <style:paragraph-properties fo:margin-bottom="0in" style:line-height-at-least="0.1979in" fo:background-color="#FFFFFF"/>
    </style:style>
    <style:style style:name="T2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30" style:parent-style-name="Standard" style:family="paragraph">
      <style:paragraph-properties fo:margin-bottom="0in" style:line-height-at-least="0.1979in" fo:background-color="#FFFFFF"/>
    </style:style>
    <style:style style:name="T2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37" style:parent-style-name="Standard" style:family="paragraph">
      <style:paragraph-properties fo:margin-bottom="0in" style:line-height-at-least="0.1979in" fo:background-color="#FFFFFF"/>
    </style:style>
    <style:style style:name="T29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40" style:parent-style-name="Standard" style:family="paragraph">
      <style:paragraph-properties fo:margin-bottom="0in" style:line-height-at-least="0.1979in" fo:background-color="#FFFFFF"/>
    </style:style>
    <style:style style:name="T2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43" style:parent-style-name="Standard" style:family="paragraph">
      <style:paragraph-properties fo:margin-bottom="0in" style:line-height-at-least="0.1979in" fo:background-color="#FFFFFF"/>
    </style:style>
    <style:style style:name="T29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948" style:parent-style-name="Standard" style:family="paragraph">
      <style:paragraph-properties fo:margin-bottom="0in" style:line-height-at-least="0.1979in" fo:background-color="#FFFFFF"/>
    </style:style>
    <style:style style:name="T2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9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9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64" style:parent-style-name="Standard" style:family="paragraph">
      <style:paragraph-properties fo:margin-bottom="0in" style:line-height-at-least="0.1979in" fo:background-color="#FFFFFF"/>
    </style:style>
    <style:style style:name="T2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6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73" style:parent-style-name="Standard" style:family="paragraph">
      <style:paragraph-properties fo:margin-bottom="0in" style:line-height-at-least="0.1979in" fo:background-color="#FFFFFF"/>
    </style:style>
    <style:style style:name="T2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76" style:parent-style-name="Standard" style:family="paragraph">
      <style:paragraph-properties fo:margin-bottom="0in" style:line-height-at-least="0.1979in" fo:background-color="#FFFFFF"/>
    </style:style>
    <style:style style:name="T2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995" style:parent-style-name="Standard" style:family="paragraph">
      <style:paragraph-properties fo:margin-bottom="0in" style:line-height-at-least="0.1979in" fo:background-color="#FFFFFF"/>
    </style:style>
    <style:style style:name="T29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998" style:parent-style-name="Standard" style:family="paragraph">
      <style:paragraph-properties fo:margin-bottom="0in" style:line-height-at-least="0.1979in" fo:background-color="#FFFFFF"/>
    </style:style>
    <style:style style:name="T2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001" style:parent-style-name="Standard" style:family="paragraph">
      <style:paragraph-properties fo:margin-bottom="0in" style:line-height-at-least="0.1979in" fo:background-color="#FFFFFF"/>
    </style:style>
    <style:style style:name="T30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004" style:parent-style-name="Standard" style:family="paragraph">
      <style:paragraph-properties fo:margin-bottom="0in" style:line-height-at-least="0.1979in" fo:background-color="#FFFFFF"/>
    </style:style>
    <style:style style:name="T3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07" style:parent-style-name="Standard" style:family="paragraph">
      <style:paragraph-properties fo:margin-bottom="0in" style:line-height-at-least="0.1979in" fo:background-color="#FFFFFF"/>
    </style:style>
    <style:style style:name="T30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1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26" style:parent-style-name="Standard" style:family="paragraph">
      <style:paragraph-properties fo:margin-bottom="0in" style:line-height-at-least="0.1979in" fo:background-color="#FFFFFF"/>
    </style:style>
    <style:style style:name="T3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029" style:parent-style-name="Standard" style:family="paragraph">
      <style:paragraph-properties fo:margin-bottom="0in" style:line-height-at-least="0.1979in" fo:background-color="#FFFFFF"/>
    </style:style>
    <style:style style:name="T3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034" style:parent-style-name="Standard" style:family="paragraph">
      <style:paragraph-properties fo:margin-bottom="0in" style:line-height-at-least="0.1979in" fo:background-color="#FFFFFF"/>
    </style:style>
    <style:style style:name="T3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0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039" style:parent-style-name="Standard" style:family="paragraph">
      <style:paragraph-properties fo:margin-bottom="0in" style:line-height-at-least="0.1979in" fo:background-color="#FFFFFF"/>
    </style:style>
    <style:style style:name="T30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044" style:parent-style-name="Standard" style:family="paragraph">
      <style:paragraph-properties fo:margin-bottom="0in" style:line-height-at-least="0.1979in" fo:background-color="#FFFFFF"/>
    </style:style>
    <style:style style:name="T3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52" style:parent-style-name="Standard" style:family="paragraph">
      <style:paragraph-properties fo:margin-bottom="0in" style:line-height-at-least="0.1979in" fo:background-color="#FFFFFF"/>
    </style:style>
    <style:style style:name="T3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68" style:parent-style-name="Standard" style:family="paragraph">
      <style:paragraph-properties fo:margin-bottom="0in" style:line-height-at-least="0.1979in" fo:background-color="#FFFFFF"/>
    </style:style>
    <style:style style:name="T3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71" style:parent-style-name="Standard" style:family="paragraph">
      <style:paragraph-properties fo:margin-bottom="0in" style:line-height-at-least="0.1979in" fo:background-color="#FFFFFF"/>
    </style:style>
    <style:style style:name="T30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74" style:parent-style-name="Standard" style:family="paragraph">
      <style:paragraph-properties fo:margin-bottom="0in" style:line-height-at-least="0.1979in" fo:background-color="#FFFFFF"/>
    </style:style>
    <style:style style:name="T3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0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0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93" style:parent-style-name="Standard" style:family="paragraph">
      <style:paragraph-properties fo:margin-bottom="0in" style:line-height-at-least="0.1979in" fo:background-color="#FFFFFF"/>
    </style:style>
    <style:style style:name="T3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01" style:parent-style-name="Standard" style:family="paragraph">
      <style:paragraph-properties fo:margin-bottom="0in" style:line-height-at-least="0.1979in" fo:background-color="#FFFFFF"/>
    </style:style>
    <style:style style:name="T3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04" style:parent-style-name="Standard" style:family="paragraph">
      <style:paragraph-properties fo:margin-bottom="0in" style:line-height-at-least="0.1979in" fo:background-color="#FFFFFF"/>
    </style:style>
    <style:style style:name="T3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109" style:parent-style-name="Standard" style:family="paragraph">
      <style:paragraph-properties fo:margin-bottom="0in" style:line-height-at-least="0.1979in" fo:background-color="#FFFFFF"/>
    </style:style>
    <style:style style:name="T31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114" style:parent-style-name="Standard" style:family="paragraph">
      <style:paragraph-properties fo:margin-bottom="0in" style:line-height-at-least="0.1979in" fo:background-color="#FFFFFF"/>
    </style:style>
    <style:style style:name="T3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3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3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122" style:parent-style-name="Standard" style:family="paragraph">
      <style:paragraph-properties fo:margin-bottom="0in" style:line-height-at-least="0.1979in" fo:background-color="#FFFFFF"/>
    </style:style>
    <style:style style:name="T31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3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1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3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1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139" style:parent-style-name="Standard" style:family="paragraph">
      <style:paragraph-properties fo:margin-bottom="0in" style:line-height-at-least="0.1979in" fo:background-color="#FFFFFF"/>
    </style:style>
    <style:style style:name="T3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42" style:parent-style-name="Standard" style:family="paragraph">
      <style:paragraph-properties fo:margin-bottom="0in" style:line-height-at-least="0.1979in" fo:background-color="#FFFFFF"/>
    </style:style>
    <style:style style:name="T3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50" style:parent-style-name="Standard" style:family="paragraph">
      <style:paragraph-properties fo:margin-bottom="0in" style:line-height-at-least="0.1979in" fo:background-color="#FFFFFF"/>
    </style:style>
    <style:style style:name="T3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157" style:parent-style-name="Standard" style:family="paragraph">
      <style:paragraph-properties fo:margin-bottom="0in" style:line-height-at-least="0.1979in" fo:background-color="#FFFFFF"/>
    </style:style>
    <style:style style:name="T3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62" style:parent-style-name="Standard" style:family="paragraph">
      <style:paragraph-properties fo:margin-bottom="0in" style:line-height-at-least="0.1979in" fo:background-color="#FFFFFF"/>
    </style:style>
    <style:style style:name="T3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65" style:parent-style-name="Standard" style:family="paragraph">
      <style:paragraph-properties fo:margin-bottom="0in" style:line-height-at-least="0.1979in" fo:background-color="#FFFFFF"/>
    </style:style>
    <style:style style:name="T3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75" style:parent-style-name="Standard" style:family="paragraph">
      <style:paragraph-properties fo:margin-bottom="0in" style:line-height-at-least="0.1979in" fo:background-color="#FFFFFF"/>
    </style:style>
    <style:style style:name="T3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1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85" style:parent-style-name="Standard" style:family="paragraph">
      <style:paragraph-properties fo:margin-bottom="0in" style:line-height-at-least="0.1979in" fo:background-color="#FFFFFF"/>
    </style:style>
    <style:style style:name="T3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192" style:parent-style-name="Standard" style:family="paragraph">
      <style:paragraph-properties fo:margin-bottom="0in" style:line-height-at-least="0.1979in" fo:background-color="#FFFFFF"/>
    </style:style>
    <style:style style:name="T3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197" style:parent-style-name="Standard" style:family="paragraph">
      <style:paragraph-properties fo:margin-bottom="0in" style:line-height-at-least="0.1979in" fo:background-color="#FFFFFF"/>
    </style:style>
    <style:style style:name="T3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00" style:parent-style-name="Standard" style:family="paragraph">
      <style:paragraph-properties fo:margin-bottom="0in" style:line-height-at-least="0.1979in" fo:background-color="#FFFFFF"/>
    </style:style>
    <style:style style:name="T3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07" style:parent-style-name="Standard" style:family="paragraph">
      <style:paragraph-properties fo:margin-bottom="0in" style:line-height-at-least="0.1979in" fo:background-color="#FFFFFF"/>
    </style:style>
    <style:style style:name="T3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12" style:parent-style-name="Standard" style:family="paragraph">
      <style:paragraph-properties fo:margin-bottom="0in" style:line-height-at-least="0.1979in" fo:background-color="#FFFFFF"/>
    </style:style>
    <style:style style:name="T3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15" style:parent-style-name="Standard" style:family="paragraph">
      <style:paragraph-properties fo:margin-bottom="0in" style:line-height-at-least="0.1979in" fo:background-color="#FFFFFF"/>
    </style:style>
    <style:style style:name="T3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22" style:parent-style-name="Standard" style:family="paragraph">
      <style:paragraph-properties fo:margin-bottom="0in" style:line-height-at-least="0.1979in" fo:background-color="#FFFFFF"/>
    </style:style>
    <style:style style:name="T3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27" style:parent-style-name="Standard" style:family="paragraph">
      <style:paragraph-properties fo:margin-bottom="0in" style:line-height-at-least="0.1979in" fo:background-color="#FFFFFF"/>
    </style:style>
    <style:style style:name="T32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30" style:parent-style-name="Standard" style:family="paragraph">
      <style:paragraph-properties fo:margin-bottom="0in" style:line-height-at-least="0.1979in" fo:background-color="#FFFFFF"/>
    </style:style>
    <style:style style:name="T3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37" style:parent-style-name="Standard" style:family="paragraph">
      <style:paragraph-properties fo:margin-bottom="0in" style:line-height-at-least="0.1979in" fo:background-color="#FFFFFF"/>
    </style:style>
    <style:style style:name="T32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42" style:parent-style-name="Standard" style:family="paragraph">
      <style:paragraph-properties fo:margin-bottom="0in" style:line-height-at-least="0.1979in" fo:background-color="#FFFFFF"/>
    </style:style>
    <style:style style:name="T3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45" style:parent-style-name="Standard" style:family="paragraph">
      <style:paragraph-properties fo:margin-bottom="0in" style:line-height-at-least="0.1979in" fo:background-color="#FFFFFF"/>
    </style:style>
    <style:style style:name="T3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55" style:parent-style-name="Standard" style:family="paragraph">
      <style:paragraph-properties fo:margin-bottom="0in" style:line-height-at-least="0.1979in" fo:background-color="#FFFFFF"/>
    </style:style>
    <style:style style:name="T3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5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62" style:parent-style-name="Standard" style:family="paragraph">
      <style:paragraph-properties fo:margin-bottom="0in" style:line-height-at-least="0.1979in" fo:background-color="#FFFFFF"/>
    </style:style>
    <style:style style:name="T3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67" style:parent-style-name="Standard" style:family="paragraph">
      <style:paragraph-properties fo:margin-bottom="0in" style:line-height-at-least="0.1979in" fo:background-color="#FFFFFF"/>
    </style:style>
    <style:style style:name="T32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0" style:parent-style-name="Standard" style:family="paragraph">
      <style:paragraph-properties fo:margin-bottom="0in" style:line-height-at-least="0.1979in" fo:background-color="#FFFFFF"/>
    </style:style>
    <style:style style:name="T3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3" style:parent-style-name="Standard" style:family="paragraph">
      <style:paragraph-properties fo:margin-bottom="0in" style:line-height-at-least="0.1979in" fo:background-color="#FFFFFF"/>
    </style:style>
    <style:style style:name="T32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76" style:parent-style-name="Standard" style:family="paragraph">
      <style:paragraph-properties fo:margin-bottom="0in" style:line-height-at-least="0.1979in" fo:background-color="#FFFFFF"/>
    </style:style>
    <style:style style:name="T3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91" style:parent-style-name="Standard" style:family="paragraph">
      <style:paragraph-properties fo:margin-bottom="0in" style:line-height-at-least="0.1979in" fo:background-color="#FFFFFF"/>
    </style:style>
    <style:style style:name="T32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294" style:parent-style-name="Standard" style:family="paragraph">
      <style:paragraph-properties fo:margin-bottom="0in" style:line-height-at-least="0.1979in" fo:background-color="#FFFFFF"/>
    </style:style>
    <style:style style:name="T3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99" style:parent-style-name="Standard" style:family="paragraph">
      <style:paragraph-properties fo:margin-bottom="0in" style:line-height-at-least="0.1979in" fo:background-color="#FFFFFF"/>
    </style:style>
    <style:style style:name="T3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304" style:parent-style-name="Standard" style:family="paragraph">
      <style:paragraph-properties fo:margin-bottom="0in" style:line-height-at-least="0.1979in" fo:background-color="#FFFFFF"/>
    </style:style>
    <style:style style:name="T3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309" style:parent-style-name="Standard" style:family="paragraph">
      <style:paragraph-properties fo:margin-bottom="0in" style:line-height-at-least="0.1979in" fo:background-color="#FFFFFF"/>
    </style:style>
    <style:style style:name="T33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318" style:parent-style-name="Standard" style:family="paragraph">
      <style:paragraph-properties fo:margin-bottom="0in" style:line-height-at-least="0.1979in" fo:background-color="#FFFFFF"/>
    </style:style>
    <style:style style:name="T3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334" style:parent-style-name="Standard" style:family="paragraph">
      <style:paragraph-properties fo:margin-bottom="0in" style:line-height-at-least="0.1979in" fo:background-color="#FFFFFF"/>
    </style:style>
    <style:style style:name="T3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37" style:parent-style-name="Standard" style:family="paragraph">
      <style:paragraph-properties fo:margin-bottom="0in" style:line-height-at-least="0.1979in" fo:background-color="#FFFFFF"/>
    </style:style>
    <style:style style:name="T33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3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40" style:parent-style-name="Standard" style:family="paragraph">
      <style:paragraph-properties fo:margin-bottom="0in" style:line-height-at-least="0.1979in" fo:background-color="#FFFFFF"/>
    </style:style>
    <style:style style:name="T3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3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48" style:parent-style-name="Standard" style:family="paragraph">
      <style:paragraph-properties fo:margin-bottom="0in" style:line-height-at-least="0.1979in" fo:background-color="#FFFFFF"/>
    </style:style>
    <style:style style:name="T3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51" style:parent-style-name="Standard" style:family="paragraph">
      <style:paragraph-properties fo:margin-bottom="0in" style:line-height-at-least="0.1979in" fo:background-color="#FFFFFF"/>
    </style:style>
    <style:style style:name="T3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356" style:parent-style-name="Standard" style:family="paragraph">
      <style:paragraph-properties fo:margin-bottom="0in" style:line-height-at-least="0.1979in" fo:background-color="#FFFFFF"/>
    </style:style>
    <style:style style:name="T3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361" style:parent-style-name="Standard" style:family="paragraph">
      <style:paragraph-properties fo:margin-bottom="0in" style:line-height-at-least="0.1979in" fo:background-color="#FFFFFF"/>
    </style:style>
    <style:style style:name="T3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3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366" style:parent-style-name="Standard" style:family="paragraph">
      <style:paragraph-properties fo:margin-bottom="0in" style:line-height-at-least="0.1979in" fo:background-color="#FFFFFF"/>
    </style:style>
    <style:style style:name="T3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375" style:parent-style-name="Standard" style:family="paragraph">
      <style:paragraph-properties fo:margin-bottom="0in" style:line-height-at-least="0.1979in" fo:background-color="#FFFFFF"/>
    </style:style>
    <style:style style:name="T3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3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391" style:parent-style-name="Standard" style:family="paragraph">
      <style:paragraph-properties fo:margin-bottom="0in" style:line-height-at-least="0.1979in" fo:background-color="#FFFFFF"/>
    </style:style>
    <style:style style:name="T33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94" style:parent-style-name="Standard" style:family="paragraph">
      <style:paragraph-properties fo:margin-bottom="0in" style:line-height-at-least="0.1979in" fo:background-color="#FFFFFF"/>
    </style:style>
    <style:style style:name="T3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397" style:parent-style-name="Standard" style:family="paragraph">
      <style:paragraph-properties fo:margin-bottom="0in" style:line-height-at-least="0.1979in" fo:background-color="#FFFFFF"/>
    </style:style>
    <style:style style:name="T33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00" style:parent-style-name="Standard" style:family="paragraph">
      <style:paragraph-properties fo:margin-bottom="0in" style:line-height-at-least="0.1979in" fo:background-color="#FFFFFF"/>
    </style:style>
    <style:style style:name="T3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04" style:parent-style-name="Standard" style:family="paragraph">
      <style:paragraph-properties fo:margin-bottom="0in" style:line-height-at-least="0.1979in" fo:background-color="#FFFFFF"/>
    </style:style>
    <style:style style:name="T3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0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10" style:parent-style-name="Standard" style:family="paragraph">
      <style:paragraph-properties fo:margin-bottom="0in" style:line-height-at-least="0.1979in" fo:background-color="#FFFFFF"/>
    </style:style>
    <style:style style:name="T3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1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16" style:parent-style-name="Standard" style:family="paragraph">
      <style:paragraph-properties fo:margin-bottom="0in" style:line-height-at-least="0.1979in" fo:background-color="#FFFFFF"/>
    </style:style>
    <style:style style:name="T3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22" style:parent-style-name="Standard" style:family="paragraph">
      <style:paragraph-properties fo:margin-bottom="0in" style:line-height-at-least="0.1979in" fo:background-color="#FFFFFF"/>
    </style:style>
    <style:style style:name="T3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28" style:parent-style-name="Standard" style:family="paragraph">
      <style:paragraph-properties fo:margin-bottom="0in" style:line-height-at-least="0.1979in" fo:background-color="#FFFFFF"/>
    </style:style>
    <style:style style:name="T3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3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3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434" style:parent-style-name="Standard" style:family="paragraph">
      <style:paragraph-properties fo:margin-bottom="0in" style:line-height-at-least="0.1979in" fo:background-color="#FFFFFF"/>
    </style:style>
    <style:style style:name="T3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3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style:language-asian="de" style:country-asian="DE"/>
    </style:style>
    <style:style style:name="T3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4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441" style:parent-style-name="Standard" style:family="paragraph">
      <style:paragraph-properties fo:margin-bottom="0in" style:line-height-at-least="0.1979in" fo:background-color="#FFFFFF"/>
    </style:style>
    <style:style style:name="T34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44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445" style:parent-style-name="Standard" style:family="paragraph">
      <style:paragraph-properties fo:margin-bottom="0in" style:line-height-at-least="0.1979in" fo:background-color="#FFFFFF"/>
    </style:style>
    <style:style style:name="T34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4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48" style:parent-style-name="Standard" style:family="paragraph">
      <style:paragraph-properties fo:margin-bottom="0in" style:line-height-at-least="0.1979in" fo:background-color="#FFFFFF"/>
    </style:style>
    <style:style style:name="T3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6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63" style:parent-style-name="Standard" style:family="paragraph">
      <style:paragraph-properties fo:margin-bottom="0in" style:line-height-at-least="0.1979in" fo:background-color="#FFFFFF"/>
    </style:style>
    <style:style style:name="T34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66" style:parent-style-name="Standard" style:family="paragraph">
      <style:paragraph-properties fo:margin-bottom="0in" style:line-height-at-least="0.1979in" fo:background-color="#FFFFFF"/>
    </style:style>
    <style:style style:name="T3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471" style:parent-style-name="Standard" style:family="paragraph">
      <style:paragraph-properties fo:margin-bottom="0in" style:line-height-at-least="0.1979in" fo:background-color="#FFFFFF"/>
    </style:style>
    <style:style style:name="T34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4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476" style:parent-style-name="Standard" style:family="paragraph">
      <style:paragraph-properties fo:margin-bottom="0in" style:line-height-at-least="0.1979in" fo:background-color="#FFFFFF"/>
    </style:style>
    <style:style style:name="T3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481" style:parent-style-name="Standard" style:family="paragraph">
      <style:paragraph-properties fo:margin-bottom="0in" style:line-height-at-least="0.1979in" fo:background-color="#FFFFFF"/>
    </style:style>
    <style:style style:name="T34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490" style:parent-style-name="Standard" style:family="paragraph">
      <style:paragraph-properties fo:margin-bottom="0in" style:line-height-at-least="0.1979in" fo:background-color="#FFFFFF"/>
    </style:style>
    <style:style style:name="T3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49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06" style:parent-style-name="Standard" style:family="paragraph">
      <style:paragraph-properties fo:margin-bottom="0in" style:line-height-at-least="0.1979in" fo:background-color="#FFFFFF"/>
    </style:style>
    <style:style style:name="T3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09" style:parent-style-name="Standard" style:family="paragraph">
      <style:paragraph-properties fo:margin-bottom="0in" style:line-height-at-least="0.1979in" fo:background-color="#FFFFFF"/>
    </style:style>
    <style:style style:name="T3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12" style:parent-style-name="Standard" style:family="paragraph">
      <style:paragraph-properties fo:margin-bottom="0in" style:line-height-at-least="0.1979in" fo:background-color="#FFFFFF"/>
    </style:style>
    <style:style style:name="T3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5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20" style:parent-style-name="Standard" style:family="paragraph">
      <style:paragraph-properties fo:margin-bottom="0in" style:line-height-at-least="0.1979in" fo:background-color="#FFFFFF"/>
    </style:style>
    <style:style style:name="T3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23" style:parent-style-name="Standard" style:family="paragraph">
      <style:paragraph-properties fo:margin-bottom="0in" style:line-height-at-least="0.1979in" fo:background-color="#FFFFFF"/>
    </style:style>
    <style:style style:name="T3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528" style:parent-style-name="Standard" style:family="paragraph">
      <style:paragraph-properties fo:margin-bottom="0in" style:line-height-at-least="0.1979in" fo:background-color="#FFFFFF"/>
    </style:style>
    <style:style style:name="T3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533" style:parent-style-name="Standard" style:family="paragraph">
      <style:paragraph-properties fo:margin-bottom="0in" style:line-height-at-least="0.1979in" fo:background-color="#FFFFFF"/>
    </style:style>
    <style:style style:name="T3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538" style:parent-style-name="Standard" style:family="paragraph">
      <style:paragraph-properties fo:margin-bottom="0in" style:line-height-at-least="0.1979in" fo:background-color="#FFFFFF"/>
    </style:style>
    <style:style style:name="T3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47" style:parent-style-name="Standard" style:family="paragraph">
      <style:paragraph-properties fo:margin-bottom="0in" style:line-height-at-least="0.1979in" fo:background-color="#FFFFFF"/>
    </style:style>
    <style:style style:name="T3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5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63" style:parent-style-name="Standard" style:family="paragraph">
      <style:paragraph-properties fo:margin-bottom="0in" style:line-height-at-least="0.1979in" fo:background-color="#FFFFFF"/>
    </style:style>
    <style:style style:name="T3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66" style:parent-style-name="Standard" style:family="paragraph">
      <style:paragraph-properties fo:margin-bottom="0in" style:line-height-at-least="0.1979in" fo:background-color="#FFFFFF"/>
    </style:style>
    <style:style style:name="T3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69" style:parent-style-name="Standard" style:family="paragraph">
      <style:paragraph-properties fo:margin-bottom="0in" style:line-height-at-least="0.1979in" fo:background-color="#FFFFFF"/>
    </style:style>
    <style:style style:name="T3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72" style:parent-style-name="Standard" style:family="paragraph">
      <style:paragraph-properties fo:margin-bottom="0in" style:line-height-at-least="0.1979in" fo:background-color="#FFFFFF"/>
    </style:style>
    <style:style style:name="T3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75" style:parent-style-name="Standard" style:family="paragraph">
      <style:paragraph-properties fo:margin-bottom="0in" style:line-height-at-least="0.1979in" fo:background-color="#FFFFFF"/>
    </style:style>
    <style:style style:name="T3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3578" style:parent-style-name="Standard" style:family="paragraph">
      <style:paragraph-properties fo:margin-bottom="0in" style:line-height-at-least="0.1979in" fo:background-color="#FFFFFF"/>
    </style:style>
    <style:style style:name="T3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81" style:parent-style-name="Standard" style:family="paragraph">
      <style:paragraph-properties fo:margin-bottom="0in" style:line-height-at-least="0.1979in" fo:background-color="#FFFFFF"/>
    </style:style>
    <style:style style:name="T35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9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599" style:parent-style-name="Standard" style:family="paragraph">
      <style:paragraph-properties fo:margin-bottom="0in" style:line-height-at-least="0.1979in" fo:background-color="#FFFFFF"/>
    </style:style>
    <style:style style:name="T3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0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04" style:parent-style-name="Standard" style:family="paragraph">
      <style:paragraph-properties fo:margin-bottom="0in" style:line-height-at-least="0.1979in" fo:background-color="#FFFFFF"/>
    </style:style>
    <style:style style:name="T36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08" style:parent-style-name="Standard" style:family="paragraph">
      <style:paragraph-properties fo:margin-bottom="0in" style:line-height-at-least="0.1979in" fo:background-color="#FFFFFF"/>
    </style:style>
    <style:style style:name="T3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6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14" style:parent-style-name="Standard" style:family="paragraph">
      <style:paragraph-properties fo:margin-bottom="0in" style:line-height-at-least="0.1979in" fo:background-color="#FFFFFF"/>
    </style:style>
    <style:style style:name="T3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20" style:parent-style-name="Standard" style:family="paragraph">
      <style:paragraph-properties fo:margin-bottom="0in" style:line-height-at-least="0.1979in" fo:background-color="#FFFFFF"/>
    </style:style>
    <style:style style:name="T3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2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26" style:parent-style-name="Standard" style:family="paragraph">
      <style:paragraph-properties fo:margin-bottom="0in" style:line-height-at-least="0.1979in" fo:background-color="#FFFFFF"/>
    </style:style>
    <style:style style:name="T3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3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3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33" style:parent-style-name="Standard" style:family="paragraph">
      <style:paragraph-properties fo:margin-bottom="0in" style:line-height-at-least="0.1979in" fo:background-color="#FFFFFF"/>
    </style:style>
    <style:style style:name="T3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36" style:parent-style-name="Standard" style:family="paragraph">
      <style:paragraph-properties fo:margin-bottom="0in" style:line-height-at-least="0.1979in" fo:background-color="#FFFFFF"/>
    </style:style>
    <style:style style:name="T3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6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60" style:parent-style-name="Standard" style:family="paragraph">
      <style:paragraph-properties fo:margin-bottom="0in" style:line-height-at-least="0.1979in" fo:background-color="#FFFFFF"/>
    </style:style>
    <style:style style:name="T3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6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6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6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6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66" style:parent-style-name="Standard" style:family="paragraph">
      <style:paragraph-properties fo:margin-bottom="0in" style:line-height-at-least="0.1979in" fo:background-color="#FFFFFF"/>
    </style:style>
    <style:style style:name="T3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6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69" style:parent-style-name="Standard" style:family="paragraph">
      <style:paragraph-properties fo:margin-bottom="0in" style:line-height-at-least="0.1979in" fo:background-color="#FFFFFF"/>
    </style:style>
    <style:style style:name="T3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88" style:parent-style-name="Standard" style:family="paragraph">
      <style:paragraph-properties fo:margin-bottom="0in" style:line-height-at-least="0.1979in" fo:background-color="#FFFFFF"/>
    </style:style>
    <style:style style:name="T3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691" style:parent-style-name="Standard" style:family="paragraph">
      <style:paragraph-properties fo:margin-bottom="0in" style:line-height-at-least="0.1979in" fo:background-color="#FFFFFF"/>
    </style:style>
    <style:style style:name="T3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694" style:parent-style-name="Standard" style:family="paragraph">
      <style:paragraph-properties fo:margin-bottom="0in" style:line-height-at-least="0.1979in" fo:background-color="#FFFFFF"/>
    </style:style>
    <style:style style:name="T3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9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697" style:parent-style-name="Standard" style:family="paragraph">
      <style:paragraph-properties fo:margin-bottom="0in" style:line-height-at-least="0.1979in" fo:background-color="#FFFFFF"/>
    </style:style>
    <style:style style:name="T36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69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0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01" style:parent-style-name="Standard" style:family="paragraph">
      <style:paragraph-properties fo:margin-bottom="0in" style:line-height-at-least="0.1979in" fo:background-color="#FFFFFF"/>
    </style:style>
    <style:style style:name="T3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7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7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20" style:parent-style-name="Standard" style:family="paragraph">
      <style:paragraph-properties fo:margin-bottom="0in" style:line-height-at-least="0.1979in" fo:background-color="#FFFFFF"/>
    </style:style>
    <style:style style:name="T3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2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28" style:parent-style-name="Standard" style:family="paragraph">
      <style:paragraph-properties fo:margin-bottom="0in" style:line-height-at-least="0.1979in" fo:background-color="#FFFFFF"/>
    </style:style>
    <style:style style:name="T3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31" style:parent-style-name="Standard" style:family="paragraph">
      <style:paragraph-properties fo:margin-bottom="0in" style:line-height-at-least="0.1979in" fo:background-color="#FFFFFF"/>
    </style:style>
    <style:style style:name="T37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3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736" style:parent-style-name="Standard" style:family="paragraph">
      <style:paragraph-properties fo:margin-bottom="0in" style:line-height-at-least="0.1979in" fo:background-color="#FFFFFF"/>
    </style:style>
    <style:style style:name="T3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741" style:parent-style-name="Standard" style:family="paragraph">
      <style:paragraph-properties fo:margin-bottom="0in" style:line-height-at-least="0.1979in" fo:background-color="#FFFFFF"/>
    </style:style>
    <style:style style:name="T3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49" style:parent-style-name="Standard" style:family="paragraph">
      <style:paragraph-properties fo:margin-bottom="0in" style:line-height-at-least="0.1979in" fo:background-color="#FFFFFF"/>
    </style:style>
    <style:style style:name="T3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765" style:parent-style-name="Standard" style:family="paragraph">
      <style:paragraph-properties fo:margin-bottom="0in" style:line-height-at-least="0.1979in" fo:background-color="#FFFFFF"/>
    </style:style>
    <style:style style:name="T37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68" style:parent-style-name="Standard" style:family="paragraph">
      <style:paragraph-properties fo:margin-bottom="0in" style:line-height-at-least="0.1979in" fo:background-color="#FFFFFF"/>
    </style:style>
    <style:style style:name="T3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76" style:parent-style-name="Standard" style:family="paragraph">
      <style:paragraph-properties fo:margin-bottom="0in" style:line-height-at-least="0.1979in" fo:background-color="#FFFFFF"/>
    </style:style>
    <style:style style:name="T3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86" style:parent-style-name="Standard" style:family="paragraph">
      <style:paragraph-properties fo:margin-bottom="0in" style:line-height-at-least="0.1979in" fo:background-color="#FFFFFF"/>
    </style:style>
    <style:style style:name="T3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7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796" style:parent-style-name="Standard" style:family="paragraph">
      <style:paragraph-properties fo:margin-bottom="0in" style:line-height-at-least="0.1979in" fo:background-color="#FFFFFF"/>
    </style:style>
    <style:style style:name="T3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06" style:parent-style-name="Standard" style:family="paragraph">
      <style:paragraph-properties fo:margin-bottom="0in" style:line-height-at-least="0.1979in" fo:background-color="#FFFFFF"/>
    </style:style>
    <style:style style:name="T3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0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813" style:parent-style-name="Standard" style:family="paragraph">
      <style:paragraph-properties fo:margin-bottom="0in" style:line-height-at-least="0.1979in" fo:background-color="#FFFFFF"/>
    </style:style>
    <style:style style:name="T3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18" style:parent-style-name="Standard" style:family="paragraph">
      <style:paragraph-properties fo:margin-bottom="0in" style:line-height-at-least="0.1979in" fo:background-color="#FFFFFF"/>
    </style:style>
    <style:style style:name="T3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21" style:parent-style-name="Standard" style:family="paragraph">
      <style:paragraph-properties fo:margin-bottom="0in" style:line-height-at-least="0.1979in" fo:background-color="#FFFFFF"/>
    </style:style>
    <style:style style:name="T38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3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31" style:parent-style-name="Standard" style:family="paragraph">
      <style:paragraph-properties fo:margin-bottom="0in" style:line-height-at-least="0.1979in" fo:background-color="#FFFFFF"/>
    </style:style>
    <style:style style:name="T38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838" style:parent-style-name="Standard" style:family="paragraph">
      <style:paragraph-properties fo:margin-bottom="0in" style:line-height-at-least="0.1979in" fo:background-color="#FFFFFF"/>
    </style:style>
    <style:style style:name="T3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3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843" style:parent-style-name="Standard" style:family="paragraph">
      <style:paragraph-properties fo:margin-bottom="0in" style:line-height-at-least="0.1979in" fo:background-color="#FFFFFF"/>
    </style:style>
    <style:style style:name="T38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8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46" style:parent-style-name="Standard" style:family="paragraph">
      <style:paragraph-properties fo:margin-bottom="0in" style:line-height-at-least="0.1979in" fo:background-color="#FFFFFF"/>
    </style:style>
    <style:style style:name="T3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5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56" style:parent-style-name="Standard" style:family="paragraph">
      <style:paragraph-properties fo:margin-bottom="0in" style:line-height-at-least="0.1979in" fo:background-color="#FFFFFF"/>
    </style:style>
    <style:style style:name="T3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863" style:parent-style-name="Standard" style:family="paragraph">
      <style:paragraph-properties fo:margin-bottom="0in" style:line-height-at-least="0.1979in" fo:background-color="#FFFFFF"/>
    </style:style>
    <style:style style:name="T3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68" style:parent-style-name="Standard" style:family="paragraph">
      <style:paragraph-properties fo:margin-bottom="0in" style:line-height-at-least="0.1979in" fo:background-color="#FFFFFF"/>
    </style:style>
    <style:style style:name="T3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71" style:parent-style-name="Standard" style:family="paragraph">
      <style:paragraph-properties fo:margin-bottom="0in" style:line-height-at-least="0.1979in" fo:background-color="#FFFFFF"/>
    </style:style>
    <style:style style:name="T3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7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7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878" style:parent-style-name="Standard" style:family="paragraph">
      <style:paragraph-properties fo:margin-bottom="0in" style:line-height-at-least="0.1979in" fo:background-color="#FFFFFF"/>
    </style:style>
    <style:style style:name="T38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83" style:parent-style-name="Standard" style:family="paragraph">
      <style:paragraph-properties fo:margin-bottom="0in" style:line-height-at-least="0.1979in" fo:background-color="#FFFFFF"/>
    </style:style>
    <style:style style:name="T3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86" style:parent-style-name="Standard" style:family="paragraph">
      <style:paragraph-properties fo:margin-bottom="0in" style:line-height-at-least="0.1979in" fo:background-color="#FFFFFF"/>
    </style:style>
    <style:style style:name="T3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96" style:parent-style-name="Standard" style:family="paragraph">
      <style:paragraph-properties fo:margin-bottom="0in" style:line-height-at-least="0.1979in" fo:background-color="#FFFFFF"/>
    </style:style>
    <style:style style:name="T3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903" style:parent-style-name="Standard" style:family="paragraph">
      <style:paragraph-properties fo:margin-bottom="0in" style:line-height-at-least="0.1979in" fo:background-color="#FFFFFF"/>
    </style:style>
    <style:style style:name="T39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08" style:parent-style-name="Standard" style:family="paragraph">
      <style:paragraph-properties fo:margin-bottom="0in" style:line-height-at-least="0.1979in" fo:background-color="#FFFFFF"/>
    </style:style>
    <style:style style:name="T3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11" style:parent-style-name="Standard" style:family="paragraph">
      <style:paragraph-properties fo:margin-bottom="0in" style:line-height-at-least="0.1979in" fo:background-color="#FFFFFF"/>
    </style:style>
    <style:style style:name="T39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918" style:parent-style-name="Standard" style:family="paragraph">
      <style:paragraph-properties fo:margin-bottom="0in" style:line-height-at-least="0.1979in" fo:background-color="#FFFFFF"/>
    </style:style>
    <style:style style:name="T3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23" style:parent-style-name="Standard" style:family="paragraph">
      <style:paragraph-properties fo:margin-bottom="0in" style:line-height-at-least="0.1979in" fo:background-color="#FFFFFF"/>
    </style:style>
    <style:style style:name="T39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26" style:parent-style-name="Standard" style:family="paragraph">
      <style:paragraph-properties fo:margin-bottom="0in" style:line-height-at-least="0.1979in" fo:background-color="#FFFFFF"/>
    </style:style>
    <style:style style:name="T3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933" style:parent-style-name="Standard" style:family="paragraph">
      <style:paragraph-properties fo:margin-bottom="0in" style:line-height-at-least="0.1979in" fo:background-color="#FFFFFF"/>
    </style:style>
    <style:style style:name="T39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38" style:parent-style-name="Standard" style:family="paragraph">
      <style:paragraph-properties fo:margin-bottom="0in" style:line-height-at-least="0.1979in" fo:background-color="#FFFFFF"/>
    </style:style>
    <style:style style:name="T3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41" style:parent-style-name="Standard" style:family="paragraph">
      <style:paragraph-properties fo:margin-bottom="0in" style:line-height-at-least="0.1979in" fo:background-color="#FFFFFF"/>
    </style:style>
    <style:style style:name="T39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9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51" style:parent-style-name="Standard" style:family="paragraph">
      <style:paragraph-properties fo:margin-bottom="0in" style:line-height-at-least="0.1979in" fo:background-color="#FFFFFF"/>
    </style:style>
    <style:style style:name="T3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54" style:parent-style-name="Standard" style:family="paragraph">
      <style:paragraph-properties fo:margin-bottom="0in" style:line-height-at-least="0.1979in" fo:background-color="#FFFFFF"/>
    </style:style>
    <style:style style:name="T3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57" style:parent-style-name="Standard" style:family="paragraph">
      <style:paragraph-properties fo:margin-bottom="0in" style:line-height-at-least="0.1979in" fo:background-color="#FFFFFF"/>
    </style:style>
    <style:style style:name="T3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9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965" style:parent-style-name="Standard" style:family="paragraph">
      <style:paragraph-properties fo:margin-bottom="0in" style:line-height-at-least="0.1979in" fo:background-color="#FFFFFF"/>
    </style:style>
    <style:style style:name="T3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968" style:parent-style-name="Standard" style:family="paragraph">
      <style:paragraph-properties fo:margin-bottom="0in" style:line-height-at-least="0.1979in" fo:background-color="#FFFFFF"/>
    </style:style>
    <style:style style:name="T3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973" style:parent-style-name="Standard" style:family="paragraph">
      <style:paragraph-properties fo:margin-bottom="0in" style:line-height-at-least="0.1979in" fo:background-color="#FFFFFF"/>
    </style:style>
    <style:style style:name="T3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9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7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978" style:parent-style-name="Standard" style:family="paragraph">
      <style:paragraph-properties fo:margin-bottom="0in" style:line-height-at-least="0.1979in" fo:background-color="#FFFFFF"/>
    </style:style>
    <style:style style:name="T3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983" style:parent-style-name="Standard" style:family="paragraph">
      <style:paragraph-properties fo:margin-bottom="0in" style:line-height-at-least="0.1979in" fo:background-color="#FFFFFF"/>
    </style:style>
    <style:style style:name="T39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39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3988" style:parent-style-name="Standard" style:family="paragraph">
      <style:paragraph-properties fo:margin-bottom="0in" style:line-height-at-least="0.1979in" fo:background-color="#FFFFFF"/>
    </style:style>
    <style:style style:name="T3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9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9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997" style:parent-style-name="Standard" style:family="paragraph">
      <style:paragraph-properties fo:margin-bottom="0in" style:line-height-at-least="0.1979in" fo:background-color="#FFFFFF"/>
    </style:style>
    <style:style style:name="T39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13" style:parent-style-name="Standard" style:family="paragraph">
      <style:paragraph-properties fo:margin-bottom="0in" style:line-height-at-least="0.1979in" fo:background-color="#FFFFFF"/>
    </style:style>
    <style:style style:name="T4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16" style:parent-style-name="Standard" style:family="paragraph">
      <style:paragraph-properties fo:margin-bottom="0in" style:line-height-at-least="0.1979in" fo:background-color="#FFFFFF"/>
    </style:style>
    <style:style style:name="T4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19" style:parent-style-name="Standard" style:family="paragraph">
      <style:paragraph-properties fo:margin-bottom="0in" style:line-height-at-least="0.1979in" fo:background-color="#FFFFFF"/>
    </style:style>
    <style:style style:name="T40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22" style:parent-style-name="Standard" style:family="paragraph">
      <style:paragraph-properties fo:margin-bottom="0in" style:line-height-at-least="0.1979in" fo:background-color="#FFFFFF"/>
    </style:style>
    <style:style style:name="T4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26" style:parent-style-name="Standard" style:family="paragraph">
      <style:paragraph-properties fo:margin-bottom="0in" style:line-height-at-least="0.1979in" fo:background-color="#FFFFFF"/>
    </style:style>
    <style:style style:name="T4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3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32" style:parent-style-name="Standard" style:family="paragraph">
      <style:paragraph-properties fo:margin-bottom="0in" style:line-height-at-least="0.1979in" fo:background-color="#FFFFFF"/>
    </style:style>
    <style:style style:name="T4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3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38" style:parent-style-name="Standard" style:family="paragraph">
      <style:paragraph-properties fo:margin-bottom="0in" style:line-height-at-least="0.1979in" fo:background-color="#FFFFFF"/>
    </style:style>
    <style:style style:name="T4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44" style:parent-style-name="Standard" style:family="paragraph">
      <style:paragraph-properties fo:margin-bottom="0in" style:line-height-at-least="0.1979in" fo:background-color="#FFFFFF"/>
    </style:style>
    <style:style style:name="T4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50" style:parent-style-name="Standard" style:family="paragraph">
      <style:paragraph-properties fo:margin-bottom="0in" style:line-height-at-least="0.1979in" fo:background-color="#FFFFFF"/>
    </style:style>
    <style:style style:name="T4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5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56" style:parent-style-name="Standard" style:family="paragraph">
      <style:paragraph-properties fo:margin-bottom="0in" style:line-height-at-least="0.1979in" fo:background-color="#FFFFFF"/>
    </style:style>
    <style:style style:name="T4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5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6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63" style:parent-style-name="Standard" style:family="paragraph">
      <style:paragraph-properties fo:margin-bottom="0in" style:line-height-at-least="0.1979in" fo:background-color="#FFFFFF"/>
    </style:style>
    <style:style style:name="T40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6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067" style:parent-style-name="Standard" style:family="paragraph">
      <style:paragraph-properties fo:margin-bottom="0in" style:line-height-at-least="0.1979in" fo:background-color="#FFFFFF"/>
    </style:style>
    <style:style style:name="T40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70" style:parent-style-name="Standard" style:family="paragraph">
      <style:paragraph-properties fo:margin-bottom="0in" style:line-height-at-least="0.1979in" fo:background-color="#FFFFFF"/>
    </style:style>
    <style:style style:name="T4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0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78" style:parent-style-name="Standard" style:family="paragraph">
      <style:paragraph-properties fo:margin-bottom="0in" style:line-height-at-least="0.1979in" fo:background-color="#FFFFFF"/>
    </style:style>
    <style:style style:name="T4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8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081" style:parent-style-name="Standard" style:family="paragraph">
      <style:paragraph-properties fo:margin-bottom="0in" style:line-height-at-least="0.1979in" fo:background-color="#FFFFFF"/>
    </style:style>
    <style:style style:name="T4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8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086" style:parent-style-name="Standard" style:family="paragraph">
      <style:paragraph-properties fo:margin-bottom="0in" style:line-height-at-least="0.1979in" fo:background-color="#FFFFFF"/>
    </style:style>
    <style:style style:name="T40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0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091" style:parent-style-name="Standard" style:family="paragraph">
      <style:paragraph-properties fo:margin-bottom="0in" style:line-height-at-least="0.1979in" fo:background-color="#FFFFFF"/>
    </style:style>
    <style:style style:name="T4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096" style:parent-style-name="Standard" style:family="paragraph">
      <style:paragraph-properties fo:margin-bottom="0in" style:line-height-at-least="0.1979in" fo:background-color="#FFFFFF"/>
    </style:style>
    <style:style style:name="T40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0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40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4101" style:parent-style-name="Standard" style:family="paragraph">
      <style:paragraph-properties fo:margin-bottom="0in" style:line-height-at-least="0.1979in" fo:background-color="#FFFFFF"/>
    </style:style>
    <style:style style:name="T4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10" style:parent-style-name="Standard" style:family="paragraph">
      <style:paragraph-properties fo:margin-bottom="0in" style:line-height-at-least="0.1979in" fo:background-color="#FFFFFF"/>
    </style:style>
    <style:style style:name="T4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26" style:parent-style-name="Standard" style:family="paragraph">
      <style:paragraph-properties fo:margin-bottom="0in" style:line-height-at-least="0.1979in" fo:background-color="#FFFFFF"/>
    </style:style>
    <style:style style:name="T4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29" style:parent-style-name="Standard" style:family="paragraph">
      <style:paragraph-properties fo:margin-bottom="0in" style:line-height-at-least="0.1979in" fo:background-color="#FFFFFF"/>
    </style:style>
    <style:style style:name="T4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32" style:parent-style-name="Standard" style:family="paragraph">
      <style:paragraph-properties fo:margin-bottom="0in" style:line-height-at-least="0.1979in" fo:background-color="#FFFFFF"/>
    </style:style>
    <style:style style:name="T4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35" style:parent-style-name="Standard" style:family="paragraph">
      <style:paragraph-properties fo:margin-bottom="0in" style:line-height-at-least="0.1979in" fo:background-color="#FFFFFF"/>
    </style:style>
    <style:style style:name="T4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38" style:parent-style-name="Standard" style:family="paragraph">
      <style:paragraph-properties fo:margin-bottom="0in" style:line-height-at-least="0.1979in" fo:background-color="#FFFFFF"/>
    </style:style>
    <style:style style:name="T4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41" style:parent-style-name="Standard" style:family="paragraph">
      <style:paragraph-properties fo:margin-bottom="0in" style:line-height-at-least="0.1979in" fo:background-color="#FFFFFF"/>
    </style:style>
    <style:style style:name="T4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4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160" style:parent-style-name="Standard" style:family="paragraph">
      <style:paragraph-properties fo:margin-bottom="0in" style:line-height-at-least="0.1979in" fo:background-color="#FFFFFF"/>
    </style:style>
    <style:style style:name="T4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1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180" style:parent-style-name="Standard" style:family="paragraph">
      <style:paragraph-properties fo:margin-bottom="0in" style:line-height-at-least="0.1979in" fo:background-color="#FFFFFF"/>
    </style:style>
    <style:style style:name="T4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85" style:parent-style-name="Standard" style:family="paragraph">
      <style:paragraph-properties fo:margin-bottom="0in" style:line-height-at-least="0.1979in" fo:background-color="#FFFFFF"/>
    </style:style>
    <style:style style:name="T4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88" style:parent-style-name="Standard" style:family="paragraph">
      <style:paragraph-properties fo:margin-bottom="0in" style:line-height-at-least="0.1979in" fo:background-color="#FFFFFF"/>
    </style:style>
    <style:style style:name="T4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191" style:parent-style-name="Standard" style:family="paragraph">
      <style:paragraph-properties fo:margin-bottom="0in" style:line-height-at-least="0.1979in" fo:background-color="#FFFFFF"/>
    </style:style>
    <style:style style:name="T4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1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196" style:parent-style-name="Standard" style:family="paragraph">
      <style:paragraph-properties fo:margin-bottom="0in" style:line-height-at-least="0.1979in" fo:background-color="#FFFFFF"/>
    </style:style>
    <style:style style:name="T4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201" style:parent-style-name="Standard" style:family="paragraph">
      <style:paragraph-properties fo:margin-bottom="0in" style:line-height-at-least="0.1979in" fo:background-color="#FFFFFF"/>
    </style:style>
    <style:style style:name="T4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07" style:parent-style-name="Standard" style:family="paragraph">
      <style:paragraph-properties fo:margin-bottom="0in" style:line-height-at-least="0.1979in" fo:background-color="#FFFFFF"/>
    </style:style>
    <style:style style:name="T4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3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42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15" style:parent-style-name="Standard" style:family="paragraph">
      <style:paragraph-properties fo:margin-bottom="0in" style:line-height-at-least="0.1979in" fo:background-color="#FFFFFF"/>
    </style:style>
    <style:style style:name="T4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20" style:parent-style-name="Standard" style:family="paragraph">
      <style:paragraph-properties fo:margin-bottom="0in" style:line-height-at-least="0.1979in" fo:background-color="#FFFFFF"/>
    </style:style>
    <style:style style:name="T4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23" style:parent-style-name="Standard" style:family="paragraph">
      <style:paragraph-properties fo:margin-bottom="0in" style:line-height-at-least="0.1979in" fo:background-color="#FFFFFF"/>
    </style:style>
    <style:style style:name="T42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26" style:parent-style-name="Standard" style:family="paragraph">
      <style:paragraph-properties fo:margin-bottom="0in" style:line-height-at-least="0.1979in" fo:background-color="#FFFFFF"/>
    </style:style>
    <style:style style:name="T4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29" style:parent-style-name="Standard" style:family="paragraph">
      <style:paragraph-properties fo:margin-bottom="0in" style:line-height-at-least="0.1979in" fo:background-color="#FFFFFF"/>
    </style:style>
    <style:style style:name="T42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32" style:parent-style-name="Standard" style:family="paragraph">
      <style:paragraph-properties fo:margin-bottom="0in" style:line-height-at-least="0.1979in" fo:background-color="#FFFFFF"/>
    </style:style>
    <style:style style:name="T423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3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35" style:parent-style-name="Standard" style:family="paragraph">
      <style:paragraph-properties fo:margin-bottom="0in" style:line-height-at-least="0.1979in" fo:background-color="#FFFFFF"/>
    </style:style>
    <style:style style:name="T42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37" style:parent-style-name="Standard" style:family="paragraph">
      <style:paragraph-properties fo:margin-bottom="0in" style:line-height-at-least="0.1979in" fo:background-color="#FFFFFF"/>
    </style:style>
    <style:style style:name="T423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4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42" style:parent-style-name="Standard" style:family="paragraph">
      <style:paragraph-properties fo:margin-bottom="0in" style:line-height-at-least="0.1979in" fo:background-color="#FFFFFF"/>
    </style:style>
    <style:style style:name="T4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4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46" style:parent-style-name="Standard" style:family="paragraph">
      <style:paragraph-properties fo:margin-bottom="0in" style:line-height-at-least="0.1979in" fo:background-color="#FFFFFF"/>
    </style:style>
    <style:style style:name="T4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4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50" style:parent-style-name="Standard" style:family="paragraph">
      <style:paragraph-properties fo:margin-bottom="0in" style:line-height-at-least="0.1979in" fo:background-color="#FFFFFF"/>
    </style:style>
    <style:style style:name="T4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56" style:parent-style-name="Standard" style:family="paragraph">
      <style:paragraph-properties fo:margin-bottom="0in" style:line-height-at-least="0.1979in" fo:background-color="#FFFFFF"/>
    </style:style>
    <style:style style:name="T4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60" style:parent-style-name="Standard" style:family="paragraph">
      <style:paragraph-properties fo:margin-bottom="0in" style:line-height-at-least="0.1979in" fo:background-color="#FFFFFF"/>
    </style:style>
    <style:style style:name="T4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66" style:parent-style-name="Standard" style:family="paragraph">
      <style:paragraph-properties fo:margin-bottom="0in" style:line-height-at-least="0.1979in" fo:background-color="#FFFFFF"/>
    </style:style>
    <style:style style:name="T4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72" style:parent-style-name="Standard" style:family="paragraph">
      <style:paragraph-properties fo:margin-bottom="0in" style:line-height-at-least="0.1979in" fo:background-color="#FFFFFF"/>
    </style:style>
    <style:style style:name="T4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78" style:parent-style-name="Standard" style:family="paragraph">
      <style:paragraph-properties fo:margin-bottom="0in" style:line-height-at-least="0.1979in" fo:background-color="#FFFFFF"/>
    </style:style>
    <style:style style:name="T4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84" style:parent-style-name="Standard" style:family="paragraph">
      <style:paragraph-properties fo:margin-bottom="0in" style:line-height-at-least="0.1979in" fo:background-color="#FFFFFF"/>
    </style:style>
    <style:style style:name="T4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90" style:parent-style-name="Standard" style:family="paragraph">
      <style:paragraph-properties fo:margin-bottom="0in" style:line-height-at-least="0.1979in" fo:background-color="#FFFFFF"/>
    </style:style>
    <style:style style:name="T4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296" style:parent-style-name="Standard" style:family="paragraph">
      <style:paragraph-properties fo:margin-bottom="0in" style:line-height-at-least="0.1979in" fo:background-color="#FFFFFF"/>
    </style:style>
    <style:style style:name="T4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0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02" style:parent-style-name="Standard" style:family="paragraph">
      <style:paragraph-properties fo:margin-bottom="0in" style:line-height-at-least="0.1979in" fo:background-color="#FFFFFF"/>
    </style:style>
    <style:style style:name="T4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08" style:parent-style-name="Standard" style:family="paragraph">
      <style:paragraph-properties fo:margin-bottom="0in" style:line-height-at-least="0.1979in" fo:background-color="#FFFFFF"/>
    </style:style>
    <style:style style:name="T4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14" style:parent-style-name="Standard" style:family="paragraph">
      <style:paragraph-properties fo:margin-bottom="0in" style:line-height-at-least="0.1979in" fo:background-color="#FFFFFF"/>
    </style:style>
    <style:style style:name="T4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20" style:parent-style-name="Standard" style:family="paragraph">
      <style:paragraph-properties fo:margin-bottom="0in" style:line-height-at-least="0.1979in" fo:background-color="#FFFFFF"/>
    </style:style>
    <style:style style:name="T4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26" style:parent-style-name="Standard" style:family="paragraph">
      <style:paragraph-properties fo:margin-bottom="0in" style:line-height-at-least="0.1979in" fo:background-color="#FFFFFF"/>
    </style:style>
    <style:style style:name="T4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32" style:parent-style-name="Standard" style:family="paragraph">
      <style:paragraph-properties fo:margin-bottom="0in" style:line-height-at-least="0.1979in" fo:background-color="#FFFFFF"/>
    </style:style>
    <style:style style:name="T4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38" style:parent-style-name="Standard" style:family="paragraph">
      <style:paragraph-properties fo:margin-bottom="0in" style:line-height-at-least="0.1979in" fo:background-color="#FFFFFF"/>
    </style:style>
    <style:style style:name="T4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44" style:parent-style-name="Standard" style:family="paragraph">
      <style:paragraph-properties fo:margin-bottom="0in" style:line-height-at-least="0.1979in" fo:background-color="#FFFFFF"/>
    </style:style>
    <style:style style:name="T4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4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50" style:parent-style-name="Standard" style:family="paragraph">
      <style:paragraph-properties fo:margin-bottom="0in" style:line-height-at-least="0.1979in" fo:background-color="#FFFFFF"/>
    </style:style>
    <style:style style:name="T4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56" style:parent-style-name="Standard" style:family="paragraph">
      <style:paragraph-properties fo:margin-bottom="0in" style:line-height-at-least="0.1979in" fo:background-color="#FFFFFF"/>
    </style:style>
    <style:style style:name="T4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62" style:parent-style-name="Standard" style:family="paragraph">
      <style:paragraph-properties fo:margin-bottom="0in" style:line-height-at-least="0.1979in" fo:background-color="#FFFFFF"/>
    </style:style>
    <style:style style:name="T4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68" style:parent-style-name="Standard" style:family="paragraph">
      <style:paragraph-properties fo:margin-bottom="0in" style:line-height-at-least="0.1979in" fo:background-color="#FFFFFF"/>
    </style:style>
    <style:style style:name="T4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74" style:parent-style-name="Standard" style:family="paragraph">
      <style:paragraph-properties fo:margin-bottom="0in" style:line-height-at-least="0.1979in" fo:background-color="#FFFFFF"/>
    </style:style>
    <style:style style:name="T4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7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80" style:parent-style-name="Standard" style:family="paragraph">
      <style:paragraph-properties fo:margin-bottom="0in" style:line-height-at-least="0.1979in" fo:background-color="#FFFFFF"/>
    </style:style>
    <style:style style:name="T4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86" style:parent-style-name="Standard" style:family="paragraph">
      <style:paragraph-properties fo:margin-bottom="0in" style:line-height-at-least="0.1979in" fo:background-color="#FFFFFF"/>
    </style:style>
    <style:style style:name="T4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9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92" style:parent-style-name="Standard" style:family="paragraph">
      <style:paragraph-properties fo:margin-bottom="0in" style:line-height-at-least="0.1979in" fo:background-color="#FFFFFF"/>
    </style:style>
    <style:style style:name="T4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9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98" style:parent-style-name="Standard" style:family="paragraph">
      <style:paragraph-properties fo:margin-bottom="0in" style:line-height-at-least="0.1979in" fo:background-color="#FFFFFF"/>
    </style:style>
    <style:style style:name="T4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04" style:parent-style-name="Standard" style:family="paragraph">
      <style:paragraph-properties fo:margin-bottom="0in" style:line-height-at-least="0.1979in" fo:background-color="#FFFFFF"/>
    </style:style>
    <style:style style:name="T4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10" style:parent-style-name="Standard" style:family="paragraph">
      <style:paragraph-properties fo:margin-bottom="0in" style:line-height-at-least="0.1979in" fo:background-color="#FFFFFF"/>
    </style:style>
    <style:style style:name="T4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16" style:parent-style-name="Standard" style:family="paragraph">
      <style:paragraph-properties fo:margin-bottom="0in" style:line-height-at-least="0.1979in" fo:background-color="#FFFFFF"/>
    </style:style>
    <style:style style:name="T4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22" style:parent-style-name="Standard" style:family="paragraph">
      <style:paragraph-properties fo:margin-bottom="0in" style:line-height-at-least="0.1979in" fo:background-color="#FFFFFF"/>
    </style:style>
    <style:style style:name="T4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2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28" style:parent-style-name="Standard" style:family="paragraph">
      <style:paragraph-properties fo:margin-bottom="0in" style:line-height-at-least="0.1979in" fo:background-color="#FFFFFF"/>
    </style:style>
    <style:style style:name="T4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3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34" style:parent-style-name="Standard" style:family="paragraph">
      <style:paragraph-properties fo:margin-bottom="0in" style:line-height-at-least="0.1979in" fo:background-color="#FFFFFF"/>
    </style:style>
    <style:style style:name="T4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40" style:parent-style-name="Standard" style:family="paragraph">
      <style:paragraph-properties fo:margin-bottom="0in" style:line-height-at-least="0.1979in" fo:background-color="#FFFFFF"/>
    </style:style>
    <style:style style:name="T4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P444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4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4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48" style:parent-style-name="Standard" style:family="paragraph">
      <style:paragraph-properties fo:margin-bottom="0in" style:line-height-at-least="0.1979in" fo:background-color="#FFFFFF"/>
    </style:style>
    <style:style style:name="T4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52" style:parent-style-name="Standard" style:family="paragraph">
      <style:paragraph-properties fo:margin-bottom="0in" style:line-height-at-least="0.1979in" fo:background-color="#FFFFFF"/>
    </style:style>
    <style:style style:name="T4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5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58" style:parent-style-name="Standard" style:family="paragraph">
      <style:paragraph-properties fo:margin-bottom="0in" style:line-height-at-least="0.1979in" fo:background-color="#FFFFFF"/>
    </style:style>
    <style:style style:name="T4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64" style:parent-style-name="Standard" style:family="paragraph">
      <style:paragraph-properties fo:margin-bottom="0in" style:line-height-at-least="0.1979in" fo:background-color="#FFFFFF"/>
    </style:style>
    <style:style style:name="T4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6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470" style:parent-style-name="Standard" style:family="paragraph">
      <style:paragraph-properties fo:margin-bottom="0in" style:line-height-at-least="0.1979in" fo:background-color="#FFFFFF"/>
    </style:style>
    <style:style style:name="T4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7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8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4488" style:parent-style-name="Standard" style:family="paragraph">
      <style:paragraph-properties fo:margin-bottom="0in" style:line-height-at-least="0.1979in" fo:background-color="#FFFFFF"/>
    </style:style>
    <style:style style:name="T4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9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4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9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4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4494" style:parent-style-name="Standard" style:family="paragraph">
      <style:paragraph-properties fo:margin-bottom="0in" style:line-height-at-least="0.1979in" fo:background-color="#FFFFFF"/>
    </style:style>
    <style:style style:name="T4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9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4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4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50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28" style:parent-style-name="Standard" style:family="paragraph">
      <style:paragraph-properties fo:margin-bottom="0in" style:line-height-at-least="0.1979in" fo:background-color="#FFFFFF"/>
    </style:style>
    <style:style style:name="T4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3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3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5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34" style:parent-style-name="Standard" style:family="paragraph">
      <style:paragraph-properties fo:margin-bottom="0in" style:line-height-at-least="0.1979in" fo:background-color="#FFFFFF"/>
    </style:style>
    <style:style style:name="T45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3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5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38" style:parent-style-name="Standard" style:family="paragraph">
      <style:paragraph-properties fo:margin-bottom="0in" style:line-height-at-least="0.1979in" fo:background-color="#FFFFFF"/>
    </style:style>
    <style:style style:name="T4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555" style:parent-style-name="Standard" style:family="paragraph">
      <style:paragraph-properties fo:margin-bottom="0in" style:line-height-at-least="0.1979in" fo:background-color="#FFFFFF"/>
    </style:style>
    <style:style style:name="T45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572" style:parent-style-name="Standard" style:family="paragraph">
      <style:paragraph-properties fo:margin-bottom="0in" style:line-height-at-least="0.1979in" fo:background-color="#FFFFFF"/>
    </style:style>
    <style:style style:name="T4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5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8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89" style:parent-style-name="Standard" style:family="paragraph">
      <style:paragraph-properties fo:margin-bottom="0in" style:line-height-at-least="0.1979in" fo:background-color="#FFFFFF"/>
    </style:style>
    <style:style style:name="T4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595" style:parent-style-name="Standard" style:family="paragraph">
      <style:paragraph-properties fo:margin-bottom="0in" style:line-height-at-least="0.1979in" fo:background-color="#FFFFFF"/>
    </style:style>
    <style:style style:name="T4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29" style:parent-style-name="Standard" style:family="paragraph">
      <style:paragraph-properties fo:margin-bottom="0in" style:line-height-at-least="0.1979in" fo:background-color="#FFFFFF"/>
    </style:style>
    <style:style style:name="T46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6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35" style:parent-style-name="Standard" style:family="paragraph">
      <style:paragraph-properties fo:margin-bottom="0in" style:line-height-at-least="0.1979in" fo:background-color="#FFFFFF"/>
    </style:style>
    <style:style style:name="T46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6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69" style:parent-style-name="Standard" style:family="paragraph">
      <style:paragraph-properties fo:margin-bottom="0in" style:line-height-at-least="0.1979in" fo:background-color="#FFFFFF"/>
    </style:style>
    <style:style style:name="T4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7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75" style:parent-style-name="Standard" style:family="paragraph">
      <style:paragraph-properties fo:margin-bottom="0in" style:line-height-at-least="0.1979in" fo:background-color="#FFFFFF"/>
    </style:style>
    <style:style style:name="T4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7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679" style:parent-style-name="Standard" style:family="paragraph">
      <style:paragraph-properties fo:margin-bottom="0in" style:line-height-at-least="0.1979in" fo:background-color="#FFFFFF"/>
    </style:style>
    <style:style style:name="T4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696" style:parent-style-name="Standard" style:family="paragraph">
      <style:paragraph-properties fo:margin-bottom="0in" style:line-height-at-least="0.1979in" fo:background-color="#FFFFFF"/>
    </style:style>
    <style:style style:name="T4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713" style:parent-style-name="Standard" style:family="paragraph">
      <style:paragraph-properties fo:margin-bottom="0in" style:line-height-at-least="0.1979in" fo:background-color="#FFFFFF"/>
    </style:style>
    <style:style style:name="T47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7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730" style:parent-style-name="Standard" style:family="paragraph">
      <style:paragraph-properties fo:margin-bottom="0in" style:line-height-at-least="0.1979in" fo:background-color="#FFFFFF"/>
    </style:style>
    <style:style style:name="T4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3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747" style:parent-style-name="Standard" style:family="paragraph">
      <style:paragraph-properties fo:margin-bottom="0in" style:line-height-at-least="0.1979in" fo:background-color="#FFFFFF"/>
    </style:style>
    <style:style style:name="T4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5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5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764" style:parent-style-name="Standard" style:family="paragraph">
      <style:paragraph-properties fo:margin-bottom="0in" style:line-height-at-least="0.1979in" fo:background-color="#FFFFFF"/>
    </style:style>
    <style:style style:name="T4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8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81" style:parent-style-name="Standard" style:family="paragraph">
      <style:paragraph-properties fo:margin-bottom="0in" style:line-height-at-least="0.1979in" fo:background-color="#FFFFFF"/>
    </style:style>
    <style:style style:name="T47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7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87" style:parent-style-name="Standard" style:family="paragraph">
      <style:paragraph-properties fo:margin-bottom="0in" style:line-height-at-least="0.1979in" fo:background-color="#FFFFFF"/>
    </style:style>
    <style:style style:name="T47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8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7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791" style:parent-style-name="Standard" style:family="paragraph">
      <style:paragraph-properties fo:margin-bottom="0in" style:line-height-at-least="0.1979in" fo:background-color="#FFFFFF"/>
    </style:style>
    <style:style style:name="T4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0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0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0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0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808" style:parent-style-name="Standard" style:family="paragraph">
      <style:paragraph-properties fo:margin-bottom="0in" style:line-height-at-least="0.1979in" fo:background-color="#FFFFFF"/>
    </style:style>
    <style:style style:name="T4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825" style:parent-style-name="Standard" style:family="paragraph">
      <style:paragraph-properties fo:margin-bottom="0in" style:line-height-at-least="0.1979in" fo:background-color="#FFFFFF"/>
    </style:style>
    <style:style style:name="T48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3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842" style:parent-style-name="Standard" style:family="paragraph">
      <style:paragraph-properties fo:margin-bottom="0in" style:line-height-at-least="0.1979in" fo:background-color="#FFFFFF"/>
    </style:style>
    <style:style style:name="T4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859" style:parent-style-name="Standard" style:family="paragraph">
      <style:paragraph-properties fo:margin-bottom="0in" style:line-height-at-least="0.1979in" fo:background-color="#FFFFFF"/>
    </style:style>
    <style:style style:name="T4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6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876" style:parent-style-name="Standard" style:family="paragraph">
      <style:paragraph-properties fo:margin-bottom="0in" style:line-height-at-least="0.1979in" fo:background-color="#FFFFFF"/>
    </style:style>
    <style:style style:name="T4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9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9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93" style:parent-style-name="Standard" style:family="paragraph">
      <style:paragraph-properties fo:margin-bottom="0in" style:line-height-at-least="0.1979in" fo:background-color="#FFFFFF"/>
    </style:style>
    <style:style style:name="T4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9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9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4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899" style:parent-style-name="Standard" style:family="paragraph">
      <style:paragraph-properties fo:margin-bottom="0in" style:line-height-at-least="0.1979in" fo:background-color="#FFFFFF"/>
    </style:style>
    <style:style style:name="T49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49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903" style:parent-style-name="Standard" style:family="paragraph">
      <style:paragraph-properties fo:margin-bottom="0in" style:line-height-at-least="0.1979in" fo:background-color="#FFFFFF"/>
    </style:style>
    <style:style style:name="T49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9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1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920" style:parent-style-name="Standard" style:family="paragraph">
      <style:paragraph-properties fo:margin-bottom="0in" style:line-height-at-least="0.1979in" fo:background-color="#FFFFFF"/>
    </style:style>
    <style:style style:name="T4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P4937" style:parent-style-name="Standard" style:family="paragraph">
      <style:paragraph-properties fo:margin-bottom="0in" style:line-height-at-least="0.1979in" fo:background-color="#FFFFFF"/>
    </style:style>
    <style:style style:name="T49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3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49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4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9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4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9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9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5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4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P4954" style:parent-style-name="Standard" style:family="paragraph">
      <style:paragraph-properties fo:margin-bottom="0in" style:line-height-at-least="0.1979in" fo:background-color="#FFFFFF"/>
    </style:style>
    <style:style style:name="T4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4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9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6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4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6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6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971" style:parent-style-name="Standard" style:family="paragraph">
      <style:paragraph-properties fo:margin-bottom="0in" style:line-height-at-least="0.1979in" fo:background-color="#FFFFFF"/>
    </style:style>
    <style:style style:name="T4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7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4988" style:parent-style-name="Standard" style:family="paragraph">
      <style:paragraph-properties fo:margin-bottom="0in" style:line-height-at-least="0.1979in" fo:background-color="#FFFFFF"/>
    </style:style>
    <style:style style:name="T4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4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4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9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0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05" style:parent-style-name="Standard" style:family="paragraph">
      <style:paragraph-properties fo:margin-bottom="0in" style:line-height-at-least="0.1979in" fo:background-color="#FFFFFF"/>
    </style:style>
    <style:style style:name="T5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0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0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11" style:parent-style-name="Standard" style:family="paragraph">
      <style:paragraph-properties fo:margin-bottom="0in" style:line-height-at-least="0.1979in" fo:background-color="#FFFFFF"/>
    </style:style>
    <style:style style:name="T5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1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15" style:parent-style-name="Standard" style:family="paragraph">
      <style:paragraph-properties fo:margin-bottom="0in" style:line-height-at-least="0.1979in" fo:background-color="#FFFFFF"/>
    </style:style>
    <style:style style:name="T5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1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2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5032" style:parent-style-name="Standard" style:family="paragraph">
      <style:paragraph-properties fo:margin-bottom="0in" style:line-height-at-least="0.1979in" fo:background-color="#FFFFFF"/>
    </style:style>
    <style:style style:name="T5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4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4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4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5049" style:parent-style-name="Standard" style:family="paragraph">
      <style:paragraph-properties fo:margin-bottom="0in" style:line-height-at-least="0.1979in" fo:background-color="#FFFFFF"/>
    </style:style>
    <style:style style:name="T50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6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66" style:parent-style-name="Standard" style:family="paragraph">
      <style:paragraph-properties fo:margin-bottom="0in" style:line-height-at-least="0.1979in" fo:background-color="#FFFFFF"/>
    </style:style>
    <style:style style:name="T5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70" style:parent-style-name="Standard" style:family="paragraph">
      <style:paragraph-properties fo:margin-bottom="0in" style:line-height-at-least="0.1979in" fo:background-color="#FFFFFF"/>
    </style:style>
    <style:style style:name="T5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7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7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7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78" style:parent-style-name="Standard" style:family="paragraph">
      <style:paragraph-properties fo:margin-bottom="0in" style:line-height-at-least="0.1979in" fo:background-color="#FFFFFF"/>
    </style:style>
    <style:style style:name="T5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0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88" style:parent-style-name="Standard" style:family="paragraph">
      <style:paragraph-properties fo:margin-bottom="0in" style:line-height-at-least="0.1979in" fo:background-color="#FFFFFF"/>
    </style:style>
    <style:style style:name="T50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0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0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00" style:parent-style-name="Standard" style:family="paragraph">
      <style:paragraph-properties fo:margin-bottom="0in" style:line-height-at-least="0.1979in" fo:background-color="#FFFFFF"/>
    </style:style>
    <style:style style:name="T5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0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5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106" style:parent-style-name="Standard" style:family="paragraph">
      <style:paragraph-properties fo:margin-bottom="0in" style:line-height-at-least="0.1979in" fo:background-color="#FFFFFF"/>
    </style:style>
    <style:style style:name="T5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1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11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11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114" style:parent-style-name="Standard" style:family="paragraph">
      <style:paragraph-properties fo:margin-bottom="0in" style:line-height-at-least="0.1979in" fo:background-color="#FFFFFF"/>
    </style:style>
    <style:style style:name="T5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1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5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1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124" style:parent-style-name="Standard" style:family="paragraph">
      <style:paragraph-properties fo:margin-bottom="0in" style:line-height-at-least="0.1979in" fo:background-color="#FFFFFF"/>
    </style:style>
    <style:style style:name="T51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1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36" style:parent-style-name="Standard" style:family="paragraph">
      <style:paragraph-properties fo:margin-bottom="0in" style:line-height-at-least="0.1979in" fo:background-color="#FFFFFF"/>
    </style:style>
    <style:style style:name="T5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4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48" style:parent-style-name="Standard" style:family="paragraph">
      <style:paragraph-properties fo:margin-bottom="0in" style:line-height-at-least="0.1979in" fo:background-color="#FFFFFF"/>
    </style:style>
    <style:style style:name="T5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54" style:parent-style-name="Standard" style:family="paragraph">
      <style:paragraph-properties fo:margin-bottom="0in" style:line-height-at-least="0.1979in" fo:background-color="#FFFFFF"/>
    </style:style>
    <style:style style:name="T5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1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6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6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62" style:parent-style-name="Standard" style:family="paragraph">
      <style:paragraph-properties fo:margin-bottom="0in" style:line-height-at-least="0.1979in" fo:background-color="#FFFFFF"/>
    </style:style>
    <style:style style:name="T5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6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72" style:parent-style-name="Standard" style:family="paragraph">
      <style:paragraph-properties fo:margin-bottom="0in" style:line-height-at-least="0.1979in" fo:background-color="#FFFFFF"/>
    </style:style>
    <style:style style:name="T5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84" style:parent-style-name="Standard" style:family="paragraph">
      <style:paragraph-properties fo:margin-bottom="0in" style:line-height-at-least="0.1979in" fo:background-color="#FFFFFF"/>
    </style:style>
    <style:style style:name="T51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96" style:parent-style-name="Standard" style:family="paragraph">
      <style:paragraph-properties fo:margin-bottom="0in" style:line-height-at-least="0.1979in" fo:background-color="#FFFFFF"/>
    </style:style>
    <style:style style:name="T5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0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08" style:parent-style-name="Standard" style:family="paragraph">
      <style:paragraph-properties fo:margin-bottom="0in" style:line-height-at-least="0.1979in" fo:background-color="#FFFFFF"/>
    </style:style>
    <style:style style:name="T5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1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14" style:parent-style-name="Standard" style:family="paragraph">
      <style:paragraph-properties fo:margin-bottom="0in" style:line-height-at-least="0.1979in" fo:background-color="#FFFFFF"/>
    </style:style>
    <style:style style:name="T5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1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22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22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222" style:parent-style-name="Standard" style:family="paragraph">
      <style:paragraph-properties fo:margin-bottom="0in" style:line-height-at-least="0.1979in" fo:background-color="#FFFFFF"/>
    </style:style>
    <style:style style:name="T5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2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5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232" style:parent-style-name="Standard" style:family="paragraph">
      <style:paragraph-properties fo:margin-bottom="0in" style:line-height-at-least="0.1979in" fo:background-color="#FFFFFF"/>
    </style:style>
    <style:style style:name="T52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44" style:parent-style-name="Standard" style:family="paragraph">
      <style:paragraph-properties fo:margin-bottom="0in" style:line-height-at-least="0.1979in" fo:background-color="#FFFFFF"/>
    </style:style>
    <style:style style:name="T5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56" style:parent-style-name="Standard" style:family="paragraph">
      <style:paragraph-properties fo:margin-bottom="0in" style:line-height-at-least="0.1979in" fo:background-color="#FFFFFF"/>
    </style:style>
    <style:style style:name="T5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6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70" style:parent-style-name="Standard" style:family="paragraph">
      <style:paragraph-properties fo:margin-bottom="0in" style:line-height-at-least="0.1979in" fo:background-color="#FFFFFF"/>
    </style:style>
    <style:style style:name="T5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84" style:parent-style-name="Standard" style:family="paragraph">
      <style:paragraph-properties fo:margin-bottom="0in" style:line-height-at-least="0.1979in" fo:background-color="#FFFFFF"/>
    </style:style>
    <style:style style:name="T5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90" style:parent-style-name="Standard" style:family="paragraph">
      <style:paragraph-properties fo:margin-bottom="0in" style:line-height-at-least="0.1979in" fo:background-color="#FFFFFF"/>
    </style:style>
    <style:style style:name="T5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9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9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9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298" style:parent-style-name="Standard" style:family="paragraph">
      <style:paragraph-properties fo:margin-bottom="0in" style:line-height-at-least="0.1979in" fo:background-color="#FFFFFF"/>
    </style:style>
    <style:style style:name="T5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08" style:parent-style-name="Standard" style:family="paragraph">
      <style:paragraph-properties fo:margin-bottom="0in" style:line-height-at-least="0.1979in" fo:background-color="#FFFFFF"/>
    </style:style>
    <style:style style:name="T5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20" style:parent-style-name="Standard" style:family="paragraph">
      <style:paragraph-properties fo:margin-bottom="0in" style:line-height-at-least="0.1979in" fo:background-color="#FFFFFF"/>
    </style:style>
    <style:style style:name="T5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32" style:parent-style-name="Standard" style:family="paragraph">
      <style:paragraph-properties fo:margin-bottom="0in" style:line-height-at-least="0.1979in" fo:background-color="#FFFFFF"/>
    </style:style>
    <style:style style:name="T5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4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46" style:parent-style-name="Standard" style:family="paragraph">
      <style:paragraph-properties fo:margin-bottom="0in" style:line-height-at-least="0.1979in" fo:background-color="#FFFFFF"/>
    </style:style>
    <style:style style:name="T5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60" style:parent-style-name="Standard" style:family="paragraph">
      <style:paragraph-properties fo:margin-bottom="0in" style:line-height-at-least="0.1979in" fo:background-color="#FFFFFF"/>
    </style:style>
    <style:style style:name="T5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6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66" style:parent-style-name="Standard" style:family="paragraph">
      <style:paragraph-properties fo:margin-bottom="0in" style:line-height-at-least="0.1979in" fo:background-color="#FFFFFF"/>
    </style:style>
    <style:style style:name="T5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7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7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74" style:parent-style-name="Standard" style:family="paragraph">
      <style:paragraph-properties fo:margin-bottom="0in" style:line-height-at-least="0.1979in" fo:background-color="#FFFFFF"/>
    </style:style>
    <style:style style:name="T5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84" style:parent-style-name="Standard" style:family="paragraph">
      <style:paragraph-properties fo:margin-bottom="0in" style:line-height-at-least="0.1979in" fo:background-color="#FFFFFF"/>
    </style:style>
    <style:style style:name="T5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396" style:parent-style-name="Standard" style:family="paragraph">
      <style:paragraph-properties fo:margin-bottom="0in" style:line-height-at-least="0.1979in" fo:background-color="#FFFFFF"/>
    </style:style>
    <style:style style:name="T5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08" style:parent-style-name="Standard" style:family="paragraph">
      <style:paragraph-properties fo:margin-bottom="0in" style:line-height-at-least="0.1979in" fo:background-color="#FFFFFF"/>
    </style:style>
    <style:style style:name="T5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54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1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5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420" style:parent-style-name="Standard" style:family="paragraph">
      <style:paragraph-properties fo:margin-bottom="0in" style:line-height-at-least="0.1979in" fo:background-color="#FFFFFF"/>
    </style:style>
    <style:style style:name="T5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5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3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5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432" style:parent-style-name="Standard" style:family="paragraph">
      <style:paragraph-properties fo:margin-bottom="0in" style:line-height-at-least="0.1979in" fo:background-color="#FFFFFF"/>
    </style:style>
    <style:style style:name="T5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4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44" style:parent-style-name="Standard" style:family="paragraph">
      <style:paragraph-properties fo:margin-bottom="0in" style:line-height-at-least="0.1979in" fo:background-color="#FFFFFF"/>
    </style:style>
    <style:style style:name="T5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5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56" style:parent-style-name="Standard" style:family="paragraph">
      <style:paragraph-properties fo:margin-bottom="0in" style:line-height-at-least="0.1979in" fo:background-color="#FFFFFF"/>
    </style:style>
    <style:style style:name="T5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6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70" style:parent-style-name="Standard" style:family="paragraph">
      <style:paragraph-properties fo:margin-bottom="0in" style:line-height-at-least="0.1979in" fo:background-color="#FFFFFF"/>
    </style:style>
    <style:style style:name="T5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4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84" style:parent-style-name="Standard" style:family="paragraph">
      <style:paragraph-properties fo:margin-bottom="0in" style:line-height-at-least="0.1979in" fo:background-color="#FFFFFF"/>
    </style:style>
    <style:style style:name="T54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9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4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98" style:parent-style-name="Standard" style:family="paragraph">
      <style:paragraph-properties fo:margin-bottom="0in" style:line-height-at-least="0.1979in" fo:background-color="#FFFFFF"/>
    </style:style>
    <style:style style:name="T5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12" style:parent-style-name="Standard" style:family="paragraph">
      <style:paragraph-properties fo:margin-bottom="0in" style:line-height-at-least="0.1979in" fo:background-color="#FFFFFF"/>
    </style:style>
    <style:style style:name="T55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26" style:parent-style-name="Standard" style:family="paragraph">
      <style:paragraph-properties fo:margin-bottom="0in" style:line-height-at-least="0.1979in" fo:background-color="#FFFFFF"/>
    </style:style>
    <style:style style:name="T55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40" style:parent-style-name="Standard" style:family="paragraph">
      <style:paragraph-properties fo:margin-bottom="0in" style:line-height-at-least="0.1979in" fo:background-color="#FFFFFF"/>
    </style:style>
    <style:style style:name="T5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46" style:parent-style-name="Standard" style:family="paragraph">
      <style:paragraph-properties fo:margin-bottom="0in" style:line-height-at-least="0.1979in" fo:background-color="#FFFFFF"/>
    </style:style>
    <style:style style:name="T5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5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55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55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554" style:parent-style-name="Standard" style:family="paragraph">
      <style:paragraph-properties fo:margin-bottom="0in" style:line-height-at-least="0.1979in" fo:background-color="#FFFFFF"/>
    </style:style>
    <style:style style:name="T5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5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5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5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55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55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564" style:parent-style-name="Standard" style:family="paragraph">
      <style:paragraph-properties fo:margin-bottom="0in" style:line-height-at-least="0.1979in" fo:background-color="#FFFFFF"/>
    </style:style>
    <style:style style:name="T5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7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76" style:parent-style-name="Standard" style:family="paragraph">
      <style:paragraph-properties fo:margin-bottom="0in" style:line-height-at-least="0.1979in" fo:background-color="#FFFFFF"/>
    </style:style>
    <style:style style:name="T5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5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88" style:parent-style-name="Standard" style:family="paragraph">
      <style:paragraph-properties fo:margin-bottom="0in" style:line-height-at-least="0.1979in" fo:background-color="#FFFFFF"/>
    </style:style>
    <style:style style:name="T55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5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5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9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5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00" style:parent-style-name="Standard" style:family="paragraph">
      <style:paragraph-properties fo:margin-bottom="0in" style:line-height-at-least="0.1979in" fo:background-color="#FFFFFF"/>
    </style:style>
    <style:style style:name="T56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0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6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12" style:parent-style-name="Standard" style:family="paragraph">
      <style:paragraph-properties fo:margin-bottom="0in" style:line-height-at-least="0.1979in" fo:background-color="#FFFFFF"/>
    </style:style>
    <style:style style:name="T56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24" style:parent-style-name="Standard" style:family="paragraph">
      <style:paragraph-properties fo:margin-bottom="0in" style:line-height-at-least="0.1979in" fo:background-color="#FFFFFF"/>
    </style:style>
    <style:style style:name="T5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36" style:parent-style-name="Standard" style:family="paragraph">
      <style:paragraph-properties fo:margin-bottom="0in" style:line-height-at-least="0.1979in" fo:background-color="#FFFFFF"/>
    </style:style>
    <style:style style:name="T56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50" style:parent-style-name="Standard" style:family="paragraph">
      <style:paragraph-properties fo:margin-bottom="0in" style:line-height-at-least="0.1979in" fo:background-color="#FFFFFF"/>
    </style:style>
    <style:style style:name="T56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6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64" style:parent-style-name="Standard" style:family="paragraph">
      <style:paragraph-properties fo:margin-bottom="0in" style:line-height-at-least="0.1979in" fo:background-color="#FFFFFF"/>
    </style:style>
    <style:style style:name="T56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78" style:parent-style-name="Standard" style:family="paragraph">
      <style:paragraph-properties fo:margin-bottom="0in" style:line-height-at-least="0.1979in" fo:background-color="#FFFFFF"/>
    </style:style>
    <style:style style:name="T56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692" style:parent-style-name="Standard" style:family="paragraph">
      <style:paragraph-properties fo:margin-bottom="0in" style:line-height-at-least="0.1979in" fo:background-color="#FFFFFF"/>
    </style:style>
    <style:style style:name="T5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06" style:parent-style-name="Standard" style:family="paragraph">
      <style:paragraph-properties fo:margin-bottom="0in" style:line-height-at-least="0.1979in" fo:background-color="#FFFFFF"/>
    </style:style>
    <style:style style:name="T5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1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20" style:parent-style-name="Standard" style:family="paragraph">
      <style:paragraph-properties fo:margin-bottom="0in" style:line-height-at-least="0.1979in" fo:background-color="#FFFFFF"/>
    </style:style>
    <style:style style:name="T5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2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26" style:parent-style-name="Standard" style:family="paragraph">
      <style:paragraph-properties fo:margin-bottom="0in" style:line-height-at-least="0.1979in" fo:background-color="#FFFFFF"/>
    </style:style>
    <style:style style:name="T5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34" style:parent-style-name="Standard" style:family="paragraph">
      <style:paragraph-properties fo:margin-bottom="0in" style:line-height-at-least="0.1979in" fo:background-color="#FFFFFF"/>
    </style:style>
    <style:style style:name="T5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44" style:parent-style-name="Standard" style:family="paragraph">
      <style:paragraph-properties fo:margin-bottom="0in" style:line-height-at-least="0.1979in" fo:background-color="#FFFFFF"/>
    </style:style>
    <style:style style:name="T5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56" style:parent-style-name="Standard" style:family="paragraph">
      <style:paragraph-properties fo:margin-bottom="0in" style:line-height-at-least="0.1979in" fo:background-color="#FFFFFF"/>
    </style:style>
    <style:style style:name="T57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6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6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68" style:parent-style-name="Standard" style:family="paragraph">
      <style:paragraph-properties fo:margin-bottom="0in" style:line-height-at-least="0.1979in" fo:background-color="#FFFFFF"/>
    </style:style>
    <style:style style:name="T5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80" style:parent-style-name="Standard" style:family="paragraph">
      <style:paragraph-properties fo:margin-bottom="0in" style:line-height-at-least="0.1979in" fo:background-color="#FFFFFF"/>
    </style:style>
    <style:style style:name="T5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8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792" style:parent-style-name="Standard" style:family="paragraph">
      <style:paragraph-properties fo:margin-bottom="0in" style:line-height-at-least="0.1979in" fo:background-color="#FFFFFF"/>
    </style:style>
    <style:style style:name="T5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04" style:parent-style-name="Standard" style:family="paragraph">
      <style:paragraph-properties fo:margin-bottom="0in" style:line-height-at-least="0.1979in" fo:background-color="#FFFFFF"/>
    </style:style>
    <style:style style:name="T5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16" style:parent-style-name="Standard" style:family="paragraph">
      <style:paragraph-properties fo:margin-bottom="0in" style:line-height-at-least="0.1979in" fo:background-color="#FFFFFF"/>
    </style:style>
    <style:style style:name="T5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30" style:parent-style-name="Standard" style:family="paragraph">
      <style:paragraph-properties fo:margin-bottom="0in" style:line-height-at-least="0.1979in" fo:background-color="#FFFFFF"/>
    </style:style>
    <style:style style:name="T5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4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44" style:parent-style-name="Standard" style:family="paragraph">
      <style:paragraph-properties fo:margin-bottom="0in" style:line-height-at-least="0.1979in" fo:background-color="#FFFFFF"/>
    </style:style>
    <style:style style:name="T5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58" style:parent-style-name="Standard" style:family="paragraph">
      <style:paragraph-properties fo:margin-bottom="0in" style:line-height-at-least="0.1979in" fo:background-color="#FFFFFF"/>
    </style:style>
    <style:style style:name="T58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72" style:parent-style-name="Standard" style:family="paragraph">
      <style:paragraph-properties fo:margin-bottom="0in" style:line-height-at-least="0.1979in" fo:background-color="#FFFFFF"/>
    </style:style>
    <style:style style:name="T58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8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886" style:parent-style-name="Standard" style:family="paragraph">
      <style:paragraph-properties fo:margin-bottom="0in" style:line-height-at-least="0.1979in" fo:background-color="#FFFFFF"/>
    </style:style>
    <style:style style:name="T5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8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9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00" style:parent-style-name="Standard" style:family="paragraph">
      <style:paragraph-properties fo:margin-bottom="0in" style:line-height-at-least="0.1979in" fo:background-color="#FFFFFF"/>
    </style:style>
    <style:style style:name="T5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0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9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0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06" style:parent-style-name="Standard" style:family="paragraph">
      <style:paragraph-properties fo:margin-bottom="0in" style:line-height-at-least="0.1979in" fo:background-color="#FFFFFF"/>
    </style:style>
    <style:style style:name="T5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1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1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1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14" style:parent-style-name="Standard" style:family="paragraph">
      <style:paragraph-properties fo:margin-bottom="0in" style:line-height-at-least="0.1979in" fo:background-color="#FFFFFF"/>
    </style:style>
    <style:style style:name="T59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1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9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24" style:parent-style-name="Standard" style:family="paragraph">
      <style:paragraph-properties fo:margin-bottom="0in" style:line-height-at-least="0.1979in" fo:background-color="#FFFFFF"/>
    </style:style>
    <style:style style:name="T59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36" style:parent-style-name="Standard" style:family="paragraph">
      <style:paragraph-properties fo:margin-bottom="0in" style:line-height-at-least="0.1979in" fo:background-color="#FFFFFF"/>
    </style:style>
    <style:style style:name="T5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4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9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48" style:parent-style-name="Standard" style:family="paragraph">
      <style:paragraph-properties fo:margin-bottom="0in" style:line-height-at-least="0.1979in" fo:background-color="#FFFFFF"/>
    </style:style>
    <style:style style:name="T59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59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60" style:parent-style-name="Standard" style:family="paragraph">
      <style:paragraph-properties fo:margin-bottom="0in" style:line-height-at-least="0.1979in" fo:background-color="#FFFFFF"/>
    </style:style>
    <style:style style:name="T59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9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74" style:parent-style-name="Standard" style:family="paragraph">
      <style:paragraph-properties fo:margin-bottom="0in" style:line-height-at-least="0.1979in" fo:background-color="#FFFFFF"/>
    </style:style>
    <style:style style:name="T5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8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9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88" style:parent-style-name="Standard" style:family="paragraph">
      <style:paragraph-properties fo:margin-bottom="0in" style:line-height-at-least="0.1979in" fo:background-color="#FFFFFF"/>
    </style:style>
    <style:style style:name="T59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5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0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6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02" style:parent-style-name="Standard" style:family="paragraph">
      <style:paragraph-properties fo:margin-bottom="0in" style:line-height-at-least="0.1979in" fo:background-color="#FFFFFF"/>
    </style:style>
    <style:style style:name="T6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0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6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08" style:parent-style-name="Standard" style:family="paragraph">
      <style:paragraph-properties fo:margin-bottom="0in" style:line-height-at-least="0.1979in" fo:background-color="#FFFFFF"/>
    </style:style>
    <style:style style:name="T6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1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1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0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1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1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16" style:parent-style-name="Standard" style:family="paragraph">
      <style:paragraph-properties fo:margin-bottom="0in" style:line-height-at-least="0.1979in" fo:background-color="#FFFFFF"/>
    </style:style>
    <style:style style:name="T6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1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22" style:parent-style-name="Standard" style:family="paragraph">
      <style:paragraph-properties fo:margin-bottom="0in" style:line-height-at-least="0.1979in" fo:background-color="#FFFFFF"/>
    </style:style>
    <style:style style:name="T6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2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28" style:parent-style-name="Standard" style:family="paragraph">
      <style:paragraph-properties fo:margin-bottom="0in" style:line-height-at-least="0.1979in" fo:background-color="#FFFFFF"/>
    </style:style>
    <style:style style:name="T60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3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34" style:parent-style-name="Standard" style:family="paragraph">
      <style:paragraph-properties fo:margin-bottom="0in" style:line-height-at-least="0.1979in" fo:background-color="#FFFFFF"/>
    </style:style>
    <style:style style:name="T60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3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40" style:parent-style-name="Standard" style:family="paragraph">
      <style:paragraph-properties fo:margin-bottom="0in" style:line-height-at-least="0.1979in" fo:background-color="#FFFFFF"/>
    </style:style>
    <style:style style:name="T6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4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46" style:parent-style-name="Standard" style:family="paragraph">
      <style:paragraph-properties fo:margin-bottom="0in" style:line-height-at-least="0.1979in" fo:background-color="#FFFFFF"/>
    </style:style>
    <style:style style:name="T6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5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52" style:parent-style-name="Standard" style:family="paragraph">
      <style:paragraph-properties fo:margin-bottom="0in" style:line-height-at-least="0.1979in" fo:background-color="#FFFFFF"/>
    </style:style>
    <style:style style:name="T60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5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58" style:parent-style-name="Standard" style:family="paragraph">
      <style:paragraph-properties fo:margin-bottom="0in" style:line-height-at-least="0.1979in" fo:background-color="#FFFFFF"/>
    </style:style>
    <style:style style:name="T60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6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64" style:parent-style-name="Standard" style:family="paragraph">
      <style:paragraph-properties fo:margin-bottom="0in" style:line-height-at-least="0.1979in" fo:background-color="#FFFFFF"/>
    </style:style>
    <style:style style:name="T6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6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70" style:parent-style-name="Standard" style:family="paragraph">
      <style:paragraph-properties fo:margin-bottom="0in" style:line-height-at-least="0.1979in" fo:background-color="#FFFFFF"/>
    </style:style>
    <style:style style:name="T6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6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7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7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77" style:parent-style-name="Standard" style:family="paragraph">
      <style:paragraph-properties fo:margin-bottom="0in" style:line-height-at-least="0.1979in" fo:background-color="#FFFFFF"/>
    </style:style>
    <style:style style:name="T60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7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6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081" style:parent-style-name="Standard" style:family="paragraph">
      <style:paragraph-properties fo:margin-bottom="0in" style:line-height-at-least="0.1979in" fo:background-color="#FFFFFF"/>
    </style:style>
    <style:style style:name="T6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0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0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9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92" style:parent-style-name="Standard" style:family="paragraph">
      <style:paragraph-properties fo:margin-bottom="0in" style:line-height-at-least="0.1979in" fo:background-color="#FFFFFF"/>
    </style:style>
    <style:style style:name="T60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9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0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096" style:parent-style-name="Standard" style:family="paragraph">
      <style:paragraph-properties fo:margin-bottom="0in" style:line-height-at-least="0.1979in" fo:background-color="#FFFFFF"/>
    </style:style>
    <style:style style:name="T60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0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0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07" style:parent-style-name="Standard" style:family="paragraph">
      <style:paragraph-properties fo:margin-bottom="0in" style:line-height-at-least="0.1979in" fo:background-color="#FFFFFF"/>
    </style:style>
    <style:style style:name="T6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0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1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11" style:parent-style-name="Standard" style:family="paragraph">
      <style:paragraph-properties fo:margin-bottom="0in" style:line-height-at-least="0.1979in" fo:background-color="#FFFFFF"/>
    </style:style>
    <style:style style:name="T6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1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1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1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1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1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20" style:parent-style-name="Standard" style:family="paragraph">
      <style:paragraph-properties fo:margin-bottom="0in" style:line-height-at-least="0.1979in" fo:background-color="#FFFFFF"/>
    </style:style>
    <style:style style:name="T61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122" style:parent-style-name="Standard" style:family="paragraph">
      <style:paragraph-properties fo:margin-bottom="0in" style:line-height-at-least="0.1979in" fo:background-color="#FFFFFF"/>
    </style:style>
    <style:style style:name="T612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127" style:parent-style-name="Standard" style:family="paragraph">
      <style:paragraph-properties fo:margin-bottom="0in" style:line-height-at-least="0.1979in" fo:background-color="#FFFFFF"/>
    </style:style>
    <style:style style:name="T6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30" style:parent-style-name="Standard" style:family="paragraph">
      <style:paragraph-properties fo:margin-bottom="0in" style:line-height-at-least="0.1979in" fo:background-color="#FFFFFF"/>
    </style:style>
    <style:style style:name="T6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3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37" style:parent-style-name="Standard" style:family="paragraph">
      <style:paragraph-properties fo:margin-bottom="0in" style:line-height-at-least="0.1979in" fo:background-color="#FFFFFF"/>
    </style:style>
    <style:style style:name="T61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44" style:parent-style-name="Standard" style:family="paragraph">
      <style:paragraph-properties fo:margin-bottom="0in" style:line-height-at-least="0.1979in" fo:background-color="#FFFFFF"/>
    </style:style>
    <style:style style:name="T6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4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1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50" style:parent-style-name="Standard" style:family="paragraph">
      <style:paragraph-properties fo:margin-bottom="0in" style:line-height-at-least="0.1979in" fo:background-color="#FFFFFF"/>
    </style:style>
    <style:style style:name="T61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157" style:parent-style-name="Standard" style:family="paragraph">
      <style:paragraph-properties fo:margin-bottom="0in" style:line-height-at-least="0.1979in" fo:background-color="#FFFFFF"/>
    </style:style>
    <style:style style:name="T615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615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div&gt;</text:span></text:p>
      <text:p text:style-name="P6"><text:span text:style-name="T7">   <text:s/></text:span><text:span text:style-name="T8">&lt;scale-modal</text:span></text:p>
      <text:p text:style-name="P9"><text:span text:style-name="T10">     <text:s/></text:span><text:span text:style-name="T11">size</text:span><text:span text:style-name="T12">=</text:span><text:span text:style-name="T13">"large"</text:span></text:p>
      <text:p text:style-name="P14"><text:span text:style-name="T15">      :</text:span><text:span text:style-name="T16">opened</text:span><text:span text:style-name="T17">="</text:span><text:span text:style-name="T18">isModalOpen</text:span><text:span text:style-name="T19">"</text:span></text:p>
      <text:p text:style-name="P20"><text:span text:style-name="T21">      @</text:span><text:span text:style-name="T22">scaleClose</text:span><text:span text:style-name="T23">="</text:span><text:span text:style-name="T24">filterModalClose</text:span><text:span text:style-name="T25">(</text:span><text:span text:style-name="T26">$event</text:span><text:span text:style-name="T27">)"</text:span></text:p>
      <text:p text:style-name="P28"><text:span text:style-name="T29">     <text:s/></text:span><text:span text:style-name="T30">heading</text:span><text:span text:style-name="T31">=</text:span><text:span text:style-name="T32">"Filter"</text:span></text:p>
      <text:p text:style-name="P33"><text:span text:style-name="T34">   <text:s/></text:span><text:span text:style-name="T35">&gt;</text:span></text:p>
      <text:p text:style-name="P36"><text:span text:style-name="T37">     <text:s/></text:span><text:span text:style-name="T38">&lt;div&gt;</text:span></text:p>
      <text:p text:style-name="P39"><text:span text:style-name="T40">       <text:s/></text:span><text:span text:style-name="T41">&lt;scale-button</text:span><text:span text:style-name="T42"><text:s/></text:span><text:span text:style-name="T43">variant</text:span><text:span text:style-name="T44">=</text:span><text:span text:style-name="T45">"ghost"</text:span><text:span text:style-name="T46"><text:s/>@</text:span><text:span text:style-name="T47">click</text:span><text:span text:style-name="T48">="</text:span><text:span text:style-name="T49">resetFilters</text:span><text:span text:style-name="T50">(</text:span><text:span text:style-name="T51">$event</text:span><text:span text:style-name="T52">)"</text:span><text:span text:style-name="T53">&gt;</text:span></text:p>
      <text:p text:style-name="P54"><text:span text:style-name="T55">         <text:s/></text:span><text:span text:style-name="T56">Alle Filter zurücksetzen</text:span></text:p>
      <text:p text:style-name="P57"><text:span text:style-name="T58">       <text:s/></text:span><text:span text:style-name="T59">&lt;/scale-button&gt;</text:span></text:p>
      <text:p text:style-name="P60"><text:span text:style-name="T61">     <text:s/></text:span><text:span text:style-name="T62">&lt;/div&gt;</text:span></text:p>
      <text:p text:style-name="P63"><text:span text:style-name="T64">     <text:s/></text:span><text:span text:style-name="T65">&lt;scale-accordion</text:span><text:span text:style-name="T66"><text:s/></text:span><text:span text:style-name="T67">icon-location</text:span><text:span text:style-name="T68">=</text:span><text:span text:style-name="T69">"left"</text:span><text:span text:style-name="T70"><text:s/></text:span><text:span text:style-name="T71">class</text:span><text:span text:style-name="T72">=</text:span><text:span text:style-name="T73">"hydrated"</text:span><text:span text:style-name="T74">&gt;</text:span></text:p>
      <text:p text:style-name="P75"><text:span text:style-name="T76">       <text:s/></text:span><text:span text:style-name="T77">&lt;!-- Status --&gt;</text:span></text:p>
      <text:p text:style-name="P78"><text:span text:style-name="T79">       <text:s/></text:span><text:span text:style-name="T80">&lt;scale-collapsible</text:span><text:span text:style-name="T81"><text:s/></text:span><text:span text:style-name="T82">id</text:span><text:span text:style-name="T83">=</text:span><text:span text:style-name="T84">"status"</text:span><text:span text:style-name="T85">&gt;</text:span></text:p>
      <text:p text:style-name="P86"><text:span text:style-name="T87">         <text:s/></text:span><text:span text:style-name="T88">&lt;span</text:span><text:span text:style-name="T89"><text:s/></text:span><text:span text:style-name="T90">slot</text:span><text:span text:style-name="T91">=</text:span><text:span text:style-name="T92">"heading"</text:span><text:span text:style-name="T93"><text:s/></text:span><text:span text:style-name="T94">style</text:span><text:span text:style-name="T95">="</text:span><text:span text:style-name="T96">display</text:span><text:span text:style-name="T97">:<text:s/></text:span><text:span text:style-name="T98">flex</text:span><text:span text:style-name="T99">;<text:s/></text:span><text:span text:style-name="T100">align-items</text:span><text:span text:style-name="T101">:<text:s/></text:span><text:span text:style-name="T102">center</text:span><text:span text:style-name="T103">"</text:span></text:p>
      <text:p text:style-name="P104"><text:span text:style-name="T105">           <text:s/></text:span><text:span text:style-name="T106">&gt;</text:span><text:span text:style-name="T107">Status</text:span><text:span text:style-name="T108">&lt;span</text:span></text:p>
      <text:p text:style-name="P109"><text:span text:style-name="T110">             <text:s/></text:span><text:span text:style-name="T111">style</text:span><text:span text:style-name="T112">="</text:span></text:p>
      <text:p text:style-name="P113"><text:span text:style-name="T114">               <text:s/></text:span><text:span text:style-name="T115">display</text:span><text:span text:style-name="T116">:<text:s/></text:span><text:span text:style-name="T117">flex</text:span><text:span text:style-name="T118">;</text:span></text:p>
      <text:p text:style-name="P119"><text:span text:style-name="T120">               <text:s/></text:span><text:span text:style-name="T121">flex-grow</text:span><text:span text:style-name="T122">:<text:s/></text:span><text:span text:style-name="T123">1</text:span><text:span text:style-name="T124">;</text:span></text:p>
      <text:p text:style-name="P125"><text:span text:style-name="T126">               <text:s/></text:span><text:span text:style-name="T127">justify-content</text:span><text:span text:style-name="T128">:<text:s/></text:span><text:span text:style-name="T129">space-between</text:span><text:span text:style-name="T130">;</text:span></text:p>
      <text:p text:style-name="P131"><text:span text:style-name="T132">               <text:s/></text:span><text:span text:style-name="T133">align-items</text:span><text:span text:style-name="T134">:<text:s/></text:span><text:span text:style-name="T135">center</text:span><text:span text:style-name="T136">;</text:span></text:p>
      <text:p text:style-name="P137">              "</text:p>
      <text:p text:style-name="P138"><text:span text:style-name="T139">           <text:s/></text:span><text:span text:style-name="T140">&gt;</text:span></text:p>
      <text:p text:style-name="P141"><text:span text:style-name="T142">             <text:s/></text:span><text:span text:style-name="T143">&lt;scale-tag</text:span><text:span text:style-name="T144"><text:s/></text:span><text:span text:style-name="T145">label</text:span><text:span text:style-name="T146">=</text:span><text:span text:style-name="T147">"status"</text:span><text:span text:style-name="T148"><text:s/>:</text:span><text:span text:style-name="T149">data-selected</text:span><text:span text:style-name="T150">="</text:span><text:span text:style-name="T151">filterBy</text:span><text:span text:style-name="T152">.</text:span><text:span text:style-name="T153">sent</text:span><text:span text:style-name="T154">.</text:span><text:span text:style-name="T155">checked</text:span><text:span text:style-name="T156"><text:s/></text:span><text:span text:style-name="T157">?</text:span><text:span text:style-name="T158"><text:s/></text:span><text:span text:style-name="T159">true</text:span><text:span text:style-name="T160"><text:s/></text:span><text:span text:style-name="T161">:</text:span><text:span text:style-name="T162"><text:s/></text:span><text:span text:style-name="T163">undefined</text:span><text:span text:style-name="T164">"</text:span><text:span text:style-name="T165">&gt;</text:span><text:span text:style-name="T166">{{</text:span></text:p>
      <text:p text:style-name="P167"><text:span text:style-name="T168">               <text:s/></text:span><text:span text:style-name="T169">getCount</text:span><text:span text:style-name="T170">(</text:span><text:span text:style-name="T171">"status"</text:span><text:span text:style-name="T172">)</text:span></text:p>
      <text:p text:style-name="P173"><text:span text:style-name="T174">              }}</text:span><text:span text:style-name="T175">&lt;/scale-tag&gt;</text:span></text:p>
      <text:p text:style-name="P176"/>
      <text:p text:style-name="P177"><text:span text:style-name="T178">             <text:s/></text:span><text:span text:style-name="T179">&lt;scale-button</text:span><text:span text:style-name="T180"><text:s/></text:span><text:span text:style-name="T181">variant</text:span><text:span text:style-name="T182">=</text:span><text:span text:style-name="T183">"ghost"</text:span><text:span text:style-name="T184"><text:s/>@</text:span><text:span text:style-name="T185">click</text:span><text:span text:style-name="T186">="</text:span><text:span text:style-name="T187">resetStatus</text:span><text:span text:style-name="T188">(</text:span><text:span text:style-name="T189">$event</text:span><text:span text:style-name="T190">)"</text:span><text:span text:style-name="T191">&gt;</text:span></text:p>
      <text:p text:style-name="P192"><text:span text:style-name="T193">               <text:s/></text:span><text:span text:style-name="T194">Filter zurücksetzen</text:span></text:p>
      <text:p text:style-name="P195"><text:span text:style-name="T196">             <text:s/></text:span><text:span text:style-name="T197">&lt;/scale-button&gt;</text:span></text:p>
      <text:p text:style-name="P198"><text:span text:style-name="T199">           <text:s/></text:span><text:span text:style-name="T200">&lt;/span&gt;</text:span></text:p>
      <text:p text:style-name="P201"><text:span text:style-name="T202">         <text:s/></text:span><text:span text:style-name="T203">&lt;/span&gt;</text:span></text:p>
      <text:p text:style-name="P204"><text:span text:style-name="T205">         <text:s/></text:span><text:span text:style-name="T206">&lt;scale-checkbox</text:span></text:p>
      <text:p text:style-name="P207"><text:span text:style-name="T208">           <text:s/></text:span><text:span text:style-name="T209">id</text:span><text:span text:style-name="T210">=</text:span><text:span text:style-name="T211">"gesendet"</text:span></text:p>
      <text:p text:style-name="P212"><text:span text:style-name="T213">           <text:s/></text:span><text:span text:style-name="T214">label</text:span><text:span text:style-name="T215">=</text:span><text:span text:style-name="T216">"gesendet"</text:span></text:p>
      <text:p text:style-name="P217"><text:span text:style-name="T218">           <text:s/></text:span><text:span text:style-name="T219">name</text:span><text:span text:style-name="T220">=</text:span><text:span text:style-name="T221">"gesendet"</text:span></text:p>
      <text:p text:style-name="P222"><text:span text:style-name="T223">            :</text:span><text:span text:style-name="T224">checked</text:span><text:span text:style-name="T225">="</text:span><text:span text:style-name="T226">filterBy</text:span><text:span text:style-name="T227">.</text:span><text:span text:style-name="T228">sent</text:span><text:span text:style-name="T229">"</text:span></text:p>
      <text:p text:style-name="P230"><text:span text:style-name="T231">            @</text:span><text:span text:style-name="T232">scale-change</text:span><text:span text:style-name="T233">="</text:span><text:span text:style-name="T234">filterBy</text:span><text:span text:style-name="T235">.</text:span><text:span text:style-name="T236">sent</text:span><text:span text:style-name="T237"><text:s/></text:span><text:span text:style-name="T238">=</text:span><text:span text:style-name="T239"><text:s/></text:span><text:span text:style-name="T240">$event</text:span><text:span text:style-name="T241">.</text:span><text:span text:style-name="T242">detail</text:span><text:span text:style-name="T243">.</text:span><text:span text:style-name="T244">checked</text:span><text:span text:style-name="T245">"</text:span></text:p>
      <text:p text:style-name="P246"><text:span text:style-name="T247">         <text:s/></text:span><text:span text:style-name="T248">/&gt;</text:span></text:p>
      <text:p text:style-name="P249"><text:span text:style-name="T250">       <text:s/></text:span><text:span text:style-name="T251">&lt;/scale-collapsible&gt;</text:span></text:p>
      <text:p text:style-name="P252"><text:span text:style-name="T253">       <text:s/></text:span><text:span text:style-name="T254">&lt;!-- Benachrichtigungstyp --&gt;</text:span></text:p>
      <text:p text:style-name="P255"><text:span text:style-name="T256">       <text:s/></text:span><text:span text:style-name="T257">&lt;scale-collapsible</text:span><text:span text:style-name="T258"><text:s/></text:span><text:span text:style-name="T259">id</text:span><text:span text:style-name="T260">=</text:span><text:span text:style-name="T261">"benachrichtigungstyp"</text:span><text:span text:style-name="T262">&gt;</text:span></text:p>
      <text:p text:style-name="P263"><text:span text:style-name="T264">         <text:s/></text:span><text:span text:style-name="T265">&lt;span</text:span><text:span text:style-name="T266"><text:s/></text:span><text:span text:style-name="T267">slot</text:span><text:span text:style-name="T268">=</text:span><text:span text:style-name="T269">"heading"</text:span><text:span text:style-name="T270"><text:s/></text:span><text:span text:style-name="T271">style</text:span><text:span text:style-name="T272">="</text:span><text:span text:style-name="T273">display</text:span><text:span text:style-name="T274">:<text:s/></text:span><text:span text:style-name="T275">flex</text:span><text:span text:style-name="T276">;<text:s/></text:span><text:span text:style-name="T277">align-items</text:span><text:span text:style-name="T278">:<text:s/></text:span><text:span text:style-name="T279">center</text:span><text:span text:style-name="T280">"</text:span></text:p>
      <text:p text:style-name="P281"><text:span text:style-name="T282">           <text:s/></text:span><text:span text:style-name="T283">&gt;</text:span><text:span text:style-name="T284">Benachrichtigungstyp</text:span><text:span text:style-name="T285">&lt;span</text:span></text:p>
      <text:p text:style-name="P286"><text:span text:style-name="T287">             <text:s/></text:span><text:span text:style-name="T288">style</text:span><text:span text:style-name="T289">="</text:span></text:p>
      <text:p text:style-name="P290"><text:span text:style-name="T291">               <text:s/></text:span><text:span text:style-name="T292">display</text:span><text:span text:style-name="T293">:<text:s/></text:span><text:span text:style-name="T294">flex</text:span><text:span text:style-name="T295">;</text:span></text:p>
      <text:p text:style-name="P296"><text:span text:style-name="T297">               <text:s/></text:span><text:span text:style-name="T298">flex-grow</text:span><text:span text:style-name="T299">:<text:s/></text:span><text:span text:style-name="T300">1</text:span><text:span text:style-name="T301">;</text:span></text:p>
      <text:p text:style-name="P302"><text:span text:style-name="T303">               <text:s/></text:span><text:span text:style-name="T304">justify-content</text:span><text:span text:style-name="T305">:<text:s/></text:span><text:span text:style-name="T306">space-between</text:span><text:span text:style-name="T307">;</text:span></text:p>
      <text:p text:style-name="P308"><text:span text:style-name="T309">               <text:s/></text:span><text:span text:style-name="T310">align-items</text:span><text:span text:style-name="T311">:<text:s/></text:span><text:span text:style-name="T312">center</text:span><text:span text:style-name="T313">;</text:span></text:p>
      <text:p text:style-name="P314">              "</text:p>
      <text:p text:style-name="P315"><text:span text:style-name="T316">           <text:s/></text:span><text:span text:style-name="T317">&gt;</text:span></text:p>
      <text:p text:style-name="P318"><text:span text:style-name="T319">             <text:s/></text:span><text:span text:style-name="T320">&lt;scale-tag</text:span></text:p>
      <text:p text:style-name="P321"><text:span text:style-name="T322">               <text:s/></text:span><text:span text:style-name="T323">label</text:span><text:span text:style-name="T324">=</text:span><text:span text:style-name="T325">"benachrichtigungstyp"</text:span></text:p>
      <text:p text:style-name="P326"><text:span text:style-name="T327">               <text:s/></text:span><text:span text:style-name="T328">:</text:span><text:span text:style-name="T329">data-selected</text:span><text:span text:style-name="T330">="</text:span><text:span text:style-name="T331">filterBy</text:span><text:span text:style-name="T332">.</text:span><text:span text:style-name="T333">checked</text:span><text:span text:style-name="T334"><text:s/></text:span><text:span text:style-name="T335">?</text:span><text:span text:style-name="T336"><text:s/></text:span><text:span text:style-name="T337">true</text:span><text:span text:style-name="T338"><text:s/></text:span><text:span text:style-name="T339">:</text:span><text:span text:style-name="T340"><text:s/></text:span><text:span text:style-name="T341">undefined</text:span><text:span text:style-name="T342">"</text:span></text:p>
      <text:p text:style-name="P343"><text:span text:style-name="T344">               <text:s/></text:span><text:span text:style-name="T345">&gt;</text:span><text:span text:style-name="T346">{{<text:s/></text:span><text:span text:style-name="T347">getCount</text:span><text:span text:style-name="T348">(</text:span><text:span text:style-name="T349">"benachrichtigungstyp"</text:span><text:span text:style-name="T350">) }}</text:span><text:span text:style-name="T351">&lt;/scale-tag</text:span></text:p>
      <text:p text:style-name="P352"><text:span text:style-name="T353">             <text:s/></text:span><text:span text:style-name="T354">&gt;</text:span></text:p>
      <text:p text:style-name="P355"><text:span text:style-name="T356">             <text:s/></text:span><text:span text:style-name="T357">&lt;scale-button</text:span></text:p>
      <text:p text:style-name="P358"><text:span text:style-name="T359">               <text:s/></text:span><text:span text:style-name="T360">slot</text:span><text:span text:style-name="T361">=</text:span><text:span text:style-name="T362">"action"</text:span></text:p>
      <text:p text:style-name="P363"><text:span text:style-name="T364">               <text:s/></text:span><text:span text:style-name="T365">variant</text:span><text:span text:style-name="T366">=</text:span><text:span text:style-name="T367">"ghost"</text:span></text:p>
      <text:p text:style-name="P368"><text:span text:style-name="T369">                @</text:span><text:span text:style-name="T370">click</text:span><text:span text:style-name="T371">="</text:span><text:span text:style-name="T372">resetBenachrichtigungstyp</text:span><text:span text:style-name="T373">(</text:span><text:span text:style-name="T374">$event</text:span><text:span text:style-name="T375">)"</text:span></text:p>
      <text:p text:style-name="P376"><text:span text:style-name="T377">             <text:s/></text:span><text:span text:style-name="T378">&gt;</text:span></text:p>
      <text:p text:style-name="P379">                Filter zurücksetzen</text:p>
      <text:p text:style-name="P380"><text:span text:style-name="T381">             <text:s/></text:span><text:span text:style-name="T382">&lt;/scale-button&gt;&lt;/span</text:span></text:p>
      <text:p text:style-name="P383"><text:span text:style-name="T384">           <text:s/></text:span><text:span text:style-name="T385">&gt;&lt;/span</text:span></text:p>
      <text:p text:style-name="P386"><text:span text:style-name="T387">         <text:s/></text:span><text:span text:style-name="T388">&gt;</text:span></text:p>
      <text:p text:style-name="P389"><text:span text:style-name="T390">         <text:s/></text:span><text:span text:style-name="T391">&lt;scale-checkbox</text:span></text:p>
      <text:p text:style-name="P392"><text:span text:style-name="T393">           <text:s/></text:span><text:span text:style-name="T394">label</text:span><text:span text:style-name="T395">=</text:span><text:span text:style-name="T396">"Informations-Email"</text:span></text:p>
      <text:p text:style-name="P397"><text:span text:style-name="T398">           <text:s/></text:span><text:span text:style-name="T399">name</text:span><text:span text:style-name="T400">=</text:span><text:span text:style-name="T401">"Informations-Email"</text:span></text:p>
      <text:p text:style-name="P402"><text:span text:style-name="T403">           <text:s/></text:span><text:span text:style-name="T404">id</text:span><text:span text:style-name="T405">=</text:span><text:span text:style-name="T406">"informationsemail"</text:span></text:p>
      <text:p text:style-name="P407"><text:span text:style-name="T408">            :</text:span><text:span text:style-name="T409">checked</text:span><text:span text:style-name="T410">="</text:span><text:span text:style-name="T411">filterBy</text:span><text:span text:style-name="T412">.</text:span><text:span text:style-name="T413">info</text:span><text:span text:style-name="T414">"</text:span></text:p>
      <text:p text:style-name="P415"><text:span text:style-name="T416">            @</text:span><text:span text:style-name="T417">scale-change</text:span><text:span text:style-name="T418">="</text:span><text:span text:style-name="T419">filterBy</text:span><text:span text:style-name="T420">.</text:span><text:span text:style-name="T421">info</text:span><text:span text:style-name="T422"><text:s/></text:span><text:span text:style-name="T423">=</text:span><text:span text:style-name="T424"><text:s/></text:span><text:span text:style-name="T425">$event</text:span><text:span text:style-name="T426">.</text:span><text:span text:style-name="T427">detail</text:span><text:span text:style-name="T428">.</text:span><text:span text:style-name="T429">checked</text:span><text:span text:style-name="T430">"</text:span></text:p>
      <text:p text:style-name="P431"><text:span text:style-name="T432">         <text:s/></text:span><text:span text:style-name="T433">/&gt;</text:span></text:p>
      <text:p text:style-name="P434"><text:span text:style-name="T435">         <text:s/></text:span><text:span text:style-name="T436">&lt;scale-checkbox</text:span></text:p>
      <text:p text:style-name="P437"><text:span text:style-name="T438">           <text:s/></text:span><text:span text:style-name="T439">label</text:span><text:span text:style-name="T440">=</text:span><text:span text:style-name="T441">"Maßnahmen-Email"</text:span></text:p>
      <text:p text:style-name="P442"><text:span text:style-name="T443">           <text:s/></text:span><text:span text:style-name="T444">name</text:span><text:span text:style-name="T445">=</text:span><text:span text:style-name="T446">"Maßnahmen-Email"</text:span></text:p>
      <text:p text:style-name="P447"><text:span text:style-name="T448">           <text:s/></text:span><text:span text:style-name="T449">id</text:span><text:span text:style-name="T450">=</text:span><text:span text:style-name="T451">"massnahmenemail"</text:span></text:p>
      <text:p text:style-name="P452"><text:span text:style-name="T453">            :</text:span><text:span text:style-name="T454">checked</text:span><text:span text:style-name="T455">="</text:span><text:span text:style-name="T456">filterBy</text:span><text:span text:style-name="T457">.</text:span><text:span text:style-name="T458">measure</text:span><text:span text:style-name="T459">"</text:span></text:p>
      <text:p text:style-name="P460"><text:span text:style-name="T461">            @</text:span><text:span text:style-name="T462">scale-change</text:span><text:span text:style-name="T463">="</text:span><text:span text:style-name="T464">filterBy</text:span><text:span text:style-name="T465">.</text:span><text:span text:style-name="T466">measure</text:span><text:span text:style-name="T467"><text:s/></text:span><text:span text:style-name="T468">=</text:span><text:span text:style-name="T469"><text:s/></text:span><text:span text:style-name="T470">$event</text:span><text:span text:style-name="T471">.</text:span><text:span text:style-name="T472">detail</text:span><text:span text:style-name="T473">.</text:span><text:span text:style-name="T474">checked</text:span><text:span text:style-name="T475">"</text:span></text:p>
      <text:p text:style-name="P476"><text:span text:style-name="T477">         <text:s/></text:span><text:span text:style-name="T478">/&gt;</text:span></text:p>
      <text:p text:style-name="P479"><text:span text:style-name="T480">       <text:s/></text:span><text:span text:style-name="T481">&lt;/scale-collapsible&gt;</text:span></text:p>
      <text:p text:style-name="P482"><text:span text:style-name="T483">       <text:s/></text:span><text:span text:style-name="T484">&lt;!-- Termin/-serie --&gt;</text:span></text:p>
      <text:p text:style-name="P485"><text:span text:style-name="T486">       <text:s/></text:span><text:span text:style-name="T487">&lt;scale-collapsible</text:span><text:span text:style-name="T488"><text:s/></text:span><text:span text:style-name="T489">id</text:span><text:span text:style-name="T490">=</text:span><text:span text:style-name="T491">"termin"</text:span><text:span text:style-name="T492">&gt;</text:span></text:p>
      <text:p text:style-name="P493"><text:span text:style-name="T494">         <text:s/></text:span><text:span text:style-name="T495">&lt;span</text:span><text:span text:style-name="T496"><text:s/></text:span><text:span text:style-name="T497">slot</text:span><text:span text:style-name="T498">=</text:span><text:span text:style-name="T499">"heading"</text:span><text:span text:style-name="T500"><text:s/></text:span><text:span text:style-name="T501">style</text:span><text:span text:style-name="T502">="</text:span><text:span text:style-name="T503">display</text:span><text:span text:style-name="T504">:<text:s/></text:span><text:span text:style-name="T505">flex</text:span><text:span text:style-name="T506">;<text:s/></text:span><text:span text:style-name="T507">align-items</text:span><text:span text:style-name="T508">:<text:s/></text:span><text:span text:style-name="T509">center</text:span><text:span text:style-name="T510">"</text:span></text:p>
      <text:p text:style-name="P511"><text:span text:style-name="T512">           <text:s/></text:span><text:span text:style-name="T513">&gt;</text:span><text:span text:style-name="T514">Termin/-serie</text:span><text:span text:style-name="T515">&lt;span</text:span></text:p>
      <text:p text:style-name="P516"><text:span text:style-name="T517">             <text:s/></text:span><text:span text:style-name="T518">style</text:span><text:span text:style-name="T519">="</text:span></text:p>
      <text:p text:style-name="P520"><text:span text:style-name="T521">               <text:s/></text:span><text:span text:style-name="T522">display</text:span><text:span text:style-name="T523">:<text:s/></text:span><text:span text:style-name="T524">flex</text:span><text:span text:style-name="T525">;</text:span></text:p>
      <text:p text:style-name="P526"><text:span text:style-name="T527">               <text:s/></text:span><text:span text:style-name="T528">flex-grow</text:span><text:span text:style-name="T529">:<text:s/></text:span><text:span text:style-name="T530">1</text:span><text:span text:style-name="T531">;</text:span></text:p>
      <text:p text:style-name="P532"><text:span text:style-name="T533">               <text:s/></text:span><text:span text:style-name="T534">justify-content</text:span><text:span text:style-name="T535">:<text:s/></text:span><text:span text:style-name="T536">space-between</text:span><text:span text:style-name="T537">;</text:span></text:p>
      <text:p text:style-name="P538"><text:span text:style-name="T539">               <text:s/></text:span><text:span text:style-name="T540">align-items</text:span><text:span text:style-name="T541">:<text:s/></text:span><text:span text:style-name="T542">center</text:span><text:span text:style-name="T543">;</text:span></text:p>
      <text:p text:style-name="P544">              "</text:p>
      <text:p text:style-name="P545"><text:span text:style-name="T546">           <text:s/></text:span><text:span text:style-name="T547">&gt;</text:span></text:p>
      <text:p text:style-name="P548"><text:span text:style-name="T549">             <text:s/></text:span><text:span text:style-name="T550">&lt;scale-tag</text:span><text:span text:style-name="T551"><text:s/></text:span><text:span text:style-name="T552">label</text:span><text:span text:style-name="T553">=</text:span><text:span text:style-name="T554">"countTermin"</text:span><text:span text:style-name="T555"><text:s/>:</text:span><text:span text:style-name="T556">data-selected</text:span><text:span text:style-name="T557">="</text:span><text:span text:style-name="T558">filterBy</text:span><text:span text:style-name="T559">.</text:span><text:span text:style-name="T560">checked</text:span><text:span text:style-name="T561"><text:s/></text:span><text:span text:style-name="T562">?</text:span><text:span text:style-name="T563"><text:s/></text:span><text:span text:style-name="T564">true</text:span><text:span text:style-name="T565"><text:s/></text:span><text:span text:style-name="T566">:</text:span><text:span text:style-name="T567"><text:s/></text:span><text:span text:style-name="T568">undefined</text:span><text:span text:style-name="T569">"</text:span><text:span text:style-name="T570">&gt;</text:span><text:span text:style-name="T571">{{</text:span></text:p>
      <text:p text:style-name="P572"><text:span text:style-name="T573">               <text:s/></text:span><text:span text:style-name="T574">getCount</text:span><text:span text:style-name="T575">(</text:span><text:span text:style-name="T576">"termin"</text:span><text:span text:style-name="T577">)</text:span></text:p>
      <text:p text:style-name="P578"><text:span text:style-name="T579">              }}</text:span><text:span text:style-name="T580">&lt;/scale-tag&gt;</text:span></text:p>
      <text:p text:style-name="P581"><text:span text:style-name="T582">             <text:s/></text:span><text:span text:style-name="T583">&lt;scale-button</text:span></text:p>
      <text:p text:style-name="P584"><text:span text:style-name="T585">               <text:s/></text:span><text:span text:style-name="T586">slot</text:span><text:span text:style-name="T587">=</text:span><text:span text:style-name="T588">"action"</text:span></text:p>
      <text:p text:style-name="P589"><text:span text:style-name="T590">               <text:s/></text:span><text:span text:style-name="T591">variant</text:span><text:span text:style-name="T592">=</text:span><text:span text:style-name="T593">"ghost"</text:span></text:p>
      <text:p text:style-name="P594"><text:span text:style-name="T595">                @</text:span><text:span text:style-name="T596">click</text:span><text:span text:style-name="T597">="</text:span><text:span text:style-name="T598">resetTermin</text:span><text:span text:style-name="T599">(</text:span><text:span text:style-name="T600">$event</text:span><text:span text:style-name="T601">)"</text:span></text:p>
      <text:p text:style-name="P602"><text:span text:style-name="T603">               <text:s/></text:span><text:span text:style-name="T604">style</text:span><text:span text:style-name="T605">="</text:span><text:span text:style-name="T606">align-items</text:span><text:span text:style-name="T607">:<text:s/></text:span><text:span text:style-name="T608">flex-end</text:span><text:span text:style-name="T609">"</text:span></text:p>
      <text:p text:style-name="P610"><text:span text:style-name="T611">             <text:s/></text:span><text:span text:style-name="T612">&gt;</text:span></text:p>
      <text:p text:style-name="P613">                Filter zurücksetzen</text:p>
      <text:p text:style-name="P614"><text:span text:style-name="T615">             <text:s/></text:span><text:span text:style-name="T616">&lt;/scale-button&gt;&lt;/span</text:span></text:p>
      <text:p text:style-name="P617"><text:span text:style-name="T618">           <text:s/></text:span><text:span text:style-name="T619">&gt;&lt;/span</text:span></text:p>
      <text:p text:style-name="P620"><text:span text:style-name="T621">         <text:s/></text:span><text:span text:style-name="T622">&gt;</text:span></text:p>
      <text:p text:style-name="P623"><text:span text:style-name="T624">         <text:s/></text:span><text:span text:style-name="T625">&lt;scale-checkbox</text:span></text:p>
      <text:p text:style-name="P626"><text:span text:style-name="T627">           <text:s/></text:span><text:span text:style-name="T628">label</text:span><text:span text:style-name="T629">=</text:span><text:span text:style-name="T630">"Sofortversand"</text:span></text:p>
      <text:p text:style-name="P631"><text:span text:style-name="T632">           <text:s/></text:span><text:span text:style-name="T633">name</text:span><text:span text:style-name="T634">=</text:span><text:span text:style-name="T635">"Sofortversand"</text:span></text:p>
      <text:p text:style-name="P636"><text:span text:style-name="T637">           <text:s/></text:span><text:span text:style-name="T638">id</text:span><text:span text:style-name="T639">=</text:span><text:span text:style-name="T640">"sofortversand"</text:span></text:p>
      <text:p text:style-name="P641"><text:span text:style-name="T642">            :</text:span><text:span text:style-name="T643">checked</text:span><text:span text:style-name="T644">="</text:span><text:span text:style-name="T645">filterBy</text:span><text:span text:style-name="T646">.</text:span><text:span text:style-name="T647">immediate</text:span><text:span text:style-name="T648">"</text:span></text:p>
      <text:p text:style-name="P649"><text:span text:style-name="T650">            @</text:span><text:span text:style-name="T651">scale-change</text:span><text:span text:style-name="T652">="</text:span><text:span text:style-name="T653">filterBy</text:span><text:span text:style-name="T654">.</text:span><text:span text:style-name="T655">immediate</text:span><text:span text:style-name="T656"><text:s/></text:span><text:span text:style-name="T657">=</text:span><text:span text:style-name="T658"><text:s/></text:span><text:span text:style-name="T659">$event</text:span><text:span text:style-name="T660">.</text:span><text:span text:style-name="T661">detail</text:span><text:span text:style-name="T662">.</text:span><text:span text:style-name="T663">checked</text:span><text:span text:style-name="T664">"</text:span></text:p>
      <text:p text:style-name="P665"><text:span text:style-name="T666">         <text:s/></text:span><text:span text:style-name="T667">/&gt;</text:span></text:p>
      <text:p text:style-name="P668"><text:span text:style-name="T669">         <text:s/></text:span><text:span text:style-name="T670">&lt;scale-checkbox</text:span></text:p>
      <text:p text:style-name="P671"><text:span text:style-name="T672">           <text:s/></text:span><text:span text:style-name="T673">label</text:span><text:span text:style-name="T674">=</text:span><text:span text:style-name="T675">"Termin"</text:span></text:p>
      <text:p text:style-name="P676"><text:span text:style-name="T677">           <text:s/></text:span><text:span text:style-name="T678">name</text:span><text:span text:style-name="T679">=</text:span><text:span text:style-name="T680">"Termin"</text:span></text:p>
      <text:p text:style-name="P681"><text:span text:style-name="T682">           <text:s/></text:span><text:span text:style-name="T683">id</text:span><text:span text:style-name="T684">=</text:span><text:span text:style-name="T685">"termin"</text:span></text:p>
      <text:p text:style-name="P686"><text:span text:style-name="T687">            :</text:span><text:span text:style-name="T688">checked</text:span><text:span text:style-name="T689">="</text:span><text:span text:style-name="T690">filterBy</text:span><text:span text:style-name="T691">.</text:span><text:span text:style-name="T692">deadline</text:span><text:span text:style-name="T693">"</text:span></text:p>
      <text:p text:style-name="P694"><text:span text:style-name="T695">            @</text:span><text:span text:style-name="T696">scale-change</text:span><text:span text:style-name="T697">="</text:span><text:span text:style-name="T698">filterBy</text:span><text:span text:style-name="T699">.</text:span><text:span text:style-name="T700">deadline</text:span><text:span text:style-name="T701"><text:s/></text:span><text:span text:style-name="T702">=</text:span><text:span text:style-name="T703"><text:s/></text:span><text:span text:style-name="T704">$event</text:span><text:span text:style-name="T705">.</text:span><text:span text:style-name="T706">detail</text:span><text:span text:style-name="T707">.</text:span><text:span text:style-name="T708">checked</text:span><text:span text:style-name="T709">"</text:span></text:p>
      <text:p text:style-name="P710"><text:span text:style-name="T711">         <text:s/></text:span><text:span text:style-name="T712">/&gt;</text:span></text:p>
      <text:p text:style-name="P713"><text:span text:style-name="T714">         <text:s/></text:span><text:span text:style-name="T715">&lt;scale-checkbox</text:span></text:p>
      <text:p text:style-name="P716"><text:span text:style-name="T717">           <text:s/></text:span><text:span text:style-name="T718">label</text:span><text:span text:style-name="T719">=</text:span><text:span text:style-name="T720">"Terminserie"</text:span></text:p>
      <text:p text:style-name="P721"><text:span text:style-name="T722">           <text:s/></text:span><text:span text:style-name="T723">name</text:span><text:span text:style-name="T724">=</text:span><text:span text:style-name="T725">"Terminserie"</text:span></text:p>
      <text:p text:style-name="P726"><text:span text:style-name="T727">           <text:s/></text:span><text:span text:style-name="T728">id</text:span><text:span text:style-name="T729">=</text:span><text:span text:style-name="T730">"terminserie"</text:span></text:p>
      <text:p text:style-name="P731"><text:span text:style-name="T732">            :</text:span><text:span text:style-name="T733">checked</text:span><text:span text:style-name="T734">="</text:span><text:span text:style-name="T735">filterBy</text:span><text:span text:style-name="T736">.</text:span><text:span text:style-name="T737">series</text:span><text:span text:style-name="T738">"</text:span></text:p>
      <text:p text:style-name="P739"><text:span text:style-name="T740">            @</text:span><text:span text:style-name="T741">scale-change</text:span><text:span text:style-name="T742">="</text:span><text:span text:style-name="T743">filterBy</text:span><text:span text:style-name="T744">.</text:span><text:span text:style-name="T745">series</text:span><text:span text:style-name="T746"><text:s/></text:span><text:span text:style-name="T747">=</text:span><text:span text:style-name="T748"><text:s/></text:span><text:span text:style-name="T749">$event</text:span><text:span text:style-name="T750">.</text:span><text:span text:style-name="T751">detail</text:span><text:span text:style-name="T752">.</text:span><text:span text:style-name="T753">checked</text:span><text:span text:style-name="T754">"</text:span></text:p>
      <text:p text:style-name="P755"><text:span text:style-name="T756">         <text:s/></text:span><text:span text:style-name="T757">/&gt;</text:span></text:p>
      <text:p text:style-name="P758"><text:span text:style-name="T759">       <text:s/></text:span><text:span text:style-name="T760">&lt;/scale-collapsible&gt;</text:span></text:p>
      <text:p text:style-name="P761"><text:span text:style-name="T762">       <text:s/></text:span><text:span text:style-name="T763">&lt;!-- Betreff --&gt;</text:span></text:p>
      <text:p text:style-name="P764"><text:span text:style-name="T765">       <text:s/></text:span><text:span text:style-name="T766">&lt;scale-collapsible</text:span><text:span text:style-name="T767"><text:s/></text:span><text:span text:style-name="T768">id</text:span><text:span text:style-name="T769">=</text:span><text:span text:style-name="T770">"betreff"</text:span><text:span text:style-name="T771">&gt;</text:span></text:p>
      <text:p text:style-name="P772"><text:span text:style-name="T773">         <text:s/></text:span><text:span text:style-name="T774">&lt;span</text:span><text:span text:style-name="T775"><text:s/></text:span><text:span text:style-name="T776">slot</text:span><text:span text:style-name="T777">=</text:span><text:span text:style-name="T778">"heading"</text:span><text:span text:style-name="T779"><text:s/></text:span><text:span text:style-name="T780">style</text:span><text:span text:style-name="T781">="</text:span><text:span text:style-name="T782">display</text:span><text:span text:style-name="T783">:<text:s/></text:span><text:span text:style-name="T784">flex</text:span><text:span text:style-name="T785">;<text:s/></text:span><text:span text:style-name="T786">align-items</text:span><text:span text:style-name="T787">:<text:s/></text:span><text:span text:style-name="T788">center</text:span><text:span text:style-name="T789">"</text:span></text:p>
      <text:p text:style-name="P790"><text:span text:style-name="T791">           <text:s/></text:span><text:span text:style-name="T792">&gt;</text:span><text:span text:style-name="T793">Betreff</text:span><text:span text:style-name="T794">&lt;span</text:span></text:p>
      <text:p text:style-name="P795"><text:span text:style-name="T796">             <text:s/></text:span><text:span text:style-name="T797">style</text:span><text:span text:style-name="T798">="</text:span></text:p>
      <text:p text:style-name="P799"><text:span text:style-name="T800">               <text:s/></text:span><text:span text:style-name="T801">display</text:span><text:span text:style-name="T802">:<text:s/></text:span><text:span text:style-name="T803">flex</text:span><text:span text:style-name="T804">;</text:span></text:p>
      <text:p text:style-name="P805"><text:span text:style-name="T806">               <text:s/></text:span><text:span text:style-name="T807">flex-grow</text:span><text:span text:style-name="T808">:<text:s/></text:span><text:span text:style-name="T809">1</text:span><text:span text:style-name="T810">;</text:span></text:p>
      <text:p text:style-name="P811"><text:span text:style-name="T812">               <text:s/></text:span><text:span text:style-name="T813">justify-content</text:span><text:span text:style-name="T814">:<text:s/></text:span><text:span text:style-name="T815">space-between</text:span><text:span text:style-name="T816">;</text:span></text:p>
      <text:p text:style-name="P817"><text:span text:style-name="T818">               <text:s/></text:span><text:span text:style-name="T819">align-items</text:span><text:span text:style-name="T820">:<text:s/></text:span><text:span text:style-name="T821">center</text:span><text:span text:style-name="T822">;</text:span></text:p>
      <text:p text:style-name="P823">              "</text:p>
      <text:p text:style-name="P824"><text:span text:style-name="T825">           <text:s/></text:span><text:span text:style-name="T826">&gt;</text:span></text:p>
      <text:p text:style-name="P827"><text:span text:style-name="T828">             <text:s/></text:span><text:span text:style-name="T829">&lt;scale-tag</text:span></text:p>
      <text:p text:style-name="P830"><text:span text:style-name="T831">               <text:s/></text:span><text:span text:style-name="T832">label</text:span><text:span text:style-name="T833">=</text:span><text:span text:style-name="T834">"countBetreff"</text:span></text:p>
      <text:p text:style-name="P835"><text:span text:style-name="T836">                :</text:span><text:span text:style-name="T837">data-selected</text:span><text:span text:style-name="T838">="</text:span><text:span text:style-name="T839">filterBy</text:span><text:span text:style-name="T840">.</text:span><text:span text:style-name="T841">checked</text:span><text:span text:style-name="T842"><text:s/></text:span><text:span text:style-name="T843">?</text:span><text:span text:style-name="T844"><text:s/></text:span><text:span text:style-name="T845">true</text:span><text:span text:style-name="T846"><text:s/></text:span><text:span text:style-name="T847">:</text:span><text:span text:style-name="T848"><text:s/></text:span><text:span text:style-name="T849">undefined</text:span><text:span text:style-name="T850">"</text:span></text:p>
      <text:p text:style-name="P851"><text:span text:style-name="T852">               <text:s/></text:span><text:span text:style-name="T853">&gt;</text:span><text:span text:style-name="T854">{{<text:s/></text:span><text:span text:style-name="T855">getCount</text:span><text:span text:style-name="T856">(</text:span><text:span text:style-name="T857">"betreff"</text:span><text:span text:style-name="T858">) }}</text:span><text:span text:style-name="T859">&lt;/scale-tag</text:span></text:p>
      <text:p text:style-name="P860"><text:span text:style-name="T861">             <text:s/></text:span><text:span text:style-name="T862">&gt;</text:span></text:p>
      <text:p text:style-name="P863"><text:span text:style-name="T864">             <text:s/></text:span><text:span text:style-name="T865">&lt;scale-button</text:span><text:span text:style-name="T866"><text:s/></text:span><text:span text:style-name="T867">slot</text:span><text:span text:style-name="T868">=</text:span><text:span text:style-name="T869">"action"</text:span><text:span text:style-name="T870"><text:s/></text:span><text:span text:style-name="T871">variant</text:span><text:span text:style-name="T872">=</text:span><text:span text:style-name="T873">"ghost"</text:span><text:span text:style-name="T874"><text:s/>@</text:span><text:span text:style-name="T875">click</text:span><text:span text:style-name="T876">="</text:span><text:span text:style-name="T877">resetBetreff</text:span><text:span text:style-name="T878">(</text:span><text:span text:style-name="T879">$event</text:span><text:span text:style-name="T880">)"</text:span><text:span text:style-name="T881">&gt;</text:span></text:p>
      <text:p text:style-name="P882"><text:span text:style-name="T883">               <text:s/></text:span><text:span text:style-name="T884">Filter zurücksetzen</text:span></text:p>
      <text:p text:style-name="P885"><text:span text:style-name="T886">             <text:s/></text:span><text:span text:style-name="T887">&lt;/scale-button&gt;&lt;/span</text:span></text:p>
      <text:p text:style-name="P888"><text:span text:style-name="T889">           <text:s/></text:span><text:span text:style-name="T890">&gt;&lt;/span</text:span></text:p>
      <text:p text:style-name="P891"><text:span text:style-name="T892">         <text:s/></text:span><text:span text:style-name="T893">&gt;</text:span></text:p>
      <text:p text:style-name="P894"><text:span text:style-name="T895">         <text:s/></text:span><text:span text:style-name="T896">&lt;div</text:span><text:span text:style-name="T897"><text:s/></text:span><text:span text:style-name="T898">class</text:span><text:span text:style-name="T899">=</text:span><text:span text:style-name="T900">"row withMarginBottom"</text:span><text:span text:style-name="T901"><text:s/></text:span><text:span text:style-name="T902">style</text:span><text:span text:style-name="T903">="</text:span><text:span text:style-name="T904">margin-left</text:span><text:span text:style-name="T905">:<text:s/></text:span><text:span text:style-name="T906">0px</text:span><text:span text:style-name="T907">;<text:s/></text:span><text:span text:style-name="T908">margin-right</text:span><text:span text:style-name="T909">:<text:s/></text:span><text:span text:style-name="T910">0px</text:span><text:span text:style-name="T911">"</text:span><text:span text:style-name="T912">&gt;</text:span></text:p>
      <text:p text:style-name="P913"><text:span text:style-name="T914">           <text:s/></text:span><text:span text:style-name="T915">&lt;div</text:span><text:span text:style-name="T916"><text:s/></text:span><text:span text:style-name="T917">class</text:span><text:span text:style-name="T918">=</text:span><text:span text:style-name="T919">"col-l-3"</text:span><text:span text:style-name="T920">&gt;</text:span></text:p>
      <text:p text:style-name="P921"><text:span text:style-name="T922">             <text:s/></text:span><text:span text:style-name="T923">&lt;scale-dropdown-select</text:span></text:p>
      <text:p text:style-name="P924"><text:span text:style-name="T925">               <text:s/></text:span><text:span text:style-name="T926">ref</text:span><text:span text:style-name="T927">=</text:span><text:span text:style-name="T928">"subjectSelect"</text:span></text:p>
      <text:p text:style-name="P929"><text:span text:style-name="T930">               <text:s/></text:span><text:span text:style-name="T931">label</text:span><text:span text:style-name="T932">=</text:span><text:span text:style-name="T933">"Vergleichsstrategie:"</text:span></text:p>
      <text:p text:style-name="P934"><text:span text:style-name="T935">                :</text:span><text:span text:style-name="T936">data-selected</text:span><text:span text:style-name="T937">="</text:span><text:span text:style-name="T938">filterBy</text:span><text:span text:style-name="T939">.</text:span><text:span text:style-name="T940">subjectCompare</text:span><text:span text:style-name="T941">"</text:span></text:p>
      <text:p text:style-name="P942"><text:span text:style-name="T943">                @</text:span><text:span text:style-name="T944">scale-change</text:span><text:span text:style-name="T945">="</text:span><text:span text:style-name="T946">filterBy</text:span><text:span text:style-name="T947">.</text:span><text:span text:style-name="T948">subjectCompare</text:span><text:span text:style-name="T949"><text:s/></text:span><text:span text:style-name="T950">=</text:span><text:span text:style-name="T951"><text:s/></text:span><text:span text:style-name="T952">$event</text:span><text:span text:style-name="T953">.</text:span><text:span text:style-name="T954">detail</text:span><text:span text:style-name="T955">.</text:span><text:span text:style-name="T956">value</text:span><text:span text:style-name="T957">"</text:span></text:p>
      <text:p text:style-name="P958"><text:span text:style-name="T959">             <text:s/></text:span><text:span text:style-name="T960">&gt;</text:span></text:p>
      <text:p text:style-name="P961"><text:span text:style-name="T962">               <text:s/></text:span><text:span text:style-name="T963">&lt;scale-dropdown-select-item</text:span><text:span text:style-name="T964"><text:s/></text:span><text:span text:style-name="T965">value</text:span><text:span text:style-name="T966">=</text:span><text:span text:style-name="T967">""</text:span><text:span text:style-name="T968">&gt;&lt;/scale-dropdown-select-item&gt;</text:span></text:p>
      <text:p text:style-name="P969"><text:span text:style-name="T970">               <text:s/></text:span><text:span text:style-name="T971">&lt;scale-dropdown-select-item</text:span><text:span text:style-name="T972"><text:s/></text:span><text:span text:style-name="T973">value</text:span><text:span text:style-name="T974">=</text:span><text:span text:style-name="T975">"gleich"</text:span><text:span text:style-name="T976">&gt;</text:span><text:span text:style-name="T977">Gleich</text:span><text:span text:style-name="T978">&lt;/scale-dropdown-select-item&gt;</text:span></text:p>
      <text:p text:style-name="P979"><text:span text:style-name="T980">               <text:s/></text:span><text:span text:style-name="T981">&lt;scale-dropdown-select-item</text:span><text:span text:style-name="T982"><text:s/></text:span><text:span text:style-name="T983">value</text:span><text:span text:style-name="T984">=</text:span><text:span text:style-name="T985">"ungleich"</text:span><text:span text:style-name="T986">&gt;</text:span><text:span text:style-name="T987">Ungleich</text:span><text:span text:style-name="T988">&lt;/scale-dropdown-select-item&gt;</text:span></text:p>
      <text:p text:style-name="P989"><text:span text:style-name="T990">               <text:s/></text:span><text:span text:style-name="T991">&lt;scale-dropdown-select-item</text:span><text:span text:style-name="T992"><text:s/></text:span><text:span text:style-name="T993">value</text:span><text:span text:style-name="T994">=</text:span><text:span text:style-name="T995">"enthaelt"</text:span><text:span text:style-name="T996">&gt;</text:span><text:span text:style-name="T997">Enthält</text:span><text:span text:style-name="T998">&lt;/scale-dropdown-select-item&gt;</text:span></text:p>
      <text:p text:style-name="P999"><text:span text:style-name="T1000">               <text:s/></text:span><text:span text:style-name="T1001">&lt;scale-dropdown-select-item</text:span><text:span text:style-name="T1002"><text:s/></text:span><text:span text:style-name="T1003">value</text:span><text:span text:style-name="T1004">=</text:span><text:span text:style-name="T1005">"nichtenthaelt"</text:span></text:p>
      <text:p text:style-name="P1006"><text:span text:style-name="T1007">                 <text:s/></text:span><text:span text:style-name="T1008">&gt;</text:span><text:span text:style-name="T1009">Enthält nicht</text:span><text:span text:style-name="T1010">&lt;/scale-dropdown-select-item</text:span></text:p>
      <text:p text:style-name="P1011"><text:span text:style-name="T1012">               <text:s/></text:span><text:span text:style-name="T1013">&gt;</text:span></text:p>
      <text:p text:style-name="P1014"><text:span text:style-name="T1015">               <text:s/></text:span><text:span text:style-name="T1016">&lt;scale-dropdown-select-item</text:span><text:span text:style-name="T1017"><text:s/></text:span><text:span text:style-name="T1018">value</text:span><text:span text:style-name="T1019">=</text:span><text:span text:style-name="T1020">"beginntmit"</text:span></text:p>
      <text:p text:style-name="P1021"><text:span text:style-name="T1022">                 <text:s/></text:span><text:span text:style-name="T1023">&gt;</text:span><text:span text:style-name="T1024">Beginnt mit</text:span><text:span text:style-name="T1025">&lt;/scale-dropdown-select-item</text:span></text:p>
      <text:p text:style-name="P1026"><text:span text:style-name="T1027">               <text:s/></text:span><text:span text:style-name="T1028">&gt;</text:span></text:p>
      <text:p text:style-name="P1029"><text:span text:style-name="T1030">               <text:s/></text:span><text:span text:style-name="T1031">&lt;scale-dropdown-select-item</text:span><text:span text:style-name="T1032"><text:s/></text:span><text:span text:style-name="T1033">value</text:span><text:span text:style-name="T1034">=</text:span><text:span text:style-name="T1035">"beginntnichtmit"</text:span></text:p>
      <text:p text:style-name="P1036"><text:span text:style-name="T1037">                 <text:s/></text:span><text:span text:style-name="T1038">&gt;</text:span><text:span text:style-name="T1039">Beginnt nicht mit</text:span><text:span text:style-name="T1040">&lt;/scale-dropdown-select-item</text:span></text:p>
      <text:p text:style-name="P1041"><text:span text:style-name="T1042">               <text:s/></text:span><text:span text:style-name="T1043">&gt;</text:span></text:p>
      <text:p text:style-name="P1044"><text:span text:style-name="T1045">               <text:s/></text:span><text:span text:style-name="T1046">&lt;scale-dropdown-select-item</text:span><text:span text:style-name="T1047"><text:s/></text:span><text:span text:style-name="T1048">value</text:span><text:span text:style-name="T1049">=</text:span><text:span text:style-name="T1050">"endetmit"</text:span><text:span text:style-name="T1051">&gt;</text:span><text:span text:style-name="T1052">Endet mit</text:span><text:span text:style-name="T1053">&lt;/scale-dropdown-select-item&gt;</text:span></text:p>
      <text:p text:style-name="P1054"><text:span text:style-name="T1055">             <text:s/></text:span><text:span text:style-name="T1056">&lt;/scale-dropdown-select&gt;</text:span></text:p>
      <text:p text:style-name="P1057"><text:span text:style-name="T1058">           <text:s/></text:span><text:span text:style-name="T1059">&lt;/div&gt;</text:span></text:p>
      <text:p text:style-name="P1060"><text:span text:style-name="T1061">           <text:s/></text:span><text:span text:style-name="T1062">&lt;div</text:span><text:span text:style-name="T1063"><text:s/></text:span><text:span text:style-name="T1064">class</text:span><text:span text:style-name="T1065">=</text:span><text:span text:style-name="T1066">"col-l-9"</text:span><text:span text:style-name="T1067">&gt;</text:span></text:p>
      <text:p text:style-name="P1068"><text:span text:style-name="T1069">             <text:s/></text:span><text:span text:style-name="T1070">&lt;scale-text-field</text:span></text:p>
      <text:p text:style-name="P1071"><text:span text:style-name="T1072">               <text:s/></text:span><text:span text:style-name="T1073">label</text:span><text:span text:style-name="T1074">=</text:span><text:span text:style-name="T1075">"Vergleichswert"</text:span></text:p>
      <text:p text:style-name="P1076"><text:span text:style-name="T1077">               <text:s/></text:span><text:span text:style-name="T1078">placeholder</text:span><text:span text:style-name="T1079">=</text:span><text:span text:style-name="T1080">"WebApp"</text:span></text:p>
      <text:p text:style-name="P1081"><text:span text:style-name="T1082">               <text:s/></text:span><text:span text:style-name="T1083">input-mode-type</text:span><text:span text:style-name="T1084">=</text:span><text:span text:style-name="T1085">"vergleichswert"</text:span></text:p>
      <text:p text:style-name="P1086"><text:span text:style-name="T1087">               <text:s/></text:span><text:span text:style-name="T1088">ref</text:span><text:span text:style-name="T1089">=</text:span><text:span text:style-name="T1090">"subjectInput"</text:span></text:p>
      <text:p text:style-name="P1091"><text:span text:style-name="T1092">               <text:s/></text:span><text:span text:style-name="T1093">input-id</text:span><text:span text:style-name="T1094">=</text:span><text:span text:style-name="T1095">"Vergleichswert"</text:span></text:p>
      <text:p text:style-name="P1096"><text:span text:style-name="T1097">                :</text:span><text:span text:style-name="T1098">data-selected</text:span><text:span text:style-name="T1099">="</text:span><text:span text:style-name="T1100">filterBy</text:span><text:span text:style-name="T1101">.</text:span><text:span text:style-name="T1102">subjectValue</text:span><text:span text:style-name="T1103">"</text:span></text:p>
      <text:p text:style-name="P1104"><text:span text:style-name="T1105">                @</text:span><text:span text:style-name="T1106">scale-change</text:span><text:span text:style-name="T1107">="</text:span><text:span text:style-name="T1108">filterBy</text:span><text:span text:style-name="T1109">.</text:span><text:span text:style-name="T1110">subjectValue</text:span><text:span text:style-name="T1111"><text:s/></text:span><text:span text:style-name="T1112">=</text:span><text:span text:style-name="T1113"><text:s/></text:span><text:span text:style-name="T1114">$event</text:span><text:span text:style-name="T1115">.</text:span><text:span text:style-name="T1116">detail</text:span><text:span text:style-name="T1117">.</text:span><text:span text:style-name="T1118">value</text:span><text:span text:style-name="T1119">"</text:span></text:p>
      <text:p text:style-name="P1120"><text:span text:style-name="T1121">             <text:s/></text:span><text:span text:style-name="T1122">&gt;&lt;/scale-text-field&gt;</text:span></text:p>
      <text:p text:style-name="P1123"><text:span text:style-name="T1124">           <text:s/></text:span><text:span text:style-name="T1125">&lt;/div&gt;</text:span></text:p>
      <text:p text:style-name="P1126"><text:span text:style-name="T1127">         <text:s/></text:span><text:span text:style-name="T1128">&lt;/div&gt;</text:span></text:p>
      <text:p text:style-name="P1129"><text:span text:style-name="T1130">       <text:s/></text:span><text:span text:style-name="T1131">&lt;/scale-collapsible&gt;</text:span></text:p>
      <text:p text:style-name="P1132"><text:span text:style-name="T1133">       <text:s/></text:span><text:span text:style-name="T1134">&lt;!-- Inhalt --&gt;</text:span></text:p>
      <text:p text:style-name="P1135"><text:span text:style-name="T1136">       <text:s/></text:span><text:span text:style-name="T1137">&lt;scale-collapsible&gt;</text:span></text:p>
      <text:p text:style-name="P1138"><text:span text:style-name="T1139">         <text:s/></text:span><text:span text:style-name="T1140">&lt;span</text:span><text:span text:style-name="T1141"><text:s/></text:span><text:span text:style-name="T1142">slot</text:span><text:span text:style-name="T1143">=</text:span><text:span text:style-name="T1144">"heading"</text:span><text:span text:style-name="T1145"><text:s/></text:span><text:span text:style-name="T1146">style</text:span><text:span text:style-name="T1147">="</text:span><text:span text:style-name="T1148">display</text:span><text:span text:style-name="T1149">:<text:s/></text:span><text:span text:style-name="T1150">flex</text:span><text:span text:style-name="T1151">;<text:s/></text:span><text:span text:style-name="T1152">align-items</text:span><text:span text:style-name="T1153">:<text:s/></text:span><text:span text:style-name="T1154">center</text:span><text:span text:style-name="T1155">"</text:span></text:p>
      <text:p text:style-name="P1156"><text:span text:style-name="T1157">           <text:s/></text:span><text:span text:style-name="T1158">&gt;</text:span><text:span text:style-name="T1159">Inhalt</text:span><text:span text:style-name="T1160">&lt;span</text:span></text:p>
      <text:p text:style-name="P1161"><text:span text:style-name="T1162">             <text:s/></text:span><text:span text:style-name="T1163">style</text:span><text:span text:style-name="T1164">="</text:span></text:p>
      <text:p text:style-name="P1165"><text:span text:style-name="T1166">               <text:s/></text:span><text:span text:style-name="T1167">display</text:span><text:span text:style-name="T1168">:<text:s/></text:span><text:span text:style-name="T1169">flex</text:span><text:span text:style-name="T1170">;</text:span></text:p>
      <text:p text:style-name="P1171"><text:span text:style-name="T1172">               <text:s/></text:span><text:span text:style-name="T1173">flex-grow</text:span><text:span text:style-name="T1174">:<text:s/></text:span><text:span text:style-name="T1175">1</text:span><text:span text:style-name="T1176">;</text:span></text:p>
      <text:p text:style-name="P1177"><text:span text:style-name="T1178">               <text:s/></text:span><text:span text:style-name="T1179">justify-content</text:span><text:span text:style-name="T1180">:<text:s/></text:span><text:span text:style-name="T1181">space-between</text:span><text:span text:style-name="T1182">;</text:span></text:p>
      <text:p text:style-name="P1183"><text:span text:style-name="T1184">               <text:s/></text:span><text:span text:style-name="T1185">align-items</text:span><text:span text:style-name="T1186">:<text:s/></text:span><text:span text:style-name="T1187">center</text:span><text:span text:style-name="T1188">;</text:span></text:p>
      <text:p text:style-name="P1189">              "</text:p>
      <text:p text:style-name="P1190"><text:span text:style-name="T1191">           <text:s/></text:span><text:span text:style-name="T1192">&gt;</text:span></text:p>
      <text:p text:style-name="P1193"><text:span text:style-name="T1194">             <text:s/></text:span><text:span text:style-name="T1195">&lt;scale-tag</text:span><text:span text:style-name="T1196"><text:s/></text:span><text:span text:style-name="T1197">label</text:span><text:span text:style-name="T1198">=</text:span><text:span text:style-name="T1199">"countInhalt"</text:span><text:span text:style-name="T1200"><text:s/>:</text:span><text:span text:style-name="T1201">data-selected</text:span><text:span text:style-name="T1202">="</text:span><text:span text:style-name="T1203">filterBy</text:span><text:span text:style-name="T1204">.</text:span><text:span text:style-name="T1205">checked</text:span><text:span text:style-name="T1206"><text:s/></text:span><text:span text:style-name="T1207">?</text:span><text:span text:style-name="T1208"><text:s/></text:span><text:span text:style-name="T1209">true</text:span><text:span text:style-name="T1210"><text:s/></text:span><text:span text:style-name="T1211">:</text:span><text:span text:style-name="T1212"><text:s/></text:span><text:span text:style-name="T1213">undefined</text:span><text:span text:style-name="T1214">"</text:span><text:span text:style-name="T1215">&gt;</text:span><text:span text:style-name="T1216">{{</text:span></text:p>
      <text:p text:style-name="P1217"><text:span text:style-name="T1218">               <text:s/></text:span><text:span text:style-name="T1219">getCount</text:span><text:span text:style-name="T1220">(</text:span><text:span text:style-name="T1221">"inhalt"</text:span><text:span text:style-name="T1222">)</text:span></text:p>
      <text:p text:style-name="P1223"><text:span text:style-name="T1224">              }}</text:span><text:span text:style-name="T1225">&lt;/scale-tag&gt;</text:span></text:p>
      <text:p text:style-name="P1226"><text:span text:style-name="T1227">             <text:s/></text:span><text:span text:style-name="T1228">&lt;scale-button</text:span><text:span text:style-name="T1229"><text:s/></text:span><text:span text:style-name="T1230">slot</text:span><text:span text:style-name="T1231">=</text:span><text:span text:style-name="T1232">"action"</text:span><text:span text:style-name="T1233"><text:s/></text:span><text:span text:style-name="T1234">variant</text:span><text:span text:style-name="T1235">=</text:span><text:span text:style-name="T1236">"ghost"</text:span><text:span text:style-name="T1237"><text:s/>@</text:span><text:span text:style-name="T1238">click</text:span><text:span text:style-name="T1239">="</text:span><text:span text:style-name="T1240">resetInhalt</text:span><text:span text:style-name="T1241">(</text:span><text:span text:style-name="T1242">$event</text:span><text:span text:style-name="T1243">)"</text:span><text:span text:style-name="T1244">&gt;</text:span></text:p>
      <text:p text:style-name="P1245"><text:span text:style-name="T1246">               <text:s/></text:span><text:span text:style-name="T1247">Filter zurücksetzen</text:span></text:p>
      <text:p text:style-name="P1248"><text:span text:style-name="T1249">             <text:s/></text:span><text:span text:style-name="T1250">&lt;/scale-button&gt;&lt;/span</text:span></text:p>
      <text:p text:style-name="P1251"><text:span text:style-name="T1252">           <text:s/></text:span><text:span text:style-name="T1253">&gt;&lt;/span</text:span></text:p>
      <text:p text:style-name="P1254"><text:span text:style-name="T1255">         <text:s/></text:span><text:span text:style-name="T1256">&gt;</text:span></text:p>
      <text:p text:style-name="P1257"><text:span text:style-name="T1258">         <text:s/></text:span><text:span text:style-name="T1259">&lt;div</text:span><text:span text:style-name="T1260"><text:s/></text:span><text:span text:style-name="T1261">class</text:span><text:span text:style-name="T1262">=</text:span><text:span text:style-name="T1263">"row withMarginBottom"</text:span><text:span text:style-name="T1264"><text:s/></text:span><text:span text:style-name="T1265">style</text:span><text:span text:style-name="T1266">="</text:span><text:span text:style-name="T1267">margin-left</text:span><text:span text:style-name="T1268">:<text:s/></text:span><text:span text:style-name="T1269">0px</text:span><text:span text:style-name="T1270">;<text:s/></text:span><text:span text:style-name="T1271">margin-right</text:span><text:span text:style-name="T1272">:<text:s/></text:span><text:span text:style-name="T1273">0px</text:span><text:span text:style-name="T1274">"</text:span><text:span text:style-name="T1275">&gt;</text:span></text:p>
      <text:p text:style-name="P1276"><text:span text:style-name="T1277">           <text:s/></text:span><text:span text:style-name="T1278">&lt;div</text:span><text:span text:style-name="T1279"><text:s/></text:span><text:span text:style-name="T1280">class</text:span><text:span text:style-name="T1281">=</text:span><text:span text:style-name="T1282">"col-l-3"</text:span><text:span text:style-name="T1283">&gt;</text:span></text:p>
      <text:p text:style-name="P1284"><text:span text:style-name="T1285">             <text:s/></text:span><text:span text:style-name="T1286">&lt;scale-dropdown-select</text:span></text:p>
      <text:p text:style-name="P1287"><text:span text:style-name="T1288">               <text:s/></text:span><text:span text:style-name="T1289">ref</text:span><text:span text:style-name="T1290">=</text:span><text:span text:style-name="T1291">"contentSelect"</text:span></text:p>
      <text:p text:style-name="P1292"><text:span text:style-name="T1293">               <text:s/></text:span><text:span text:style-name="T1294">label</text:span><text:span text:style-name="T1295">=</text:span><text:span text:style-name="T1296">"Vergleichsstrategie: "</text:span></text:p>
      <text:p text:style-name="P1297"><text:span text:style-name="T1298">                :</text:span><text:span text:style-name="T1299">data-selected</text:span><text:span text:style-name="T1300">="</text:span><text:span text:style-name="T1301">filterBy</text:span><text:span text:style-name="T1302">.</text:span><text:span text:style-name="T1303">contentCompare</text:span><text:span text:style-name="T1304">"</text:span></text:p>
      <text:p text:style-name="P1305"><text:span text:style-name="T1306">                @</text:span><text:span text:style-name="T1307">scale-change</text:span><text:span text:style-name="T1308">="</text:span><text:span text:style-name="T1309">filterBy</text:span><text:span text:style-name="T1310">.</text:span><text:span text:style-name="T1311">contentCompare</text:span><text:span text:style-name="T1312"><text:s/></text:span><text:span text:style-name="T1313">=</text:span><text:span text:style-name="T1314"><text:s/></text:span><text:span text:style-name="T1315">$event</text:span><text:span text:style-name="T1316">.</text:span><text:span text:style-name="T1317">detail</text:span><text:span text:style-name="T1318">.</text:span><text:span text:style-name="T1319">value</text:span><text:span text:style-name="T1320">"</text:span></text:p>
      <text:p text:style-name="P1321"><text:span text:style-name="T1322">             <text:s/></text:span><text:span text:style-name="T1323">&gt;</text:span></text:p>
      <text:p text:style-name="P1324"><text:span text:style-name="T1325">               <text:s/></text:span><text:span text:style-name="T1326">&lt;scale-dropdown-select-item</text:span><text:span text:style-name="T1327"><text:s/></text:span><text:span text:style-name="T1328">value</text:span><text:span text:style-name="T1329">=</text:span><text:span text:style-name="T1330">""</text:span><text:span text:style-name="T1331">&gt;&lt;/scale-dropdown-select-item&gt;</text:span></text:p>
      <text:p text:style-name="P1332"><text:span text:style-name="T1333">               <text:s/></text:span><text:span text:style-name="T1334">&lt;scale-dropdown-select-item</text:span><text:span text:style-name="T1335"><text:s/></text:span><text:span text:style-name="T1336">value</text:span><text:span text:style-name="T1337">=</text:span><text:span text:style-name="T1338">"gleich"</text:span><text:span text:style-name="T1339">&gt;</text:span><text:span text:style-name="T1340">Gleich</text:span><text:span text:style-name="T1341">&lt;/scale-dropdown-select-item&gt;</text:span></text:p>
      <text:p text:style-name="P1342"><text:span text:style-name="T1343">               <text:s/></text:span><text:span text:style-name="T1344">&lt;scale-dropdown-select-item</text:span><text:span text:style-name="T1345"><text:s/></text:span><text:span text:style-name="T1346">value</text:span><text:span text:style-name="T1347">=</text:span><text:span text:style-name="T1348">"ungleich"</text:span><text:span text:style-name="T1349">&gt;</text:span><text:span text:style-name="T1350">Ungleich</text:span><text:span text:style-name="T1351">&lt;/scale-dropdown-select-item&gt;</text:span></text:p>
      <text:p text:style-name="P1352"><text:span text:style-name="T1353">               <text:s/></text:span><text:span text:style-name="T1354">&lt;scale-dropdown-select-item</text:span><text:span text:style-name="T1355"><text:s/></text:span><text:span text:style-name="T1356">value</text:span><text:span text:style-name="T1357">=</text:span><text:span text:style-name="T1358">"enthaelt"</text:span><text:span text:style-name="T1359">&gt;</text:span><text:span text:style-name="T1360">Enthält</text:span><text:span text:style-name="T1361">&lt;/scale-dropdown-select-item&gt;</text:span></text:p>
      <text:p text:style-name="P1362"><text:span text:style-name="T1363">               <text:s/></text:span><text:span text:style-name="T1364">&lt;scale-dropdown-select-item</text:span><text:span text:style-name="T1365"><text:s/></text:span><text:span text:style-name="T1366">value</text:span><text:span text:style-name="T1367">=</text:span><text:span text:style-name="T1368">"nichtenthaelt"</text:span></text:p>
      <text:p text:style-name="P1369"><text:span text:style-name="T1370">                 <text:s/></text:span><text:span text:style-name="T1371">&gt;</text:span><text:span text:style-name="T1372">Enthält nicht</text:span><text:span text:style-name="T1373">&lt;/scale-dropdown-select-item</text:span></text:p>
      <text:p text:style-name="P1374"><text:span text:style-name="T1375">               <text:s/></text:span><text:span text:style-name="T1376">&gt;</text:span></text:p>
      <text:p text:style-name="P1377"><text:span text:style-name="T1378">               <text:s/></text:span><text:span text:style-name="T1379">&lt;scale-dropdown-select-item</text:span><text:span text:style-name="T1380"><text:s/></text:span><text:span text:style-name="T1381">value</text:span><text:span text:style-name="T1382">=</text:span><text:span text:style-name="T1383">"beginntmit"</text:span></text:p>
      <text:p text:style-name="P1384"><text:span text:style-name="T1385">                 <text:s/></text:span><text:span text:style-name="T1386">&gt;</text:span><text:span text:style-name="T1387">Beginnt mit</text:span><text:span text:style-name="T1388">&lt;/scale-dropdown-select-item</text:span></text:p>
      <text:p text:style-name="P1389"><text:span text:style-name="T1390">               <text:s/></text:span><text:span text:style-name="T1391">&gt;</text:span></text:p>
      <text:p text:style-name="P1392"><text:span text:style-name="T1393">               <text:s/></text:span><text:span text:style-name="T1394">&lt;scale-dropdown-select-item</text:span><text:span text:style-name="T1395"><text:s/></text:span><text:span text:style-name="T1396">value</text:span><text:span text:style-name="T1397">=</text:span><text:span text:style-name="T1398">"beginntnichtmit"</text:span></text:p>
      <text:p text:style-name="P1399"><text:span text:style-name="T1400">                 <text:s/></text:span><text:span text:style-name="T1401">&gt;</text:span><text:span text:style-name="T1402">Beginnt nicht mit</text:span><text:span text:style-name="T1403">&lt;/scale-dropdown-select-item</text:span></text:p>
      <text:p text:style-name="P1404"><text:span text:style-name="T1405">               <text:s/></text:span><text:span text:style-name="T1406">&gt;</text:span></text:p>
      <text:p text:style-name="P1407"><text:span text:style-name="T1408">               <text:s/></text:span><text:span text:style-name="T1409">&lt;scale-dropdown-select-item</text:span><text:span text:style-name="T1410"><text:s/></text:span><text:span text:style-name="T1411">value</text:span><text:span text:style-name="T1412">=</text:span><text:span text:style-name="T1413">"endetmit"</text:span><text:span text:style-name="T1414">&gt;</text:span><text:span text:style-name="T1415">Endet mit</text:span><text:span text:style-name="T1416">&lt;/scale-dropdown-select-item&gt;</text:span></text:p>
      <text:p text:style-name="P1417"><text:span text:style-name="T1418">             <text:s/></text:span><text:span text:style-name="T1419">&lt;/scale-dropdown-select&gt;</text:span></text:p>
      <text:p text:style-name="P1420"><text:span text:style-name="T1421">           <text:s/></text:span><text:span text:style-name="T1422">&lt;/div&gt;</text:span></text:p>
      <text:p text:style-name="P1423"><text:span text:style-name="T1424">           <text:s/></text:span><text:span text:style-name="T1425">&lt;div</text:span><text:span text:style-name="T1426"><text:s/></text:span><text:span text:style-name="T1427">class</text:span><text:span text:style-name="T1428">=</text:span><text:span text:style-name="T1429">"col-l-9"</text:span><text:span text:style-name="T1430">&gt;</text:span></text:p>
      <text:p text:style-name="P1431"><text:span text:style-name="T1432">             <text:s/></text:span><text:span text:style-name="T1433">&lt;scale-text-field</text:span></text:p>
      <text:p text:style-name="P1434"><text:span text:style-name="T1435">               <text:s/></text:span><text:span text:style-name="T1436">label</text:span><text:span text:style-name="T1437">=</text:span><text:span text:style-name="T1438">"Vergleichswert"</text:span></text:p>
      <text:p text:style-name="P1439"><text:span text:style-name="T1440">               <text:s/></text:span><text:span text:style-name="T1441">placeholder</text:span><text:span text:style-name="T1442">=</text:span><text:span text:style-name="T1443">"WebApp"</text:span></text:p>
      <text:p text:style-name="P1444"><text:span text:style-name="T1445">               <text:s/></text:span><text:span text:style-name="T1446">input-mode-type</text:span><text:span text:style-name="T1447">=</text:span><text:span text:style-name="T1448">"vergleichswert"</text:span></text:p>
      <text:p text:style-name="P1449"><text:span text:style-name="T1450">               <text:s/></text:span><text:span text:style-name="T1451">ref</text:span><text:span text:style-name="T1452">=</text:span><text:span text:style-name="T1453">"contentInput"</text:span></text:p>
      <text:p text:style-name="P1454"><text:span text:style-name="T1455">               <text:s/></text:span><text:span text:style-name="T1456">input-id</text:span><text:span text:style-name="T1457">=</text:span><text:span text:style-name="T1458">"Vergleichswert"</text:span></text:p>
      <text:p text:style-name="P1459"><text:span text:style-name="T1460">               <text:s/></text:span><text:span text:style-name="T1461">:</text:span><text:span text:style-name="T1462">data-selected</text:span><text:span text:style-name="T1463">="</text:span><text:span text:style-name="T1464">filterBy</text:span><text:span text:style-name="T1465">.</text:span><text:span text:style-name="T1466">contentValue</text:span><text:span text:style-name="T1467">"</text:span></text:p>
      <text:p text:style-name="P1468"><text:span text:style-name="T1469">                @</text:span><text:span text:style-name="T1470">scale-change</text:span><text:span text:style-name="T1471">="</text:span><text:span text:style-name="T1472">filterBy</text:span><text:span text:style-name="T1473">.</text:span><text:span text:style-name="T1474">contentValue</text:span><text:span text:style-name="T1475"><text:s/></text:span><text:span text:style-name="T1476">=</text:span><text:span text:style-name="T1477"><text:s/></text:span><text:span text:style-name="T1478">$event</text:span><text:span text:style-name="T1479">.</text:span><text:span text:style-name="T1480">detail</text:span><text:span text:style-name="T1481">.</text:span><text:span text:style-name="T1482">value</text:span><text:span text:style-name="T1483">"</text:span></text:p>
      <text:p text:style-name="P1484"><text:span text:style-name="T1485">             <text:s/></text:span><text:span text:style-name="T1486">&gt;&lt;/scale-text-field&gt;</text:span></text:p>
      <text:p text:style-name="P1487"><text:span text:style-name="T1488">           <text:s/></text:span><text:span text:style-name="T1489">&lt;/div&gt;</text:span></text:p>
      <text:p text:style-name="P1490"><text:span text:style-name="T1491">         <text:s/></text:span><text:span text:style-name="T1492">&lt;/div&gt;</text:span></text:p>
      <text:p text:style-name="P1493"><text:span text:style-name="T1494">       <text:s/></text:span><text:span text:style-name="T1495">&lt;/scale-collapsible&gt;</text:span></text:p>
      <text:p text:style-name="P1496"><text:span text:style-name="T1497">       <text:s/></text:span><text:span text:style-name="T1498">&lt;!-- Gesendet --&gt;</text:span></text:p>
      <text:p text:style-name="P1499"><text:span text:style-name="T1500">       <text:s/></text:span><text:span text:style-name="T1501">&lt;scale-collapsible&gt;</text:span></text:p>
      <text:p text:style-name="P1502"><text:span text:style-name="T1503">         <text:s/></text:span><text:span text:style-name="T1504">&lt;span</text:span><text:span text:style-name="T1505"><text:s/></text:span><text:span text:style-name="T1506">slot</text:span><text:span text:style-name="T1507">=</text:span><text:span text:style-name="T1508">"heading"</text:span><text:span text:style-name="T1509"><text:s/></text:span><text:span text:style-name="T1510">style</text:span><text:span text:style-name="T1511">="</text:span><text:span text:style-name="T1512">display</text:span><text:span text:style-name="T1513">:<text:s/></text:span><text:span text:style-name="T1514">flex</text:span><text:span text:style-name="T1515">;<text:s/></text:span><text:span text:style-name="T1516">align-items</text:span><text:span text:style-name="T1517">:<text:s/></text:span><text:span text:style-name="T1518">center</text:span><text:span text:style-name="T1519">"</text:span></text:p>
      <text:p text:style-name="P1520"><text:span text:style-name="T1521">           <text:s/></text:span><text:span text:style-name="T1522">&gt;</text:span><text:span text:style-name="T1523">Gesendet</text:span><text:span text:style-name="T1524">&lt;span</text:span></text:p>
      <text:p text:style-name="P1525"><text:span text:style-name="T1526">             <text:s/></text:span><text:span text:style-name="T1527">style</text:span><text:span text:style-name="T1528">="</text:span></text:p>
      <text:p text:style-name="P1529"><text:span text:style-name="T1530">               <text:s/></text:span><text:span text:style-name="T1531">display</text:span><text:span text:style-name="T1532">:<text:s/></text:span><text:span text:style-name="T1533">flex</text:span><text:span text:style-name="T1534">;</text:span></text:p>
      <text:p text:style-name="P1535"><text:span text:style-name="T1536">               <text:s/></text:span><text:span text:style-name="T1537">flex-grow</text:span><text:span text:style-name="T1538">:<text:s/></text:span><text:span text:style-name="T1539">1</text:span><text:span text:style-name="T1540">;</text:span></text:p>
      <text:p text:style-name="P1541"><text:span text:style-name="T1542">               <text:s/></text:span><text:span text:style-name="T1543">justify-content</text:span><text:span text:style-name="T1544">:<text:s/></text:span><text:span text:style-name="T1545">space-between</text:span><text:span text:style-name="T1546">;</text:span></text:p>
      <text:p text:style-name="P1547"><text:span text:style-name="T1548">               <text:s/></text:span><text:span text:style-name="T1549">align-items</text:span><text:span text:style-name="T1550">:<text:s/></text:span><text:span text:style-name="T1551">center</text:span><text:span text:style-name="T1552">;</text:span></text:p>
      <text:p text:style-name="P1553">              "</text:p>
      <text:p text:style-name="P1554"><text:span text:style-name="T1555">           <text:s/></text:span><text:span text:style-name="T1556">&gt;</text:span></text:p>
      <text:p text:style-name="P1557"><text:span text:style-name="T1558">             <text:s/></text:span><text:span text:style-name="T1559">&lt;scale-tag</text:span></text:p>
      <text:p text:style-name="P1560"><text:span text:style-name="T1561">               <text:s/></text:span><text:span text:style-name="T1562">label</text:span><text:span text:style-name="T1563">=</text:span><text:span text:style-name="T1564">"countGesendet"</text:span></text:p>
      <text:p text:style-name="P1565"><text:span text:style-name="T1566">                :</text:span><text:span text:style-name="T1567">data-selected</text:span><text:span text:style-name="T1568">="</text:span><text:span text:style-name="T1569">filterBy</text:span><text:span text:style-name="T1570">.</text:span><text:span text:style-name="T1571">checked</text:span><text:span text:style-name="T1572"><text:s/></text:span><text:span text:style-name="T1573">?</text:span><text:span text:style-name="T1574"><text:s/></text:span><text:span text:style-name="T1575">true</text:span><text:span text:style-name="T1576"><text:s/></text:span><text:span text:style-name="T1577">:</text:span><text:span text:style-name="T1578"><text:s/></text:span><text:span text:style-name="T1579">undefined</text:span><text:span text:style-name="T1580">"</text:span></text:p>
      <text:p text:style-name="P1581"><text:span text:style-name="T1582">               <text:s/></text:span><text:span text:style-name="T1583">&gt;</text:span><text:span text:style-name="T1584">{{<text:s/></text:span><text:span text:style-name="T1585">getCount</text:span><text:span text:style-name="T1586">(</text:span><text:span text:style-name="T1587">"gesendet"</text:span><text:span text:style-name="T1588">) }}</text:span><text:span text:style-name="T1589">&lt;/scale-tag</text:span></text:p>
      <text:p text:style-name="P1590"><text:span text:style-name="T1591">             <text:s/></text:span><text:span text:style-name="T1592">&gt;</text:span></text:p>
      <text:p text:style-name="P1593"><text:span text:style-name="T1594">             <text:s/></text:span><text:span text:style-name="T1595">&lt;scale-button</text:span><text:span text:style-name="T1596"><text:s/></text:span><text:span text:style-name="T1597">slot</text:span><text:span text:style-name="T1598">=</text:span><text:span text:style-name="T1599">"action"</text:span><text:span text:style-name="T1600"><text:s/></text:span><text:span text:style-name="T1601">variant</text:span><text:span text:style-name="T1602">=</text:span><text:span text:style-name="T1603">"ghost"</text:span><text:span text:style-name="T1604"><text:s/>@</text:span><text:span text:style-name="T1605">click</text:span><text:span text:style-name="T1606">="</text:span><text:span text:style-name="T1607">resetGesendet</text:span><text:span text:style-name="T1608">(</text:span><text:span text:style-name="T1609">$event</text:span><text:span text:style-name="T1610">)"</text:span><text:span text:style-name="T1611">&gt;</text:span></text:p>
      <text:p text:style-name="P1612"><text:span text:style-name="T1613">               <text:s/></text:span><text:span text:style-name="T1614">Filter zurücksetzen</text:span></text:p>
      <text:p text:style-name="P1615"><text:span text:style-name="T1616">             <text:s/></text:span><text:span text:style-name="T1617">&lt;/scale-button&gt;&lt;/span</text:span></text:p>
      <text:p text:style-name="P1618"><text:span text:style-name="T1619">           <text:s/></text:span><text:span text:style-name="T1620">&gt;&lt;/span</text:span></text:p>
      <text:p text:style-name="P1621"><text:span text:style-name="T1622">         <text:s/></text:span><text:span text:style-name="T1623">&gt;</text:span></text:p>
      <text:p text:style-name="P1624"><text:span text:style-name="T1625">         <text:s/></text:span><text:span text:style-name="T1626">&lt;div</text:span><text:span text:style-name="T1627"><text:s/></text:span><text:span text:style-name="T1628">class</text:span><text:span text:style-name="T1629">=</text:span><text:span text:style-name="T1630">"row withMarginBottom"</text:span><text:span text:style-name="T1631"><text:s/></text:span><text:span text:style-name="T1632">style</text:span><text:span text:style-name="T1633">="</text:span><text:span text:style-name="T1634">margin-left</text:span><text:span text:style-name="T1635">:<text:s/></text:span><text:span text:style-name="T1636">0px</text:span><text:span text:style-name="T1637">;<text:s/></text:span><text:span text:style-name="T1638">margin-right</text:span><text:span text:style-name="T1639">:<text:s/></text:span><text:span text:style-name="T1640">0px</text:span><text:span text:style-name="T1641">"</text:span><text:span text:style-name="T1642">&gt;</text:span></text:p>
      <text:p text:style-name="P1643"><text:span text:style-name="T1644">           <text:s/></text:span><text:span text:style-name="T1645">&lt;scale-switch</text:span></text:p>
      <text:p text:style-name="P1646"><text:span text:style-name="T1647">             <text:s/></text:span><text:span text:style-name="T1648">label</text:span><text:span text:style-name="T1649">=</text:span><text:span text:style-name="T1650">"Datum und Uhrzeit vergleichen"</text:span></text:p>
      <text:p text:style-name="P1651"><text:span text:style-name="T1652">             <text:s/></text:span><text:span text:style-name="T1653">ref</text:span><text:span text:style-name="T1654">=</text:span><text:span text:style-name="T1655">"sentSwitchDT"</text:span></text:p>
      <text:p text:style-name="P1656"><text:span text:style-name="T1657">             <text:s/></text:span><text:span text:style-name="T1658">size</text:span><text:span text:style-name="T1659">=</text:span><text:span text:style-name="T1660">"small"</text:span></text:p>
      <text:p text:style-name="P1661"><text:span text:style-name="T1662">              :</text:span><text:span text:style-name="T1663">data-selected</text:span><text:span text:style-name="T1664">="</text:span><text:span text:style-name="T1665">filterBy</text:span><text:span text:style-name="T1666">.</text:span><text:span text:style-name="T1667">sentSwitch</text:span><text:span text:style-name="T1668">"</text:span></text:p>
      <text:p text:style-name="P1669"><text:span text:style-name="T1670">              @</text:span><text:span text:style-name="T1671">scale-change</text:span><text:span text:style-name="T1672">="</text:span><text:span text:style-name="T1673">filterBy</text:span><text:span text:style-name="T1674">.</text:span><text:span text:style-name="T1675">sentSwitch</text:span><text:span text:style-name="T1676"><text:s/></text:span><text:span text:style-name="T1677">=</text:span><text:span text:style-name="T1678"><text:s/></text:span><text:span text:style-name="T1679">$event</text:span><text:span text:style-name="T1680">.</text:span><text:span text:style-name="T1681">detail</text:span><text:span text:style-name="T1682">.</text:span><text:span text:style-name="T1683">value</text:span><text:span text:style-name="T1684">"</text:span></text:p>
      <text:p text:style-name="P1685"><text:span text:style-name="T1686">           <text:s/></text:span><text:span text:style-name="T1687">&gt;&lt;/scale-switch&gt;</text:span></text:p>
      <text:p text:style-name="P1688"><text:span text:style-name="T1689">         <text:s/></text:span><text:span text:style-name="T1690">&lt;/div&gt;</text:span></text:p>
      <text:p text:style-name="P1691"><text:span text:style-name="T1692">         <text:s/></text:span><text:span text:style-name="T1693">&lt;div</text:span><text:span text:style-name="T1694"><text:s/></text:span><text:span text:style-name="T1695">class</text:span><text:span text:style-name="T1696">=</text:span><text:span text:style-name="T1697">"row withMarginBottom"</text:span><text:span text:style-name="T1698"><text:s/></text:span><text:span text:style-name="T1699">style</text:span><text:span text:style-name="T1700">="</text:span><text:span text:style-name="T1701">margin-left</text:span><text:span text:style-name="T1702">:<text:s/></text:span><text:span text:style-name="T1703">0px</text:span><text:span text:style-name="T1704">;<text:s/></text:span><text:span text:style-name="T1705">margin-right</text:span><text:span text:style-name="T1706">:<text:s/></text:span><text:span text:style-name="T1707">0px</text:span><text:span text:style-name="T1708">"</text:span><text:span text:style-name="T1709">&gt;</text:span></text:p>
      <text:p text:style-name="P1710"><text:span text:style-name="T1711">           <text:s/></text:span><text:span text:style-name="T1712">&lt;div</text:span><text:span text:style-name="T1713"><text:s/></text:span><text:span text:style-name="T1714">class</text:span><text:span text:style-name="T1715">=</text:span><text:span text:style-name="T1716">"col-l-3"</text:span><text:span text:style-name="T1717">&gt;</text:span></text:p>
      <text:p text:style-name="P1718"><text:span text:style-name="T1719">             <text:s/></text:span><text:span text:style-name="T1720">&lt;scale-dropdown-select</text:span></text:p>
      <text:p text:style-name="P1721"><text:span text:style-name="T1722">               <text:s/></text:span><text:span text:style-name="T1723">ref</text:span><text:span text:style-name="T1724">=</text:span><text:span text:style-name="T1725">"sentSelect"</text:span></text:p>
      <text:p text:style-name="P1726"><text:span text:style-name="T1727">               <text:s/></text:span><text:span text:style-name="T1728">label</text:span><text:span text:style-name="T1729">=</text:span><text:span text:style-name="T1730">"Vergleichsstrategie:"</text:span></text:p>
      <text:p text:style-name="P1731"><text:span text:style-name="T1732">                :</text:span><text:span text:style-name="T1733">data-selected</text:span><text:span text:style-name="T1734">="</text:span><text:span text:style-name="T1735">filterBy</text:span><text:span text:style-name="T1736">.</text:span><text:span text:style-name="T1737">sentCompare</text:span><text:span text:style-name="T1738">"</text:span></text:p>
      <text:p text:style-name="P1739"><text:span text:style-name="T1740">                @</text:span><text:span text:style-name="T1741">scale-change</text:span><text:span text:style-name="T1742">="</text:span><text:span text:style-name="T1743">filterBy</text:span><text:span text:style-name="T1744">.</text:span><text:span text:style-name="T1745">sentCompare</text:span><text:span text:style-name="T1746"><text:s/></text:span><text:span text:style-name="T1747">=</text:span><text:span text:style-name="T1748"><text:s/></text:span><text:span text:style-name="T1749">$event</text:span><text:span text:style-name="T1750">.</text:span><text:span text:style-name="T1751">detail</text:span><text:span text:style-name="T1752">.</text:span><text:span text:style-name="T1753">value</text:span><text:span text:style-name="T1754">"</text:span></text:p>
      <text:p text:style-name="P1755"><text:span text:style-name="T1756">             <text:s/></text:span><text:span text:style-name="T1757">&gt;</text:span></text:p>
      <text:p text:style-name="P1758"><text:span text:style-name="T1759">               <text:s/></text:span><text:span text:style-name="T1760">&lt;scale-dropdown-select-item</text:span><text:span text:style-name="T1761"><text:s/></text:span><text:span text:style-name="T1762">value</text:span><text:span text:style-name="T1763">=</text:span><text:span text:style-name="T1764">""</text:span><text:span text:style-name="T1765">&gt;&lt;/scale-dropdown-select-item&gt;</text:span></text:p>
      <text:p text:style-name="P1766"><text:span text:style-name="T1767">               <text:s/></text:span><text:span text:style-name="T1768">&lt;scale-dropdown-select-item</text:span><text:span text:style-name="T1769"><text:s/></text:span><text:span text:style-name="T1770">value</text:span><text:span text:style-name="T1771">=</text:span><text:span text:style-name="T1772">"enthaeltdatum"</text:span></text:p>
      <text:p text:style-name="P1773"><text:span text:style-name="T1774">                 <text:s/></text:span><text:span text:style-name="T1775">&gt;</text:span><text:span text:style-name="T1776">Enthält Datum</text:span><text:span text:style-name="T1777">&lt;/scale-dropdown-select-item</text:span></text:p>
      <text:p text:style-name="P1778"><text:span text:style-name="T1779">               <text:s/></text:span><text:span text:style-name="T1780">&gt;</text:span></text:p>
      <text:p text:style-name="P1781"><text:span text:style-name="T1782">               <text:s/></text:span><text:span text:style-name="T1783">&lt;scale-dropdown-select-item</text:span><text:span text:style-name="T1784"><text:s/></text:span><text:span text:style-name="T1785">value</text:span><text:span text:style-name="T1786">=</text:span><text:span text:style-name="T1787">"gleich"</text:span><text:span text:style-name="T1788">&gt;</text:span><text:span text:style-name="T1789">Gleich</text:span><text:span text:style-name="T1790">&lt;/scale-dropdown-select-item&gt;</text:span></text:p>
      <text:p text:style-name="P1791"><text:span text:style-name="T1792">               <text:s/></text:span><text:span text:style-name="T1793">&lt;scale-dropdown-select-item</text:span><text:span text:style-name="T1794"><text:s/></text:span><text:span text:style-name="T1795">value</text:span><text:span text:style-name="T1796">=</text:span><text:span text:style-name="T1797">"ungleich"</text:span><text:span text:style-name="T1798">&gt;</text:span><text:span text:style-name="T1799">Ungleich</text:span><text:span text:style-name="T1800">&lt;/scale-dropdown-select-item&gt;</text:span></text:p>
      <text:p text:style-name="P1801"><text:span text:style-name="T1802">               <text:s/></text:span><text:span text:style-name="T1803">&lt;scale-dropdown-select-item</text:span><text:span text:style-name="T1804"><text:s/></text:span><text:span text:style-name="T1805">value</text:span><text:span text:style-name="T1806">=</text:span><text:span text:style-name="T1807">"kleinerals"</text:span></text:p>
      <text:p text:style-name="P1808"><text:span text:style-name="T1809">                 <text:s/></text:span><text:span text:style-name="T1810">&gt;</text:span><text:span text:style-name="T1811">Kleiner als</text:span><text:span text:style-name="T1812">&lt;/scale-dropdown-select-item</text:span></text:p>
      <text:p text:style-name="P1813"><text:span text:style-name="T1814">               <text:s/></text:span><text:span text:style-name="T1815">&gt;</text:span></text:p>
      <text:p text:style-name="P1816"><text:span text:style-name="T1817">               <text:s/></text:span><text:span text:style-name="T1818">&lt;scale-dropdown-select-item</text:span><text:span text:style-name="T1819"><text:s/></text:span><text:span text:style-name="T1820">value</text:span><text:span text:style-name="T1821">=</text:span><text:span text:style-name="T1822">"kleinergleich"</text:span></text:p>
      <text:p text:style-name="P1823"><text:span text:style-name="T1824">                 <text:s/></text:span><text:span text:style-name="T1825">&gt;</text:span><text:span text:style-name="T1826">Kleiner gleich</text:span><text:span text:style-name="T1827">&lt;/scale-dropdown-select-item</text:span></text:p>
      <text:p text:style-name="P1828"><text:span text:style-name="T1829">               <text:s/></text:span><text:span text:style-name="T1830">&gt;</text:span></text:p>
      <text:p text:style-name="P1831"><text:span text:style-name="T1832">               <text:s/></text:span><text:span text:style-name="T1833">&lt;scale-dropdown-select-item</text:span><text:span text:style-name="T1834"><text:s/></text:span><text:span text:style-name="T1835">value</text:span><text:span text:style-name="T1836">=</text:span><text:span text:style-name="T1837">"groesserals"</text:span></text:p>
      <text:p text:style-name="P1838"><text:span text:style-name="T1839">                 <text:s/></text:span><text:span text:style-name="T1840">&gt;</text:span><text:span text:style-name="T1841">Größer als</text:span><text:span text:style-name="T1842">&lt;/scale-dropdown-select-item</text:span></text:p>
      <text:p text:style-name="P1843"><text:span text:style-name="T1844">               <text:s/></text:span><text:span text:style-name="T1845">&gt;</text:span></text:p>
      <text:p text:style-name="P1846"><text:span text:style-name="T1847">               <text:s/></text:span><text:span text:style-name="T1848">&lt;scale-dropdown-select-item</text:span><text:span text:style-name="T1849"><text:s/></text:span><text:span text:style-name="T1850">value</text:span><text:span text:style-name="T1851">=</text:span><text:span text:style-name="T1852">"groessergleich"</text:span></text:p>
      <text:p text:style-name="P1853"><text:span text:style-name="T1854">                 <text:s/></text:span><text:span text:style-name="T1855">&gt;</text:span><text:span text:style-name="T1856">Größer gleich</text:span><text:span text:style-name="T1857">&lt;/scale-dropdown-select-item</text:span></text:p>
      <text:p text:style-name="P1858"><text:span text:style-name="T1859">               <text:s/></text:span><text:span text:style-name="T1860">&gt;</text:span></text:p>
      <text:p text:style-name="P1861"><text:span text:style-name="T1862">               <text:s/></text:span><text:span text:style-name="T1863">&lt;scale-dropdown-select-item</text:span><text:span text:style-name="T1864"><text:s/></text:span><text:span text:style-name="T1865">value</text:span><text:span text:style-name="T1866">=</text:span><text:span text:style-name="T1867">"zwischen"</text:span><text:span text:style-name="T1868">&gt;</text:span><text:span text:style-name="T1869">Zwischen</text:span><text:span text:style-name="T1870">&lt;/scale-dropdown-select-item&gt;</text:span></text:p>
      <text:p text:style-name="P1871"><text:span text:style-name="T1872">               <text:s/></text:span><text:span text:style-name="T1873">&lt;scale-dropdown-select-item</text:span><text:span text:style-name="T1874"><text:s/></text:span><text:span text:style-name="T1875">value</text:span><text:span text:style-name="T1876">=</text:span><text:span text:style-name="T1877">"nichtzwischen"</text:span></text:p>
      <text:p text:style-name="P1878"><text:span text:style-name="T1879">                 <text:s/></text:span><text:span text:style-name="T1880">&gt;</text:span><text:span text:style-name="T1881">Nicht zwischen</text:span><text:span text:style-name="T1882">&lt;/scale-dropdown-select-item</text:span></text:p>
      <text:p text:style-name="P1883"><text:span text:style-name="T1884">               <text:s/></text:span><text:span text:style-name="T1885">&gt;</text:span></text:p>
      <text:p text:style-name="P1886"><text:span text:style-name="T1887">             <text:s/></text:span><text:span text:style-name="T1888">&lt;/scale-dropdown-select&gt;</text:span></text:p>
      <text:p text:style-name="P1889"><text:span text:style-name="T1890">           <text:s/></text:span><text:span text:style-name="T1891">&lt;/div&gt;</text:span></text:p>
      <text:p text:style-name="P1892"><text:span text:style-name="T1893">           <text:s/></text:span><text:span text:style-name="T1894">&lt;div</text:span><text:span text:style-name="T1895"><text:s/></text:span><text:span text:style-name="T1896">class</text:span><text:span text:style-name="T1897">=</text:span><text:span text:style-name="T1898">"col-l-2"</text:span><text:span text:style-name="T1899"><text:s/></text:span><text:span text:style-name="T1900">style</text:span><text:span text:style-name="T1901">="</text:span><text:span text:style-name="T1902">padding-right</text:span><text:span text:style-name="T1903">:<text:s/></text:span><text:span text:style-name="T1904">0%</text:span><text:span text:style-name="T1905">"</text:span><text:span text:style-name="T1906">&gt;</text:span></text:p>
      <text:p text:style-name="P1907"><text:span text:style-name="T1908">             <text:s/></text:span><text:span text:style-name="T1909">&lt;scale-text-field</text:span></text:p>
      <text:p text:style-name="P1910"><text:span text:style-name="T1911">               <text:s/></text:span><text:span text:style-name="T1912">ref</text:span><text:span text:style-name="T1913">=</text:span><text:span text:style-name="T1914">"sentDateFrom"</text:span></text:p>
      <text:p text:style-name="P1915"><text:span text:style-name="T1916">               <text:s/></text:span><text:span text:style-name="T1917">type</text:span><text:span text:style-name="T1918">=</text:span><text:span text:style-name="T1919">"date"</text:span></text:p>
      <text:p text:style-name="P1920"><text:span text:style-name="T1921">               <text:s/></text:span><text:span text:style-name="T1922">label</text:span><text:span text:style-name="T1923">=</text:span><text:span text:style-name="T1924">"Datum (von)"</text:span></text:p>
      <text:p text:style-name="P1925"><text:span text:style-name="T1926">               <text:s/></text:span><text:span text:style-name="T1927">:</text:span><text:span text:style-name="T1928">data-selected</text:span><text:span text:style-name="T1929">="</text:span><text:span text:style-name="T1930">filterBy</text:span><text:span text:style-name="T1931">.</text:span><text:span text:style-name="T1932">sentDateStart</text:span><text:span text:style-name="T1933">"</text:span></text:p>
      <text:p text:style-name="P1934"><text:span text:style-name="T1935">                @</text:span><text:span text:style-name="T1936">scale-change</text:span><text:span text:style-name="T1937">="</text:span><text:span text:style-name="T1938">filterBy</text:span><text:span text:style-name="T1939">.</text:span><text:span text:style-name="T1940">sentDateStart</text:span><text:span text:style-name="T1941"><text:s/></text:span><text:span text:style-name="T1942">=</text:span><text:span text:style-name="T1943"><text:s/></text:span><text:span text:style-name="T1944">$event</text:span><text:span text:style-name="T1945">.</text:span><text:span text:style-name="T1946">detail</text:span><text:span text:style-name="T1947">.</text:span><text:span text:style-name="T1948">value</text:span><text:span text:style-name="T1949">"</text:span></text:p>
      <text:p text:style-name="P1950"><text:span text:style-name="T1951">             <text:s/></text:span><text:span text:style-name="T1952">&gt;&lt;/scale-text-field&gt;</text:span></text:p>
      <text:p text:style-name="P1953"><text:span text:style-name="T1954">           <text:s/></text:span><text:span text:style-name="T1955">&lt;/div&gt;</text:span></text:p>
      <text:p text:style-name="P1956"><text:span text:style-name="T1957">           <text:s/></text:span><text:span text:style-name="T1958">&lt;div</text:span><text:span text:style-name="T1959"><text:s/></text:span><text:span text:style-name="T1960">class</text:span><text:span text:style-name="T1961">=</text:span><text:span text:style-name="T1962">"col-l-2"</text:span><text:span text:style-name="T1963">&gt;</text:span></text:p>
      <text:p text:style-name="P1964"><text:span text:style-name="T1965">             <text:s/></text:span><text:span text:style-name="T1966">&lt;scale-text-field</text:span></text:p>
      <text:p text:style-name="P1967"><text:span text:style-name="T1968">               <text:s/></text:span><text:span text:style-name="T1969">ref</text:span><text:span text:style-name="T1970">=</text:span><text:span text:style-name="T1971">"sentTimeFrom"</text:span></text:p>
      <text:p text:style-name="P1972"><text:span text:style-name="T1973">               <text:s/></text:span><text:span text:style-name="T1974">type</text:span><text:span text:style-name="T1975">=</text:span><text:span text:style-name="T1976">"time"</text:span></text:p>
      <text:p text:style-name="P1977"><text:span text:style-name="T1978">               <text:s/></text:span><text:span text:style-name="T1979">label</text:span><text:span text:style-name="T1980">=</text:span><text:span text:style-name="T1981">"Uhrzeit (von)"</text:span></text:p>
      <text:p text:style-name="P1982"><text:span text:style-name="T1983">               <text:s/></text:span><text:span text:style-name="T1984">:</text:span><text:span text:style-name="T1985">data-selected</text:span><text:span text:style-name="T1986">="</text:span><text:span text:style-name="T1987">filterBy</text:span><text:span text:style-name="T1988">.</text:span><text:span text:style-name="T1989">sentTimeStart</text:span><text:span text:style-name="T1990">"</text:span></text:p>
      <text:p text:style-name="P1991"><text:span text:style-name="T1992">                @</text:span><text:span text:style-name="T1993">scale-change</text:span><text:span text:style-name="T1994">="</text:span><text:span text:style-name="T1995">filterBy</text:span><text:span text:style-name="T1996">.</text:span><text:span text:style-name="T1997">sentTimeStart</text:span><text:span text:style-name="T1998"><text:s/></text:span><text:span text:style-name="T1999">=</text:span><text:span text:style-name="T2000"><text:s/></text:span><text:span text:style-name="T2001">$event</text:span><text:span text:style-name="T2002">.</text:span><text:span text:style-name="T2003">detail</text:span><text:span text:style-name="T2004">.</text:span><text:span text:style-name="T2005">value</text:span><text:span text:style-name="T2006">"</text:span></text:p>
      <text:p text:style-name="P2007"><text:span text:style-name="T2008">             <text:s/></text:span><text:span text:style-name="T2009">&gt;&lt;/scale-text-field&gt;</text:span></text:p>
      <text:p text:style-name="P2010"><text:span text:style-name="T2011">           <text:s/></text:span><text:span text:style-name="T2012">&lt;/div&gt;</text:span></text:p>
      <text:p text:style-name="P2013"><text:span text:style-name="T2014">           <text:s/></text:span><text:span text:style-name="T2015">&lt;div</text:span></text:p>
      <text:p text:style-name="P2016"><text:span text:style-name="T2017">             <text:s/></text:span><text:span text:style-name="T2018">style</text:span><text:span text:style-name="T2019">="</text:span></text:p>
      <text:p text:style-name="P2020"><text:span text:style-name="T2021">               <text:s/></text:span><text:span text:style-name="T2022">padding-left</text:span><text:span text:style-name="T2023">:<text:s/></text:span><text:span text:style-name="T2024">8px</text:span><text:span text:style-name="T2025">;</text:span></text:p>
      <text:p text:style-name="P2026"><text:span text:style-name="T2027">               <text:s/></text:span><text:span text:style-name="T2028">padding-right</text:span><text:span text:style-name="T2029">:<text:s/></text:span><text:span text:style-name="T2030">8px</text:span><text:span text:style-name="T2031">;</text:span></text:p>
      <text:p text:style-name="P2032"><text:span text:style-name="T2033">               <text:s/></text:span><text:span text:style-name="T2034">float</text:span><text:span text:style-name="T2035">:<text:s/></text:span><text:span text:style-name="T2036">left</text:span><text:span text:style-name="T2037">;</text:span></text:p>
      <text:p text:style-name="P2038"><text:span text:style-name="T2039">               <text:s/></text:span><text:span text:style-name="T2040">padding-top</text:span><text:span text:style-name="T2041">:<text:s/></text:span><text:span text:style-name="T2042">8px</text:span><text:span text:style-name="T2043">;</text:span></text:p>
      <text:p text:style-name="P2044"><text:span text:style-name="T2045">               <text:s/></text:span><text:span text:style-name="T2046">font-size</text:span><text:span text:style-name="T2047">:<text:s/></text:span><text:span text:style-name="T2048">20px</text:span><text:span text:style-name="T2049">;</text:span></text:p>
      <text:p text:style-name="P2050"><text:span text:style-name="T2051">               <text:s/></text:span><text:span text:style-name="T2052">font-weight</text:span><text:span text:style-name="T2053">:<text:s/></text:span><text:span text:style-name="T2054">bold</text:span><text:span text:style-name="T2055">;</text:span></text:p>
      <text:p text:style-name="P2056">              "</text:p>
      <text:p text:style-name="P2057"><text:span text:style-name="T2058">           <text:s/></text:span><text:span text:style-name="T2059">&gt;</text:span></text:p>
      <text:p text:style-name="P2060">              bis</text:p>
      <text:p text:style-name="P2061"><text:span text:style-name="T2062">           <text:s/></text:span><text:span text:style-name="T2063">&lt;/div&gt;</text:span></text:p>
      <text:p text:style-name="P2064"><text:span text:style-name="T2065">           <text:s/></text:span><text:span text:style-name="T2066">&lt;div</text:span><text:span text:style-name="T2067"><text:s/></text:span><text:span text:style-name="T2068">class</text:span><text:span text:style-name="T2069">=</text:span><text:span text:style-name="T2070">"col-l-2"</text:span><text:span text:style-name="T2071"><text:s/></text:span><text:span text:style-name="T2072">style</text:span><text:span text:style-name="T2073">="</text:span><text:span text:style-name="T2074">padding-right</text:span><text:span text:style-name="T2075">:<text:s/></text:span><text:span text:style-name="T2076">0%</text:span><text:span text:style-name="T2077">"</text:span><text:span text:style-name="T2078">&gt;</text:span></text:p>
      <text:p text:style-name="P2079"><text:span text:style-name="T2080">             <text:s/></text:span><text:span text:style-name="T2081">&lt;scale-text-field</text:span></text:p>
      <text:p text:style-name="P2082"><text:span text:style-name="T2083">               <text:s/></text:span><text:span text:style-name="T2084">ref</text:span><text:span text:style-name="T2085">=</text:span><text:span text:style-name="T2086">"sentDateTo"</text:span></text:p>
      <text:p text:style-name="P2087"><text:span text:style-name="T2088">               <text:s/></text:span><text:span text:style-name="T2089">type</text:span><text:span text:style-name="T2090">=</text:span><text:span text:style-name="T2091">"date"</text:span></text:p>
      <text:p text:style-name="P2092"><text:span text:style-name="T2093">               <text:s/></text:span><text:span text:style-name="T2094">label</text:span><text:span text:style-name="T2095">=</text:span><text:span text:style-name="T2096">"Datum (bis)"</text:span></text:p>
      <text:p text:style-name="P2097"><text:span text:style-name="T2098">               <text:s/></text:span><text:span text:style-name="T2099">:</text:span><text:span text:style-name="T2100">data-selected</text:span><text:span text:style-name="T2101">="</text:span><text:span text:style-name="T2102">filterBy</text:span><text:span text:style-name="T2103">.</text:span><text:span text:style-name="T2104">sentDateEnd</text:span><text:span text:style-name="T2105">"</text:span></text:p>
      <text:p text:style-name="P2106"><text:span text:style-name="T2107">                @</text:span><text:span text:style-name="T2108">scale-change</text:span><text:span text:style-name="T2109">="</text:span><text:span text:style-name="T2110">filterBy</text:span><text:span text:style-name="T2111">.</text:span><text:span text:style-name="T2112">sentDateEnd</text:span><text:span text:style-name="T2113"><text:s/></text:span><text:span text:style-name="T2114">=</text:span><text:span text:style-name="T2115"><text:s/></text:span><text:span text:style-name="T2116">$event</text:span><text:span text:style-name="T2117">.</text:span><text:span text:style-name="T2118">detail</text:span><text:span text:style-name="T2119">.</text:span><text:span text:style-name="T2120">value</text:span><text:span text:style-name="T2121">"</text:span></text:p>
      <text:p text:style-name="P2122"><text:span text:style-name="T2123">             <text:s/></text:span><text:span text:style-name="T2124">&gt;&lt;/scale-text-field&gt;</text:span></text:p>
      <text:p text:style-name="P2125"><text:span text:style-name="T2126">           <text:s/></text:span><text:span text:style-name="T2127">&lt;/div&gt;</text:span></text:p>
      <text:p text:style-name="P2128"><text:span text:style-name="T2129">           <text:s/></text:span><text:span text:style-name="T2130">&lt;div</text:span><text:span text:style-name="T2131"><text:s/></text:span><text:span text:style-name="T2132">class</text:span><text:span text:style-name="T2133">=</text:span><text:span text:style-name="T2134">"col-l-2"</text:span><text:span text:style-name="T2135">&gt;</text:span></text:p>
      <text:p text:style-name="P2136"><text:span text:style-name="T2137">             <text:s/></text:span><text:span text:style-name="T2138">&lt;scale-text-field</text:span></text:p>
      <text:p text:style-name="P2139"><text:span text:style-name="T2140">               <text:s/></text:span><text:span text:style-name="T2141">ref</text:span><text:span text:style-name="T2142">=</text:span><text:span text:style-name="T2143">"sentTimeTo"</text:span></text:p>
      <text:p text:style-name="P2144"><text:span text:style-name="T2145">               <text:s/></text:span><text:span text:style-name="T2146">type</text:span><text:span text:style-name="T2147">=</text:span><text:span text:style-name="T2148">"time"</text:span></text:p>
      <text:p text:style-name="P2149"><text:span text:style-name="T2150">               <text:s/></text:span><text:span text:style-name="T2151">label</text:span><text:span text:style-name="T2152">=</text:span><text:span text:style-name="T2153">"Uhrzeit (bis)"</text:span></text:p>
      <text:p text:style-name="P2154"><text:span text:style-name="T2155">               <text:s/></text:span><text:span text:style-name="T2156">:</text:span><text:span text:style-name="T2157">data-selected</text:span><text:span text:style-name="T2158">="</text:span><text:span text:style-name="T2159">filterBy</text:span><text:span text:style-name="T2160">.</text:span><text:span text:style-name="T2161">sentTimeEnd</text:span><text:span text:style-name="T2162">"</text:span></text:p>
      <text:p text:style-name="P2163"><text:span text:style-name="T2164">                @</text:span><text:span text:style-name="T2165">scale-change</text:span><text:span text:style-name="T2166">="</text:span><text:span text:style-name="T2167">filterBy</text:span><text:span text:style-name="T2168">.</text:span><text:span text:style-name="T2169">sentTimeEnd</text:span><text:span text:style-name="T2170"><text:s/></text:span><text:span text:style-name="T2171">=</text:span><text:span text:style-name="T2172"><text:s/></text:span><text:span text:style-name="T2173">$event</text:span><text:span text:style-name="T2174">.</text:span><text:span text:style-name="T2175">detail</text:span><text:span text:style-name="T2176">.</text:span><text:span text:style-name="T2177">value</text:span><text:span text:style-name="T2178">"</text:span></text:p>
      <text:p text:style-name="P2179"><text:span text:style-name="T2180">             <text:s/></text:span><text:span text:style-name="T2181">&gt;&lt;/scale-text-field&gt;</text:span></text:p>
      <text:p text:style-name="P2182"><text:span text:style-name="T2183">           <text:s/></text:span><text:span text:style-name="T2184">&lt;/div&gt;</text:span></text:p>
      <text:p text:style-name="P2185"><text:span text:style-name="T2186">         <text:s/></text:span><text:span text:style-name="T2187">&lt;/div&gt;</text:span></text:p>
      <text:p text:style-name="P2188"><text:span text:style-name="T2189">       <text:s/></text:span><text:span text:style-name="T2190">&lt;/scale-collapsible&gt;</text:span></text:p>
      <text:p text:style-name="P2191"><text:span text:style-name="T2192">       <text:s/></text:span><text:span text:style-name="T2193">&lt;!-- Erstellt --&gt;</text:span></text:p>
      <text:p text:style-name="P2194"><text:span text:style-name="T2195">       <text:s/></text:span><text:span text:style-name="T2196">&lt;scale-collapsible&gt;</text:span></text:p>
      <text:p text:style-name="P2197"><text:span text:style-name="T2198">         <text:s/></text:span><text:span text:style-name="T2199">&lt;span</text:span><text:span text:style-name="T2200"><text:s/></text:span><text:span text:style-name="T2201">slot</text:span><text:span text:style-name="T2202">=</text:span><text:span text:style-name="T2203">"heading"</text:span><text:span text:style-name="T2204"><text:s/></text:span><text:span text:style-name="T2205">style</text:span><text:span text:style-name="T2206">="</text:span><text:span text:style-name="T2207">display</text:span><text:span text:style-name="T2208">:<text:s/></text:span><text:span text:style-name="T2209">flex</text:span><text:span text:style-name="T2210">;<text:s/></text:span><text:span text:style-name="T2211">align-items</text:span><text:span text:style-name="T2212">:<text:s/></text:span><text:span text:style-name="T2213">center</text:span><text:span text:style-name="T2214">"</text:span></text:p>
      <text:p text:style-name="P2215"><text:span text:style-name="T2216">           <text:s/></text:span><text:span text:style-name="T2217">&gt;</text:span><text:span text:style-name="T2218">Erstellt</text:span><text:span text:style-name="T2219">&lt;span</text:span></text:p>
      <text:p text:style-name="P2220"><text:span text:style-name="T2221">             <text:s/></text:span><text:span text:style-name="T2222">style</text:span><text:span text:style-name="T2223">="</text:span></text:p>
      <text:p text:style-name="P2224"><text:span text:style-name="T2225">               <text:s/></text:span><text:span text:style-name="T2226">display</text:span><text:span text:style-name="T2227">:<text:s/></text:span><text:span text:style-name="T2228">flex</text:span><text:span text:style-name="T2229">;</text:span></text:p>
      <text:p text:style-name="P2230"><text:span text:style-name="T2231">               <text:s/></text:span><text:span text:style-name="T2232">flex-grow</text:span><text:span text:style-name="T2233">:<text:s/></text:span><text:span text:style-name="T2234">1</text:span><text:span text:style-name="T2235">;</text:span></text:p>
      <text:p text:style-name="P2236"><text:span text:style-name="T2237">               <text:s/></text:span><text:span text:style-name="T2238">justify-content</text:span><text:span text:style-name="T2239">:<text:s/></text:span><text:span text:style-name="T2240">space-between</text:span><text:span text:style-name="T2241">;</text:span></text:p>
      <text:p text:style-name="P2242"><text:span text:style-name="T2243">               <text:s/></text:span><text:span text:style-name="T2244">align-items</text:span><text:span text:style-name="T2245">:<text:s/></text:span><text:span text:style-name="T2246">center</text:span><text:span text:style-name="T2247">;</text:span></text:p>
      <text:p text:style-name="P2248">              "</text:p>
      <text:p text:style-name="P2249"><text:span text:style-name="T2250">           <text:s/></text:span><text:span text:style-name="T2251">&gt;</text:span></text:p>
      <text:p text:style-name="P2252"><text:span text:style-name="T2253">             <text:s/></text:span><text:span text:style-name="T2254">&lt;scale-tag</text:span></text:p>
      <text:p text:style-name="P2255"><text:span text:style-name="T2256">               <text:s/></text:span><text:span text:style-name="T2257">label</text:span><text:span text:style-name="T2258">=</text:span><text:span text:style-name="T2259">"countErstellt"</text:span></text:p>
      <text:p text:style-name="P2260"><text:span text:style-name="T2261">                :</text:span><text:span text:style-name="T2262">data-selected</text:span><text:span text:style-name="T2263">="</text:span><text:span text:style-name="T2264">filterBy</text:span><text:span text:style-name="T2265">.</text:span><text:span text:style-name="T2266">checked</text:span><text:span text:style-name="T2267"><text:s/></text:span><text:span text:style-name="T2268">?</text:span><text:span text:style-name="T2269"><text:s/></text:span><text:span text:style-name="T2270">true</text:span><text:span text:style-name="T2271"><text:s/></text:span><text:span text:style-name="T2272">:</text:span><text:span text:style-name="T2273"><text:s/></text:span><text:span text:style-name="T2274">undefined</text:span><text:span text:style-name="T2275">"</text:span></text:p>
      <text:p text:style-name="P2276"><text:span text:style-name="T2277">               <text:s/></text:span><text:span text:style-name="T2278">&gt;</text:span><text:span text:style-name="T2279">{{<text:s/></text:span><text:span text:style-name="T2280">getCount</text:span><text:span text:style-name="T2281">(</text:span><text:span text:style-name="T2282">"erstellt"</text:span><text:span text:style-name="T2283">) }}</text:span><text:span text:style-name="T2284">&lt;/scale-tag</text:span></text:p>
      <text:p text:style-name="P2285"><text:span text:style-name="T2286">             <text:s/></text:span><text:span text:style-name="T2287">&gt;</text:span></text:p>
      <text:p text:style-name="P2288"><text:span text:style-name="T2289">             <text:s/></text:span><text:span text:style-name="T2290">&lt;scale-button</text:span><text:span text:style-name="T2291"><text:s/></text:span><text:span text:style-name="T2292">slot</text:span><text:span text:style-name="T2293">=</text:span><text:span text:style-name="T2294">"action"</text:span><text:span text:style-name="T2295"><text:s/></text:span><text:span text:style-name="T2296">variant</text:span><text:span text:style-name="T2297">=</text:span><text:span text:style-name="T2298">"ghost"</text:span><text:span text:style-name="T2299"><text:s/>@</text:span><text:span text:style-name="T2300">click</text:span><text:span text:style-name="T2301">="</text:span><text:span text:style-name="T2302">resetErstellt</text:span><text:span text:style-name="T2303">(</text:span><text:span text:style-name="T2304">$event</text:span><text:span text:style-name="T2305">)"</text:span><text:span text:style-name="T2306">&gt;</text:span></text:p>
      <text:p text:style-name="P2307"><text:span text:style-name="T2308">               <text:s/></text:span><text:span text:style-name="T2309">Filter zurücksetzen</text:span></text:p>
      <text:p text:style-name="P2310"><text:span text:style-name="T2311">             <text:s/></text:span><text:span text:style-name="T2312">&lt;/scale-button&gt;&lt;/span</text:span></text:p>
      <text:p text:style-name="P2313"><text:span text:style-name="T2314">           <text:s/></text:span><text:span text:style-name="T2315">&gt;&lt;/span</text:span></text:p>
      <text:p text:style-name="P2316"><text:span text:style-name="T2317">         <text:s/></text:span><text:span text:style-name="T2318">&gt;</text:span></text:p>
      <text:p text:style-name="P2319"><text:span text:style-name="T2320">         <text:s/></text:span><text:span text:style-name="T2321">&lt;div</text:span><text:span text:style-name="T2322"><text:s/></text:span><text:span text:style-name="T2323">class</text:span><text:span text:style-name="T2324">=</text:span><text:span text:style-name="T2325">"row withMarginBottom"</text:span><text:span text:style-name="T2326"><text:s/></text:span><text:span text:style-name="T2327">style</text:span><text:span text:style-name="T2328">="</text:span><text:span text:style-name="T2329">margin-left</text:span><text:span text:style-name="T2330">:<text:s/></text:span><text:span text:style-name="T2331">0px</text:span><text:span text:style-name="T2332">;<text:s/></text:span><text:span text:style-name="T2333">margin-right</text:span><text:span text:style-name="T2334">:<text:s/></text:span><text:span text:style-name="T2335">0px</text:span><text:span text:style-name="T2336">"</text:span><text:span text:style-name="T2337">&gt;</text:span></text:p>
      <text:p text:style-name="P2338"><text:span text:style-name="T2339">           <text:s/></text:span><text:span text:style-name="T2340">&lt;scale-switch</text:span></text:p>
      <text:p text:style-name="P2341"><text:span text:style-name="T2342">             <text:s/></text:span><text:span text:style-name="T2343">label</text:span><text:span text:style-name="T2344">=</text:span><text:span text:style-name="T2345">"Datum und Uhrzeit vergleichen"</text:span></text:p>
      <text:p text:style-name="P2346"><text:span text:style-name="T2347">             <text:s/></text:span><text:span text:style-name="T2348">ref</text:span><text:span text:style-name="T2349">=</text:span><text:span text:style-name="T2350">"generatedSwitchDT"</text:span></text:p>
      <text:p text:style-name="P2351"><text:span text:style-name="T2352">             <text:s/></text:span><text:span text:style-name="T2353">size</text:span><text:span text:style-name="T2354">=</text:span><text:span text:style-name="T2355">"small"</text:span></text:p>
      <text:p text:style-name="P2356"><text:span text:style-name="T2357">              :</text:span><text:span text:style-name="T2358">data-selected</text:span><text:span text:style-name="T2359">="</text:span><text:span text:style-name="T2360">filterBy</text:span><text:span text:style-name="T2361">.</text:span><text:span text:style-name="T2362">generatedSwitch</text:span><text:span text:style-name="T2363">"</text:span></text:p>
      <text:p text:style-name="P2364"><text:span text:style-name="T2365">              @</text:span><text:span text:style-name="T2366">scale-change</text:span><text:span text:style-name="T2367">="</text:span><text:span text:style-name="T2368">filterBy</text:span><text:span text:style-name="T2369">.</text:span><text:span text:style-name="T2370">generatedSwitch</text:span><text:span text:style-name="T2371"><text:s/></text:span><text:span text:style-name="T2372">=</text:span><text:span text:style-name="T2373"><text:s/></text:span><text:span text:style-name="T2374">$event</text:span><text:span text:style-name="T2375">.</text:span><text:span text:style-name="T2376">detail</text:span><text:span text:style-name="T2377">.</text:span><text:span text:style-name="T2378">value</text:span><text:span text:style-name="T2379">"</text:span></text:p>
      <text:p text:style-name="P2380"><text:span text:style-name="T2381">           <text:s/></text:span><text:span text:style-name="T2382">&gt;&lt;/scale-switch&gt;</text:span></text:p>
      <text:p text:style-name="P2383"><text:span text:style-name="T2384">         <text:s/></text:span><text:span text:style-name="T2385">&lt;/div&gt;</text:span></text:p>
      <text:p text:style-name="P2386"><text:span text:style-name="T2387">         <text:s/></text:span><text:span text:style-name="T2388">&lt;div</text:span><text:span text:style-name="T2389"><text:s/></text:span><text:span text:style-name="T2390">class</text:span><text:span text:style-name="T2391">=</text:span><text:span text:style-name="T2392">"row withMarginBottom"</text:span><text:span text:style-name="T2393"><text:s/></text:span><text:span text:style-name="T2394">style</text:span><text:span text:style-name="T2395">="</text:span><text:span text:style-name="T2396">margin-left</text:span><text:span text:style-name="T2397">:<text:s/></text:span><text:span text:style-name="T2398">0px</text:span><text:span text:style-name="T2399">;<text:s/></text:span><text:span text:style-name="T2400">margin-right</text:span><text:span text:style-name="T2401">:<text:s/></text:span><text:span text:style-name="T2402">0px</text:span><text:span text:style-name="T2403">"</text:span><text:span text:style-name="T2404">&gt;</text:span></text:p>
      <text:p text:style-name="P2405"><text:span text:style-name="T2406">           <text:s/></text:span><text:span text:style-name="T2407">&lt;div</text:span><text:span text:style-name="T2408"><text:s/></text:span><text:span text:style-name="T2409">class</text:span><text:span text:style-name="T2410">=</text:span><text:span text:style-name="T2411">"col-l-3"</text:span><text:span text:style-name="T2412">&gt;</text:span></text:p>
      <text:p text:style-name="P2413"><text:span text:style-name="T2414">             <text:s/></text:span><text:span text:style-name="T2415">&lt;scale-dropdown-select</text:span></text:p>
      <text:p text:style-name="P2416"><text:span text:style-name="T2417">               <text:s/></text:span><text:span text:style-name="T2418">ref</text:span><text:span text:style-name="T2419">=</text:span><text:span text:style-name="T2420">"generatedSelect"</text:span></text:p>
      <text:p text:style-name="P2421"><text:span text:style-name="T2422">               <text:s/></text:span><text:span text:style-name="T2423">label</text:span><text:span text:style-name="T2424">=</text:span><text:span text:style-name="T2425">"Vergleichsstrategie:"</text:span></text:p>
      <text:p text:style-name="P2426"><text:span text:style-name="T2427">                :</text:span><text:span text:style-name="T2428">data-selected</text:span><text:span text:style-name="T2429">="</text:span><text:span text:style-name="T2430">filterBy</text:span><text:span text:style-name="T2431">.</text:span><text:span text:style-name="T2432">generatedCompare</text:span><text:span text:style-name="T2433">"</text:span></text:p>
      <text:p text:style-name="P2434"><text:span text:style-name="T2435">                @</text:span><text:span text:style-name="T2436">scale-change</text:span><text:span text:style-name="T2437">="</text:span><text:span text:style-name="T2438">filterBy</text:span><text:span text:style-name="T2439">.</text:span><text:span text:style-name="T2440">generatedCompare</text:span><text:span text:style-name="T2441"><text:s/></text:span><text:span text:style-name="T2442">=</text:span><text:span text:style-name="T2443"><text:s/></text:span><text:span text:style-name="T2444">$event</text:span><text:span text:style-name="T2445">.</text:span><text:span text:style-name="T2446">detail</text:span><text:span text:style-name="T2447">.</text:span><text:span text:style-name="T2448">value</text:span><text:span text:style-name="T2449">"</text:span></text:p>
      <text:p text:style-name="P2450"><text:span text:style-name="T2451">             <text:s/></text:span><text:span text:style-name="T2452">&gt;</text:span></text:p>
      <text:p text:style-name="P2453"><text:span text:style-name="T2454">               <text:s/></text:span><text:span text:style-name="T2455">&lt;scale-dropdown-select-item</text:span><text:span text:style-name="T2456"><text:s/></text:span><text:span text:style-name="T2457">value</text:span><text:span text:style-name="T2458">=</text:span><text:span text:style-name="T2459">""</text:span><text:span text:style-name="T2460">&gt;&lt;/scale-dropdown-select-item&gt;</text:span></text:p>
      <text:p text:style-name="P2461"><text:span text:style-name="T2462">               <text:s/></text:span><text:span text:style-name="T2463">&lt;scale-dropdown-select-item</text:span><text:span text:style-name="T2464"><text:s/></text:span><text:span text:style-name="T2465">value</text:span><text:span text:style-name="T2466">=</text:span><text:span text:style-name="T2467">"enthaeltdatum"</text:span></text:p>
      <text:p text:style-name="P2468"><text:span text:style-name="T2469">                 <text:s/></text:span><text:span text:style-name="T2470">&gt;</text:span><text:span text:style-name="T2471">Enthält Datum</text:span><text:span text:style-name="T2472">&lt;/scale-dropdown-select-item</text:span></text:p>
      <text:p text:style-name="P2473"><text:span text:style-name="T2474">               <text:s/></text:span><text:span text:style-name="T2475">&gt;</text:span></text:p>
      <text:p text:style-name="P2476"><text:span text:style-name="T2477">               <text:s/></text:span><text:span text:style-name="T2478">&lt;scale-dropdown-select-item</text:span><text:span text:style-name="T2479"><text:s/></text:span><text:span text:style-name="T2480">value</text:span><text:span text:style-name="T2481">=</text:span><text:span text:style-name="T2482">"gleich"</text:span><text:span text:style-name="T2483">&gt;</text:span><text:span text:style-name="T2484">Gleich</text:span><text:span text:style-name="T2485">&lt;/scale-dropdown-select-item&gt;</text:span></text:p>
      <text:p text:style-name="P2486"><text:span text:style-name="T2487">               <text:s/></text:span><text:span text:style-name="T2488">&lt;scale-dropdown-select-item</text:span><text:span text:style-name="T2489"><text:s/></text:span><text:span text:style-name="T2490">value</text:span><text:span text:style-name="T2491">=</text:span><text:span text:style-name="T2492">"ungleich"</text:span><text:span text:style-name="T2493">&gt;</text:span><text:span text:style-name="T2494">Ungleich</text:span><text:span text:style-name="T2495">&lt;/scale-dropdown-select-item&gt;</text:span></text:p>
      <text:p text:style-name="P2496"><text:span text:style-name="T2497">               <text:s/></text:span><text:span text:style-name="T2498">&lt;scale-dropdown-select-item</text:span><text:span text:style-name="T2499"><text:s/></text:span><text:span text:style-name="T2500">value</text:span><text:span text:style-name="T2501">=</text:span><text:span text:style-name="T2502">"kleinerals"</text:span></text:p>
      <text:p text:style-name="P2503"><text:span text:style-name="T2504">                 <text:s/></text:span><text:span text:style-name="T2505">&gt;</text:span><text:span text:style-name="T2506">Kleiner als</text:span><text:span text:style-name="T2507">&lt;/scale-dropdown-select-item</text:span></text:p>
      <text:p text:style-name="P2508"><text:span text:style-name="T2509">               <text:s/></text:span><text:span text:style-name="T2510">&gt;</text:span></text:p>
      <text:p text:style-name="P2511"><text:span text:style-name="T2512">               <text:s/></text:span><text:span text:style-name="T2513">&lt;scale-dropdown-select-item</text:span><text:span text:style-name="T2514"><text:s/></text:span><text:span text:style-name="T2515">value</text:span><text:span text:style-name="T2516">=</text:span><text:span text:style-name="T2517">"kleinergleich"</text:span></text:p>
      <text:p text:style-name="P2518"><text:span text:style-name="T2519">                 <text:s/></text:span><text:span text:style-name="T2520">&gt;</text:span><text:span text:style-name="T2521">Kleiner gleich</text:span><text:span text:style-name="T2522">&lt;/scale-dropdown-select-item</text:span></text:p>
      <text:p text:style-name="P2523"><text:span text:style-name="T2524">               <text:s/></text:span><text:span text:style-name="T2525">&gt;</text:span></text:p>
      <text:p text:style-name="P2526"><text:span text:style-name="T2527">               <text:s/></text:span><text:span text:style-name="T2528">&lt;scale-dropdown-select-item</text:span><text:span text:style-name="T2529"><text:s/></text:span><text:span text:style-name="T2530">value</text:span><text:span text:style-name="T2531">=</text:span><text:span text:style-name="T2532">"groesserals"</text:span></text:p>
      <text:p text:style-name="P2533"><text:span text:style-name="T2534">                 <text:s/></text:span><text:span text:style-name="T2535">&gt;</text:span><text:span text:style-name="T2536">Größer als</text:span><text:span text:style-name="T2537">&lt;/scale-dropdown-select-item</text:span></text:p>
      <text:p text:style-name="P2538"><text:span text:style-name="T2539">               <text:s/></text:span><text:span text:style-name="T2540">&gt;</text:span></text:p>
      <text:p text:style-name="P2541"><text:span text:style-name="T2542">               <text:s/></text:span><text:span text:style-name="T2543">&lt;scale-dropdown-select-item</text:span><text:span text:style-name="T2544"><text:s/></text:span><text:span text:style-name="T2545">value</text:span><text:span text:style-name="T2546">=</text:span><text:span text:style-name="T2547">"groessergleich"</text:span></text:p>
      <text:p text:style-name="P2548"><text:span text:style-name="T2549">                 <text:s/></text:span><text:span text:style-name="T2550">&gt;</text:span><text:span text:style-name="T2551">Größer gleich</text:span><text:span text:style-name="T2552">&lt;/scale-dropdown-select-item</text:span></text:p>
      <text:p text:style-name="P2553"><text:span text:style-name="T2554">               <text:s/></text:span><text:span text:style-name="T2555">&gt;</text:span></text:p>
      <text:p text:style-name="P2556"><text:span text:style-name="T2557">               <text:s/></text:span><text:span text:style-name="T2558">&lt;scale-dropdown-select-item</text:span><text:span text:style-name="T2559"><text:s/></text:span><text:span text:style-name="T2560">value</text:span><text:span text:style-name="T2561">=</text:span><text:span text:style-name="T2562">"zwischen"</text:span><text:span text:style-name="T2563">&gt;</text:span><text:span text:style-name="T2564">Zwischen</text:span><text:span text:style-name="T2565">&lt;/scale-dropdown-select-item&gt;</text:span></text:p>
      <text:p text:style-name="P2566"><text:span text:style-name="T2567">               <text:s/></text:span><text:span text:style-name="T2568">&lt;scale-dropdown-select-item</text:span><text:span text:style-name="T2569"><text:s/></text:span><text:span text:style-name="T2570">value</text:span><text:span text:style-name="T2571">=</text:span><text:span text:style-name="T2572">"nichtzwischen"</text:span></text:p>
      <text:p text:style-name="P2573"><text:span text:style-name="T2574">                 <text:s/></text:span><text:span text:style-name="T2575">&gt;</text:span><text:span text:style-name="T2576">Nicht zwischen</text:span><text:span text:style-name="T2577">&lt;/scale-dropdown-select-item</text:span></text:p>
      <text:p text:style-name="P2578"><text:span text:style-name="T2579">               <text:s/></text:span><text:span text:style-name="T2580">&gt;</text:span></text:p>
      <text:p text:style-name="P2581"><text:span text:style-name="T2582">             <text:s/></text:span><text:span text:style-name="T2583">&lt;/scale-dropdown-select&gt;</text:span></text:p>
      <text:p text:style-name="P2584"><text:span text:style-name="T2585">           <text:s/></text:span><text:span text:style-name="T2586">&lt;/div&gt;</text:span></text:p>
      <text:p text:style-name="P2587"><text:span text:style-name="T2588">           <text:s/></text:span><text:span text:style-name="T2589">&lt;div</text:span><text:span text:style-name="T2590"><text:s/></text:span><text:span text:style-name="T2591">class</text:span><text:span text:style-name="T2592">=</text:span><text:span text:style-name="T2593">"col-l-2"</text:span><text:span text:style-name="T2594">&gt;</text:span></text:p>
      <text:p text:style-name="P2595"><text:span text:style-name="T2596">             <text:s/></text:span><text:span text:style-name="T2597">&lt;scale-text-field</text:span></text:p>
      <text:p text:style-name="P2598"><text:span text:style-name="T2599">               <text:s/></text:span><text:span text:style-name="T2600">ref</text:span><text:span text:style-name="T2601">=</text:span><text:span text:style-name="T2602">"generatedDateFrom"</text:span></text:p>
      <text:p text:style-name="P2603"><text:span text:style-name="T2604">               <text:s/></text:span><text:span text:style-name="T2605">type</text:span><text:span text:style-name="T2606">=</text:span><text:span text:style-name="T2607">"date"</text:span></text:p>
      <text:p text:style-name="P2608"><text:span text:style-name="T2609">               <text:s/></text:span><text:span text:style-name="T2610">label</text:span><text:span text:style-name="T2611">=</text:span><text:span text:style-name="T2612">"Datum (von)"</text:span></text:p>
      <text:p text:style-name="P2613"><text:span text:style-name="T2614">               <text:s/></text:span><text:span text:style-name="T2615">:</text:span><text:span text:style-name="T2616">data-selected</text:span><text:span text:style-name="T2617">="</text:span><text:span text:style-name="T2618">filterBy</text:span><text:span text:style-name="T2619">.</text:span><text:span text:style-name="T2620">generatedDateStart</text:span><text:span text:style-name="T2621">"</text:span></text:p>
      <text:p text:style-name="P2622"><text:span text:style-name="T2623">                @</text:span><text:span text:style-name="T2624">scale-change</text:span><text:span text:style-name="T2625">="</text:span><text:span text:style-name="T2626">filterBy</text:span><text:span text:style-name="T2627">.</text:span><text:span text:style-name="T2628">generatedDateStart</text:span><text:span text:style-name="T2629"><text:s/></text:span><text:span text:style-name="T2630">=</text:span><text:span text:style-name="T2631"><text:s/></text:span><text:span text:style-name="T2632">$event</text:span><text:span text:style-name="T2633">.</text:span><text:span text:style-name="T2634">detail</text:span><text:span text:style-name="T2635">.</text:span><text:span text:style-name="T2636">value</text:span><text:span text:style-name="T2637">"</text:span></text:p>
      <text:p text:style-name="P2638"><text:span text:style-name="T2639">             <text:s/></text:span><text:span text:style-name="T2640">&gt;&lt;/scale-text-field&gt;</text:span></text:p>
      <text:p text:style-name="P2641"><text:span text:style-name="T2642">           <text:s/></text:span><text:span text:style-name="T2643">&lt;/div&gt;</text:span></text:p>
      <text:p text:style-name="P2644"><text:span text:style-name="T2645">           <text:s/></text:span><text:span text:style-name="T2646">&lt;div</text:span><text:span text:style-name="T2647"><text:s/></text:span><text:span text:style-name="T2648">class</text:span><text:span text:style-name="T2649">=</text:span><text:span text:style-name="T2650">"col-l-2"</text:span><text:span text:style-name="T2651">&gt;</text:span></text:p>
      <text:p text:style-name="P2652"><text:span text:style-name="T2653">             <text:s/></text:span><text:span text:style-name="T2654">&lt;scale-text-field</text:span></text:p>
      <text:p text:style-name="P2655"><text:span text:style-name="T2656">               <text:s/></text:span><text:span text:style-name="T2657">ref</text:span><text:span text:style-name="T2658">=</text:span><text:span text:style-name="T2659">"generatedTimeFrom"</text:span></text:p>
      <text:p text:style-name="P2660"><text:span text:style-name="T2661">               <text:s/></text:span><text:span text:style-name="T2662">type</text:span><text:span text:style-name="T2663">=</text:span><text:span text:style-name="T2664">"time"</text:span></text:p>
      <text:p text:style-name="P2665"><text:span text:style-name="T2666">               <text:s/></text:span><text:span text:style-name="T2667">label</text:span><text:span text:style-name="T2668">=</text:span><text:span text:style-name="T2669">"Uhrzeit (von)"</text:span></text:p>
      <text:p text:style-name="P2670"><text:span text:style-name="T2671">               <text:s/></text:span><text:span text:style-name="T2672">:</text:span><text:span text:style-name="T2673">data-selected</text:span><text:span text:style-name="T2674">="</text:span><text:span text:style-name="T2675">filterBy</text:span><text:span text:style-name="T2676">.</text:span><text:span text:style-name="T2677">generatedTimeStart</text:span><text:span text:style-name="T2678">"</text:span></text:p>
      <text:p text:style-name="P2679"><text:span text:style-name="T2680">                @</text:span><text:span text:style-name="T2681">scale-change</text:span><text:span text:style-name="T2682">="</text:span><text:span text:style-name="T2683">filterBy</text:span><text:span text:style-name="T2684">.</text:span><text:span text:style-name="T2685">generatedTimeStart</text:span><text:span text:style-name="T2686"><text:s/></text:span><text:span text:style-name="T2687">=</text:span><text:span text:style-name="T2688"><text:s/></text:span><text:span text:style-name="T2689">$event</text:span><text:span text:style-name="T2690">.</text:span><text:span text:style-name="T2691">detail</text:span><text:span text:style-name="T2692">.</text:span><text:span text:style-name="T2693">value</text:span><text:span text:style-name="T2694">"</text:span></text:p>
      <text:p text:style-name="P2695"><text:span text:style-name="T2696">             <text:s/></text:span><text:span text:style-name="T2697">&gt;&lt;/scale-text-field&gt;</text:span></text:p>
      <text:p text:style-name="P2698"><text:span text:style-name="T2699">           <text:s/></text:span><text:span text:style-name="T2700">&lt;/div&gt;</text:span></text:p>
      <text:p text:style-name="P2701"><text:span text:style-name="T2702">           <text:s/></text:span><text:span text:style-name="T2703">&lt;div</text:span></text:p>
      <text:p text:style-name="P2704"><text:span text:style-name="T2705">             <text:s/></text:span><text:span text:style-name="T2706">style</text:span><text:span text:style-name="T2707">="</text:span></text:p>
      <text:p text:style-name="P2708"><text:span text:style-name="T2709">               <text:s/></text:span><text:span text:style-name="T2710">padding-left</text:span><text:span text:style-name="T2711">:<text:s/></text:span><text:span text:style-name="T2712">8px</text:span><text:span text:style-name="T2713">;</text:span></text:p>
      <text:p text:style-name="P2714"><text:span text:style-name="T2715">               <text:s/></text:span><text:span text:style-name="T2716">padding-right</text:span><text:span text:style-name="T2717">:<text:s/></text:span><text:span text:style-name="T2718">8px</text:span><text:span text:style-name="T2719">;</text:span></text:p>
      <text:p text:style-name="P2720"><text:span text:style-name="T2721">               <text:s/></text:span><text:span text:style-name="T2722">float</text:span><text:span text:style-name="T2723">:<text:s/></text:span><text:span text:style-name="T2724">left</text:span><text:span text:style-name="T2725">;</text:span></text:p>
      <text:p text:style-name="P2726"><text:span text:style-name="T2727">               <text:s/></text:span><text:span text:style-name="T2728">padding-top</text:span><text:span text:style-name="T2729">:<text:s/></text:span><text:span text:style-name="T2730">8px</text:span><text:span text:style-name="T2731">;</text:span></text:p>
      <text:p text:style-name="P2732"><text:span text:style-name="T2733">               <text:s/></text:span><text:span text:style-name="T2734">font-size</text:span><text:span text:style-name="T2735">:<text:s/></text:span><text:span text:style-name="T2736">20px</text:span><text:span text:style-name="T2737">;</text:span></text:p>
      <text:p text:style-name="P2738"><text:span text:style-name="T2739">               <text:s/></text:span><text:span text:style-name="T2740">font-weight</text:span><text:span text:style-name="T2741">:<text:s/></text:span><text:span text:style-name="T2742">bold</text:span><text:span text:style-name="T2743">;</text:span></text:p>
      <text:p text:style-name="P2744">              "</text:p>
      <text:p text:style-name="P2745"><text:span text:style-name="T2746">           <text:s/></text:span><text:span text:style-name="T2747">&gt;</text:span></text:p>
      <text:p text:style-name="P2748">              bis</text:p>
      <text:p text:style-name="P2749"><text:span text:style-name="T2750">           <text:s/></text:span><text:span text:style-name="T2751">&lt;/div&gt;</text:span></text:p>
      <text:p text:style-name="P2752"><text:span text:style-name="T2753">           <text:s/></text:span><text:span text:style-name="T2754">&lt;div</text:span><text:span text:style-name="T2755"><text:s/></text:span><text:span text:style-name="T2756">class</text:span><text:span text:style-name="T2757">=</text:span><text:span text:style-name="T2758">"col-l-2"</text:span><text:span text:style-name="T2759"><text:s/></text:span><text:span text:style-name="T2760">style</text:span><text:span text:style-name="T2761">="</text:span><text:span text:style-name="T2762">padding-right</text:span><text:span text:style-name="T2763">:<text:s/></text:span><text:span text:style-name="T2764">0%</text:span><text:span text:style-name="T2765">"</text:span><text:span text:style-name="T2766">&gt;</text:span></text:p>
      <text:p text:style-name="P2767"><text:span text:style-name="T2768">             <text:s/></text:span><text:span text:style-name="T2769">&lt;scale-text-field</text:span></text:p>
      <text:p text:style-name="P2770"><text:span text:style-name="T2771">               <text:s/></text:span><text:span text:style-name="T2772">ref</text:span><text:span text:style-name="T2773">=</text:span><text:span text:style-name="T2774">"generatedDateTo"</text:span></text:p>
      <text:p text:style-name="P2775"><text:span text:style-name="T2776">               <text:s/></text:span><text:span text:style-name="T2777">type</text:span><text:span text:style-name="T2778">=</text:span><text:span text:style-name="T2779">"date"</text:span></text:p>
      <text:p text:style-name="P2780"><text:span text:style-name="T2781">               <text:s/></text:span><text:span text:style-name="T2782">label</text:span><text:span text:style-name="T2783">=</text:span><text:span text:style-name="T2784">"Datum (bis)"</text:span></text:p>
      <text:p text:style-name="P2785"><text:span text:style-name="T2786">               <text:s/></text:span><text:span text:style-name="T2787">:</text:span><text:span text:style-name="T2788">data-selected</text:span><text:span text:style-name="T2789">="</text:span><text:span text:style-name="T2790">filterBy</text:span><text:span text:style-name="T2791">.</text:span><text:span text:style-name="T2792">generatedDateEnd</text:span><text:span text:style-name="T2793">"</text:span></text:p>
      <text:p text:style-name="P2794"><text:span text:style-name="T2795">                @</text:span><text:span text:style-name="T2796">scale-change</text:span><text:span text:style-name="T2797">="</text:span><text:span text:style-name="T2798">filterBy</text:span><text:span text:style-name="T2799">.</text:span><text:span text:style-name="T2800">generatedDateEnd</text:span><text:span text:style-name="T2801"><text:s/></text:span><text:span text:style-name="T2802">=</text:span><text:span text:style-name="T2803"><text:s/></text:span><text:span text:style-name="T2804">$event</text:span><text:span text:style-name="T2805">.</text:span><text:span text:style-name="T2806">detail</text:span><text:span text:style-name="T2807">.</text:span><text:span text:style-name="T2808">value</text:span><text:span text:style-name="T2809">"</text:span></text:p>
      <text:p text:style-name="P2810"><text:span text:style-name="T2811">             <text:s/></text:span><text:span text:style-name="T2812">&gt;&lt;/scale-text-field&gt;</text:span></text:p>
      <text:p text:style-name="P2813"><text:span text:style-name="T2814">           <text:s/></text:span><text:span text:style-name="T2815">&lt;/div&gt;</text:span></text:p>
      <text:p text:style-name="P2816"><text:span text:style-name="T2817">           <text:s/></text:span><text:span text:style-name="T2818">&lt;div</text:span><text:span text:style-name="T2819"><text:s/></text:span><text:span text:style-name="T2820">class</text:span><text:span text:style-name="T2821">=</text:span><text:span text:style-name="T2822">"col-l-2"</text:span><text:span text:style-name="T2823">&gt;</text:span></text:p>
      <text:p text:style-name="P2824"><text:span text:style-name="T2825">             <text:s/></text:span><text:span text:style-name="T2826">&lt;scale-text-field</text:span></text:p>
      <text:p text:style-name="P2827"><text:span text:style-name="T2828">               <text:s/></text:span><text:span text:style-name="T2829">ref</text:span><text:span text:style-name="T2830">=</text:span><text:span text:style-name="T2831">"generatedTimeTo"</text:span></text:p>
      <text:p text:style-name="P2832"><text:span text:style-name="T2833">               <text:s/></text:span><text:span text:style-name="T2834">type</text:span><text:span text:style-name="T2835">=</text:span><text:span text:style-name="T2836">"time"</text:span></text:p>
      <text:p text:style-name="P2837"><text:span text:style-name="T2838">               <text:s/></text:span><text:span text:style-name="T2839">label</text:span><text:span text:style-name="T2840">=</text:span><text:span text:style-name="T2841">"Uhrzeit (bis)"</text:span></text:p>
      <text:p text:style-name="P2842"><text:span text:style-name="T2843">               <text:s/></text:span><text:span text:style-name="T2844">:</text:span><text:span text:style-name="T2845">data-selected</text:span><text:span text:style-name="T2846">="</text:span><text:span text:style-name="T2847">filterBy</text:span><text:span text:style-name="T2848">.</text:span><text:span text:style-name="T2849">generatedTimeEnd</text:span><text:span text:style-name="T2850">"</text:span></text:p>
      <text:p text:style-name="P2851"><text:span text:style-name="T2852">                @</text:span><text:span text:style-name="T2853">scale-change</text:span><text:span text:style-name="T2854">="</text:span><text:span text:style-name="T2855">filterBy</text:span><text:span text:style-name="T2856">.</text:span><text:span text:style-name="T2857">generatedTimeEnd</text:span><text:span text:style-name="T2858"><text:s/></text:span><text:span text:style-name="T2859">=</text:span><text:span text:style-name="T2860"><text:s/></text:span><text:span text:style-name="T2861">$event</text:span><text:span text:style-name="T2862">.</text:span><text:span text:style-name="T2863">detail</text:span><text:span text:style-name="T2864">.</text:span><text:span text:style-name="T2865">value</text:span><text:span text:style-name="T2866">"</text:span></text:p>
      <text:p text:style-name="P2867"><text:span text:style-name="T2868">             <text:s/></text:span><text:span text:style-name="T2869">&gt;&lt;/scale-text-field&gt;</text:span></text:p>
      <text:p text:style-name="P2870"><text:span text:style-name="T2871">           <text:s/></text:span><text:span text:style-name="T2872">&lt;/div&gt;</text:span></text:p>
      <text:p text:style-name="P2873"><text:span text:style-name="T2874">         <text:s/></text:span><text:span text:style-name="T2875">&lt;/div&gt;</text:span></text:p>
      <text:p text:style-name="P2876"><text:span text:style-name="T2877">       <text:s/></text:span><text:span text:style-name="T2878">&lt;/scale-collapsible&gt;</text:span></text:p>
      <text:p text:style-name="P2879"><text:span text:style-name="T2880">       <text:s/></text:span><text:span text:style-name="T2881">&lt;!-- Geändert --&gt;</text:span></text:p>
      <text:p text:style-name="P2882"><text:span text:style-name="T2883">       <text:s/></text:span><text:span text:style-name="T2884">&lt;scale-collapsible&gt;</text:span></text:p>
      <text:p text:style-name="P2885"><text:span text:style-name="T2886">         <text:s/></text:span><text:span text:style-name="T2887">&lt;span</text:span><text:span text:style-name="T2888"><text:s/></text:span><text:span text:style-name="T2889">slot</text:span><text:span text:style-name="T2890">=</text:span><text:span text:style-name="T2891">"heading"</text:span><text:span text:style-name="T2892"><text:s/></text:span><text:span text:style-name="T2893">style</text:span><text:span text:style-name="T2894">="</text:span><text:span text:style-name="T2895">display</text:span><text:span text:style-name="T2896">:<text:s/></text:span><text:span text:style-name="T2897">flex</text:span><text:span text:style-name="T2898">;<text:s/></text:span><text:span text:style-name="T2899">align-items</text:span><text:span text:style-name="T2900">:<text:s/></text:span><text:span text:style-name="T2901">center</text:span><text:span text:style-name="T2902">"</text:span></text:p>
      <text:p text:style-name="P2903"><text:span text:style-name="T2904">           <text:s/></text:span><text:span text:style-name="T2905">&gt;</text:span><text:span text:style-name="T2906">Geändert</text:span><text:span text:style-name="T2907">&lt;span</text:span></text:p>
      <text:p text:style-name="P2908"><text:span text:style-name="T2909">             <text:s/></text:span><text:span text:style-name="T2910">style</text:span><text:span text:style-name="T2911">="</text:span></text:p>
      <text:p text:style-name="P2912"><text:span text:style-name="T2913">               <text:s/></text:span><text:span text:style-name="T2914">display</text:span><text:span text:style-name="T2915">:<text:s/></text:span><text:span text:style-name="T2916">flex</text:span><text:span text:style-name="T2917">;</text:span></text:p>
      <text:p text:style-name="P2918"><text:span text:style-name="T2919">               <text:s/></text:span><text:span text:style-name="T2920">flex-grow</text:span><text:span text:style-name="T2921">:<text:s/></text:span><text:span text:style-name="T2922">1</text:span><text:span text:style-name="T2923">;</text:span></text:p>
      <text:p text:style-name="P2924"><text:span text:style-name="T2925">               <text:s/></text:span><text:span text:style-name="T2926">justify-content</text:span><text:span text:style-name="T2927">:<text:s/></text:span><text:span text:style-name="T2928">space-between</text:span><text:span text:style-name="T2929">;</text:span></text:p>
      <text:p text:style-name="P2930"><text:span text:style-name="T2931">               <text:s/></text:span><text:span text:style-name="T2932">align-items</text:span><text:span text:style-name="T2933">:<text:s/></text:span><text:span text:style-name="T2934">center</text:span><text:span text:style-name="T2935">;</text:span></text:p>
      <text:p text:style-name="P2936">              "</text:p>
      <text:p text:style-name="P2937"><text:span text:style-name="T2938">           <text:s/></text:span><text:span text:style-name="T2939">&gt;</text:span></text:p>
      <text:p text:style-name="P2940"><text:span text:style-name="T2941">             <text:s/></text:span><text:span text:style-name="T2942">&lt;scale-tag</text:span></text:p>
      <text:p text:style-name="P2943"><text:span text:style-name="T2944">               <text:s/></text:span><text:span text:style-name="T2945">label</text:span><text:span text:style-name="T2946">=</text:span><text:span text:style-name="T2947">"countGeaendert"</text:span></text:p>
      <text:p text:style-name="P2948"><text:span text:style-name="T2949">                :</text:span><text:span text:style-name="T2950">data-selected</text:span><text:span text:style-name="T2951">="</text:span><text:span text:style-name="T2952">filterBy</text:span><text:span text:style-name="T2953">.</text:span><text:span text:style-name="T2954">checked</text:span><text:span text:style-name="T2955"><text:s/></text:span><text:span text:style-name="T2956">?</text:span><text:span text:style-name="T2957"><text:s/></text:span><text:span text:style-name="T2958">true</text:span><text:span text:style-name="T2959"><text:s/></text:span><text:span text:style-name="T2960">:</text:span><text:span text:style-name="T2961"><text:s/></text:span><text:span text:style-name="T2962">undefined</text:span><text:span text:style-name="T2963">"</text:span></text:p>
      <text:p text:style-name="P2964"><text:span text:style-name="T2965">               <text:s/></text:span><text:span text:style-name="T2966">&gt;</text:span><text:span text:style-name="T2967">{{<text:s/></text:span><text:span text:style-name="T2968">getCount</text:span><text:span text:style-name="T2969">(</text:span><text:span text:style-name="T2970">"geaendert"</text:span><text:span text:style-name="T2971">) }}</text:span><text:span text:style-name="T2972">&lt;/scale-tag</text:span></text:p>
      <text:p text:style-name="P2973"><text:span text:style-name="T2974">             <text:s/></text:span><text:span text:style-name="T2975">&gt;</text:span></text:p>
      <text:p text:style-name="P2976"><text:span text:style-name="T2977">             <text:s/></text:span><text:span text:style-name="T2978">&lt;scale-button</text:span><text:span text:style-name="T2979"><text:s/></text:span><text:span text:style-name="T2980">slot</text:span><text:span text:style-name="T2981">=</text:span><text:span text:style-name="T2982">"action"</text:span><text:span text:style-name="T2983"><text:s/></text:span><text:span text:style-name="T2984">variant</text:span><text:span text:style-name="T2985">=</text:span><text:span text:style-name="T2986">"ghost"</text:span><text:span text:style-name="T2987"><text:s/>@</text:span><text:span text:style-name="T2988">click</text:span><text:span text:style-name="T2989">="</text:span><text:span text:style-name="T2990">resetGeaendert</text:span><text:span text:style-name="T2991">(</text:span><text:span text:style-name="T2992">$event</text:span><text:span text:style-name="T2993">)"</text:span><text:span text:style-name="T2994">&gt;</text:span></text:p>
      <text:p text:style-name="P2995"><text:span text:style-name="T2996">               <text:s/></text:span><text:span text:style-name="T2997">Filter zurücksetzen</text:span></text:p>
      <text:p text:style-name="P2998"><text:span text:style-name="T2999">             <text:s/></text:span><text:span text:style-name="T3000">&lt;/scale-button&gt;&lt;/span</text:span></text:p>
      <text:p text:style-name="P3001"><text:span text:style-name="T3002">           <text:s/></text:span><text:span text:style-name="T3003">&gt;&lt;/span</text:span></text:p>
      <text:p text:style-name="P3004"><text:span text:style-name="T3005">         <text:s/></text:span><text:span text:style-name="T3006">&gt;</text:span></text:p>
      <text:p text:style-name="P3007"><text:span text:style-name="T3008">         <text:s/></text:span><text:span text:style-name="T3009">&lt;div</text:span><text:span text:style-name="T3010"><text:s/></text:span><text:span text:style-name="T3011">class</text:span><text:span text:style-name="T3012">=</text:span><text:span text:style-name="T3013">"row withMarginBottom"</text:span><text:span text:style-name="T3014"><text:s/></text:span><text:span text:style-name="T3015">style</text:span><text:span text:style-name="T3016">="</text:span><text:span text:style-name="T3017">margin-left</text:span><text:span text:style-name="T3018">:<text:s/></text:span><text:span text:style-name="T3019">0px</text:span><text:span text:style-name="T3020">;<text:s/></text:span><text:span text:style-name="T3021">margin-right</text:span><text:span text:style-name="T3022">:<text:s/></text:span><text:span text:style-name="T3023">0px</text:span><text:span text:style-name="T3024">"</text:span><text:span text:style-name="T3025">&gt;</text:span></text:p>
      <text:p text:style-name="P3026"><text:span text:style-name="T3027">           <text:s/></text:span><text:span text:style-name="T3028">&lt;scale-switch</text:span></text:p>
      <text:p text:style-name="P3029"><text:span text:style-name="T3030">             <text:s/></text:span><text:span text:style-name="T3031">label</text:span><text:span text:style-name="T3032">=</text:span><text:span text:style-name="T3033">"Datum und Uhrzeit vergleichen"</text:span></text:p>
      <text:p text:style-name="P3034"><text:span text:style-name="T3035">             <text:s/></text:span><text:span text:style-name="T3036">ref</text:span><text:span text:style-name="T3037">=</text:span><text:span text:style-name="T3038">"alteredSwitchDT"</text:span></text:p>
      <text:p text:style-name="P3039"><text:span text:style-name="T3040">             <text:s/></text:span><text:span text:style-name="T3041">size</text:span><text:span text:style-name="T3042">=</text:span><text:span text:style-name="T3043">"small"</text:span></text:p>
      <text:p text:style-name="P3044"><text:span text:style-name="T3045">              :</text:span><text:span text:style-name="T3046">data-selected</text:span><text:span text:style-name="T3047">="</text:span><text:span text:style-name="T3048">filterBy</text:span><text:span text:style-name="T3049">.</text:span><text:span text:style-name="T3050">alteredSwitch</text:span><text:span text:style-name="T3051">"</text:span></text:p>
      <text:p text:style-name="P3052"><text:span text:style-name="T3053">              @</text:span><text:span text:style-name="T3054">scale-change</text:span><text:span text:style-name="T3055">="</text:span><text:span text:style-name="T3056">filterBy</text:span><text:span text:style-name="T3057">.</text:span><text:span text:style-name="T3058">alteredSwitch</text:span><text:span text:style-name="T3059"><text:s/></text:span><text:span text:style-name="T3060">=</text:span><text:span text:style-name="T3061"><text:s/></text:span><text:span text:style-name="T3062">$event</text:span><text:span text:style-name="T3063">.</text:span><text:span text:style-name="T3064">detail</text:span><text:span text:style-name="T3065">.</text:span><text:span text:style-name="T3066">value</text:span><text:span text:style-name="T3067">"</text:span></text:p>
      <text:p text:style-name="P3068"><text:span text:style-name="T3069">           <text:s/></text:span><text:span text:style-name="T3070">&gt;&lt;/scale-switch&gt;</text:span></text:p>
      <text:p text:style-name="P3071"><text:span text:style-name="T3072">         <text:s/></text:span><text:span text:style-name="T3073">&lt;/div&gt;</text:span></text:p>
      <text:p text:style-name="P3074"><text:span text:style-name="T3075">         <text:s/></text:span><text:span text:style-name="T3076">&lt;div</text:span><text:span text:style-name="T3077"><text:s/></text:span><text:span text:style-name="T3078">class</text:span><text:span text:style-name="T3079">=</text:span><text:span text:style-name="T3080">"row withMarginBottom"</text:span><text:span text:style-name="T3081"><text:s/></text:span><text:span text:style-name="T3082">style</text:span><text:span text:style-name="T3083">="</text:span><text:span text:style-name="T3084">margin-left</text:span><text:span text:style-name="T3085">:<text:s/></text:span><text:span text:style-name="T3086">0px</text:span><text:span text:style-name="T3087">;<text:s/></text:span><text:span text:style-name="T3088">margin-right</text:span><text:span text:style-name="T3089">:<text:s/></text:span><text:span text:style-name="T3090">0px</text:span><text:span text:style-name="T3091">"</text:span><text:span text:style-name="T3092">&gt;</text:span></text:p>
      <text:p text:style-name="P3093"><text:span text:style-name="T3094">           <text:s/></text:span><text:span text:style-name="T3095">&lt;div</text:span><text:span text:style-name="T3096"><text:s/></text:span><text:span text:style-name="T3097">class</text:span><text:span text:style-name="T3098">=</text:span><text:span text:style-name="T3099">"col-l-3"</text:span><text:span text:style-name="T3100">&gt;</text:span></text:p>
      <text:p text:style-name="P3101"><text:span text:style-name="T3102">             <text:s/></text:span><text:span text:style-name="T3103">&lt;scale-dropdown-select</text:span></text:p>
      <text:p text:style-name="P3104"><text:span text:style-name="T3105">               <text:s/></text:span><text:span text:style-name="T3106">ref</text:span><text:span text:style-name="T3107">=</text:span><text:span text:style-name="T3108">"alteredSelect"</text:span></text:p>
      <text:p text:style-name="P3109"><text:span text:style-name="T3110">               <text:s/></text:span><text:span text:style-name="T3111">label</text:span><text:span text:style-name="T3112">=</text:span><text:span text:style-name="T3113">"Vergleichsstrategie:"</text:span></text:p>
      <text:p text:style-name="P3114"><text:span text:style-name="T3115">                :</text:span><text:span text:style-name="T3116">data-selected</text:span><text:span text:style-name="T3117">="</text:span><text:span text:style-name="T3118">filterBy</text:span><text:span text:style-name="T3119">.</text:span><text:span text:style-name="T3120">alteredCompare</text:span><text:span text:style-name="T3121">"</text:span></text:p>
      <text:p text:style-name="P3122"><text:span text:style-name="T3123">               <text:s/></text:span><text:span text:style-name="T3124">@</text:span><text:span text:style-name="T3125">scale-change</text:span><text:span text:style-name="T3126">="</text:span><text:span text:style-name="T3127">filterBy</text:span><text:span text:style-name="T3128">.</text:span><text:span text:style-name="T3129">alteredCompare</text:span><text:span text:style-name="T3130"><text:s/></text:span><text:span text:style-name="T3131">=</text:span><text:span text:style-name="T3132"><text:s/></text:span><text:span text:style-name="T3133">$event</text:span><text:span text:style-name="T3134">.</text:span><text:span text:style-name="T3135">detail</text:span><text:span text:style-name="T3136">.</text:span><text:span text:style-name="T3137">value</text:span><text:span text:style-name="T3138">"</text:span></text:p>
      <text:p text:style-name="P3139"><text:span text:style-name="T3140">             <text:s/></text:span><text:span text:style-name="T3141">&gt;</text:span></text:p>
      <text:p text:style-name="P3142"><text:span text:style-name="T3143">               <text:s/></text:span><text:span text:style-name="T3144">&lt;scale-dropdown-select-item</text:span><text:span text:style-name="T3145"><text:s/></text:span><text:span text:style-name="T3146">value</text:span><text:span text:style-name="T3147">=</text:span><text:span text:style-name="T3148">""</text:span><text:span text:style-name="T3149">&gt;&lt;/scale-dropdown-select-item&gt;</text:span></text:p>
      <text:p text:style-name="P3150"><text:span text:style-name="T3151">               <text:s/></text:span><text:span text:style-name="T3152">&lt;scale-dropdown-select-item</text:span><text:span text:style-name="T3153"><text:s/></text:span><text:span text:style-name="T3154">value</text:span><text:span text:style-name="T3155">=</text:span><text:span text:style-name="T3156">"enthaeltdatum"</text:span></text:p>
      <text:p text:style-name="P3157"><text:span text:style-name="T3158">                 <text:s/></text:span><text:span text:style-name="T3159">&gt;</text:span><text:span text:style-name="T3160">Enthält Datum</text:span><text:span text:style-name="T3161">&lt;/scale-dropdown-select-item</text:span></text:p>
      <text:p text:style-name="P3162"><text:span text:style-name="T3163">               <text:s/></text:span><text:span text:style-name="T3164">&gt;</text:span></text:p>
      <text:p text:style-name="P3165"><text:span text:style-name="T3166">               <text:s/></text:span><text:span text:style-name="T3167">&lt;scale-dropdown-select-item</text:span><text:span text:style-name="T3168"><text:s/></text:span><text:span text:style-name="T3169">value</text:span><text:span text:style-name="T3170">=</text:span><text:span text:style-name="T3171">"gleich"</text:span><text:span text:style-name="T3172">&gt;</text:span><text:span text:style-name="T3173">Gleich</text:span><text:span text:style-name="T3174">&lt;/scale-dropdown-select-item&gt;</text:span></text:p>
      <text:p text:style-name="P3175"><text:span text:style-name="T3176">               <text:s/></text:span><text:span text:style-name="T3177">&lt;scale-dropdown-select-item</text:span><text:span text:style-name="T3178"><text:s/></text:span><text:span text:style-name="T3179">value</text:span><text:span text:style-name="T3180">=</text:span><text:span text:style-name="T3181">"ungleich"</text:span><text:span text:style-name="T3182">&gt;</text:span><text:span text:style-name="T3183">Ungleich</text:span><text:span text:style-name="T3184">&lt;/scale-dropdown-select-item&gt;</text:span></text:p>
      <text:p text:style-name="P3185"><text:span text:style-name="T3186">               <text:s/></text:span><text:span text:style-name="T3187">&lt;scale-dropdown-select-item</text:span><text:span text:style-name="T3188"><text:s/></text:span><text:span text:style-name="T3189">value</text:span><text:span text:style-name="T3190">=</text:span><text:span text:style-name="T3191">"kleinerals"</text:span></text:p>
      <text:p text:style-name="P3192"><text:span text:style-name="T3193">                 <text:s/></text:span><text:span text:style-name="T3194">&gt;</text:span><text:span text:style-name="T3195">Kleiner als</text:span><text:span text:style-name="T3196">&lt;/scale-dropdown-select-item</text:span></text:p>
      <text:p text:style-name="P3197"><text:span text:style-name="T3198">               <text:s/></text:span><text:span text:style-name="T3199">&gt;</text:span></text:p>
      <text:p text:style-name="P3200"><text:span text:style-name="T3201">               <text:s/></text:span><text:span text:style-name="T3202">&lt;scale-dropdown-select-item</text:span><text:span text:style-name="T3203"><text:s/></text:span><text:span text:style-name="T3204">value</text:span><text:span text:style-name="T3205">=</text:span><text:span text:style-name="T3206">"kleinergleich"</text:span></text:p>
      <text:p text:style-name="P3207"><text:span text:style-name="T3208">                 <text:s/></text:span><text:span text:style-name="T3209">&gt;</text:span><text:span text:style-name="T3210">Kleiner gleich</text:span><text:span text:style-name="T3211">&lt;/scale-dropdown-select-item</text:span></text:p>
      <text:p text:style-name="P3212"><text:span text:style-name="T3213">               <text:s/></text:span><text:span text:style-name="T3214">&gt;</text:span></text:p>
      <text:p text:style-name="P3215"><text:span text:style-name="T3216">               <text:s/></text:span><text:span text:style-name="T3217">&lt;scale-dropdown-select-item</text:span><text:span text:style-name="T3218"><text:s/></text:span><text:span text:style-name="T3219">value</text:span><text:span text:style-name="T3220">=</text:span><text:span text:style-name="T3221">"groesserals"</text:span></text:p>
      <text:p text:style-name="P3222"><text:span text:style-name="T3223">                 <text:s/></text:span><text:span text:style-name="T3224">&gt;</text:span><text:span text:style-name="T3225">Größer als</text:span><text:span text:style-name="T3226">&lt;/scale-dropdown-select-item</text:span></text:p>
      <text:p text:style-name="P3227"><text:span text:style-name="T3228">               <text:s/></text:span><text:span text:style-name="T3229">&gt;</text:span></text:p>
      <text:p text:style-name="P3230"><text:span text:style-name="T3231">               <text:s/></text:span><text:span text:style-name="T3232">&lt;scale-dropdown-select-item</text:span><text:span text:style-name="T3233"><text:s/></text:span><text:span text:style-name="T3234">value</text:span><text:span text:style-name="T3235">=</text:span><text:span text:style-name="T3236">"groessergleich"</text:span></text:p>
      <text:p text:style-name="P3237"><text:span text:style-name="T3238">                 <text:s/></text:span><text:span text:style-name="T3239">&gt;</text:span><text:span text:style-name="T3240">Größer gleich</text:span><text:span text:style-name="T3241">&lt;/scale-dropdown-select-item</text:span></text:p>
      <text:p text:style-name="P3242"><text:span text:style-name="T3243">               <text:s/></text:span><text:span text:style-name="T3244">&gt;</text:span></text:p>
      <text:p text:style-name="P3245"><text:span text:style-name="T3246">               <text:s/></text:span><text:span text:style-name="T3247">&lt;scale-dropdown-select-item</text:span><text:span text:style-name="T3248"><text:s/></text:span><text:span text:style-name="T3249">value</text:span><text:span text:style-name="T3250">=</text:span><text:span text:style-name="T3251">"zwischen"</text:span><text:span text:style-name="T3252">&gt;</text:span><text:span text:style-name="T3253">Zwischen</text:span><text:span text:style-name="T3254">&lt;/scale-dropdown-select-item&gt;</text:span></text:p>
      <text:p text:style-name="P3255"><text:span text:style-name="T3256">               <text:s/></text:span><text:span text:style-name="T3257">&lt;scale-dropdown-select-item</text:span><text:span text:style-name="T3258"><text:s/></text:span><text:span text:style-name="T3259">value</text:span><text:span text:style-name="T3260">=</text:span><text:span text:style-name="T3261">"nichtzwischen"</text:span></text:p>
      <text:p text:style-name="P3262"><text:span text:style-name="T3263">                 <text:s/></text:span><text:span text:style-name="T3264">&gt;</text:span><text:span text:style-name="T3265">Nicht zwischen</text:span><text:span text:style-name="T3266">&lt;/scale-dropdown-select-item</text:span></text:p>
      <text:p text:style-name="P3267"><text:span text:style-name="T3268">               <text:s/></text:span><text:span text:style-name="T3269">&gt;</text:span></text:p>
      <text:p text:style-name="P3270"><text:span text:style-name="T3271">             <text:s/></text:span><text:span text:style-name="T3272">&lt;/scale-dropdown-select&gt;</text:span></text:p>
      <text:p text:style-name="P3273"><text:span text:style-name="T3274">           <text:s/></text:span><text:span text:style-name="T3275">&lt;/div&gt;</text:span></text:p>
      <text:p text:style-name="P3276"><text:span text:style-name="T3277">           <text:s/></text:span><text:span text:style-name="T3278">&lt;div</text:span><text:span text:style-name="T3279"><text:s/></text:span><text:span text:style-name="T3280">class</text:span><text:span text:style-name="T3281">=</text:span><text:span text:style-name="T3282">"col-l-2"</text:span><text:span text:style-name="T3283"><text:s/></text:span><text:span text:style-name="T3284">style</text:span><text:span text:style-name="T3285">="</text:span><text:span text:style-name="T3286">padding-right</text:span><text:span text:style-name="T3287">:<text:s/></text:span><text:span text:style-name="T3288">0%</text:span><text:span text:style-name="T3289">"</text:span><text:span text:style-name="T3290">&gt;</text:span></text:p>
      <text:p text:style-name="P3291"><text:span text:style-name="T3292">             <text:s/></text:span><text:span text:style-name="T3293">&lt;scale-text-field</text:span></text:p>
      <text:p text:style-name="P3294"><text:span text:style-name="T3295">               <text:s/></text:span><text:span text:style-name="T3296">ref</text:span><text:span text:style-name="T3297">=</text:span><text:span text:style-name="T3298">"alteredDateFrom"</text:span></text:p>
      <text:p text:style-name="P3299"><text:span text:style-name="T3300">               <text:s/></text:span><text:span text:style-name="T3301">type</text:span><text:span text:style-name="T3302">=</text:span><text:span text:style-name="T3303">"date"</text:span></text:p>
      <text:p text:style-name="P3304"><text:span text:style-name="T3305">               <text:s/></text:span><text:span text:style-name="T3306">label</text:span><text:span text:style-name="T3307">=</text:span><text:span text:style-name="T3308">"Datum (von)"</text:span></text:p>
      <text:p text:style-name="P3309"><text:span text:style-name="T3310">               <text:s/></text:span><text:span text:style-name="T3311">:</text:span><text:span text:style-name="T3312">data-selected</text:span><text:span text:style-name="T3313">="</text:span><text:span text:style-name="T3314">filterBy</text:span><text:span text:style-name="T3315">.</text:span><text:span text:style-name="T3316">alteredDateStart</text:span><text:span text:style-name="T3317">"</text:span></text:p>
      <text:p text:style-name="P3318"><text:span text:style-name="T3319">                @</text:span><text:span text:style-name="T3320">scale-change</text:span><text:span text:style-name="T3321">="</text:span><text:span text:style-name="T3322">filterBy</text:span><text:span text:style-name="T3323">.</text:span><text:span text:style-name="T3324">alteredDateStart</text:span><text:span text:style-name="T3325"><text:s/></text:span><text:span text:style-name="T3326">=</text:span><text:span text:style-name="T3327"><text:s/></text:span><text:span text:style-name="T3328">$event</text:span><text:span text:style-name="T3329">.</text:span><text:span text:style-name="T3330">detail</text:span><text:span text:style-name="T3331">.</text:span><text:span text:style-name="T3332">value</text:span><text:span text:style-name="T3333">"</text:span></text:p>
      <text:p text:style-name="P3334"><text:span text:style-name="T3335">             <text:s/></text:span><text:span text:style-name="T3336">&gt;&lt;/scale-text-field&gt;</text:span></text:p>
      <text:p text:style-name="P3337"><text:span text:style-name="T3338">           <text:s/></text:span><text:span text:style-name="T3339">&lt;/div&gt;</text:span></text:p>
      <text:p text:style-name="P3340"><text:span text:style-name="T3341">           <text:s/></text:span><text:span text:style-name="T3342">&lt;div</text:span><text:span text:style-name="T3343"><text:s/></text:span><text:span text:style-name="T3344">class</text:span><text:span text:style-name="T3345">=</text:span><text:span text:style-name="T3346">"col-l-2"</text:span><text:span text:style-name="T3347">&gt;</text:span></text:p>
      <text:p text:style-name="P3348"><text:span text:style-name="T3349">             <text:s/></text:span><text:span text:style-name="T3350">&lt;scale-text-field</text:span></text:p>
      <text:p text:style-name="P3351"><text:span text:style-name="T3352">               <text:s/></text:span><text:span text:style-name="T3353">ref</text:span><text:span text:style-name="T3354">=</text:span><text:span text:style-name="T3355">"alteredTimeFrom"</text:span></text:p>
      <text:p text:style-name="P3356"><text:span text:style-name="T3357">               <text:s/></text:span><text:span text:style-name="T3358">type</text:span><text:span text:style-name="T3359">=</text:span><text:span text:style-name="T3360">"time"</text:span></text:p>
      <text:p text:style-name="P3361"><text:span text:style-name="T3362">               <text:s/></text:span><text:span text:style-name="T3363">label</text:span><text:span text:style-name="T3364">=</text:span><text:span text:style-name="T3365">"Uhrzeit (von)"</text:span></text:p>
      <text:p text:style-name="P3366"><text:span text:style-name="T3367">               <text:s/></text:span><text:span text:style-name="T3368">:</text:span><text:span text:style-name="T3369">data-selected</text:span><text:span text:style-name="T3370">="</text:span><text:span text:style-name="T3371">filterBy</text:span><text:span text:style-name="T3372">.</text:span><text:span text:style-name="T3373">alteredTimeStart</text:span><text:span text:style-name="T3374">"</text:span></text:p>
      <text:p text:style-name="P3375"><text:span text:style-name="T3376">                @</text:span><text:span text:style-name="T3377">scale-change</text:span><text:span text:style-name="T3378">="</text:span><text:span text:style-name="T3379">filterBy</text:span><text:span text:style-name="T3380">.</text:span><text:span text:style-name="T3381">alteredTimeStart</text:span><text:span text:style-name="T3382"><text:s/></text:span><text:span text:style-name="T3383">=</text:span><text:span text:style-name="T3384"><text:s/></text:span><text:span text:style-name="T3385">$event</text:span><text:span text:style-name="T3386">.</text:span><text:span text:style-name="T3387">detail</text:span><text:span text:style-name="T3388">.</text:span><text:span text:style-name="T3389">value</text:span><text:span text:style-name="T3390">"</text:span></text:p>
      <text:p text:style-name="P3391"><text:span text:style-name="T3392">             <text:s/></text:span><text:span text:style-name="T3393">&gt;&lt;/scale-text-field&gt;</text:span></text:p>
      <text:p text:style-name="P3394"><text:span text:style-name="T3395">           <text:s/></text:span><text:span text:style-name="T3396">&lt;/div&gt;</text:span></text:p>
      <text:p text:style-name="P3397"><text:span text:style-name="T3398">           <text:s/></text:span><text:span text:style-name="T3399">&lt;div</text:span></text:p>
      <text:p text:style-name="P3400"><text:span text:style-name="T3401">             <text:s/></text:span><text:span text:style-name="T3402">style</text:span><text:span text:style-name="T3403">="</text:span></text:p>
      <text:p text:style-name="P3404"><text:span text:style-name="T3405">               <text:s/></text:span><text:span text:style-name="T3406">padding-left</text:span><text:span text:style-name="T3407">:<text:s/></text:span><text:span text:style-name="T3408">8px</text:span><text:span text:style-name="T3409">;</text:span></text:p>
      <text:p text:style-name="P3410"><text:span text:style-name="T3411">               <text:s/></text:span><text:span text:style-name="T3412">padding-right</text:span><text:span text:style-name="T3413">:<text:s/></text:span><text:span text:style-name="T3414">8px</text:span><text:span text:style-name="T3415">;</text:span></text:p>
      <text:p text:style-name="P3416"><text:span text:style-name="T3417">               <text:s/></text:span><text:span text:style-name="T3418">float</text:span><text:span text:style-name="T3419">:<text:s/></text:span><text:span text:style-name="T3420">left</text:span><text:span text:style-name="T3421">;</text:span></text:p>
      <text:p text:style-name="P3422"><text:span text:style-name="T3423">               <text:s/></text:span><text:span text:style-name="T3424">padding-top</text:span><text:span text:style-name="T3425">:<text:s/></text:span><text:span text:style-name="T3426">8px</text:span><text:span text:style-name="T3427">;</text:span></text:p>
      <text:p text:style-name="P3428"><text:span text:style-name="T3429">               <text:s/></text:span><text:span text:style-name="T3430">font-size</text:span><text:span text:style-name="T3431">:<text:s/></text:span><text:span text:style-name="T3432">20px</text:span><text:span text:style-name="T3433">;</text:span></text:p>
      <text:p text:style-name="P3434"><text:span text:style-name="T3435">               <text:s/></text:span><text:span text:style-name="T3436">font-weight</text:span><text:span text:style-name="T3437">:<text:s/></text:span><text:span text:style-name="T3438">bold</text:span><text:span text:style-name="T3439">;</text:span></text:p>
      <text:p text:style-name="P3440">              "</text:p>
      <text:p text:style-name="P3441"><text:span text:style-name="T3442">           <text:s/></text:span><text:span text:style-name="T3443">&gt;</text:span></text:p>
      <text:p text:style-name="P3444">              bis</text:p>
      <text:p text:style-name="P3445"><text:span text:style-name="T3446">           <text:s/></text:span><text:span text:style-name="T3447">&lt;/div&gt;</text:span></text:p>
      <text:p text:style-name="P3448"><text:span text:style-name="T3449">           <text:s/></text:span><text:span text:style-name="T3450">&lt;div</text:span><text:span text:style-name="T3451"><text:s/></text:span><text:span text:style-name="T3452">class</text:span><text:span text:style-name="T3453">=</text:span><text:span text:style-name="T3454">"col-l-2"</text:span><text:span text:style-name="T3455"><text:s/></text:span><text:span text:style-name="T3456">style</text:span><text:span text:style-name="T3457">="</text:span><text:span text:style-name="T3458">padding-right</text:span><text:span text:style-name="T3459">:<text:s/></text:span><text:span text:style-name="T3460">0%</text:span><text:span text:style-name="T3461">"</text:span><text:span text:style-name="T3462">&gt;</text:span></text:p>
      <text:p text:style-name="P3463"><text:span text:style-name="T3464">             <text:s/></text:span><text:span text:style-name="T3465">&lt;scale-text-field</text:span></text:p>
      <text:p text:style-name="P3466"><text:span text:style-name="T3467">               <text:s/></text:span><text:span text:style-name="T3468">ref</text:span><text:span text:style-name="T3469">=</text:span><text:span text:style-name="T3470">"alteredDateTo"</text:span></text:p>
      <text:p text:style-name="P3471"><text:span text:style-name="T3472">               <text:s/></text:span><text:span text:style-name="T3473">type</text:span><text:span text:style-name="T3474">=</text:span><text:span text:style-name="T3475">"date"</text:span></text:p>
      <text:p text:style-name="P3476"><text:span text:style-name="T3477">               <text:s/></text:span><text:span text:style-name="T3478">label</text:span><text:span text:style-name="T3479">=</text:span><text:span text:style-name="T3480">"Datum (bis)"</text:span></text:p>
      <text:p text:style-name="P3481"><text:span text:style-name="T3482">               <text:s/></text:span><text:span text:style-name="T3483">:</text:span><text:span text:style-name="T3484">data-selected</text:span><text:span text:style-name="T3485">="</text:span><text:span text:style-name="T3486">filterBy</text:span><text:span text:style-name="T3487">.</text:span><text:span text:style-name="T3488">alteredDateEnd</text:span><text:span text:style-name="T3489">"</text:span></text:p>
      <text:p text:style-name="P3490"><text:span text:style-name="T3491">                @</text:span><text:span text:style-name="T3492">scale-change</text:span><text:span text:style-name="T3493">="</text:span><text:span text:style-name="T3494">filterBy</text:span><text:span text:style-name="T3495">.</text:span><text:span text:style-name="T3496">alteredDateEnd</text:span><text:span text:style-name="T3497"><text:s/></text:span><text:span text:style-name="T3498">=</text:span><text:span text:style-name="T3499"><text:s/></text:span><text:span text:style-name="T3500">$event</text:span><text:span text:style-name="T3501">.</text:span><text:span text:style-name="T3502">detail</text:span><text:span text:style-name="T3503">.</text:span><text:span text:style-name="T3504">value</text:span><text:span text:style-name="T3505">"</text:span></text:p>
      <text:p text:style-name="P3506"><text:span text:style-name="T3507">             <text:s/></text:span><text:span text:style-name="T3508">&gt;&lt;/scale-text-field&gt;</text:span></text:p>
      <text:p text:style-name="P3509"><text:span text:style-name="T3510">           <text:s/></text:span><text:span text:style-name="T3511">&lt;/div&gt;</text:span></text:p>
      <text:p text:style-name="P3512"><text:span text:style-name="T3513">           <text:s/></text:span><text:span text:style-name="T3514">&lt;div</text:span><text:span text:style-name="T3515"><text:s/></text:span><text:span text:style-name="T3516">class</text:span><text:span text:style-name="T3517">=</text:span><text:span text:style-name="T3518">"col-l-2"</text:span><text:span text:style-name="T3519">&gt;</text:span></text:p>
      <text:p text:style-name="P3520"><text:span text:style-name="T3521">             <text:s/></text:span><text:span text:style-name="T3522">&lt;scale-text-field</text:span></text:p>
      <text:p text:style-name="P3523"><text:span text:style-name="T3524">               <text:s/></text:span><text:span text:style-name="T3525">ref</text:span><text:span text:style-name="T3526">=</text:span><text:span text:style-name="T3527">"alteredTimeTo"</text:span></text:p>
      <text:p text:style-name="P3528"><text:span text:style-name="T3529">               <text:s/></text:span><text:span text:style-name="T3530">type</text:span><text:span text:style-name="T3531">=</text:span><text:span text:style-name="T3532">"time"</text:span></text:p>
      <text:p text:style-name="P3533"><text:span text:style-name="T3534">               <text:s/></text:span><text:span text:style-name="T3535">label</text:span><text:span text:style-name="T3536">=</text:span><text:span text:style-name="T3537">"Uhrzeit (bis)"</text:span></text:p>
      <text:p text:style-name="P3538"><text:span text:style-name="T3539">               <text:s/></text:span><text:span text:style-name="T3540">:</text:span><text:span text:style-name="T3541">data-selected</text:span><text:span text:style-name="T3542">="</text:span><text:span text:style-name="T3543">filterBy</text:span><text:span text:style-name="T3544">.</text:span><text:span text:style-name="T3545">alteredTimeEnd</text:span><text:span text:style-name="T3546">"</text:span></text:p>
      <text:p text:style-name="P3547"><text:span text:style-name="T3548">                @</text:span><text:span text:style-name="T3549">scale-change</text:span><text:span text:style-name="T3550">="</text:span><text:span text:style-name="T3551">filterBy</text:span><text:span text:style-name="T3552">.</text:span><text:span text:style-name="T3553">alteredTimeEnd</text:span><text:span text:style-name="T3554"><text:s/></text:span><text:span text:style-name="T3555">=</text:span><text:span text:style-name="T3556"><text:s/></text:span><text:span text:style-name="T3557">$event</text:span><text:span text:style-name="T3558">.</text:span><text:span text:style-name="T3559">detail</text:span><text:span text:style-name="T3560">.</text:span><text:span text:style-name="T3561">value</text:span><text:span text:style-name="T3562">"</text:span></text:p>
      <text:p text:style-name="P3563"><text:span text:style-name="T3564">             <text:s/></text:span><text:span text:style-name="T3565">&gt;&lt;/scale-text-field&gt;</text:span></text:p>
      <text:p text:style-name="P3566"><text:span text:style-name="T3567">           <text:s/></text:span><text:span text:style-name="T3568">&lt;/div&gt;</text:span></text:p>
      <text:p text:style-name="P3569"><text:span text:style-name="T3570">         <text:s/></text:span><text:span text:style-name="T3571">&lt;/div&gt;</text:span></text:p>
      <text:p text:style-name="P3572"><text:span text:style-name="T3573">       <text:s/></text:span><text:span text:style-name="T3574">&lt;/scale-collapsible&gt;</text:span></text:p>
      <text:p text:style-name="P3575"><text:span text:style-name="T3576">       <text:s/></text:span><text:span text:style-name="T3577">&lt;!-- Lfdnr --&gt;</text:span></text:p>
      <text:p text:style-name="P3578"><text:span text:style-name="T3579">       <text:s/></text:span><text:span text:style-name="T3580">&lt;scale-collapsible&gt;</text:span></text:p>
      <text:p text:style-name="P3581"><text:span text:style-name="T3582">         <text:s/></text:span><text:span text:style-name="T3583">&lt;span</text:span><text:span text:style-name="T3584"><text:s/></text:span><text:span text:style-name="T3585">slot</text:span><text:span text:style-name="T3586">=</text:span><text:span text:style-name="T3587">"heading"</text:span><text:span text:style-name="T3588"><text:s/></text:span><text:span text:style-name="T3589">style</text:span><text:span text:style-name="T3590">="</text:span><text:span text:style-name="T3591">display</text:span><text:span text:style-name="T3592">:<text:s/></text:span><text:span text:style-name="T3593">flex</text:span><text:span text:style-name="T3594">;<text:s/></text:span><text:span text:style-name="T3595">align-items</text:span><text:span text:style-name="T3596">:<text:s/></text:span><text:span text:style-name="T3597">center</text:span><text:span text:style-name="T3598">"</text:span></text:p>
      <text:p text:style-name="P3599"><text:span text:style-name="T3600">           <text:s/></text:span><text:span text:style-name="T3601">&gt;</text:span><text:span text:style-name="T3602">Lfd. Nr.</text:span><text:span text:style-name="T3603">&lt;span</text:span></text:p>
      <text:p text:style-name="P3604"><text:span text:style-name="T3605">             <text:s/></text:span><text:span text:style-name="T3606">style</text:span><text:span text:style-name="T3607">="</text:span></text:p>
      <text:p text:style-name="P3608"><text:span text:style-name="T3609">               <text:s/></text:span><text:span text:style-name="T3610">display</text:span><text:span text:style-name="T3611">:<text:s/></text:span><text:span text:style-name="T3612">flex</text:span><text:span text:style-name="T3613">;</text:span></text:p>
      <text:p text:style-name="P3614"><text:span text:style-name="T3615">               <text:s/></text:span><text:span text:style-name="T3616">flex-grow</text:span><text:span text:style-name="T3617">:<text:s/></text:span><text:span text:style-name="T3618">1</text:span><text:span text:style-name="T3619">;</text:span></text:p>
      <text:p text:style-name="P3620"><text:span text:style-name="T3621">               <text:s/></text:span><text:span text:style-name="T3622">justify-content</text:span><text:span text:style-name="T3623">:<text:s/></text:span><text:span text:style-name="T3624">space-between</text:span><text:span text:style-name="T3625">;</text:span></text:p>
      <text:p text:style-name="P3626"><text:span text:style-name="T3627">               <text:s/></text:span><text:span text:style-name="T3628">align-items</text:span><text:span text:style-name="T3629">:<text:s/></text:span><text:span text:style-name="T3630">center</text:span><text:span text:style-name="T3631">;</text:span></text:p>
      <text:p text:style-name="P3632">              "</text:p>
      <text:p text:style-name="P3633"><text:span text:style-name="T3634">           <text:s/></text:span><text:span text:style-name="T3635">&gt;</text:span></text:p>
      <text:p text:style-name="P3636"><text:span text:style-name="T3637">             <text:s/></text:span><text:span text:style-name="T3638">&lt;scale-tag</text:span><text:span text:style-name="T3639"><text:s/></text:span><text:span text:style-name="T3640">label</text:span><text:span text:style-name="T3641">=</text:span><text:span text:style-name="T3642">"countLfdnr"</text:span><text:span text:style-name="T3643"><text:s/>:</text:span><text:span text:style-name="T3644">data-selected</text:span><text:span text:style-name="T3645">="</text:span><text:span text:style-name="T3646">filterBy</text:span><text:span text:style-name="T3647">.</text:span><text:span text:style-name="T3648">checked</text:span><text:span text:style-name="T3649"><text:s/></text:span><text:span text:style-name="T3650">?</text:span><text:span text:style-name="T3651"><text:s/></text:span><text:span text:style-name="T3652">true</text:span><text:span text:style-name="T3653"><text:s/></text:span><text:span text:style-name="T3654">:</text:span><text:span text:style-name="T3655"><text:s/></text:span><text:span text:style-name="T3656">undefined</text:span><text:span text:style-name="T3657">"</text:span><text:span text:style-name="T3658">&gt;</text:span><text:span text:style-name="T3659">{{</text:span></text:p>
      <text:p text:style-name="P3660"><text:span text:style-name="T3661">               <text:s/></text:span><text:span text:style-name="T3662">getCount</text:span><text:span text:style-name="T3663">(</text:span><text:span text:style-name="T3664">"lfdnr"</text:span><text:span text:style-name="T3665">)</text:span></text:p>
      <text:p text:style-name="P3666"><text:span text:style-name="T3667">              }}</text:span><text:span text:style-name="T3668">&lt;/scale-tag&gt;</text:span></text:p>
      <text:p text:style-name="P3669"><text:span text:style-name="T3670">             <text:s/></text:span><text:span text:style-name="T3671">&lt;scale-button</text:span><text:span text:style-name="T3672"><text:s/></text:span><text:span text:style-name="T3673">slot</text:span><text:span text:style-name="T3674">=</text:span><text:span text:style-name="T3675">"action"</text:span><text:span text:style-name="T3676"><text:s/></text:span><text:span text:style-name="T3677">variant</text:span><text:span text:style-name="T3678">=</text:span><text:span text:style-name="T3679">"ghost"</text:span><text:span text:style-name="T3680"><text:s/>@</text:span><text:span text:style-name="T3681">click</text:span><text:span text:style-name="T3682">="</text:span><text:span text:style-name="T3683">resetLfdnr</text:span><text:span text:style-name="T3684">(</text:span><text:span text:style-name="T3685">$event</text:span><text:span text:style-name="T3686">)"</text:span><text:span text:style-name="T3687">&gt;</text:span></text:p>
      <text:p text:style-name="P3688"><text:span text:style-name="T3689">               <text:s/></text:span><text:span text:style-name="T3690">Filter zurücksetzen</text:span></text:p>
      <text:p text:style-name="P3691"><text:span text:style-name="T3692">             <text:s/></text:span><text:span text:style-name="T3693">&lt;/scale-button&gt;&lt;/span</text:span></text:p>
      <text:p text:style-name="P3694"><text:span text:style-name="T3695">           <text:s/></text:span><text:span text:style-name="T3696">&gt;&lt;/span</text:span></text:p>
      <text:p text:style-name="P3697"><text:span text:style-name="T3698">         <text:s/></text:span><text:span text:style-name="T3699">&gt;</text:span></text:p>
      <text:p text:style-name="P3700"/>
      <text:p text:style-name="P3701"><text:span text:style-name="T3702">         <text:s/></text:span><text:span text:style-name="T3703">&lt;div</text:span><text:span text:style-name="T3704"><text:s/></text:span><text:span text:style-name="T3705">class</text:span><text:span text:style-name="T3706">=</text:span><text:span text:style-name="T3707">"row withMarginBottom"</text:span><text:span text:style-name="T3708"><text:s/></text:span><text:span text:style-name="T3709">style</text:span><text:span text:style-name="T3710">="</text:span><text:span text:style-name="T3711">margin-left</text:span><text:span text:style-name="T3712">:<text:s/></text:span><text:span text:style-name="T3713">0px</text:span><text:span text:style-name="T3714">;<text:s/></text:span><text:span text:style-name="T3715">margin-right</text:span><text:span text:style-name="T3716">:<text:s/></text:span><text:span text:style-name="T3717">0px</text:span><text:span text:style-name="T3718">"</text:span><text:span text:style-name="T3719">&gt;</text:span></text:p>
      <text:p text:style-name="P3720"><text:span text:style-name="T3721">           <text:s/></text:span><text:span text:style-name="T3722">&lt;div</text:span><text:span text:style-name="T3723"><text:s/></text:span><text:span text:style-name="T3724">class</text:span><text:span text:style-name="T3725">=</text:span><text:span text:style-name="T3726">"col-l-3"</text:span><text:span text:style-name="T3727">&gt;</text:span></text:p>
      <text:p text:style-name="P3728"><text:span text:style-name="T3729">             <text:s/></text:span><text:span text:style-name="T3730">&lt;scale-dropdown-select</text:span></text:p>
      <text:p text:style-name="P3731"><text:span text:style-name="T3732">               <text:s/></text:span><text:span text:style-name="T3733">ref</text:span><text:span text:style-name="T3734">=</text:span><text:span text:style-name="T3735">"lfdnrSelect"</text:span></text:p>
      <text:p text:style-name="P3736"><text:span text:style-name="T3737">               <text:s/></text:span><text:span text:style-name="T3738">label</text:span><text:span text:style-name="T3739">=</text:span><text:span text:style-name="T3740">"Vergleichsstrategie:"</text:span></text:p>
      <text:p text:style-name="P3741"><text:span text:style-name="T3742">                :</text:span><text:span text:style-name="T3743">data-selected</text:span><text:span text:style-name="T3744">="</text:span><text:span text:style-name="T3745">filterBy</text:span><text:span text:style-name="T3746">.</text:span><text:span text:style-name="T3747">numberCompare</text:span><text:span text:style-name="T3748">"</text:span></text:p>
      <text:p text:style-name="P3749"><text:span text:style-name="T3750">                @</text:span><text:span text:style-name="T3751">scale-change</text:span><text:span text:style-name="T3752">="</text:span><text:span text:style-name="T3753">filterBy</text:span><text:span text:style-name="T3754">.</text:span><text:span text:style-name="T3755">numberCompare</text:span><text:span text:style-name="T3756"><text:s/></text:span><text:span text:style-name="T3757">=</text:span><text:span text:style-name="T3758"><text:s/></text:span><text:span text:style-name="T3759">$event</text:span><text:span text:style-name="T3760">.</text:span><text:span text:style-name="T3761">detail</text:span><text:span text:style-name="T3762">.</text:span><text:span text:style-name="T3763">value</text:span><text:span text:style-name="T3764">"</text:span></text:p>
      <text:p text:style-name="P3765"><text:span text:style-name="T3766">             <text:s/></text:span><text:span text:style-name="T3767">&gt;</text:span></text:p>
      <text:p text:style-name="P3768"><text:span text:style-name="T3769">               <text:s/></text:span><text:span text:style-name="T3770">&lt;scale-dropdown-select-item</text:span><text:span text:style-name="T3771"><text:s/></text:span><text:span text:style-name="T3772">value</text:span><text:span text:style-name="T3773">=</text:span><text:span text:style-name="T3774">"leer"</text:span><text:span text:style-name="T3775">&gt;&lt;/scale-dropdown-select-item&gt;</text:span></text:p>
      <text:p text:style-name="P3776"><text:span text:style-name="T3777">               <text:s/></text:span><text:span text:style-name="T3778">&lt;scale-dropdown-select-item</text:span><text:span text:style-name="T3779"><text:s/></text:span><text:span text:style-name="T3780">value</text:span><text:span text:style-name="T3781">=</text:span><text:span text:style-name="T3782">"gleich"</text:span><text:span text:style-name="T3783">&gt;</text:span><text:span text:style-name="T3784">Gleich</text:span><text:span text:style-name="T3785">&lt;/scale-dropdown-select-item&gt;</text:span></text:p>
      <text:p text:style-name="P3786"><text:span text:style-name="T3787">               <text:s/></text:span><text:span text:style-name="T3788">&lt;scale-dropdown-select-item</text:span><text:span text:style-name="T3789"><text:s/></text:span><text:span text:style-name="T3790">value</text:span><text:span text:style-name="T3791">=</text:span><text:span text:style-name="T3792">"ungleich"</text:span><text:span text:style-name="T3793">&gt;</text:span><text:span text:style-name="T3794">Ungleich</text:span><text:span text:style-name="T3795">&lt;/scale-dropdown-select-item&gt;</text:span></text:p>
      <text:p text:style-name="P3796"><text:span text:style-name="T3797">               <text:s/></text:span><text:span text:style-name="T3798">&lt;scale-dropdown-select-item</text:span><text:span text:style-name="T3799"><text:s/></text:span><text:span text:style-name="T3800">value</text:span><text:span text:style-name="T3801">=</text:span><text:span text:style-name="T3802">"kleiner"</text:span><text:span text:style-name="T3803">&gt;</text:span><text:span text:style-name="T3804">Kleiner</text:span><text:span text:style-name="T3805">&lt;/scale-dropdown-select-item&gt;</text:span></text:p>
      <text:p text:style-name="P3806"><text:span text:style-name="T3807">               <text:s/></text:span><text:span text:style-name="T3808">&lt;scale-dropdown-select-item</text:span><text:span text:style-name="T3809"><text:s/></text:span><text:span text:style-name="T3810">value</text:span><text:span text:style-name="T3811">=</text:span><text:span text:style-name="T3812">"kleinergleich"</text:span></text:p>
      <text:p text:style-name="P3813"><text:span text:style-name="T3814">                 <text:s/></text:span><text:span text:style-name="T3815">&gt;</text:span><text:span text:style-name="T3816">Kleiner gleich</text:span><text:span text:style-name="T3817">&lt;/scale-dropdown-select-item</text:span></text:p>
      <text:p text:style-name="P3818"><text:span text:style-name="T3819">               <text:s/></text:span><text:span text:style-name="T3820">&gt;</text:span></text:p>
      <text:p text:style-name="P3821"><text:span text:style-name="T3822">               <text:s/></text:span><text:span text:style-name="T3823">&lt;scale-dropdown-select-item</text:span><text:span text:style-name="T3824"><text:s/></text:span><text:span text:style-name="T3825">value</text:span><text:span text:style-name="T3826">=</text:span><text:span text:style-name="T3827">"groesser"</text:span><text:span text:style-name="T3828">&gt;</text:span><text:span text:style-name="T3829">Größer</text:span><text:span text:style-name="T3830">&lt;/scale-dropdown-select-item&gt;</text:span></text:p>
      <text:p text:style-name="P3831"><text:span text:style-name="T3832">               <text:s/></text:span><text:span text:style-name="T3833">&lt;scale-dropdown-select-item</text:span><text:span text:style-name="T3834"><text:s/></text:span><text:span text:style-name="T3835">value</text:span><text:span text:style-name="T3836">=</text:span><text:span text:style-name="T3837">"groessergleich"</text:span></text:p>
      <text:p text:style-name="P3838"><text:span text:style-name="T3839">                 <text:s/></text:span><text:span text:style-name="T3840">&gt;</text:span><text:span text:style-name="T3841">Größer gleich</text:span><text:span text:style-name="T3842">&lt;/scale-dropdown-select-item</text:span></text:p>
      <text:p text:style-name="P3843"><text:span text:style-name="T3844">               <text:s/></text:span><text:span text:style-name="T3845">&gt;</text:span></text:p>
      <text:p text:style-name="P3846"><text:span text:style-name="T3847">               <text:s/></text:span><text:span text:style-name="T3848">&lt;scale-dropdown-select-item</text:span><text:span text:style-name="T3849"><text:s/></text:span><text:span text:style-name="T3850">value</text:span><text:span text:style-name="T3851">=</text:span><text:span text:style-name="T3852">"zwischen"</text:span><text:span text:style-name="T3853">&gt;</text:span><text:span text:style-name="T3854">Zwischen</text:span><text:span text:style-name="T3855">&lt;/scale-dropdown-select-item&gt;</text:span></text:p>
      <text:p text:style-name="P3856"><text:span text:style-name="T3857">               <text:s/></text:span><text:span text:style-name="T3858">&lt;scale-dropdown-select-item</text:span><text:span text:style-name="T3859"><text:s/></text:span><text:span text:style-name="T3860">value</text:span><text:span text:style-name="T3861">=</text:span><text:span text:style-name="T3862">"beginntmit"</text:span></text:p>
      <text:p text:style-name="P3863"><text:span text:style-name="T3864">                 <text:s/></text:span><text:span text:style-name="T3865">&gt;</text:span><text:span text:style-name="T3866">Beginnt mit</text:span><text:span text:style-name="T3867">&lt;/scale-dropdown-select-item</text:span></text:p>
      <text:p text:style-name="P3868"><text:span text:style-name="T3869">               <text:s/></text:span><text:span text:style-name="T3870">&gt;</text:span></text:p>
      <text:p text:style-name="P3871"><text:span text:style-name="T3872">               <text:s/></text:span><text:span text:style-name="T3873">&lt;scale-dropdown-select-item</text:span><text:span text:style-name="T3874"><text:s/></text:span><text:span text:style-name="T3875">value</text:span><text:span text:style-name="T3876">=</text:span><text:span text:style-name="T3877">"beginntnichtmit"</text:span></text:p>
      <text:p text:style-name="P3878"><text:span text:style-name="T3879">                 <text:s/></text:span><text:span text:style-name="T3880">&gt;</text:span><text:span text:style-name="T3881">Beginnt nicht mit</text:span><text:span text:style-name="T3882">&lt;/scale-dropdown-select-item</text:span></text:p>
      <text:p text:style-name="P3883"><text:span text:style-name="T3884">               <text:s/></text:span><text:span text:style-name="T3885">&gt;</text:span></text:p>
      <text:p text:style-name="P3886"><text:span text:style-name="T3887">               <text:s/></text:span><text:span text:style-name="T3888">&lt;scale-dropdown-select-item</text:span><text:span text:style-name="T3889"><text:s/></text:span><text:span text:style-name="T3890">value</text:span><text:span text:style-name="T3891">=</text:span><text:span text:style-name="T3892">"enthaelt"</text:span><text:span text:style-name="T3893">&gt;</text:span><text:span text:style-name="T3894">Enthält</text:span><text:span text:style-name="T3895">&lt;/scale-dropdown-select-item&gt;</text:span></text:p>
      <text:p text:style-name="P3896"><text:span text:style-name="T3897">               <text:s/></text:span><text:span text:style-name="T3898">&lt;scale-dropdown-select-item</text:span><text:span text:style-name="T3899"><text:s/></text:span><text:span text:style-name="T3900">value</text:span><text:span text:style-name="T3901">=</text:span><text:span text:style-name="T3902">"nichtenthaelt"</text:span></text:p>
      <text:p text:style-name="P3903"><text:span text:style-name="T3904">                 <text:s/></text:span><text:span text:style-name="T3905">&gt;</text:span><text:span text:style-name="T3906">Enthält nicht</text:span><text:span text:style-name="T3907">&lt;/scale-dropdown-select-item</text:span></text:p>
      <text:p text:style-name="P3908"><text:span text:style-name="T3909">               <text:s/></text:span><text:span text:style-name="T3910">&gt;</text:span></text:p>
      <text:p text:style-name="P3911"><text:span text:style-name="T3912">               <text:s/></text:span><text:span text:style-name="T3913">&lt;scale-dropdown-select-item</text:span><text:span text:style-name="T3914"><text:s/></text:span><text:span text:style-name="T3915">value</text:span><text:span text:style-name="T3916">=</text:span><text:span text:style-name="T3917">"beginntmit"</text:span></text:p>
      <text:p text:style-name="P3918"><text:span text:style-name="T3919">                 <text:s/></text:span><text:span text:style-name="T3920">&gt;</text:span><text:span text:style-name="T3921">Beginnt mit</text:span><text:span text:style-name="T3922">&lt;/scale-dropdown-select-item</text:span></text:p>
      <text:p text:style-name="P3923"><text:span text:style-name="T3924">               <text:s/></text:span><text:span text:style-name="T3925">&gt;</text:span></text:p>
      <text:p text:style-name="P3926"><text:span text:style-name="T3927">               <text:s/></text:span><text:span text:style-name="T3928">&lt;scale-dropdown-select-item</text:span><text:span text:style-name="T3929"><text:s/></text:span><text:span text:style-name="T3930">value</text:span><text:span text:style-name="T3931">=</text:span><text:span text:style-name="T3932">"beginntnichtmit"</text:span></text:p>
      <text:p text:style-name="P3933"><text:span text:style-name="T3934">                 <text:s/></text:span><text:span text:style-name="T3935">&gt;</text:span><text:span text:style-name="T3936">Beginnt nicht mit</text:span><text:span text:style-name="T3937">&lt;/scale-dropdown-select-item</text:span></text:p>
      <text:p text:style-name="P3938"><text:span text:style-name="T3939">               <text:s/></text:span><text:span text:style-name="T3940">&gt;</text:span></text:p>
      <text:p text:style-name="P3941"><text:span text:style-name="T3942">               <text:s/></text:span><text:span text:style-name="T3943">&lt;scale-dropdown-select-item</text:span><text:span text:style-name="T3944"><text:s/></text:span><text:span text:style-name="T3945">value</text:span><text:span text:style-name="T3946">=</text:span><text:span text:style-name="T3947">"endetmit"</text:span><text:span text:style-name="T3948">&gt;</text:span><text:span text:style-name="T3949">Endet mit</text:span><text:span text:style-name="T3950">&lt;/scale-dropdown-select-item&gt;</text:span></text:p>
      <text:p text:style-name="P3951"><text:span text:style-name="T3952">             <text:s/></text:span><text:span text:style-name="T3953">&lt;/scale-dropdown-select&gt;</text:span></text:p>
      <text:p text:style-name="P3954"><text:span text:style-name="T3955">           <text:s/></text:span><text:span text:style-name="T3956">&lt;/div&gt;</text:span></text:p>
      <text:p text:style-name="P3957"><text:span text:style-name="T3958">           <text:s/></text:span><text:span text:style-name="T3959">&lt;div</text:span><text:span text:style-name="T3960"><text:s/></text:span><text:span text:style-name="T3961">class</text:span><text:span text:style-name="T3962">=</text:span><text:span text:style-name="T3963">"col-l-4"</text:span><text:span text:style-name="T3964">&gt;</text:span></text:p>
      <text:p text:style-name="P3965"><text:span text:style-name="T3966">             <text:s/></text:span><text:span text:style-name="T3967">&lt;scale-text-field</text:span></text:p>
      <text:p text:style-name="P3968"><text:span text:style-name="T3969">               <text:s/></text:span><text:span text:style-name="T3970">label</text:span><text:span text:style-name="T3971">=</text:span><text:span text:style-name="T3972">"Vergleichswert (von)"</text:span></text:p>
      <text:p text:style-name="P3973"><text:span text:style-name="T3974">               <text:s/></text:span><text:span text:style-name="T3975">placeholder</text:span><text:span text:style-name="T3976">=</text:span><text:span text:style-name="T3977">"WebApp"</text:span></text:p>
      <text:p text:style-name="P3978"><text:span text:style-name="T3979">               <text:s/></text:span><text:span text:style-name="T3980">ref</text:span><text:span text:style-name="T3981">=</text:span><text:span text:style-name="T3982">"lfdnrStart"</text:span></text:p>
      <text:p text:style-name="P3983"><text:span text:style-name="T3984">               <text:s/></text:span><text:span text:style-name="T3985">input-id</text:span><text:span text:style-name="T3986">=</text:span><text:span text:style-name="T3987">"Vergleichswertvon"</text:span></text:p>
      <text:p text:style-name="P3988"><text:span text:style-name="T3989">               <text:s/></text:span><text:span text:style-name="T3990">:</text:span><text:span text:style-name="T3991">data-selected</text:span><text:span text:style-name="T3992">="</text:span><text:span text:style-name="T3993">filterBy</text:span><text:span text:style-name="T3994">.</text:span><text:span text:style-name="T3995">numberValueStart</text:span><text:span text:style-name="T3996">"</text:span></text:p>
      <text:p text:style-name="P3997"><text:span text:style-name="T3998">                @</text:span><text:span text:style-name="T3999">scale-change</text:span><text:span text:style-name="T4000">="</text:span><text:span text:style-name="T4001">filterBy</text:span><text:span text:style-name="T4002">.</text:span><text:span text:style-name="T4003">numberValueStart</text:span><text:span text:style-name="T4004"><text:s/></text:span><text:span text:style-name="T4005">=</text:span><text:span text:style-name="T4006"><text:s/></text:span><text:span text:style-name="T4007">$event</text:span><text:span text:style-name="T4008">.</text:span><text:span text:style-name="T4009">detail</text:span><text:span text:style-name="T4010">.</text:span><text:span text:style-name="T4011">value</text:span><text:span text:style-name="T4012">"</text:span></text:p>
      <text:p text:style-name="P4013"><text:span text:style-name="T4014">             <text:s/></text:span><text:span text:style-name="T4015">&gt;&lt;/scale-text-field&gt;</text:span></text:p>
      <text:p text:style-name="P4016"><text:span text:style-name="T4017">           <text:s/></text:span><text:span text:style-name="T4018">&lt;/div&gt;</text:span></text:p>
      <text:p text:style-name="P4019"><text:span text:style-name="T4020">           <text:s/></text:span><text:span text:style-name="T4021">&lt;div</text:span></text:p>
      <text:p text:style-name="P4022"><text:span text:style-name="T4023">             <text:s/></text:span><text:span text:style-name="T4024">style</text:span><text:span text:style-name="T4025">="</text:span></text:p>
      <text:p text:style-name="P4026"><text:span text:style-name="T4027">               <text:s/></text:span><text:span text:style-name="T4028">float</text:span><text:span text:style-name="T4029">:<text:s/></text:span><text:span text:style-name="T4030">left</text:span><text:span text:style-name="T4031">;</text:span></text:p>
      <text:p text:style-name="P4032"><text:span text:style-name="T4033">               <text:s/></text:span><text:span text:style-name="T4034">font-size</text:span><text:span text:style-name="T4035">:<text:s/></text:span><text:span text:style-name="T4036">20px</text:span><text:span text:style-name="T4037">;</text:span></text:p>
      <text:p text:style-name="P4038"><text:span text:style-name="T4039">               <text:s/></text:span><text:span text:style-name="T4040">font-weight</text:span><text:span text:style-name="T4041">:<text:s/></text:span><text:span text:style-name="T4042">bold</text:span><text:span text:style-name="T4043">;</text:span></text:p>
      <text:p text:style-name="P4044"><text:span text:style-name="T4045">               <text:s/></text:span><text:span text:style-name="T4046">padding-top</text:span><text:span text:style-name="T4047">:<text:s/></text:span><text:span text:style-name="T4048">8px</text:span><text:span text:style-name="T4049">;</text:span></text:p>
      <text:p text:style-name="P4050"><text:span text:style-name="T4051">               <text:s/></text:span><text:span text:style-name="T4052">padding-left</text:span><text:span text:style-name="T4053">:<text:s/></text:span><text:span text:style-name="T4054">8px</text:span><text:span text:style-name="T4055">;</text:span></text:p>
      <text:p text:style-name="P4056"><text:span text:style-name="T4057">               <text:s/></text:span><text:span text:style-name="T4058">padding-right</text:span><text:span text:style-name="T4059">:<text:s/></text:span><text:span text:style-name="T4060">8px</text:span><text:span text:style-name="T4061">;</text:span></text:p>
      <text:p text:style-name="P4062">              "</text:p>
      <text:p text:style-name="P4063"><text:span text:style-name="T4064">           <text:s/></text:span><text:span text:style-name="T4065">&gt;</text:span></text:p>
      <text:p text:style-name="P4066">              bis</text:p>
      <text:p text:style-name="P4067"><text:span text:style-name="T4068">           <text:s/></text:span><text:span text:style-name="T4069">&lt;/div&gt;</text:span></text:p>
      <text:p text:style-name="P4070"><text:span text:style-name="T4071">           <text:s/></text:span><text:span text:style-name="T4072">&lt;div</text:span><text:span text:style-name="T4073"><text:s/></text:span><text:span text:style-name="T4074">class</text:span><text:span text:style-name="T4075">=</text:span><text:span text:style-name="T4076">"col-l-4"</text:span><text:span text:style-name="T4077">&gt;</text:span></text:p>
      <text:p text:style-name="P4078"><text:span text:style-name="T4079">             <text:s/></text:span><text:span text:style-name="T4080">&lt;scale-text-field</text:span></text:p>
      <text:p text:style-name="P4081"><text:span text:style-name="T4082">               <text:s/></text:span><text:span text:style-name="T4083">label</text:span><text:span text:style-name="T4084">=</text:span><text:span text:style-name="T4085">"Vergleichswert (bis)"</text:span></text:p>
      <text:p text:style-name="P4086"><text:span text:style-name="T4087">               <text:s/></text:span><text:span text:style-name="T4088">placeholder</text:span><text:span text:style-name="T4089">=</text:span><text:span text:style-name="T4090">"WebApp"</text:span></text:p>
      <text:p text:style-name="P4091"><text:span text:style-name="T4092">               <text:s/></text:span><text:span text:style-name="T4093">ref</text:span><text:span text:style-name="T4094">=</text:span><text:span text:style-name="T4095">"lfdnrEnd"</text:span></text:p>
      <text:p text:style-name="P4096"><text:span text:style-name="T4097">               <text:s/></text:span><text:span text:style-name="T4098">input-id</text:span><text:span text:style-name="T4099">=</text:span><text:span text:style-name="T4100">"Vergleichswertbis"</text:span></text:p>
      <text:p text:style-name="P4101"><text:span text:style-name="T4102">               <text:s/></text:span><text:span text:style-name="T4103">:</text:span><text:span text:style-name="T4104">data-selected</text:span><text:span text:style-name="T4105">="</text:span><text:span text:style-name="T4106">filterBy</text:span><text:span text:style-name="T4107">.</text:span><text:span text:style-name="T4108">numberValueEnd</text:span><text:span text:style-name="T4109">"</text:span></text:p>
      <text:p text:style-name="P4110"><text:span text:style-name="T4111">                @</text:span><text:span text:style-name="T4112">scale-change</text:span><text:span text:style-name="T4113">="</text:span><text:span text:style-name="T4114">filterBy</text:span><text:span text:style-name="T4115">.</text:span><text:span text:style-name="T4116">numberValueEnd</text:span><text:span text:style-name="T4117"><text:s/></text:span><text:span text:style-name="T4118">=</text:span><text:span text:style-name="T4119"><text:s/></text:span><text:span text:style-name="T4120">$event</text:span><text:span text:style-name="T4121">.</text:span><text:span text:style-name="T4122">detail</text:span><text:span text:style-name="T4123">.</text:span><text:span text:style-name="T4124">value</text:span><text:span text:style-name="T4125">"</text:span></text:p>
      <text:p text:style-name="P4126"><text:span text:style-name="T4127">             <text:s/></text:span><text:span text:style-name="T4128">&gt;&lt;/scale-text-field&gt;</text:span></text:p>
      <text:p text:style-name="P4129"><text:span text:style-name="T4130">           <text:s/></text:span><text:span text:style-name="T4131">&lt;/div&gt;</text:span></text:p>
      <text:p text:style-name="P4132"><text:span text:style-name="T4133">         <text:s/></text:span><text:span text:style-name="T4134">&lt;/div&gt;</text:span></text:p>
      <text:p text:style-name="P4135"><text:span text:style-name="T4136">       <text:s/></text:span><text:span text:style-name="T4137">&lt;/scale-collapsible&gt;</text:span></text:p>
      <text:p text:style-name="P4138"><text:span text:style-name="T4139">     <text:s/></text:span><text:span text:style-name="T4140">&lt;/scale-accordion&gt;</text:span></text:p>
      <text:p text:style-name="P4141"><text:span text:style-name="T4142">     <text:s/></text:span><text:span text:style-name="T4143">&lt;div</text:span><text:span text:style-name="T4144"><text:s/></text:span><text:span text:style-name="T4145">class</text:span><text:span text:style-name="T4146">=</text:span><text:span text:style-name="T4147">"row withMarginBottom"</text:span><text:span text:style-name="T4148"><text:s/></text:span><text:span text:style-name="T4149">style</text:span><text:span text:style-name="T4150">="</text:span><text:span text:style-name="T4151">margin-left</text:span><text:span text:style-name="T4152">:<text:s/></text:span><text:span text:style-name="T4153">0px</text:span><text:span text:style-name="T4154">;<text:s/></text:span><text:span text:style-name="T4155">margin-right</text:span><text:span text:style-name="T4156">:<text:s/></text:span><text:span text:style-name="T4157">0px</text:span><text:span text:style-name="T4158">"</text:span><text:span text:style-name="T4159">&gt;</text:span></text:p>
      <text:p text:style-name="P4160"><text:span text:style-name="T4161">       <text:s/></text:span><text:span text:style-name="T4162">&lt;scale-button</text:span><text:span text:style-name="T4163"><text:s/></text:span><text:span text:style-name="T4164">ref</text:span><text:span text:style-name="T4165">=</text:span><text:span text:style-name="T4166">"resultsButton"</text:span><text:span text:style-name="T4167"><text:s/></text:span><text:span text:style-name="T4168">slot</text:span><text:span text:style-name="T4169">=</text:span><text:span text:style-name="T4170">"action"</text:span><text:span text:style-name="T4171"><text:s/></text:span><text:span text:style-name="T4172">variant</text:span><text:span text:style-name="T4173">=</text:span><text:span text:style-name="T4174">"primary"</text:span><text:span text:style-name="T4175"><text:s/>@</text:span><text:span text:style-name="T4176">click</text:span><text:span text:style-name="T4177">="</text:span><text:span text:style-name="T4178">acceptSelection</text:span><text:span text:style-name="T4179">"</text:span></text:p>
      <text:p text:style-name="P4180"><text:span text:style-name="T4181">         <text:s/></text:span><text:span text:style-name="T4182">&gt;</text:span><text:span text:style-name="T4183">Ergebnisse anzeigen</text:span><text:span text:style-name="T4184">&lt;/scale-button</text:span></text:p>
      <text:p text:style-name="P4185"><text:span text:style-name="T4186">       <text:s/></text:span><text:span text:style-name="T4187">&gt;</text:span></text:p>
      <text:p text:style-name="P4188"><text:span text:style-name="T4189">       <text:s/></text:span><text:span text:style-name="T4190">&lt;scale-button</text:span></text:p>
      <text:p text:style-name="P4191"><text:span text:style-name="T4192">         <text:s/></text:span><text:span text:style-name="T4193">slot</text:span><text:span text:style-name="T4194">=</text:span><text:span text:style-name="T4195">"action"</text:span></text:p>
      <text:p text:style-name="P4196"><text:span text:style-name="T4197">         <text:s/></text:span><text:span text:style-name="T4198">variant</text:span><text:span text:style-name="T4199">=</text:span><text:span text:style-name="T4200">"secondary"</text:span></text:p>
      <text:p text:style-name="P4201"><text:span text:style-name="T4202">          @</text:span><text:span text:style-name="T4203">click</text:span><text:span text:style-name="T4204">="</text:span><text:span text:style-name="T4205">filterModalClose</text:span><text:span text:style-name="T4206">"</text:span></text:p>
      <text:p text:style-name="P4207"><text:span text:style-name="T4208">         <text:s/></text:span><text:span text:style-name="T4209">style</text:span><text:span text:style-name="T4210">="</text:span><text:span text:style-name="T4211">float</text:span><text:span text:style-name="T4212">:<text:s/></text:span><text:span text:style-name="T4213">right</text:span><text:span text:style-name="T4214">"</text:span></text:p>
      <text:p text:style-name="P4215"><text:span text:style-name="T4216">         <text:s/></text:span><text:span text:style-name="T4217">&gt;</text:span><text:span text:style-name="T4218">Abbrechen</text:span><text:span text:style-name="T4219">&lt;/scale-button</text:span></text:p>
      <text:p text:style-name="P4220"><text:span text:style-name="T4221">       <text:s/></text:span><text:span text:style-name="T4222">&gt;</text:span></text:p>
      <text:p text:style-name="P4223"><text:span text:style-name="T4224">     <text:s/></text:span><text:span text:style-name="T4225">&lt;/div&gt;</text:span></text:p>
      <text:p text:style-name="P4226"><text:span text:style-name="T4227">   <text:s/></text:span><text:span text:style-name="T4228">&lt;/scale-modal&gt;</text:span></text:p>
      <text:p text:style-name="P4229"><text:span text:style-name="T4230"> <text:s/></text:span><text:span text:style-name="T4231">&lt;/div&gt;</text:span></text:p>
      <text:p text:style-name="P4232"><text:span text:style-name="T4233">&lt;/template&gt;</text:span></text:p>
      <text:p text:style-name="P4234"/>
      <text:p text:style-name="P4235"><text:span text:style-name="T4236">&lt;script&gt;</text:span></text:p>
      <text:p text:style-name="P4237"><text:span text:style-name="T4238">export</text:span><text:span text:style-name="T4239"><text:s/></text:span><text:span text:style-name="T4240">default</text:span><text:span text:style-name="T4241"><text:s/>{</text:span></text:p>
      <text:p text:style-name="P4242"><text:span text:style-name="T4243"> <text:s/></text:span><text:span text:style-name="T4244">data</text:span><text:span text:style-name="T4245">() {</text:span></text:p>
      <text:p text:style-name="P4246"><text:span text:style-name="T4247">   <text:s/></text:span><text:span text:style-name="T4248">return</text:span><text:span text:style-name="T4249"><text:s/>{</text:span></text:p>
      <text:p text:style-name="P4250"><text:span text:style-name="T4251">     <text:s/></text:span><text:span text:style-name="T4252">isModalOpen:</text:span><text:span text:style-name="T4253"><text:s/></text:span><text:span text:style-name="T4254">false</text:span><text:span text:style-name="T4255">,</text:span></text:p>
      <text:p text:style-name="P4256"><text:span text:style-name="T4257">     <text:s/></text:span><text:span text:style-name="T4258">filterBy:</text:span><text:span text:style-name="T4259"><text:s/>{</text:span></text:p>
      <text:p text:style-name="P4260"><text:span text:style-name="T4261">       <text:s/></text:span><text:span text:style-name="T4262">sent:</text:span><text:span text:style-name="T4263"><text:s/></text:span><text:span text:style-name="T4264">false</text:span><text:span text:style-name="T4265">,</text:span></text:p>
      <text:p text:style-name="P4266"><text:span text:style-name="T4267">       <text:s/></text:span><text:span text:style-name="T4268">info:</text:span><text:span text:style-name="T4269"><text:s/></text:span><text:span text:style-name="T4270">false</text:span><text:span text:style-name="T4271">,</text:span></text:p>
      <text:p text:style-name="P4272"><text:span text:style-name="T4273">       <text:s/></text:span><text:span text:style-name="T4274">measure:</text:span><text:span text:style-name="T4275"><text:s/></text:span><text:span text:style-name="T4276">false</text:span><text:span text:style-name="T4277">,</text:span></text:p>
      <text:p text:style-name="P4278"><text:span text:style-name="T4279">       <text:s/></text:span><text:span text:style-name="T4280">immediate:</text:span><text:span text:style-name="T4281"><text:s/></text:span><text:span text:style-name="T4282">false</text:span><text:span text:style-name="T4283">,</text:span></text:p>
      <text:p text:style-name="P4284"><text:span text:style-name="T4285">       <text:s/></text:span><text:span text:style-name="T4286">appointment:</text:span><text:span text:style-name="T4287"><text:s/></text:span><text:span text:style-name="T4288">false</text:span><text:span text:style-name="T4289">,</text:span></text:p>
      <text:p text:style-name="P4290"><text:span text:style-name="T4291">       <text:s/></text:span><text:span text:style-name="T4292">series:</text:span><text:span text:style-name="T4293"><text:s/></text:span><text:span text:style-name="T4294">false</text:span><text:span text:style-name="T4295">,</text:span></text:p>
      <text:p text:style-name="P4296"><text:span text:style-name="T4297">       <text:s/></text:span><text:span text:style-name="T4298">subjectCompare:</text:span><text:span text:style-name="T4299"><text:s/></text:span><text:span text:style-name="T4300">""</text:span><text:span text:style-name="T4301">,</text:span></text:p>
      <text:p text:style-name="P4302"><text:span text:style-name="T4303">       <text:s/></text:span><text:span text:style-name="T4304">subjectValue:</text:span><text:span text:style-name="T4305"><text:s/></text:span><text:span text:style-name="T4306">""</text:span><text:span text:style-name="T4307">,</text:span></text:p>
      <text:p text:style-name="P4308"><text:span text:style-name="T4309">       <text:s/></text:span><text:span text:style-name="T4310">contentCompare:</text:span><text:span text:style-name="T4311"><text:s/></text:span><text:span text:style-name="T4312">""</text:span><text:span text:style-name="T4313">,</text:span></text:p>
      <text:p text:style-name="P4314"><text:span text:style-name="T4315">       <text:s/></text:span><text:span text:style-name="T4316">contentValue:</text:span><text:span text:style-name="T4317"><text:s/></text:span><text:span text:style-name="T4318">""</text:span><text:span text:style-name="T4319">,</text:span></text:p>
      <text:p text:style-name="P4320"><text:span text:style-name="T4321">       <text:s/></text:span><text:span text:style-name="T4322">sentSwitch:</text:span><text:span text:style-name="T4323"><text:s/></text:span><text:span text:style-name="T4324">false</text:span><text:span text:style-name="T4325">,</text:span></text:p>
      <text:p text:style-name="P4326"><text:span text:style-name="T4327">       <text:s/></text:span><text:span text:style-name="T4328">sentCompare:</text:span><text:span text:style-name="T4329"><text:s/></text:span><text:span text:style-name="T4330">""</text:span><text:span text:style-name="T4331">,</text:span></text:p>
      <text:p text:style-name="P4332"><text:span text:style-name="T4333">       <text:s/></text:span><text:span text:style-name="T4334">sentDateStart:</text:span><text:span text:style-name="T4335"><text:s/></text:span><text:span text:style-name="T4336">""</text:span><text:span text:style-name="T4337">,</text:span></text:p>
      <text:p text:style-name="P4338"><text:span text:style-name="T4339">       <text:s/></text:span><text:span text:style-name="T4340">sentTimeStart:</text:span><text:span text:style-name="T4341"><text:s/></text:span><text:span text:style-name="T4342">""</text:span><text:span text:style-name="T4343">,</text:span></text:p>
      <text:p text:style-name="P4344"><text:span text:style-name="T4345">       <text:s/></text:span><text:span text:style-name="T4346">sentDateEnd:</text:span><text:span text:style-name="T4347"><text:s/></text:span><text:span text:style-name="T4348">""</text:span><text:span text:style-name="T4349">,</text:span></text:p>
      <text:p text:style-name="P4350"><text:span text:style-name="T4351">       <text:s/></text:span><text:span text:style-name="T4352">sentTimeEnd:</text:span><text:span text:style-name="T4353"><text:s/></text:span><text:span text:style-name="T4354">""</text:span><text:span text:style-name="T4355">,</text:span></text:p>
      <text:p text:style-name="P4356"><text:span text:style-name="T4357">       <text:s/></text:span><text:span text:style-name="T4358">generatedSwitch:</text:span><text:span text:style-name="T4359"><text:s/></text:span><text:span text:style-name="T4360">false</text:span><text:span text:style-name="T4361">,</text:span></text:p>
      <text:p text:style-name="P4362"><text:span text:style-name="T4363">       <text:s/></text:span><text:span text:style-name="T4364">generatedCompare:</text:span><text:span text:style-name="T4365"><text:s/></text:span><text:span text:style-name="T4366">""</text:span><text:span text:style-name="T4367">,</text:span></text:p>
      <text:p text:style-name="P4368"><text:span text:style-name="T4369">       <text:s/></text:span><text:span text:style-name="T4370">generatedDateStart:</text:span><text:span text:style-name="T4371"><text:s/></text:span><text:span text:style-name="T4372">""</text:span><text:span text:style-name="T4373">,</text:span></text:p>
      <text:p text:style-name="P4374"><text:span text:style-name="T4375">       <text:s/></text:span><text:span text:style-name="T4376">generatedTimeStart:</text:span><text:span text:style-name="T4377"><text:s/></text:span><text:span text:style-name="T4378">""</text:span><text:span text:style-name="T4379">,</text:span></text:p>
      <text:p text:style-name="P4380"><text:span text:style-name="T4381">       <text:s/></text:span><text:span text:style-name="T4382">generatedDateEnd:</text:span><text:span text:style-name="T4383"><text:s/></text:span><text:span text:style-name="T4384">""</text:span><text:span text:style-name="T4385">,</text:span></text:p>
      <text:p text:style-name="P4386"><text:span text:style-name="T4387">       <text:s/></text:span><text:span text:style-name="T4388">generatedTimeEnd:</text:span><text:span text:style-name="T4389"><text:s/></text:span><text:span text:style-name="T4390">""</text:span><text:span text:style-name="T4391">,</text:span></text:p>
      <text:p text:style-name="P4392"><text:span text:style-name="T4393">       <text:s/></text:span><text:span text:style-name="T4394">alteredSwitch:</text:span><text:span text:style-name="T4395"><text:s/></text:span><text:span text:style-name="T4396">false</text:span><text:span text:style-name="T4397">,</text:span></text:p>
      <text:p text:style-name="P4398"><text:span text:style-name="T4399">       <text:s/></text:span><text:span text:style-name="T4400">alteredCompare:</text:span><text:span text:style-name="T4401"><text:s/></text:span><text:span text:style-name="T4402">""</text:span><text:span text:style-name="T4403">,</text:span></text:p>
      <text:p text:style-name="P4404"><text:span text:style-name="T4405">       <text:s/></text:span><text:span text:style-name="T4406">alteredDateStart:</text:span><text:span text:style-name="T4407"><text:s/></text:span><text:span text:style-name="T4408">""</text:span><text:span text:style-name="T4409">,</text:span></text:p>
      <text:p text:style-name="P4410"><text:span text:style-name="T4411">       <text:s/></text:span><text:span text:style-name="T4412">alteredTimeStart:</text:span><text:span text:style-name="T4413"><text:s/></text:span><text:span text:style-name="T4414">""</text:span><text:span text:style-name="T4415">,</text:span></text:p>
      <text:p text:style-name="P4416"><text:span text:style-name="T4417">       <text:s/></text:span><text:span text:style-name="T4418">alteredDateEnd:</text:span><text:span text:style-name="T4419"><text:s/></text:span><text:span text:style-name="T4420">""</text:span><text:span text:style-name="T4421">,</text:span></text:p>
      <text:p text:style-name="P4422"><text:span text:style-name="T4423">       <text:s/></text:span><text:span text:style-name="T4424">alteredTimeEnd:</text:span><text:span text:style-name="T4425"><text:s/></text:span><text:span text:style-name="T4426">""</text:span><text:span text:style-name="T4427">,</text:span></text:p>
      <text:p text:style-name="P4428"><text:span text:style-name="T4429">       <text:s/></text:span><text:span text:style-name="T4430">numberCompare:</text:span><text:span text:style-name="T4431"><text:s/></text:span><text:span text:style-name="T4432">""</text:span><text:span text:style-name="T4433">,</text:span></text:p>
      <text:p text:style-name="P4434"><text:span text:style-name="T4435">       <text:s/></text:span><text:span text:style-name="T4436">numberValueStart:</text:span><text:span text:style-name="T4437"><text:s/></text:span><text:span text:style-name="T4438">""</text:span><text:span text:style-name="T4439">,</text:span></text:p>
      <text:p text:style-name="P4440"><text:span text:style-name="T4441">       <text:s/></text:span><text:span text:style-name="T4442">numberValueEnd:</text:span><text:span text:style-name="T4443"><text:s/></text:span><text:span text:style-name="T4444">""</text:span></text:p>
      <text:p text:style-name="P4445">      }</text:p>
      <text:p text:style-name="P4446">    };</text:p>
      <text:p text:style-name="P4447">  },</text:p>
      <text:p text:style-name="P4448"><text:span text:style-name="T4449"> <text:s/></text:span><text:span text:style-name="T4450">methods:</text:span><text:span text:style-name="T4451"><text:s/>{</text:span></text:p>
      <text:p text:style-name="P4452"><text:span text:style-name="T4453">   <text:s/></text:span><text:span text:style-name="T4454">getCount</text:span><text:span text:style-name="T4455">(</text:span><text:span text:style-name="T4456">category</text:span><text:span text:style-name="T4457">) {</text:span></text:p>
      <text:p text:style-name="P4458"><text:span text:style-name="T4459">     <text:s/></text:span><text:span text:style-name="T4460">switch</text:span><text:span text:style-name="T4461"><text:s/>(</text:span><text:span text:style-name="T4462">category</text:span><text:span text:style-name="T4463">) {</text:span></text:p>
      <text:p text:style-name="P4464"><text:span text:style-name="T4465">       <text:s/></text:span><text:span text:style-name="T4466">case</text:span><text:span text:style-name="T4467"><text:s/></text:span><text:span text:style-name="T4468">"status"</text:span><text:span text:style-name="T4469">:</text:span></text:p>
      <text:p text:style-name="P4470"><text:span text:style-name="T4471">         <text:s/></text:span><text:span text:style-name="T4472">return</text:span><text:span text:style-name="T4473"><text:s/></text:span><text:span text:style-name="T4474">this</text:span><text:span text:style-name="T4475">.</text:span><text:span text:style-name="T4476">filterBy</text:span><text:span text:style-name="T4477">.</text:span><text:span text:style-name="T4478">sent</text:span><text:span text:style-name="T4479"><text:s/></text:span><text:span text:style-name="T4480">?</text:span><text:span text:style-name="T4481"><text:s/></text:span><text:span text:style-name="T4482">1</text:span><text:span text:style-name="T4483"><text:s/></text:span><text:span text:style-name="T4484">:</text:span><text:span text:style-name="T4485"><text:s/></text:span><text:span text:style-name="T4486">0</text:span><text:span text:style-name="T4487">;</text:span></text:p>
      <text:p text:style-name="P4488"><text:span text:style-name="T4489">       <text:s/></text:span><text:span text:style-name="T4490">case</text:span><text:span text:style-name="T4491"><text:s/></text:span><text:span text:style-name="T4492">"benachrichtigungstyp"</text:span><text:span text:style-name="T4493">:</text:span></text:p>
      <text:p text:style-name="P4494"><text:span text:style-name="T4495">         <text:s/></text:span><text:span text:style-name="T4496">return</text:span><text:span text:style-name="T4497"><text:s/>(</text:span><text:span text:style-name="T4498">this</text:span><text:span text:style-name="T4499">.</text:span><text:span text:style-name="T4500">filterBy</text:span><text:span text:style-name="T4501">.</text:span><text:span text:style-name="T4502">info</text:span><text:span text:style-name="T4503"><text:s/></text:span><text:span text:style-name="T4504">?</text:span><text:span text:style-name="T4505"><text:s/></text:span><text:span text:style-name="T4506">1</text:span><text:span text:style-name="T4507"><text:s/></text:span><text:span text:style-name="T4508">:</text:span><text:span text:style-name="T4509"><text:s/></text:span><text:span text:style-name="T4510">0</text:span><text:span text:style-name="T4511">)<text:s/></text:span><text:span text:style-name="T4512">+</text:span><text:span text:style-name="T4513"><text:s/>(</text:span><text:span text:style-name="T4514">this</text:span><text:span text:style-name="T4515">.</text:span><text:span text:style-name="T4516">filterBy</text:span><text:span text:style-name="T4517">.</text:span><text:span text:style-name="T4518">measure</text:span><text:span text:style-name="T4519"><text:s/></text:span><text:span text:style-name="T4520">?</text:span><text:span text:style-name="T4521"><text:s/></text:span><text:span text:style-name="T4522">1</text:span><text:span text:style-name="T4523"><text:s/></text:span><text:span text:style-name="T4524">:</text:span><text:span text:style-name="T4525"><text:s/></text:span><text:span text:style-name="T4526">0</text:span><text:span text:style-name="T4527">);</text:span></text:p>
      <text:p text:style-name="P4528"><text:span text:style-name="T4529">       <text:s/></text:span><text:span text:style-name="T4530">case</text:span><text:span text:style-name="T4531"><text:s/></text:span><text:span text:style-name="T4532">"termin"</text:span><text:span text:style-name="T4533">:</text:span></text:p>
      <text:p text:style-name="P4534"><text:span text:style-name="T4535">         <text:s/></text:span><text:span text:style-name="T4536">return</text:span><text:span text:style-name="T4537"><text:s/>(</text:span></text:p>
      <text:p text:style-name="P4538"><text:span text:style-name="T4539">            (</text:span><text:span text:style-name="T4540">this</text:span><text:span text:style-name="T4541">.</text:span><text:span text:style-name="T4542">filterBy</text:span><text:span text:style-name="T4543">.</text:span><text:span text:style-name="T4544">immediate</text:span><text:span text:style-name="T4545"><text:s/></text:span><text:span text:style-name="T4546">?</text:span><text:span text:style-name="T4547"><text:s/></text:span><text:span text:style-name="T4548">1</text:span><text:span text:style-name="T4549"><text:s/></text:span><text:span text:style-name="T4550">:</text:span><text:span text:style-name="T4551"><text:s/></text:span><text:span text:style-name="T4552">0</text:span><text:span text:style-name="T4553">)<text:s/></text:span><text:span text:style-name="T4554">+</text:span></text:p>
      <text:p text:style-name="P4555"><text:span text:style-name="T4556">            (</text:span><text:span text:style-name="T4557">this</text:span><text:span text:style-name="T4558">.</text:span><text:span text:style-name="T4559">filterBy</text:span><text:span text:style-name="T4560">.</text:span><text:span text:style-name="T4561">deadline</text:span><text:span text:style-name="T4562"><text:s/></text:span><text:span text:style-name="T4563">?</text:span><text:span text:style-name="T4564"><text:s/></text:span><text:span text:style-name="T4565">1</text:span><text:span text:style-name="T4566"><text:s/></text:span><text:span text:style-name="T4567">:</text:span><text:span text:style-name="T4568"><text:s/></text:span><text:span text:style-name="T4569">0</text:span><text:span text:style-name="T4570">)<text:s/></text:span><text:span text:style-name="T4571">+</text:span></text:p>
      <text:p text:style-name="P4572"><text:span text:style-name="T4573">            (</text:span><text:span text:style-name="T4574">this</text:span><text:span text:style-name="T4575">.</text:span><text:span text:style-name="T4576">filterBy</text:span><text:span text:style-name="T4577">.</text:span><text:span text:style-name="T4578">series</text:span><text:span text:style-name="T4579"><text:s/></text:span><text:span text:style-name="T4580">?</text:span><text:span text:style-name="T4581"><text:s/></text:span><text:span text:style-name="T4582">1</text:span><text:span text:style-name="T4583"><text:s/></text:span><text:span text:style-name="T4584">:</text:span><text:span text:style-name="T4585"><text:s/></text:span><text:span text:style-name="T4586">0</text:span><text:span text:style-name="T4587">)</text:span></text:p>
      <text:p text:style-name="P4588">          );</text:p>
      <text:p text:style-name="P4589"><text:span text:style-name="T4590">       <text:s/></text:span><text:span text:style-name="T4591">case</text:span><text:span text:style-name="T4592"><text:s/></text:span><text:span text:style-name="T4593">"betreff"</text:span><text:span text:style-name="T4594">:</text:span></text:p>
      <text:p text:style-name="P4595"><text:span text:style-name="T4596">         <text:s/></text:span><text:span text:style-name="T4597">return</text:span><text:span text:style-name="T4598"><text:s/>(</text:span><text:span text:style-name="T4599">this</text:span><text:span text:style-name="T4600">.</text:span><text:span text:style-name="T4601">filterBy</text:span><text:span text:style-name="T4602">.</text:span><text:span text:style-name="T4603">subjectCompare</text:span><text:span text:style-name="T4604"><text:s/></text:span><text:span text:style-name="T4605">?</text:span><text:span text:style-name="T4606"><text:s/></text:span><text:span text:style-name="T4607">1</text:span><text:span text:style-name="T4608"><text:s/></text:span><text:span text:style-name="T4609">:</text:span><text:span text:style-name="T4610"><text:s/></text:span><text:span text:style-name="T4611">0</text:span><text:span text:style-name="T4612">)<text:s/></text:span><text:span text:style-name="T4613">+</text:span><text:span text:style-name="T4614"><text:s/>(</text:span><text:span text:style-name="T4615">this</text:span><text:span text:style-name="T4616">.</text:span><text:span text:style-name="T4617">filterBy</text:span><text:span text:style-name="T4618">.</text:span><text:span text:style-name="T4619">subjectValue</text:span><text:span text:style-name="T4620"><text:s/></text:span><text:span text:style-name="T4621">?</text:span><text:span text:style-name="T4622"><text:s/></text:span><text:span text:style-name="T4623">1</text:span><text:span text:style-name="T4624"><text:s/></text:span><text:span text:style-name="T4625">:</text:span><text:span text:style-name="T4626"><text:s/></text:span><text:span text:style-name="T4627">0</text:span><text:span text:style-name="T4628">);</text:span></text:p>
      <text:p text:style-name="P4629"><text:span text:style-name="T4630">       <text:s/></text:span><text:span text:style-name="T4631">case</text:span><text:span text:style-name="T4632"><text:s/></text:span><text:span text:style-name="T4633">"inhalt"</text:span><text:span text:style-name="T4634">:</text:span></text:p>
      <text:p text:style-name="P4635"><text:span text:style-name="T4636">         <text:s/></text:span><text:span text:style-name="T4637">return</text:span><text:span text:style-name="T4638"><text:s/>(</text:span><text:span text:style-name="T4639">this</text:span><text:span text:style-name="T4640">.</text:span><text:span text:style-name="T4641">filterBy</text:span><text:span text:style-name="T4642">.</text:span><text:span text:style-name="T4643">contentCompare</text:span><text:span text:style-name="T4644"><text:s/></text:span><text:span text:style-name="T4645">?</text:span><text:span text:style-name="T4646"><text:s/></text:span><text:span text:style-name="T4647">1</text:span><text:span text:style-name="T4648"><text:s/></text:span><text:span text:style-name="T4649">:</text:span><text:span text:style-name="T4650"><text:s/></text:span><text:span text:style-name="T4651">0</text:span><text:span text:style-name="T4652">)<text:s/></text:span><text:span text:style-name="T4653">+</text:span><text:span text:style-name="T4654"><text:s/>(</text:span><text:span text:style-name="T4655">this</text:span><text:span text:style-name="T4656">.</text:span><text:span text:style-name="T4657">filterBy</text:span><text:span text:style-name="T4658">.</text:span><text:span text:style-name="T4659">contentValue</text:span><text:span text:style-name="T4660"><text:s/></text:span><text:span text:style-name="T4661">?</text:span><text:span text:style-name="T4662"><text:s/></text:span><text:span text:style-name="T4663">1</text:span><text:span text:style-name="T4664"><text:s/></text:span><text:span text:style-name="T4665">:</text:span><text:span text:style-name="T4666"><text:s/></text:span><text:span text:style-name="T4667">0</text:span><text:span text:style-name="T4668">);</text:span></text:p>
      <text:p text:style-name="P4669"><text:span text:style-name="T4670">       <text:s/></text:span><text:span text:style-name="T4671">case</text:span><text:span text:style-name="T4672"><text:s/></text:span><text:span text:style-name="T4673">"gesendet"</text:span><text:span text:style-name="T4674">:</text:span></text:p>
      <text:p text:style-name="P4675"><text:span text:style-name="T4676">         <text:s/></text:span><text:span text:style-name="T4677">return</text:span><text:span text:style-name="T4678"><text:s/>(</text:span></text:p>
      <text:p text:style-name="P4679"><text:span text:style-name="T4680">            (</text:span><text:span text:style-name="T4681">this</text:span><text:span text:style-name="T4682">.</text:span><text:span text:style-name="T4683">filterBy</text:span><text:span text:style-name="T4684">.</text:span><text:span text:style-name="T4685">sentSwitch</text:span><text:span text:style-name="T4686"><text:s/></text:span><text:span text:style-name="T4687">?</text:span><text:span text:style-name="T4688"><text:s/></text:span><text:span text:style-name="T4689">1</text:span><text:span text:style-name="T4690"><text:s/></text:span><text:span text:style-name="T4691">:</text:span><text:span text:style-name="T4692"><text:s/></text:span><text:span text:style-name="T4693">0</text:span><text:span text:style-name="T4694">)<text:s/></text:span><text:span text:style-name="T4695">+</text:span></text:p>
      <text:p text:style-name="P4696"><text:span text:style-name="T4697">            (</text:span><text:span text:style-name="T4698">this</text:span><text:span text:style-name="T4699">.</text:span><text:span text:style-name="T4700">filterBy</text:span><text:span text:style-name="T4701">.</text:span><text:span text:style-name="T4702">sentCompare</text:span><text:span text:style-name="T4703"><text:s/></text:span><text:span text:style-name="T4704">?</text:span><text:span text:style-name="T4705"><text:s/></text:span><text:span text:style-name="T4706">1</text:span><text:span text:style-name="T4707"><text:s/></text:span><text:span text:style-name="T4708">:</text:span><text:span text:style-name="T4709"><text:s/></text:span><text:span text:style-name="T4710">0</text:span><text:span text:style-name="T4711">)<text:s/></text:span><text:span text:style-name="T4712">+</text:span></text:p>
      <text:p text:style-name="P4713"><text:span text:style-name="T4714">            (</text:span><text:span text:style-name="T4715">this</text:span><text:span text:style-name="T4716">.</text:span><text:span text:style-name="T4717">filterBy</text:span><text:span text:style-name="T4718">.</text:span><text:span text:style-name="T4719">sentDateStart</text:span><text:span text:style-name="T4720"><text:s/></text:span><text:span text:style-name="T4721">?</text:span><text:span text:style-name="T4722"><text:s/></text:span><text:span text:style-name="T4723">1</text:span><text:span text:style-name="T4724"><text:s/></text:span><text:span text:style-name="T4725">:</text:span><text:span text:style-name="T4726"><text:s/></text:span><text:span text:style-name="T4727">0</text:span><text:span text:style-name="T4728">)<text:s/></text:span><text:span text:style-name="T4729">+</text:span></text:p>
      <text:p text:style-name="P4730"><text:span text:style-name="T4731">            (</text:span><text:span text:style-name="T4732">this</text:span><text:span text:style-name="T4733">.</text:span><text:span text:style-name="T4734">filterBy</text:span><text:span text:style-name="T4735">.</text:span><text:span text:style-name="T4736">sentDateEnd</text:span><text:span text:style-name="T4737"><text:s/></text:span><text:span text:style-name="T4738">?</text:span><text:span text:style-name="T4739"><text:s/></text:span><text:span text:style-name="T4740">1</text:span><text:span text:style-name="T4741"><text:s/></text:span><text:span text:style-name="T4742">:</text:span><text:span text:style-name="T4743"><text:s/></text:span><text:span text:style-name="T4744">0</text:span><text:span text:style-name="T4745">)<text:s/></text:span><text:span text:style-name="T4746">+</text:span></text:p>
      <text:p text:style-name="P4747"><text:span text:style-name="T4748">            (</text:span><text:span text:style-name="T4749">this</text:span><text:span text:style-name="T4750">.</text:span><text:span text:style-name="T4751">filterBy</text:span><text:span text:style-name="T4752">.</text:span><text:span text:style-name="T4753">sentTimeStart</text:span><text:span text:style-name="T4754"><text:s/></text:span><text:span text:style-name="T4755">?</text:span><text:span text:style-name="T4756"><text:s/></text:span><text:span text:style-name="T4757">1</text:span><text:span text:style-name="T4758"><text:s/></text:span><text:span text:style-name="T4759">:</text:span><text:span text:style-name="T4760"><text:s/></text:span><text:span text:style-name="T4761">0</text:span><text:span text:style-name="T4762">)<text:s/></text:span><text:span text:style-name="T4763">+</text:span></text:p>
      <text:p text:style-name="P4764"><text:span text:style-name="T4765">            (</text:span><text:span text:style-name="T4766">this</text:span><text:span text:style-name="T4767">.</text:span><text:span text:style-name="T4768">filterBy</text:span><text:span text:style-name="T4769">.</text:span><text:span text:style-name="T4770">sentTimeEnd</text:span><text:span text:style-name="T4771"><text:s/></text:span><text:span text:style-name="T4772">?</text:span><text:span text:style-name="T4773"><text:s/></text:span><text:span text:style-name="T4774">1</text:span><text:span text:style-name="T4775"><text:s/></text:span><text:span text:style-name="T4776">:</text:span><text:span text:style-name="T4777"><text:s/></text:span><text:span text:style-name="T4778">0</text:span><text:span text:style-name="T4779">)</text:span></text:p>
      <text:p text:style-name="P4780">          );</text:p>
      <text:p text:style-name="P4781"><text:span text:style-name="T4782">       <text:s/></text:span><text:span text:style-name="T4783">case</text:span><text:span text:style-name="T4784"><text:s/></text:span><text:span text:style-name="T4785">"erstellt"</text:span><text:span text:style-name="T4786">:</text:span></text:p>
      <text:p text:style-name="P4787"><text:span text:style-name="T4788">         <text:s/></text:span><text:span text:style-name="T4789">return</text:span><text:span text:style-name="T4790"><text:s/>(</text:span></text:p>
      <text:p text:style-name="P4791"><text:span text:style-name="T4792">            (</text:span><text:span text:style-name="T4793">this</text:span><text:span text:style-name="T4794">.</text:span><text:span text:style-name="T4795">filterBy</text:span><text:span text:style-name="T4796">.</text:span><text:span text:style-name="T4797">generatedSwitch</text:span><text:span text:style-name="T4798"><text:s/></text:span><text:span text:style-name="T4799">?</text:span><text:span text:style-name="T4800"><text:s/></text:span><text:span text:style-name="T4801">1</text:span><text:span text:style-name="T4802"><text:s/></text:span><text:span text:style-name="T4803">:</text:span><text:span text:style-name="T4804"><text:s/></text:span><text:span text:style-name="T4805">0</text:span><text:span text:style-name="T4806">)<text:s/></text:span><text:span text:style-name="T4807">+</text:span></text:p>
      <text:p text:style-name="P4808"><text:span text:style-name="T4809">            (</text:span><text:span text:style-name="T4810">this</text:span><text:span text:style-name="T4811">.</text:span><text:span text:style-name="T4812">filterBy</text:span><text:span text:style-name="T4813">.</text:span><text:span text:style-name="T4814">generatedCompare</text:span><text:span text:style-name="T4815"><text:s/></text:span><text:span text:style-name="T4816">?</text:span><text:span text:style-name="T4817"><text:s/></text:span><text:span text:style-name="T4818">1</text:span><text:span text:style-name="T4819"><text:s/></text:span><text:span text:style-name="T4820">:</text:span><text:span text:style-name="T4821"><text:s/></text:span><text:span text:style-name="T4822">0</text:span><text:span text:style-name="T4823">)<text:s/></text:span><text:span text:style-name="T4824">+</text:span></text:p>
      <text:p text:style-name="P4825"><text:span text:style-name="T4826">            (</text:span><text:span text:style-name="T4827">this</text:span><text:span text:style-name="T4828">.</text:span><text:span text:style-name="T4829">filterBy</text:span><text:span text:style-name="T4830">.</text:span><text:span text:style-name="T4831">generatedDateStart</text:span><text:span text:style-name="T4832"><text:s/></text:span><text:span text:style-name="T4833">?</text:span><text:span text:style-name="T4834"><text:s/></text:span><text:span text:style-name="T4835">1</text:span><text:span text:style-name="T4836"><text:s/></text:span><text:span text:style-name="T4837">:</text:span><text:span text:style-name="T4838"><text:s/></text:span><text:span text:style-name="T4839">0</text:span><text:span text:style-name="T4840">)<text:s/></text:span><text:span text:style-name="T4841">+</text:span></text:p>
      <text:p text:style-name="P4842"><text:span text:style-name="T4843">            (</text:span><text:span text:style-name="T4844">this</text:span><text:span text:style-name="T4845">.</text:span><text:span text:style-name="T4846">filterBy</text:span><text:span text:style-name="T4847">.</text:span><text:span text:style-name="T4848">generatedDateEnd</text:span><text:span text:style-name="T4849"><text:s/></text:span><text:span text:style-name="T4850">?</text:span><text:span text:style-name="T4851"><text:s/></text:span><text:span text:style-name="T4852">1</text:span><text:span text:style-name="T4853"><text:s/></text:span><text:span text:style-name="T4854">:</text:span><text:span text:style-name="T4855"><text:s/></text:span><text:span text:style-name="T4856">0</text:span><text:span text:style-name="T4857">)<text:s/></text:span><text:span text:style-name="T4858">+</text:span></text:p>
      <text:p text:style-name="P4859"><text:span text:style-name="T4860">            (</text:span><text:span text:style-name="T4861">this</text:span><text:span text:style-name="T4862">.</text:span><text:span text:style-name="T4863">filterBy</text:span><text:span text:style-name="T4864">.</text:span><text:span text:style-name="T4865">generatedTimeStart</text:span><text:span text:style-name="T4866"><text:s/></text:span><text:span text:style-name="T4867">?</text:span><text:span text:style-name="T4868"><text:s/></text:span><text:span text:style-name="T4869">1</text:span><text:span text:style-name="T4870"><text:s/></text:span><text:span text:style-name="T4871">:</text:span><text:span text:style-name="T4872"><text:s/></text:span><text:span text:style-name="T4873">0</text:span><text:span text:style-name="T4874">)<text:s/></text:span><text:span text:style-name="T4875">+</text:span></text:p>
      <text:p text:style-name="P4876"><text:span text:style-name="T4877">            (</text:span><text:span text:style-name="T4878">this</text:span><text:span text:style-name="T4879">.</text:span><text:span text:style-name="T4880">filterBy</text:span><text:span text:style-name="T4881">.</text:span><text:span text:style-name="T4882">generatedTimeEnd</text:span><text:span text:style-name="T4883"><text:s/></text:span><text:span text:style-name="T4884">?</text:span><text:span text:style-name="T4885"><text:s/></text:span><text:span text:style-name="T4886">1</text:span><text:span text:style-name="T4887"><text:s/></text:span><text:span text:style-name="T4888">:</text:span><text:span text:style-name="T4889"><text:s/></text:span><text:span text:style-name="T4890">0</text:span><text:span text:style-name="T4891">)</text:span></text:p>
      <text:p text:style-name="P4892">          );</text:p>
      <text:p text:style-name="P4893"><text:span text:style-name="T4894">       <text:s/></text:span><text:span text:style-name="T4895">case</text:span><text:span text:style-name="T4896"><text:s/></text:span><text:span text:style-name="T4897">"geaendert"</text:span><text:span text:style-name="T4898">:</text:span></text:p>
      <text:p text:style-name="P4899"><text:span text:style-name="T4900">         <text:s/></text:span><text:span text:style-name="T4901">return</text:span><text:span text:style-name="T4902"><text:s/>(</text:span></text:p>
      <text:p text:style-name="P4903"><text:span text:style-name="T4904">            (</text:span><text:span text:style-name="T4905">this</text:span><text:span text:style-name="T4906">.</text:span><text:span text:style-name="T4907">filterBy</text:span><text:span text:style-name="T4908">.</text:span><text:span text:style-name="T4909">alteredSwitch</text:span><text:span text:style-name="T4910"><text:s/></text:span><text:span text:style-name="T4911">?</text:span><text:span text:style-name="T4912"><text:s/></text:span><text:span text:style-name="T4913">1</text:span><text:span text:style-name="T4914"><text:s/></text:span><text:span text:style-name="T4915">:</text:span><text:span text:style-name="T4916"><text:s/></text:span><text:span text:style-name="T4917">0</text:span><text:span text:style-name="T4918">)<text:s/></text:span><text:span text:style-name="T4919">+</text:span></text:p>
      <text:p text:style-name="P4920"><text:span text:style-name="T4921">            (</text:span><text:span text:style-name="T4922">this</text:span><text:span text:style-name="T4923">.</text:span><text:span text:style-name="T4924">filterBy</text:span><text:span text:style-name="T4925">.</text:span><text:span text:style-name="T4926">alteredCompare</text:span><text:span text:style-name="T4927"><text:s/></text:span><text:span text:style-name="T4928">?</text:span><text:span text:style-name="T4929"><text:s/></text:span><text:span text:style-name="T4930">1</text:span><text:span text:style-name="T4931"><text:s/></text:span><text:span text:style-name="T4932">:</text:span><text:span text:style-name="T4933"><text:s/></text:span><text:span text:style-name="T4934">0</text:span><text:span text:style-name="T4935">)<text:s/></text:span><text:span text:style-name="T4936">+</text:span></text:p>
      <text:p text:style-name="P4937"><text:span text:style-name="T4938">            (</text:span><text:span text:style-name="T4939">this</text:span><text:span text:style-name="T4940">.</text:span><text:span text:style-name="T4941">filterBy</text:span><text:span text:style-name="T4942">.</text:span><text:span text:style-name="T4943">alteredDateStart</text:span><text:span text:style-name="T4944"><text:s/></text:span><text:span text:style-name="T4945">?</text:span><text:span text:style-name="T4946"><text:s/></text:span><text:span text:style-name="T4947">1</text:span><text:span text:style-name="T4948"><text:s/></text:span><text:span text:style-name="T4949">:</text:span><text:span text:style-name="T4950"><text:s/></text:span><text:span text:style-name="T4951">0</text:span><text:span text:style-name="T4952">)<text:s/></text:span><text:span text:style-name="T4953">+</text:span></text:p>
      <text:p text:style-name="P4954"><text:span text:style-name="T4955">            (</text:span><text:span text:style-name="T4956">this</text:span><text:span text:style-name="T4957">.</text:span><text:span text:style-name="T4958">filterBy</text:span><text:span text:style-name="T4959">.</text:span><text:span text:style-name="T4960">alteredDateEnd</text:span><text:span text:style-name="T4961"><text:s/></text:span><text:span text:style-name="T4962">?</text:span><text:span text:style-name="T4963"><text:s/></text:span><text:span text:style-name="T4964">1</text:span><text:span text:style-name="T4965"><text:s/></text:span><text:span text:style-name="T4966">:</text:span><text:span text:style-name="T4967"><text:s/></text:span><text:span text:style-name="T4968">0</text:span><text:span text:style-name="T4969">)<text:s/></text:span><text:span text:style-name="T4970">+</text:span></text:p>
      <text:p text:style-name="P4971"><text:span text:style-name="T4972">            (</text:span><text:span text:style-name="T4973">this</text:span><text:span text:style-name="T4974">.</text:span><text:span text:style-name="T4975">filterBy</text:span><text:span text:style-name="T4976">.</text:span><text:span text:style-name="T4977">alteredTimeStart</text:span><text:span text:style-name="T4978"><text:s/></text:span><text:span text:style-name="T4979">?</text:span><text:span text:style-name="T4980"><text:s/></text:span><text:span text:style-name="T4981">1</text:span><text:span text:style-name="T4982"><text:s/></text:span><text:span text:style-name="T4983">:</text:span><text:span text:style-name="T4984"><text:s/></text:span><text:span text:style-name="T4985">0</text:span><text:span text:style-name="T4986">)<text:s/></text:span><text:span text:style-name="T4987">+</text:span></text:p>
      <text:p text:style-name="P4988"><text:span text:style-name="T4989">            (</text:span><text:span text:style-name="T4990">this</text:span><text:span text:style-name="T4991">.</text:span><text:span text:style-name="T4992">filterBy</text:span><text:span text:style-name="T4993">.</text:span><text:span text:style-name="T4994">alteredTimeEnd</text:span><text:span text:style-name="T4995"><text:s/></text:span><text:span text:style-name="T4996">?</text:span><text:span text:style-name="T4997"><text:s/></text:span><text:span text:style-name="T4998">1</text:span><text:span text:style-name="T4999"><text:s/></text:span><text:span text:style-name="T5000">:</text:span><text:span text:style-name="T5001"><text:s/></text:span><text:span text:style-name="T5002">0</text:span><text:span text:style-name="T5003">)</text:span></text:p>
      <text:p text:style-name="P5004">          );</text:p>
      <text:p text:style-name="P5005"><text:span text:style-name="T5006">       <text:s/></text:span><text:span text:style-name="T5007">case</text:span><text:span text:style-name="T5008"><text:s/></text:span><text:span text:style-name="T5009">"lfdnr"</text:span><text:span text:style-name="T5010">:</text:span></text:p>
      <text:p text:style-name="P5011"><text:span text:style-name="T5012">         <text:s/></text:span><text:span text:style-name="T5013">return</text:span><text:span text:style-name="T5014"><text:s/>(</text:span></text:p>
      <text:p text:style-name="P5015"><text:span text:style-name="T5016">            (</text:span><text:span text:style-name="T5017">this</text:span><text:span text:style-name="T5018">.</text:span><text:span text:style-name="T5019">filterBy</text:span><text:span text:style-name="T5020">.</text:span><text:span text:style-name="T5021">numberCompare</text:span><text:span text:style-name="T5022"><text:s/></text:span><text:span text:style-name="T5023">?</text:span><text:span text:style-name="T5024"><text:s/></text:span><text:span text:style-name="T5025">1</text:span><text:span text:style-name="T5026"><text:s/></text:span><text:span text:style-name="T5027">:</text:span><text:span text:style-name="T5028"><text:s/></text:span><text:span text:style-name="T5029">0</text:span><text:span text:style-name="T5030">)<text:s/></text:span><text:span text:style-name="T5031">+</text:span></text:p>
      <text:p text:style-name="P5032"><text:span text:style-name="T5033">            (</text:span><text:span text:style-name="T5034">this</text:span><text:span text:style-name="T5035">.</text:span><text:span text:style-name="T5036">filterBy</text:span><text:span text:style-name="T5037">.</text:span><text:span text:style-name="T5038">numberValueStart</text:span><text:span text:style-name="T5039"><text:s/></text:span><text:span text:style-name="T5040">?</text:span><text:span text:style-name="T5041"><text:s/></text:span><text:span text:style-name="T5042">1</text:span><text:span text:style-name="T5043"><text:s/></text:span><text:span text:style-name="T5044">:</text:span><text:span text:style-name="T5045"><text:s/></text:span><text:span text:style-name="T5046">0</text:span><text:span text:style-name="T5047">)<text:s/></text:span><text:span text:style-name="T5048">+</text:span></text:p>
      <text:p text:style-name="P5049"><text:span text:style-name="T5050">            (</text:span><text:span text:style-name="T5051">this</text:span><text:span text:style-name="T5052">.</text:span><text:span text:style-name="T5053">filterBy</text:span><text:span text:style-name="T5054">.</text:span><text:span text:style-name="T5055">numberValueEnd</text:span><text:span text:style-name="T5056"><text:s/></text:span><text:span text:style-name="T5057">?</text:span><text:span text:style-name="T5058"><text:s/></text:span><text:span text:style-name="T5059">1</text:span><text:span text:style-name="T5060"><text:s/></text:span><text:span text:style-name="T5061">:</text:span><text:span text:style-name="T5062"><text:s/></text:span><text:span text:style-name="T5063">0</text:span><text:span text:style-name="T5064">)</text:span></text:p>
      <text:p text:style-name="P5065">          );</text:p>
      <text:p text:style-name="P5066"><text:span text:style-name="T5067">       <text:s/></text:span><text:span text:style-name="T5068">default</text:span><text:span text:style-name="T5069">:</text:span></text:p>
      <text:p text:style-name="P5070"><text:span text:style-name="T5071">         <text:s/></text:span><text:span text:style-name="T5072">return</text:span><text:span text:style-name="T5073"><text:s/></text:span><text:span text:style-name="T5074">0</text:span><text:span text:style-name="T5075">;</text:span></text:p>
      <text:p text:style-name="P5076">      }</text:p>
      <text:p text:style-name="P5077">    },</text:p>
      <text:p text:style-name="P5078"><text:span text:style-name="T5079">   <text:s/></text:span><text:span text:style-name="T5080">resetStatus</text:span><text:span text:style-name="T5081">(</text:span><text:span text:style-name="T5082">event</text:span><text:span text:style-name="T5083"><text:s/></text:span><text:span text:style-name="T5084">=</text:span><text:span text:style-name="T5085"><text:s/></text:span><text:span text:style-name="T5086">null</text:span><text:span text:style-name="T5087">) {</text:span></text:p>
      <text:p text:style-name="P5088"><text:span text:style-name="T5089">     <text:s/></text:span><text:span text:style-name="T5090">this</text:span><text:span text:style-name="T5091">.</text:span><text:span text:style-name="T5092">filterBy</text:span><text:span text:style-name="T5093">.</text:span><text:span text:style-name="T5094">sent</text:span><text:span text:style-name="T5095"><text:s/></text:span><text:span text:style-name="T5096">=</text:span><text:span text:style-name="T5097"><text:s/></text:span><text:span text:style-name="T5098">false</text:span><text:span text:style-name="T5099">;</text:span></text:p>
      <text:p text:style-name="P5100"><text:span text:style-name="T5101">     <text:s/></text:span><text:span text:style-name="T5102">if</text:span><text:span text:style-name="T5103"><text:s/>(</text:span><text:span text:style-name="T5104">event</text:span><text:span text:style-name="T5105">) {</text:span></text:p>
      <text:p text:style-name="P5106"><text:span text:style-name="T5107">       <text:s/></text:span><text:span text:style-name="T5108">event</text:span><text:span text:style-name="T5109">.</text:span><text:span text:style-name="T5110">stopPropagation</text:span><text:span text:style-name="T5111">();</text:span></text:p>
      <text:p text:style-name="P5112">      }</text:p>
      <text:p text:style-name="P5113">    },</text:p>
      <text:p text:style-name="P5114"><text:span text:style-name="T5115">   <text:s/></text:span><text:span text:style-name="T5116">resetBenachrichtigungstyp</text:span><text:span text:style-name="T5117">(</text:span><text:span text:style-name="T5118">event</text:span><text:span text:style-name="T5119"><text:s/></text:span><text:span text:style-name="T5120">=</text:span><text:span text:style-name="T5121"><text:s/></text:span><text:span text:style-name="T5122">null</text:span><text:span text:style-name="T5123">) {</text:span></text:p>
      <text:p text:style-name="P5124"><text:span text:style-name="T5125">     <text:s/></text:span><text:span text:style-name="T5126">this</text:span><text:span text:style-name="T5127">.</text:span><text:span text:style-name="T5128">filterBy</text:span><text:span text:style-name="T5129">.</text:span><text:span text:style-name="T5130">info</text:span><text:span text:style-name="T5131"><text:s/></text:span><text:span text:style-name="T5132">=</text:span><text:span text:style-name="T5133"><text:s/></text:span><text:span text:style-name="T5134">0</text:span><text:span text:style-name="T5135">;</text:span></text:p>
      <text:p text:style-name="P5136"><text:span text:style-name="T5137">     <text:s/></text:span><text:span text:style-name="T5138">this</text:span><text:span text:style-name="T5139">.</text:span><text:span text:style-name="T5140">filterBy</text:span><text:span text:style-name="T5141">.</text:span><text:span text:style-name="T5142">measure</text:span><text:span text:style-name="T5143"><text:s/></text:span><text:span text:style-name="T5144">=</text:span><text:span text:style-name="T5145"><text:s/></text:span><text:span text:style-name="T5146">0</text:span><text:span text:style-name="T5147">;</text:span></text:p>
      <text:p text:style-name="P5148"><text:span text:style-name="T5149">     <text:s/></text:span><text:span text:style-name="T5150">if</text:span><text:span text:style-name="T5151"><text:s/>(</text:span><text:span text:style-name="T5152">event</text:span><text:span text:style-name="T5153">) {</text:span></text:p>
      <text:p text:style-name="P5154"><text:span text:style-name="T5155">       <text:s/></text:span><text:span text:style-name="T5156">event</text:span><text:span text:style-name="T5157">.</text:span><text:span text:style-name="T5158">stopPropagation</text:span><text:span text:style-name="T5159">();</text:span></text:p>
      <text:p text:style-name="P5160">      }</text:p>
      <text:p text:style-name="P5161">    },</text:p>
      <text:p text:style-name="P5162"><text:span text:style-name="T5163">   <text:s/></text:span><text:span text:style-name="T5164">resetTermin</text:span><text:span text:style-name="T5165">(</text:span><text:span text:style-name="T5166">event</text:span><text:span text:style-name="T5167"><text:s/></text:span><text:span text:style-name="T5168">=</text:span><text:span text:style-name="T5169"><text:s/></text:span><text:span text:style-name="T5170">null</text:span><text:span text:style-name="T5171">) {</text:span></text:p>
      <text:p text:style-name="P5172"><text:span text:style-name="T5173">     <text:s/></text:span><text:span text:style-name="T5174">this</text:span><text:span text:style-name="T5175">.</text:span><text:span text:style-name="T5176">filterBy</text:span><text:span text:style-name="T5177">.</text:span><text:span text:style-name="T5178">immediate</text:span><text:span text:style-name="T5179"><text:s/></text:span><text:span text:style-name="T5180">=</text:span><text:span text:style-name="T5181"><text:s/></text:span><text:span text:style-name="T5182">0</text:span><text:span text:style-name="T5183">;</text:span></text:p>
      <text:p text:style-name="P5184"><text:span text:style-name="T5185">     <text:s/></text:span><text:span text:style-name="T5186">this</text:span><text:span text:style-name="T5187">.</text:span><text:span text:style-name="T5188">filterBy</text:span><text:span text:style-name="T5189">.</text:span><text:span text:style-name="T5190">deadline</text:span><text:span text:style-name="T5191"><text:s/></text:span><text:span text:style-name="T5192">=</text:span><text:span text:style-name="T5193"><text:s/></text:span><text:span text:style-name="T5194">0</text:span><text:span text:style-name="T5195">;</text:span></text:p>
      <text:p text:style-name="P5196"><text:span text:style-name="T5197">     <text:s/></text:span><text:span text:style-name="T5198">this</text:span><text:span text:style-name="T5199">.</text:span><text:span text:style-name="T5200">filterBy</text:span><text:span text:style-name="T5201">.</text:span><text:span text:style-name="T5202">series</text:span><text:span text:style-name="T5203"><text:s/></text:span><text:span text:style-name="T5204">=</text:span><text:span text:style-name="T5205"><text:s/></text:span><text:span text:style-name="T5206">0</text:span><text:span text:style-name="T5207">;</text:span></text:p>
      <text:p text:style-name="P5208"><text:span text:style-name="T5209">     <text:s/></text:span><text:span text:style-name="T5210">if</text:span><text:span text:style-name="T5211"><text:s/>(</text:span><text:span text:style-name="T5212">event</text:span><text:span text:style-name="T5213">) {</text:span></text:p>
      <text:p text:style-name="P5214"><text:span text:style-name="T5215">       <text:s/></text:span><text:span text:style-name="T5216">event</text:span><text:span text:style-name="T5217">.</text:span><text:span text:style-name="T5218">stopPropagation</text:span><text:span text:style-name="T5219">();</text:span></text:p>
      <text:p text:style-name="P5220">      }</text:p>
      <text:p text:style-name="P5221">    },</text:p>
      <text:p text:style-name="P5222"><text:span text:style-name="T5223">   <text:s/></text:span><text:span text:style-name="T5224">resetBetreff</text:span><text:span text:style-name="T5225">(</text:span><text:span text:style-name="T5226">event</text:span><text:span text:style-name="T5227"><text:s/></text:span><text:span text:style-name="T5228">=</text:span><text:span text:style-name="T5229"><text:s/></text:span><text:span text:style-name="T5230">null</text:span><text:span text:style-name="T5231">) {</text:span></text:p>
      <text:p text:style-name="P5232"><text:span text:style-name="T5233">     <text:s/></text:span><text:span text:style-name="T5234">this</text:span><text:span text:style-name="T5235">.</text:span><text:span text:style-name="T5236">filterBy</text:span><text:span text:style-name="T5237">.</text:span><text:span text:style-name="T5238">subjectCompare</text:span><text:span text:style-name="T5239"><text:s/></text:span><text:span text:style-name="T5240">=</text:span><text:span text:style-name="T5241"><text:s/></text:span><text:span text:style-name="T5242">""</text:span><text:span text:style-name="T5243">;</text:span></text:p>
      <text:p text:style-name="P5244"><text:span text:style-name="T5245">     <text:s/></text:span><text:span text:style-name="T5246">this</text:span><text:span text:style-name="T5247">.</text:span><text:span text:style-name="T5248">filterBy</text:span><text:span text:style-name="T5249">.</text:span><text:span text:style-name="T5250">subjectValue</text:span><text:span text:style-name="T5251"><text:s/></text:span><text:span text:style-name="T5252">=</text:span><text:span text:style-name="T5253"><text:s/></text:span><text:span text:style-name="T5254">""</text:span><text:span text:style-name="T5255">;</text:span></text:p>
      <text:p text:style-name="P5256"><text:span text:style-name="T5257">     <text:s/></text:span><text:span text:style-name="T5258">this</text:span><text:span text:style-name="T5259">.</text:span><text:span text:style-name="T5260">$refs</text:span><text:span text:style-name="T5261">.</text:span><text:span text:style-name="T5262">subjectSelect</text:span><text:span text:style-name="T5263">.</text:span><text:span text:style-name="T5264">value</text:span><text:span text:style-name="T5265"><text:s/></text:span><text:span text:style-name="T5266">=</text:span><text:span text:style-name="T5267"><text:s/></text:span><text:span text:style-name="T5268">""</text:span><text:span text:style-name="T5269">;</text:span></text:p>
      <text:p text:style-name="P5270"><text:span text:style-name="T5271">     <text:s/></text:span><text:span text:style-name="T5272">this</text:span><text:span text:style-name="T5273">.</text:span><text:span text:style-name="T5274">$refs</text:span><text:span text:style-name="T5275">.</text:span><text:span text:style-name="T5276">subjectInput</text:span><text:span text:style-name="T5277">.</text:span><text:span text:style-name="T5278">value</text:span><text:span text:style-name="T5279"><text:s/></text:span><text:span text:style-name="T5280">=</text:span><text:span text:style-name="T5281"><text:s/></text:span><text:span text:style-name="T5282">""</text:span><text:span text:style-name="T5283">;</text:span></text:p>
      <text:p text:style-name="P5284"><text:span text:style-name="T5285">     <text:s/></text:span><text:span text:style-name="T5286">if</text:span><text:span text:style-name="T5287"><text:s/>(</text:span><text:span text:style-name="T5288">event</text:span><text:span text:style-name="T5289">) {</text:span></text:p>
      <text:p text:style-name="P5290"><text:span text:style-name="T5291">       <text:s/></text:span><text:span text:style-name="T5292">event</text:span><text:span text:style-name="T5293">.</text:span><text:span text:style-name="T5294">stopPropagation</text:span><text:span text:style-name="T5295">();</text:span></text:p>
      <text:p text:style-name="P5296">      }</text:p>
      <text:p text:style-name="P5297">    },</text:p>
      <text:p text:style-name="P5298"><text:span text:style-name="T5299">   <text:s/></text:span><text:span text:style-name="T5300">resetInhalt</text:span><text:span text:style-name="T5301">(</text:span><text:span text:style-name="T5302">event</text:span><text:span text:style-name="T5303"><text:s/></text:span><text:span text:style-name="T5304">=</text:span><text:span text:style-name="T5305"><text:s/></text:span><text:span text:style-name="T5306">null</text:span><text:span text:style-name="T5307">) {</text:span></text:p>
      <text:p text:style-name="P5308"><text:span text:style-name="T5309">     <text:s/></text:span><text:span text:style-name="T5310">this</text:span><text:span text:style-name="T5311">.</text:span><text:span text:style-name="T5312">filterBy</text:span><text:span text:style-name="T5313">.</text:span><text:span text:style-name="T5314">contentCompare</text:span><text:span text:style-name="T5315"><text:s/></text:span><text:span text:style-name="T5316">=</text:span><text:span text:style-name="T5317"><text:s/></text:span><text:span text:style-name="T5318">0</text:span><text:span text:style-name="T5319">;</text:span></text:p>
      <text:p text:style-name="P5320"><text:span text:style-name="T5321">     <text:s/></text:span><text:span text:style-name="T5322">this</text:span><text:span text:style-name="T5323">.</text:span><text:span text:style-name="T5324">filterBy</text:span><text:span text:style-name="T5325">.</text:span><text:span text:style-name="T5326">contentValue</text:span><text:span text:style-name="T5327"><text:s/></text:span><text:span text:style-name="T5328">=</text:span><text:span text:style-name="T5329"><text:s/></text:span><text:span text:style-name="T5330">""</text:span><text:span text:style-name="T5331">;</text:span></text:p>
      <text:p text:style-name="P5332"><text:span text:style-name="T5333">     <text:s/></text:span><text:span text:style-name="T5334">this</text:span><text:span text:style-name="T5335">.</text:span><text:span text:style-name="T5336">$refs</text:span><text:span text:style-name="T5337">.</text:span><text:span text:style-name="T5338">contentSelect</text:span><text:span text:style-name="T5339">.</text:span><text:span text:style-name="T5340">value</text:span><text:span text:style-name="T5341"><text:s/></text:span><text:span text:style-name="T5342">=</text:span><text:span text:style-name="T5343"><text:s/></text:span><text:span text:style-name="T5344">""</text:span><text:span text:style-name="T5345">;</text:span></text:p>
      <text:p text:style-name="P5346"><text:span text:style-name="T5347">     <text:s/></text:span><text:span text:style-name="T5348">this</text:span><text:span text:style-name="T5349">.</text:span><text:span text:style-name="T5350">$refs</text:span><text:span text:style-name="T5351">.</text:span><text:span text:style-name="T5352">contentInput</text:span><text:span text:style-name="T5353">.</text:span><text:span text:style-name="T5354">value</text:span><text:span text:style-name="T5355"><text:s/></text:span><text:span text:style-name="T5356">=</text:span><text:span text:style-name="T5357"><text:s/></text:span><text:span text:style-name="T5358">""</text:span><text:span text:style-name="T5359">;</text:span></text:p>
      <text:p text:style-name="P5360"><text:span text:style-name="T5361">     <text:s/></text:span><text:span text:style-name="T5362">if</text:span><text:span text:style-name="T5363"><text:s/>(</text:span><text:span text:style-name="T5364">event</text:span><text:span text:style-name="T5365">) {</text:span></text:p>
      <text:p text:style-name="P5366"><text:span text:style-name="T5367">       <text:s/></text:span><text:span text:style-name="T5368">event</text:span><text:span text:style-name="T5369">.</text:span><text:span text:style-name="T5370">stopPropagation</text:span><text:span text:style-name="T5371">();</text:span></text:p>
      <text:p text:style-name="P5372">      }</text:p>
      <text:p text:style-name="P5373">    },</text:p>
      <text:p text:style-name="P5374"><text:span text:style-name="T5375">   <text:s/></text:span><text:span text:style-name="T5376">resetGesendet</text:span><text:span text:style-name="T5377">(</text:span><text:span text:style-name="T5378">event</text:span><text:span text:style-name="T5379"><text:s/></text:span><text:span text:style-name="T5380">=</text:span><text:span text:style-name="T5381"><text:s/></text:span><text:span text:style-name="T5382">null</text:span><text:span text:style-name="T5383">) {</text:span></text:p>
      <text:p text:style-name="P5384"><text:span text:style-name="T5385">     <text:s/></text:span><text:span text:style-name="T5386">this</text:span><text:span text:style-name="T5387">.</text:span><text:span text:style-name="T5388">filterBy</text:span><text:span text:style-name="T5389">.</text:span><text:span text:style-name="T5390">sentSwitch</text:span><text:span text:style-name="T5391"><text:s/></text:span><text:span text:style-name="T5392">=</text:span><text:span text:style-name="T5393"><text:s/></text:span><text:span text:style-name="T5394">0</text:span><text:span text:style-name="T5395">;</text:span></text:p>
      <text:p text:style-name="P5396"><text:span text:style-name="T5397">     <text:s/></text:span><text:span text:style-name="T5398">this</text:span><text:span text:style-name="T5399">.</text:span><text:span text:style-name="T5400">filterBy</text:span><text:span text:style-name="T5401">.</text:span><text:span text:style-name="T5402">sentCompare</text:span><text:span text:style-name="T5403"><text:s/></text:span><text:span text:style-name="T5404">=</text:span><text:span text:style-name="T5405"><text:s/></text:span><text:span text:style-name="T5406">0</text:span><text:span text:style-name="T5407">;</text:span></text:p>
      <text:p text:style-name="P5408"><text:span text:style-name="T5409">     <text:s/></text:span><text:span text:style-name="T5410">this</text:span><text:span text:style-name="T5411">.</text:span><text:span text:style-name="T5412">filterBy</text:span><text:span text:style-name="T5413">.</text:span><text:span text:style-name="T5414">sentDateStart</text:span><text:span text:style-name="T5415"><text:s/></text:span><text:span text:style-name="T5416">=</text:span><text:span text:style-name="T5417"><text:s/></text:span><text:span text:style-name="T5418">0</text:span><text:span text:style-name="T5419">;</text:span></text:p>
      <text:p text:style-name="P5420"><text:span text:style-name="T5421">     <text:s/></text:span><text:span text:style-name="T5422">this</text:span><text:span text:style-name="T5423">.</text:span><text:span text:style-name="T5424">filterBy</text:span><text:span text:style-name="T5425">.</text:span><text:span text:style-name="T5426">sentDateEnd</text:span><text:span text:style-name="T5427"><text:s/></text:span><text:span text:style-name="T5428">=</text:span><text:span text:style-name="T5429"><text:s/></text:span><text:span text:style-name="T5430">0</text:span><text:span text:style-name="T5431">;</text:span></text:p>
      <text:p text:style-name="P5432"><text:span text:style-name="T5433">     <text:s/></text:span><text:span text:style-name="T5434">this</text:span><text:span text:style-name="T5435">.</text:span><text:span text:style-name="T5436">filterBy</text:span><text:span text:style-name="T5437">.</text:span><text:span text:style-name="T5438">sentTimeStart</text:span><text:span text:style-name="T5439"><text:s/></text:span><text:span text:style-name="T5440">=</text:span><text:span text:style-name="T5441"><text:s/></text:span><text:span text:style-name="T5442">0</text:span><text:span text:style-name="T5443">;</text:span></text:p>
      <text:p text:style-name="P5444"><text:span text:style-name="T5445">     <text:s/></text:span><text:span text:style-name="T5446">this</text:span><text:span text:style-name="T5447">.</text:span><text:span text:style-name="T5448">filterBy</text:span><text:span text:style-name="T5449">.</text:span><text:span text:style-name="T5450">sentTimeEnd</text:span><text:span text:style-name="T5451"><text:s/></text:span><text:span text:style-name="T5452">=</text:span><text:span text:style-name="T5453"><text:s/></text:span><text:span text:style-name="T5454">0</text:span><text:span text:style-name="T5455">;</text:span></text:p>
      <text:p text:style-name="P5456"><text:span text:style-name="T5457">     <text:s/></text:span><text:span text:style-name="T5458">this</text:span><text:span text:style-name="T5459">.</text:span><text:span text:style-name="T5460">$refs</text:span><text:span text:style-name="T5461">.</text:span><text:span text:style-name="T5462">sentSwitchDT</text:span><text:span text:style-name="T5463">.</text:span><text:span text:style-name="T5464">checked</text:span><text:span text:style-name="T5465"><text:s/></text:span><text:span text:style-name="T5466">=</text:span><text:span text:style-name="T5467"><text:s/></text:span><text:span text:style-name="T5468">false</text:span><text:span text:style-name="T5469">;</text:span></text:p>
      <text:p text:style-name="P5470"><text:span text:style-name="T5471">     <text:s/></text:span><text:span text:style-name="T5472">this</text:span><text:span text:style-name="T5473">.</text:span><text:span text:style-name="T5474">$refs</text:span><text:span text:style-name="T5475">.</text:span><text:span text:style-name="T5476">sentSelect</text:span><text:span text:style-name="T5477">.</text:span><text:span text:style-name="T5478">value</text:span><text:span text:style-name="T5479"><text:s/></text:span><text:span text:style-name="T5480">=</text:span><text:span text:style-name="T5481"><text:s/></text:span><text:span text:style-name="T5482">""</text:span><text:span text:style-name="T5483">;</text:span></text:p>
      <text:p text:style-name="P5484"><text:span text:style-name="T5485">     <text:s/></text:span><text:span text:style-name="T5486">this</text:span><text:span text:style-name="T5487">.</text:span><text:span text:style-name="T5488">$refs</text:span><text:span text:style-name="T5489">.</text:span><text:span text:style-name="T5490">sentDateFrom</text:span><text:span text:style-name="T5491">.</text:span><text:span text:style-name="T5492">value</text:span><text:span text:style-name="T5493"><text:s/></text:span><text:span text:style-name="T5494">=</text:span><text:span text:style-name="T5495"><text:s/></text:span><text:span text:style-name="T5496">""</text:span><text:span text:style-name="T5497">;</text:span></text:p>
      <text:p text:style-name="P5498"><text:span text:style-name="T5499">     <text:s/></text:span><text:span text:style-name="T5500">this</text:span><text:span text:style-name="T5501">.</text:span><text:span text:style-name="T5502">$refs</text:span><text:span text:style-name="T5503">.</text:span><text:span text:style-name="T5504">sentTimeFrom</text:span><text:span text:style-name="T5505">.</text:span><text:span text:style-name="T5506">value</text:span><text:span text:style-name="T5507"><text:s/></text:span><text:span text:style-name="T5508">=</text:span><text:span text:style-name="T5509"><text:s/></text:span><text:span text:style-name="T5510">""</text:span><text:span text:style-name="T5511">;</text:span></text:p>
      <text:p text:style-name="P5512"><text:span text:style-name="T5513">     <text:s/></text:span><text:span text:style-name="T5514">this</text:span><text:span text:style-name="T5515">.</text:span><text:span text:style-name="T5516">$refs</text:span><text:span text:style-name="T5517">.</text:span><text:span text:style-name="T5518">sentDateTo</text:span><text:span text:style-name="T5519">.</text:span><text:span text:style-name="T5520">value</text:span><text:span text:style-name="T5521"><text:s/></text:span><text:span text:style-name="T5522">=</text:span><text:span text:style-name="T5523"><text:s/></text:span><text:span text:style-name="T5524">""</text:span><text:span text:style-name="T5525">;</text:span></text:p>
      <text:p text:style-name="P5526"><text:span text:style-name="T5527">     <text:s/></text:span><text:span text:style-name="T5528">this</text:span><text:span text:style-name="T5529">.</text:span><text:span text:style-name="T5530">$refs</text:span><text:span text:style-name="T5531">.</text:span><text:span text:style-name="T5532">sentTimeTo</text:span><text:span text:style-name="T5533">.</text:span><text:span text:style-name="T5534">value</text:span><text:span text:style-name="T5535"><text:s/></text:span><text:span text:style-name="T5536">=</text:span><text:span text:style-name="T5537"><text:s/></text:span><text:span text:style-name="T5538">""</text:span><text:span text:style-name="T5539">;</text:span></text:p>
      <text:p text:style-name="P5540"><text:span text:style-name="T5541">     <text:s/></text:span><text:span text:style-name="T5542">if</text:span><text:span text:style-name="T5543"><text:s/>(</text:span><text:span text:style-name="T5544">event</text:span><text:span text:style-name="T5545">) {</text:span></text:p>
      <text:p text:style-name="P5546"><text:span text:style-name="T5547">       <text:s/></text:span><text:span text:style-name="T5548">event</text:span><text:span text:style-name="T5549">.</text:span><text:span text:style-name="T5550">stopPropagation</text:span><text:span text:style-name="T5551">();</text:span></text:p>
      <text:p text:style-name="P5552">      }</text:p>
      <text:p text:style-name="P5553">    },</text:p>
      <text:p text:style-name="P5554"><text:span text:style-name="T5555">   <text:s/></text:span><text:span text:style-name="T5556">resetErstellt</text:span><text:span text:style-name="T5557">(</text:span><text:span text:style-name="T5558">event</text:span><text:span text:style-name="T5559"><text:s/></text:span><text:span text:style-name="T5560">=</text:span><text:span text:style-name="T5561"><text:s/></text:span><text:span text:style-name="T5562">null</text:span><text:span text:style-name="T5563">) {</text:span></text:p>
      <text:p text:style-name="P5564"><text:span text:style-name="T5565">     <text:s/></text:span><text:span text:style-name="T5566">this</text:span><text:span text:style-name="T5567">.</text:span><text:span text:style-name="T5568">filterBy</text:span><text:span text:style-name="T5569">.</text:span><text:span text:style-name="T5570">generatedSwitch</text:span><text:span text:style-name="T5571"><text:s/></text:span><text:span text:style-name="T5572">=</text:span><text:span text:style-name="T5573"><text:s/></text:span><text:span text:style-name="T5574">0</text:span><text:span text:style-name="T5575">;</text:span></text:p>
      <text:p text:style-name="P5576"><text:span text:style-name="T5577">     <text:s/></text:span><text:span text:style-name="T5578">this</text:span><text:span text:style-name="T5579">.</text:span><text:span text:style-name="T5580">filterBy</text:span><text:span text:style-name="T5581">.</text:span><text:span text:style-name="T5582">generatedCompare</text:span><text:span text:style-name="T5583"><text:s/></text:span><text:span text:style-name="T5584">=</text:span><text:span text:style-name="T5585"><text:s/></text:span><text:span text:style-name="T5586">0</text:span><text:span text:style-name="T5587">;</text:span></text:p>
      <text:p text:style-name="P5588"><text:span text:style-name="T5589">     <text:s/></text:span><text:span text:style-name="T5590">this</text:span><text:span text:style-name="T5591">.</text:span><text:span text:style-name="T5592">filterBy</text:span><text:span text:style-name="T5593">.</text:span><text:span text:style-name="T5594">generatedDateStart</text:span><text:span text:style-name="T5595"><text:s/></text:span><text:span text:style-name="T5596">=</text:span><text:span text:style-name="T5597"><text:s/></text:span><text:span text:style-name="T5598">0</text:span><text:span text:style-name="T5599">;</text:span></text:p>
      <text:p text:style-name="P5600"><text:span text:style-name="T5601">     <text:s/></text:span><text:span text:style-name="T5602">this</text:span><text:span text:style-name="T5603">.</text:span><text:span text:style-name="T5604">filterBy</text:span><text:span text:style-name="T5605">.</text:span><text:span text:style-name="T5606">generatedDateEnd</text:span><text:span text:style-name="T5607"><text:s/></text:span><text:span text:style-name="T5608">=</text:span><text:span text:style-name="T5609"><text:s/></text:span><text:span text:style-name="T5610">0</text:span><text:span text:style-name="T5611">;</text:span></text:p>
      <text:p text:style-name="P5612"><text:span text:style-name="T5613">     <text:s/></text:span><text:span text:style-name="T5614">this</text:span><text:span text:style-name="T5615">.</text:span><text:span text:style-name="T5616">filterBy</text:span><text:span text:style-name="T5617">.</text:span><text:span text:style-name="T5618">generatedTimeStart</text:span><text:span text:style-name="T5619"><text:s/></text:span><text:span text:style-name="T5620">=</text:span><text:span text:style-name="T5621"><text:s/></text:span><text:span text:style-name="T5622">0</text:span><text:span text:style-name="T5623">;</text:span></text:p>
      <text:p text:style-name="P5624"><text:span text:style-name="T5625">     <text:s/></text:span><text:span text:style-name="T5626">this</text:span><text:span text:style-name="T5627">.</text:span><text:span text:style-name="T5628">filterBy</text:span><text:span text:style-name="T5629">.</text:span><text:span text:style-name="T5630">generatedTimeEnd</text:span><text:span text:style-name="T5631"><text:s/></text:span><text:span text:style-name="T5632">=</text:span><text:span text:style-name="T5633"><text:s/></text:span><text:span text:style-name="T5634">0</text:span><text:span text:style-name="T5635">;</text:span></text:p>
      <text:p text:style-name="P5636"><text:span text:style-name="T5637">     <text:s/></text:span><text:span text:style-name="T5638">this</text:span><text:span text:style-name="T5639">.</text:span><text:span text:style-name="T5640">$refs</text:span><text:span text:style-name="T5641">.</text:span><text:span text:style-name="T5642">generatedSwitchDT</text:span><text:span text:style-name="T5643">.</text:span><text:span text:style-name="T5644">checked</text:span><text:span text:style-name="T5645"><text:s/></text:span><text:span text:style-name="T5646">=</text:span><text:span text:style-name="T5647"><text:s/></text:span><text:span text:style-name="T5648">false</text:span><text:span text:style-name="T5649">;</text:span></text:p>
      <text:p text:style-name="P5650"><text:span text:style-name="T5651">     <text:s/></text:span><text:span text:style-name="T5652">this</text:span><text:span text:style-name="T5653">.</text:span><text:span text:style-name="T5654">$refs</text:span><text:span text:style-name="T5655">.</text:span><text:span text:style-name="T5656">generatedSelect</text:span><text:span text:style-name="T5657">.</text:span><text:span text:style-name="T5658">value</text:span><text:span text:style-name="T5659"><text:s/></text:span><text:span text:style-name="T5660">=</text:span><text:span text:style-name="T5661"><text:s/></text:span><text:span text:style-name="T5662">""</text:span><text:span text:style-name="T5663">;</text:span></text:p>
      <text:p text:style-name="P5664"><text:span text:style-name="T5665">     <text:s/></text:span><text:span text:style-name="T5666">this</text:span><text:span text:style-name="T5667">.</text:span><text:span text:style-name="T5668">$refs</text:span><text:span text:style-name="T5669">.</text:span><text:span text:style-name="T5670">generatedDateFrom</text:span><text:span text:style-name="T5671">.</text:span><text:span text:style-name="T5672">value</text:span><text:span text:style-name="T5673"><text:s/></text:span><text:span text:style-name="T5674">=</text:span><text:span text:style-name="T5675"><text:s/></text:span><text:span text:style-name="T5676">""</text:span><text:span text:style-name="T5677">;</text:span></text:p>
      <text:p text:style-name="P5678"><text:span text:style-name="T5679">     <text:s/></text:span><text:span text:style-name="T5680">this</text:span><text:span text:style-name="T5681">.</text:span><text:span text:style-name="T5682">$refs</text:span><text:span text:style-name="T5683">.</text:span><text:span text:style-name="T5684">generatedTimeFrom</text:span><text:span text:style-name="T5685">.</text:span><text:span text:style-name="T5686">value</text:span><text:span text:style-name="T5687"><text:s/></text:span><text:span text:style-name="T5688">=</text:span><text:span text:style-name="T5689"><text:s/></text:span><text:span text:style-name="T5690">""</text:span><text:span text:style-name="T5691">;</text:span></text:p>
      <text:p text:style-name="P5692"><text:span text:style-name="T5693">     <text:s/></text:span><text:span text:style-name="T5694">this</text:span><text:span text:style-name="T5695">.</text:span><text:span text:style-name="T5696">$refs</text:span><text:span text:style-name="T5697">.</text:span><text:span text:style-name="T5698">generatedDateTo</text:span><text:span text:style-name="T5699">.</text:span><text:span text:style-name="T5700">value</text:span><text:span text:style-name="T5701"><text:s/></text:span><text:span text:style-name="T5702">=</text:span><text:span text:style-name="T5703"><text:s/></text:span><text:span text:style-name="T5704">""</text:span><text:span text:style-name="T5705">;</text:span></text:p>
      <text:p text:style-name="P5706"><text:span text:style-name="T5707">     <text:s/></text:span><text:span text:style-name="T5708">this</text:span><text:span text:style-name="T5709">.</text:span><text:span text:style-name="T5710">$refs</text:span><text:span text:style-name="T5711">.</text:span><text:span text:style-name="T5712">generatedTimeTo</text:span><text:span text:style-name="T5713">.</text:span><text:span text:style-name="T5714">value</text:span><text:span text:style-name="T5715"><text:s/></text:span><text:span text:style-name="T5716">=</text:span><text:span text:style-name="T5717"><text:s/></text:span><text:span text:style-name="T5718">""</text:span><text:span text:style-name="T5719">;</text:span></text:p>
      <text:p text:style-name="P5720"><text:span text:style-name="T5721">     <text:s/></text:span><text:span text:style-name="T5722">if</text:span><text:span text:style-name="T5723"><text:s/>(</text:span><text:span text:style-name="T5724">event</text:span><text:span text:style-name="T5725">) {</text:span></text:p>
      <text:p text:style-name="P5726"><text:span text:style-name="T5727">       <text:s/></text:span><text:span text:style-name="T5728">event</text:span><text:span text:style-name="T5729">.</text:span><text:span text:style-name="T5730">stopPropagation</text:span><text:span text:style-name="T5731">();</text:span></text:p>
      <text:p text:style-name="P5732">      }</text:p>
      <text:p text:style-name="P5733">    },</text:p>
      <text:p text:style-name="P5734"><text:span text:style-name="T5735">   <text:s/></text:span><text:span text:style-name="T5736">resetGeaendert</text:span><text:span text:style-name="T5737">(</text:span><text:span text:style-name="T5738">event</text:span><text:span text:style-name="T5739"><text:s/></text:span><text:span text:style-name="T5740">=</text:span><text:span text:style-name="T5741"><text:s/></text:span><text:span text:style-name="T5742">null</text:span><text:span text:style-name="T5743">) {</text:span></text:p>
      <text:p text:style-name="P5744"><text:span text:style-name="T5745">     <text:s/></text:span><text:span text:style-name="T5746">this</text:span><text:span text:style-name="T5747">.</text:span><text:span text:style-name="T5748">filterBy</text:span><text:span text:style-name="T5749">.</text:span><text:span text:style-name="T5750">alteredSwitch</text:span><text:span text:style-name="T5751"><text:s/></text:span><text:span text:style-name="T5752">=</text:span><text:span text:style-name="T5753"><text:s/></text:span><text:span text:style-name="T5754">0</text:span><text:span text:style-name="T5755">;</text:span></text:p>
      <text:p text:style-name="P5756"><text:span text:style-name="T5757">     <text:s/></text:span><text:span text:style-name="T5758">this</text:span><text:span text:style-name="T5759">.</text:span><text:span text:style-name="T5760">filterBy</text:span><text:span text:style-name="T5761">.</text:span><text:span text:style-name="T5762">alteredCompare</text:span><text:span text:style-name="T5763"><text:s/></text:span><text:span text:style-name="T5764">=</text:span><text:span text:style-name="T5765"><text:s/></text:span><text:span text:style-name="T5766">0</text:span><text:span text:style-name="T5767">;</text:span></text:p>
      <text:p text:style-name="P5768"><text:span text:style-name="T5769">     <text:s/></text:span><text:span text:style-name="T5770">this</text:span><text:span text:style-name="T5771">.</text:span><text:span text:style-name="T5772">filterBy</text:span><text:span text:style-name="T5773">.</text:span><text:span text:style-name="T5774">alteredDateStart</text:span><text:span text:style-name="T5775"><text:s/></text:span><text:span text:style-name="T5776">=</text:span><text:span text:style-name="T5777"><text:s/></text:span><text:span text:style-name="T5778">0</text:span><text:span text:style-name="T5779">;</text:span></text:p>
      <text:p text:style-name="P5780"><text:span text:style-name="T5781">     <text:s/></text:span><text:span text:style-name="T5782">this</text:span><text:span text:style-name="T5783">.</text:span><text:span text:style-name="T5784">filterBy</text:span><text:span text:style-name="T5785">.</text:span><text:span text:style-name="T5786">alteredDateEnd</text:span><text:span text:style-name="T5787"><text:s/></text:span><text:span text:style-name="T5788">=</text:span><text:span text:style-name="T5789"><text:s/></text:span><text:span text:style-name="T5790">0</text:span><text:span text:style-name="T5791">;</text:span></text:p>
      <text:p text:style-name="P5792"><text:span text:style-name="T5793">     <text:s/></text:span><text:span text:style-name="T5794">this</text:span><text:span text:style-name="T5795">.</text:span><text:span text:style-name="T5796">filterBy</text:span><text:span text:style-name="T5797">.</text:span><text:span text:style-name="T5798">alteredTimeStart</text:span><text:span text:style-name="T5799"><text:s/></text:span><text:span text:style-name="T5800">=</text:span><text:span text:style-name="T5801"><text:s/></text:span><text:span text:style-name="T5802">0</text:span><text:span text:style-name="T5803">;</text:span></text:p>
      <text:p text:style-name="P5804"><text:span text:style-name="T5805">     <text:s/></text:span><text:span text:style-name="T5806">this</text:span><text:span text:style-name="T5807">.</text:span><text:span text:style-name="T5808">filterBy</text:span><text:span text:style-name="T5809">.</text:span><text:span text:style-name="T5810">alteredTimeEnd</text:span><text:span text:style-name="T5811"><text:s/></text:span><text:span text:style-name="T5812">=</text:span><text:span text:style-name="T5813"><text:s/></text:span><text:span text:style-name="T5814">0</text:span><text:span text:style-name="T5815">;</text:span></text:p>
      <text:p text:style-name="P5816"><text:span text:style-name="T5817">     <text:s/></text:span><text:span text:style-name="T5818">this</text:span><text:span text:style-name="T5819">.</text:span><text:span text:style-name="T5820">$refs</text:span><text:span text:style-name="T5821">.</text:span><text:span text:style-name="T5822">alteredSwitchDT</text:span><text:span text:style-name="T5823">.</text:span><text:span text:style-name="T5824">checked</text:span><text:span text:style-name="T5825"><text:s/></text:span><text:span text:style-name="T5826">=</text:span><text:span text:style-name="T5827"><text:s/></text:span><text:span text:style-name="T5828">false</text:span><text:span text:style-name="T5829">;</text:span></text:p>
      <text:p text:style-name="P5830"><text:span text:style-name="T5831">     <text:s/></text:span><text:span text:style-name="T5832">this</text:span><text:span text:style-name="T5833">.</text:span><text:span text:style-name="T5834">$refs</text:span><text:span text:style-name="T5835">.</text:span><text:span text:style-name="T5836">alteredSelect</text:span><text:span text:style-name="T5837">.</text:span><text:span text:style-name="T5838">value</text:span><text:span text:style-name="T5839"><text:s/></text:span><text:span text:style-name="T5840">=</text:span><text:span text:style-name="T5841"><text:s/></text:span><text:span text:style-name="T5842">""</text:span><text:span text:style-name="T5843">;</text:span></text:p>
      <text:p text:style-name="P5844"><text:span text:style-name="T5845">     <text:s/></text:span><text:span text:style-name="T5846">this</text:span><text:span text:style-name="T5847">.</text:span><text:span text:style-name="T5848">$refs</text:span><text:span text:style-name="T5849">.</text:span><text:span text:style-name="T5850">alteredDateFrom</text:span><text:span text:style-name="T5851">.</text:span><text:span text:style-name="T5852">value</text:span><text:span text:style-name="T5853"><text:s/></text:span><text:span text:style-name="T5854">=</text:span><text:span text:style-name="T5855"><text:s/></text:span><text:span text:style-name="T5856">""</text:span><text:span text:style-name="T5857">;</text:span></text:p>
      <text:p text:style-name="P5858"><text:span text:style-name="T5859">     <text:s/></text:span><text:span text:style-name="T5860">this</text:span><text:span text:style-name="T5861">.</text:span><text:span text:style-name="T5862">$refs</text:span><text:span text:style-name="T5863">.</text:span><text:span text:style-name="T5864">alteredTimeFrom</text:span><text:span text:style-name="T5865">.</text:span><text:span text:style-name="T5866">value</text:span><text:span text:style-name="T5867"><text:s/></text:span><text:span text:style-name="T5868">=</text:span><text:span text:style-name="T5869"><text:s/></text:span><text:span text:style-name="T5870">""</text:span><text:span text:style-name="T5871">;</text:span></text:p>
      <text:p text:style-name="P5872"><text:span text:style-name="T5873">     <text:s/></text:span><text:span text:style-name="T5874">this</text:span><text:span text:style-name="T5875">.</text:span><text:span text:style-name="T5876">$refs</text:span><text:span text:style-name="T5877">.</text:span><text:span text:style-name="T5878">alteredDateTo</text:span><text:span text:style-name="T5879">.</text:span><text:span text:style-name="T5880">value</text:span><text:span text:style-name="T5881"><text:s/></text:span><text:span text:style-name="T5882">=</text:span><text:span text:style-name="T5883"><text:s/></text:span><text:span text:style-name="T5884">""</text:span><text:span text:style-name="T5885">;</text:span></text:p>
      <text:p text:style-name="P5886"><text:span text:style-name="T5887">     <text:s/></text:span><text:span text:style-name="T5888">this</text:span><text:span text:style-name="T5889">.</text:span><text:span text:style-name="T5890">$refs</text:span><text:span text:style-name="T5891">.</text:span><text:span text:style-name="T5892">alteredTimeTo</text:span><text:span text:style-name="T5893">.</text:span><text:span text:style-name="T5894">value</text:span><text:span text:style-name="T5895"><text:s/></text:span><text:span text:style-name="T5896">=</text:span><text:span text:style-name="T5897"><text:s/></text:span><text:span text:style-name="T5898">""</text:span><text:span text:style-name="T5899">;</text:span></text:p>
      <text:p text:style-name="P5900"><text:span text:style-name="T5901">     <text:s/></text:span><text:span text:style-name="T5902">if</text:span><text:span text:style-name="T5903"><text:s/>(</text:span><text:span text:style-name="T5904">event</text:span><text:span text:style-name="T5905">) {</text:span></text:p>
      <text:p text:style-name="P5906"><text:span text:style-name="T5907">       <text:s/></text:span><text:span text:style-name="T5908">event</text:span><text:span text:style-name="T5909">.</text:span><text:span text:style-name="T5910">stopPropagation</text:span><text:span text:style-name="T5911">();</text:span></text:p>
      <text:p text:style-name="P5912">      }</text:p>
      <text:p text:style-name="P5913">    },</text:p>
      <text:p text:style-name="P5914"><text:span text:style-name="T5915">   <text:s/></text:span><text:span text:style-name="T5916">resetLfdnr</text:span><text:span text:style-name="T5917">(</text:span><text:span text:style-name="T5918">event</text:span><text:span text:style-name="T5919"><text:s/></text:span><text:span text:style-name="T5920">=</text:span><text:span text:style-name="T5921"><text:s/></text:span><text:span text:style-name="T5922">null</text:span><text:span text:style-name="T5923">) {</text:span></text:p>
      <text:p text:style-name="P5924"><text:span text:style-name="T5925">     <text:s/></text:span><text:span text:style-name="T5926">this</text:span><text:span text:style-name="T5927">.</text:span><text:span text:style-name="T5928">filterBy</text:span><text:span text:style-name="T5929">.</text:span><text:span text:style-name="T5930">numberCompare</text:span><text:span text:style-name="T5931"><text:s/></text:span><text:span text:style-name="T5932">=</text:span><text:span text:style-name="T5933"><text:s/></text:span><text:span text:style-name="T5934">0</text:span><text:span text:style-name="T5935">;</text:span></text:p>
      <text:p text:style-name="P5936"><text:span text:style-name="T5937">     <text:s/></text:span><text:span text:style-name="T5938">this</text:span><text:span text:style-name="T5939">.</text:span><text:span text:style-name="T5940">filterBy</text:span><text:span text:style-name="T5941">.</text:span><text:span text:style-name="T5942">numberValueStart</text:span><text:span text:style-name="T5943"><text:s/></text:span><text:span text:style-name="T5944">=</text:span><text:span text:style-name="T5945"><text:s/></text:span><text:span text:style-name="T5946">0</text:span><text:span text:style-name="T5947">;</text:span></text:p>
      <text:p text:style-name="P5948"><text:span text:style-name="T5949">     <text:s/></text:span><text:span text:style-name="T5950">this</text:span><text:span text:style-name="T5951">.</text:span><text:span text:style-name="T5952">filterBy</text:span><text:span text:style-name="T5953">.</text:span><text:span text:style-name="T5954">numberValueEnd</text:span><text:span text:style-name="T5955"><text:s/></text:span><text:span text:style-name="T5956">=</text:span><text:span text:style-name="T5957"><text:s/></text:span><text:span text:style-name="T5958">0</text:span><text:span text:style-name="T5959">;</text:span></text:p>
      <text:p text:style-name="P5960"><text:span text:style-name="T5961">     <text:s/></text:span><text:span text:style-name="T5962">this</text:span><text:span text:style-name="T5963">.</text:span><text:span text:style-name="T5964">$refs</text:span><text:span text:style-name="T5965">.</text:span><text:span text:style-name="T5966">lfdnrSelect</text:span><text:span text:style-name="T5967">.</text:span><text:span text:style-name="T5968">value</text:span><text:span text:style-name="T5969"><text:s/></text:span><text:span text:style-name="T5970">=</text:span><text:span text:style-name="T5971"><text:s/></text:span><text:span text:style-name="T5972">""</text:span><text:span text:style-name="T5973">;</text:span></text:p>
      <text:p text:style-name="P5974"><text:span text:style-name="T5975">     <text:s/></text:span><text:span text:style-name="T5976">this</text:span><text:span text:style-name="T5977">.</text:span><text:span text:style-name="T5978">$refs</text:span><text:span text:style-name="T5979">.</text:span><text:span text:style-name="T5980">lfdnrStart</text:span><text:span text:style-name="T5981">.</text:span><text:span text:style-name="T5982">value</text:span><text:span text:style-name="T5983"><text:s/></text:span><text:span text:style-name="T5984">=</text:span><text:span text:style-name="T5985"><text:s/></text:span><text:span text:style-name="T5986">""</text:span><text:span text:style-name="T5987">;</text:span></text:p>
      <text:p text:style-name="P5988"><text:span text:style-name="T5989">     <text:s/></text:span><text:span text:style-name="T5990">this</text:span><text:span text:style-name="T5991">.</text:span><text:span text:style-name="T5992">$refs</text:span><text:span text:style-name="T5993">.</text:span><text:span text:style-name="T5994">lfdnrEnd</text:span><text:span text:style-name="T5995">.</text:span><text:span text:style-name="T5996">value</text:span><text:span text:style-name="T5997"><text:s/></text:span><text:span text:style-name="T5998">=</text:span><text:span text:style-name="T5999"><text:s/></text:span><text:span text:style-name="T6000">""</text:span><text:span text:style-name="T6001">;</text:span></text:p>
      <text:p text:style-name="P6002"><text:span text:style-name="T6003">     <text:s/></text:span><text:span text:style-name="T6004">if</text:span><text:span text:style-name="T6005"><text:s/>(</text:span><text:span text:style-name="T6006">event</text:span><text:span text:style-name="T6007">) {</text:span></text:p>
      <text:p text:style-name="P6008"><text:span text:style-name="T6009">       <text:s/></text:span><text:span text:style-name="T6010">event</text:span><text:span text:style-name="T6011">.</text:span><text:span text:style-name="T6012">stopPropagation</text:span><text:span text:style-name="T6013">();</text:span></text:p>
      <text:p text:style-name="P6014">      }</text:p>
      <text:p text:style-name="P6015">    },</text:p>
      <text:p text:style-name="P6016"><text:span text:style-name="T6017">   <text:s/></text:span><text:span text:style-name="T6018">resetFilters</text:span><text:span text:style-name="T6019">(</text:span><text:span text:style-name="T6020">event</text:span><text:span text:style-name="T6021">) {</text:span></text:p>
      <text:p text:style-name="P6022"><text:span text:style-name="T6023">     <text:s/></text:span><text:span text:style-name="T6024">this</text:span><text:span text:style-name="T6025">.</text:span><text:span text:style-name="T6026">resetStatus</text:span><text:span text:style-name="T6027">();</text:span></text:p>
      <text:p text:style-name="P6028"><text:span text:style-name="T6029">     <text:s/></text:span><text:span text:style-name="T6030">this</text:span><text:span text:style-name="T6031">.</text:span><text:span text:style-name="T6032">resetBenachrichtigungstyp</text:span><text:span text:style-name="T6033">();</text:span></text:p>
      <text:p text:style-name="P6034"><text:span text:style-name="T6035">     <text:s/></text:span><text:span text:style-name="T6036">this</text:span><text:span text:style-name="T6037">.</text:span><text:span text:style-name="T6038">resetTermin</text:span><text:span text:style-name="T6039">();</text:span></text:p>
      <text:p text:style-name="P6040"><text:span text:style-name="T6041">     <text:s/></text:span><text:span text:style-name="T6042">this</text:span><text:span text:style-name="T6043">.</text:span><text:span text:style-name="T6044">resetBetreff</text:span><text:span text:style-name="T6045">();</text:span></text:p>
      <text:p text:style-name="P6046"><text:span text:style-name="T6047">     <text:s/></text:span><text:span text:style-name="T6048">this</text:span><text:span text:style-name="T6049">.</text:span><text:span text:style-name="T6050">resetInhalt</text:span><text:span text:style-name="T6051">();</text:span></text:p>
      <text:p text:style-name="P6052"><text:span text:style-name="T6053">     <text:s/></text:span><text:span text:style-name="T6054">this</text:span><text:span text:style-name="T6055">.</text:span><text:span text:style-name="T6056">resetGesendet</text:span><text:span text:style-name="T6057">();</text:span></text:p>
      <text:p text:style-name="P6058"><text:span text:style-name="T6059">     <text:s/></text:span><text:span text:style-name="T6060">this</text:span><text:span text:style-name="T6061">.</text:span><text:span text:style-name="T6062">resetErstellt</text:span><text:span text:style-name="T6063">();</text:span></text:p>
      <text:p text:style-name="P6064"><text:span text:style-name="T6065">     <text:s/></text:span><text:span text:style-name="T6066">this</text:span><text:span text:style-name="T6067">.</text:span><text:span text:style-name="T6068">resetGeaendert</text:span><text:span text:style-name="T6069">();</text:span></text:p>
      <text:p text:style-name="P6070"><text:span text:style-name="T6071">     <text:s/></text:span><text:span text:style-name="T6072">this</text:span><text:span text:style-name="T6073">.</text:span><text:span text:style-name="T6074">resetLfdnr</text:span><text:span text:style-name="T6075">();</text:span></text:p>
      <text:p text:style-name="P6076">    },</text:p>
      <text:p text:style-name="P6077"><text:span text:style-name="T6078">   <text:s/></text:span><text:span text:style-name="T6079">filterModalOpen</text:span><text:span text:style-name="T6080">() {</text:span></text:p>
      <text:p text:style-name="P6081"><text:span text:style-name="T6082">     <text:s/></text:span><text:span text:style-name="T6083">this</text:span><text:span text:style-name="T6084">.</text:span><text:span text:style-name="T6085">isModalOpen</text:span><text:span text:style-name="T6086"><text:s/></text:span><text:span text:style-name="T6087">=</text:span><text:span text:style-name="T6088"><text:s/></text:span><text:span text:style-name="T6089">true</text:span><text:span text:style-name="T6090">;</text:span></text:p>
      <text:p text:style-name="P6091">    },</text:p>
      <text:p text:style-name="P6092"><text:span text:style-name="T6093">   <text:s/></text:span><text:span text:style-name="T6094">filterModalClose</text:span><text:span text:style-name="T6095">() {</text:span></text:p>
      <text:p text:style-name="P6096"><text:span text:style-name="T6097">     <text:s/></text:span><text:span text:style-name="T6098">this</text:span><text:span text:style-name="T6099">.</text:span><text:span text:style-name="T6100">isModalOpen</text:span><text:span text:style-name="T6101"><text:s/></text:span><text:span text:style-name="T6102">=</text:span><text:span text:style-name="T6103"><text:s/></text:span><text:span text:style-name="T6104">false</text:span><text:span text:style-name="T6105">;</text:span></text:p>
      <text:p text:style-name="P6106">    },</text:p>
      <text:p text:style-name="P6107"><text:span text:style-name="T6108">   <text:s/></text:span><text:span text:style-name="T6109">acceptSelection</text:span><text:span text:style-name="T6110">() {</text:span></text:p>
      <text:p text:style-name="P6111"><text:span text:style-name="T6112">     <text:s/></text:span><text:span text:style-name="T6113">this</text:span><text:span text:style-name="T6114">.</text:span><text:span text:style-name="T6115">filterModalClose</text:span><text:span text:style-name="T6116">();</text:span></text:p>
      <text:p text:style-name="P6117">    }</text:p>
      <text:p text:style-name="P6118">  }</text:p>
      <text:p text:style-name="P6119">};</text:p>
      <text:p text:style-name="P6120"><text:span text:style-name="T6121">&lt;/script&gt;</text:span></text:p>
      <text:p text:style-name="P6122"><text:span text:style-name="T6123">&lt;style</text:span><text:span text:style-name="T6124"><text:s/></text:span><text:span text:style-name="T6125">scoped</text:span><text:span text:style-name="T6126">&gt;</text:span></text:p>
      <text:p text:style-name="P6127"><text:span text:style-name="T6128">.align-right</text:span><text:span text:style-name="T6129"><text:s/>{</text:span></text:p>
      <text:p text:style-name="P6130"><text:span text:style-name="T6131"> <text:s/></text:span><text:span text:style-name="T6132">padding-left</text:span><text:span text:style-name="T6133">:<text:s/></text:span><text:span text:style-name="T6134">10%</text:span><text:span text:style-name="T6135">;</text:span></text:p>
      <text:p text:style-name="P6136">}</text:p>
      <text:p text:style-name="P6137"><text:span text:style-name="T6138">scale-tag</text:span><text:span text:style-name="T6139">[</text:span><text:span text:style-name="T6140">data-selected</text:span><text:span text:style-name="T6141">]::part(</text:span><text:span text:style-name="T6142">base</text:span><text:span text:style-name="T6143">) {</text:span></text:p>
      <text:p text:style-name="P6144"><text:span text:style-name="T6145"> <text:s/></text:span><text:span text:style-name="T6146">background-color</text:span><text:span text:style-name="T6147">:<text:s/></text:span><text:span text:style-name="T6148">#e20074</text:span><text:span text:style-name="T6149">;</text:span></text:p>
      <text:p text:style-name="P6150"><text:span text:style-name="T6151"> <text:s/></text:span><text:span text:style-name="T6152">color</text:span><text:span text:style-name="T6153">:<text:s/></text:span><text:span text:style-name="T6154">white</text:span><text:span text:style-name="T6155">;</text:span></text:p>
      <text:p text:style-name="P6156">}</text:p>
      <text:p text:style-name="P6157"><text:span text:style-name="T6158">&lt;/style&gt;</text:span></text:p>
      <text:p text:style-name="P615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msonormal0" style:display-name="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5:00Z</meta:creation-date>
    <dc:date>2024-09-23T12:05:00Z</dc:date>
    <meta:template xlink:href="Normal.dotm" xlink:type="simple"/>
    <meta:editing-cycles>1</meta:editing-cycles>
    <meta:editing-duration>PT0S</meta:editing-duration>
    <meta:document-statistic meta:page-count="1" meta:paragraph-count="69" meta:word-count="4802" meta:character-count="34991" meta:row-count="252" meta:non-whitespace-character-count="30258"/>
  </office:meta>
</office:document-meta>
</file>